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1C00007134000056D4970B54A1.svm"/>
  <manifest:file-entry manifest:media-type="" manifest:full-path="Pictures/2000033A00007EB1000066CB112AD5CA.svm"/>
  <manifest:file-entry manifest:media-type="" manifest:full-path="Pictures/2000022B000073E7000053A3E2817B0D.svm"/>
  <manifest:file-entry manifest:media-type="" manifest:full-path="Pictures/2000039D0000BA900000A497EF94246F.svm"/>
  <manifest:file-entry manifest:media-type="" manifest:full-path="Pictures/2000020100005BFF0000390A25F4A6DA.svm"/>
  <manifest:file-entry manifest:media-type="" manifest:full-path="Pictures/200002C700008719000062E1A9A31E04.svm"/>
  <manifest:file-entry manifest:media-type="" manifest:full-path="Pictures/2000037B00007D2300004E7C80C64113.svm"/>
  <manifest:file-entry manifest:media-type="" manifest:full-path="Pictures/200000D00000221600002B7DE8634237.svm"/>
  <manifest:file-entry manifest:media-type="" manifest:full-path="Pictures/2000036C00007B94000055B2949E7690.svm"/>
  <manifest:file-entry manifest:media-type="" manifest:full-path="Pictures/20000E4D0000C59000008338AB79B92E.svm"/>
  <manifest:file-entry manifest:media-type="" manifest:full-path="Pictures/2000028000005FC6000053A3E11EFD4E.svm"/>
  <manifest:file-entry manifest:media-type="" manifest:full-path="Pictures/2000042000007D3D00004DC4D06FBBB6.svm"/>
  <manifest:file-entry manifest:media-type="" manifest:full-path="Pictures/2000013700002A7100003AEB33DFAD31.svm"/>
  <manifest:file-entry manifest:media-type="" manifest:full-path="Pictures/200000E300002A5600002933BED96EB5.svm"/>
  <manifest:file-entry manifest:media-type="image/gif" manifest:full-path="Pictures/100002000000000C0000000C8AB642AF.gif"/>
  <manifest:file-entry manifest:media-type="" manifest:full-path="Pictures/2000040800007D5800005709C3A31630.svm"/>
  <manifest:file-entry manifest:media-type="" manifest:full-path="Pictures/200001310000328800003FF70AF7F1DA.svm"/>
  <manifest:file-entry manifest:media-type="" manifest:full-path="Pictures/200001EB0000242300005164C7293AAF.svm"/>
  <manifest:file-entry manifest:media-type="" manifest:full-path="Pictures/2000040800007D5800005709BEEFF7CE.svm"/>
  <manifest:file-entry manifest:media-type="" manifest:full-path="Pictures/200003B700007AC00000572332E986BF.svm"/>
  <manifest:file-entry manifest:media-type="" manifest:full-path="Pictures/200001EB000087D30000524C0BC28994.svm"/>
  <manifest:file-entry manifest:media-type="" manifest:full-path="Pictures/200003B000007209000052661EDFC9C6.svm"/>
  <manifest:file-entry manifest:media-type="" manifest:full-path="Pictures/200001C7000036FC00001A4007C63371.wmf"/>
  <manifest:file-entry manifest:media-type="" manifest:full-path="Pictures/2000059500008D6D0000604E7B801BFA.svm"/>
  <manifest:file-entry manifest:media-type="" manifest:full-path="Pictures/200002F800003C0C000021B1CE970EF4.wmf"/>
  <manifest:file-entry manifest:media-type="" manifest:full-path="Pictures/2000013F00005F0C0000535454762687.svm"/>
  <manifest:file-entry manifest:media-type="" manifest:full-path="Pictures/200003B800007273000055635DD182F2.svm"/>
  <manifest:file-entry manifest:media-type="" manifest:full-path="Pictures/200003EC000070FF00005B4228BAEE87.svm"/>
  <manifest:file-entry manifest:media-type="" manifest:full-path="Pictures/200003F100006A5B000067D3B9C988FA.svm"/>
  <manifest:file-entry manifest:media-type="" manifest:full-path="Pictures/2000021C0000620E00004FB90D1DAD94.svm"/>
  <manifest:file-entry manifest:media-type="" manifest:full-path="Pictures/2000017500003F0C00001ADFCA434755.wmf"/>
  <manifest:file-entry manifest:media-type="image/gif" manifest:full-path="Pictures/100002000000000B0000000B0893AE92.gif"/>
  <manifest:file-entry manifest:media-type="" manifest:full-path="Pictures/2000090B00008B7500007EFF8976692E.svm"/>
  <manifest:file-entry manifest:media-type="" manifest:full-path="Pictures/2000018500003DA000002D236D516988.svm"/>
  <manifest:file-entry manifest:media-type="" manifest:full-path="Pictures/200003F90000762F000059824A5CC42C.svm"/>
  <manifest:file-entry manifest:media-type="image/gif" manifest:full-path="Pictures/100002000000000C0000000CD0F53849.gif"/>
  <manifest:file-entry manifest:media-type="" manifest:full-path="Pictures/200007FB0000B48B0000A3264E37C389.svm"/>
  <manifest:file-entry manifest:media-type="" manifest:full-path="Pictures/200003A800007E4700005B5CB425729F.svm"/>
  <manifest:file-entry manifest:media-type="" manifest:full-path="Pictures/200000BE000023130000240D7C108FEA.svm"/>
  <manifest:file-entry manifest:media-type="" manifest:full-path="Pictures/2000015A00005729000046A8F4C0AA70.svm"/>
  <manifest:file-entry manifest:media-type="" manifest:full-path="Pictures/200003AD00004D3300008BAA7777CD39.svm"/>
  <manifest:file-entry manifest:media-type="" manifest:full-path="Pictures/2000012300002ADB000029336D2C4274.svm"/>
  <manifest:file-entry manifest:media-type="" manifest:full-path="Pictures/200003D900006C0300003A99BF1E8372.svm"/>
  <manifest:file-entry manifest:media-type="" manifest:full-path="Pictures/200000C200002C7000002B6644A55C44.svm"/>
  <manifest:file-entry manifest:media-type="" manifest:full-path="Pictures/20000FCD0000A1C30000845A2C177ED1.svm"/>
  <manifest:file-entry manifest:media-type="" manifest:full-path="Pictures/2000059B000091790000768DEDD3E730.svm"/>
  <manifest:file-entry manifest:media-type="" manifest:full-path="Pictures/200005E400009B5500008D1C7F791A92.svm"/>
  <manifest:file-entry manifest:media-type="" manifest:full-path="Pictures/200001A000003AB400001A40DCD54FCE.wmf"/>
  <manifest:file-entry manifest:media-type="" manifest:full-path="Pictures/200002D800005476000076A82D55EC51.svm"/>
  <manifest:file-entry manifest:media-type="" manifest:full-path="Pictures/200003AA00006B650000503D24B24EDB.svm"/>
  <manifest:file-entry manifest:media-type="" manifest:full-path="Pictures/200003F9000080AA00004EE6DE528BF0.svm"/>
  <manifest:file-entry manifest:media-type="" manifest:full-path="Pictures/2000033200008872000078B7CD9C9CE5.svm"/>
  <manifest:file-entry manifest:media-type="image/gif" manifest:full-path="Pictures/100002000000000C0000000BEB60AF4D.gif"/>
  <manifest:file-entry manifest:media-type="" manifest:full-path="Pictures/2000007300000F2400001759ECCC135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Times New Roman1" svg:font-family="'Times New Roman'"/>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822cm" style:rel-column-width="7025*"/>
    </style:style>
    <style:style style:name="Table1.B" style:family="table-column">
      <style:table-column-properties style:column-width="2.439cm" style:rel-column-width="9405*"/>
    </style:style>
    <style:style style:name="Table1.C" style:family="table-column">
      <style:table-column-properties style:column-width="3.133cm" style:rel-column-width="12078*"/>
    </style:style>
    <style:style style:name="Table1.D" style:family="table-column">
      <style:table-column-properties style:column-width="9.604cm" style:rel-column-width="3702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100">
      <style:table-cell-properties style:vertical-align="top"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3" style:family="table">
      <style:table-properties style:width="9.624cm" table:align="left" style:writing-mode="lr-tb"/>
    </style:style>
    <style:style style:name="Table3.A" style:family="table-column">
      <style:table-column-properties style:column-width="2.611cm"/>
    </style:style>
    <style:style style:name="Table3.B" style:family="table-column">
      <style:table-column-properties style:column-width="3.431cm"/>
    </style:style>
    <style:style style:name="Table3.C" style:family="table-column">
      <style:table-column-properties style:column-width="2.044cm"/>
    </style:style>
    <style:style style:name="Table3.D" style:family="table-column">
      <style:table-column-properties style:column-width="1.538cm"/>
    </style:style>
    <style:style style:name="Table4" style:family="table">
      <style:table-properties style:width="17cm" table:align="margins" style:writing-mode="lr-tb"/>
    </style:style>
    <style:style style:name="Table4.A" style:family="table-column">
      <style:table-column-properties style:column-width="1.822cm" style:rel-column-width="7025*"/>
    </style:style>
    <style:style style:name="Table4.B" style:family="table-column">
      <style:table-column-properties style:column-width="2.439cm" style:rel-column-width="9405*"/>
    </style:style>
    <style:style style:name="Table4.C" style:family="table-column">
      <style:table-column-properties style:column-width="3.133cm" style:rel-column-width="12078*"/>
    </style:style>
    <style:style style:name="Table4.D" style:family="table-column">
      <style:table-column-properties style:column-width="9.604cm" style:rel-column-width="3702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data-style-name="N100">
      <style:table-cell-properties style:vertical-align="top"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
      <style:table-properties style:width="14.12cm" fo:margin-left="1.198cm" fo:margin-right="1.683cm" table:align="margins"/>
    </style:style>
    <style:style style:name="Table43.A" style:family="table-column">
      <style:table-column-properties style:column-width="4.041cm" style:rel-column-width="18757*"/>
    </style:style>
    <style:style style:name="Table43.B" style:family="table-column">
      <style:table-column-properties style:column-width="10.079cm" style:rel-column-width="4677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4" style:family="table">
      <style:table-properties style:width="14.095cm" fo:margin-left="1.198cm" fo:margin-right="1.707cm" table:align="margins"/>
    </style:style>
    <style:style style:name="Table44.A" style:family="table-column">
      <style:table-column-properties style:column-width="4.041cm" style:rel-column-width="18789*"/>
    </style:style>
    <style:style style:name="Table44.B" style:family="table-column">
      <style:table-column-properties style:column-width="10.054cm" style:rel-column-width="46746*"/>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4.071cm" fo:margin-left="1.198cm" fo:margin-right="1.732cm" table:align="margins"/>
    </style:style>
    <style:style style:name="Table45.A" style:family="table-column">
      <style:table-column-properties style:column-width="4.016cm" style:rel-column-width="18707*"/>
    </style:style>
    <style:style style:name="Table45.B" style:family="table-column">
      <style:table-column-properties style:column-width="10.054cm" style:rel-column-width="4682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6" style:family="table">
      <style:table-properties style:width="14.048cm" fo:margin-left="1.198cm" fo:margin-right="1.755cm" table:align="margins"/>
    </style:style>
    <style:style style:name="Table46.A" style:family="table-column">
      <style:table-column-properties style:column-width="4.016cm" style:rel-column-width="18738*"/>
    </style:style>
    <style:style style:name="Table46.B" style:family="table-column">
      <style:table-column-properties style:column-width="10.031cm" style:rel-column-width="46797*"/>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16cm" fo:margin-right="0.026cm" table:align="margins" style:writing-mode="lr-tb"/>
    </style:style>
    <style:style style:name="Table5.A" style:family="table-column">
      <style:table-column-properties style:column-width="4.272cm" style:rel-column-width="16482*"/>
    </style:style>
    <style:style style:name="Table5.B" style:family="table-column">
      <style:table-column-properties style:column-width="3.701cm" style:rel-column-width="14277*"/>
    </style:style>
    <style:style style:name="Table5.C" style:family="table-column">
      <style:table-column-properties style:column-width="9.015cm" style:rel-column-width="34776*"/>
    </style:style>
    <style:style style:name="Table5.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5.C1" style:family="table-cell">
      <style:table-cell-properties fo:background-color="#c0c0c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none" fo:border-top="none" fo:border-bottom="0.002cm solid #000000"/>
    </style:style>
    <style:style style:name="Table5.C2" style:family="table-cell">
      <style:table-cell-properties fo:padding-left="0.191cm" fo:padding-right="0.191cm" fo:padding-top="0cm" fo:padding-bottom="0cm" fo:border-left="0.002cm solid #000000" fo:border-right="0.002cm solid #000000" fo:border-top="none" fo:border-bottom="0.002cm solid #000000"/>
    </style:style>
    <style:style style:name="Table6" style:family="table">
      <style:table-properties style:width="16.97cm" fo:margin-left="0.021cm" fo:margin-right="0.009cm" table:align="margins" style:writing-mode="lr-tb"/>
    </style:style>
    <style:style style:name="Table6.A" style:family="table-column">
      <style:table-column-properties style:column-width="4.233cm" style:rel-column-width="16349*"/>
    </style:style>
    <style:style style:name="Table6.B" style:family="table-column">
      <style:table-column-properties style:column-width="3.683cm" style:rel-column-width="14224*"/>
    </style:style>
    <style:style style:name="Table6.C" style:family="table-column">
      <style:table-column-properties style:column-width="9.054cm" style:rel-column-width="34962*"/>
    </style:style>
    <style:style style:name="Table6.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c0c0c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189cm" fo:margin-left="-0.191cm" fo:margin-right="0.002cm" table:align="margins" style:writing-mode="lr-tb"/>
    </style:style>
    <style:style style:name="Table13.A" style:family="table-column">
      <style:table-column-properties style:column-width="4.44cm" style:rel-column-width="16928*"/>
    </style:style>
    <style:style style:name="Table13.B" style:family="table-column">
      <style:table-column-properties style:column-width="4.63cm" style:rel-column-width="17654*"/>
    </style:style>
    <style:style style:name="Table13.C" style:family="table-column">
      <style:table-column-properties style:column-width="8.119cm" style:rel-column-width="30953*"/>
    </style:style>
    <style:style style:name="Table13.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3.C1" style:family="table-cell">
      <style:table-cell-properties fo:background-color="#c0c0c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none" fo:border-top="none" fo:border-bottom="0.002cm solid #000000"/>
    </style:style>
    <style:style style:name="Table13.C2" style:family="table-cell">
      <style:table-cell-properties fo:padding-left="0.191cm" fo:padding-right="0.191cm" fo:padding-top="0cm" fo:padding-bottom="0cm" fo:border-left="0.002cm solid #000000" fo:border-right="0.002cm solid #000000" fo:border-top="none" fo:border-bottom="0.002cm solid #000000"/>
    </style:style>
    <style:style style:name="Table8" style:family="table">
      <style:table-properties style:width="17.009cm" fo:margin-left="-0.016cm" fo:margin-right="0.007cm" table:align="margins" style:writing-mode="lr-tb"/>
    </style:style>
    <style:style style:name="Table8.A" style:family="table-column">
      <style:table-column-properties style:column-width="4.27cm" style:rel-column-width="16456*"/>
    </style:style>
    <style:style style:name="Table8.B" style:family="table-column">
      <style:table-column-properties style:column-width="3.119cm" style:rel-column-width="12018*"/>
    </style:style>
    <style:style style:name="Table8.C" style:family="table-column">
      <style:table-column-properties style:column-width="9.618cm" style:rel-column-width="37061*"/>
    </style:style>
    <style:style style:name="Table8.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8.C1" style:family="table-cell">
      <style:table-cell-properties fo:background-color="#c0c0c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none" fo:border-top="none" fo:border-bottom="0.002cm solid #000000"/>
    </style:style>
    <style:style style:name="Table8.C2" style:family="table-cell">
      <style:table-cell-properties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912cm" fo:margin-left="0.072cm" fo:margin-right="0.016cm" table:align="margins" style:writing-mode="lr-tb"/>
    </style:style>
    <style:style style:name="Table9.A" style:family="table-column">
      <style:table-column-properties style:column-width="4.191cm" style:rel-column-width="16238*"/>
    </style:style>
    <style:style style:name="Table9.B" style:family="table-column">
      <style:table-column-properties style:column-width="3.112cm" style:rel-column-width="12054*"/>
    </style:style>
    <style:style style:name="Table9.C" style:family="table-column">
      <style:table-column-properties style:column-width="9.611cm" style:rel-column-width="37243*"/>
    </style:style>
    <style:style style:name="Table9.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9.C1" style:family="table-cell">
      <style:table-cell-properties fo:background-color="#c0c0c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none" fo:border-top="none" fo:border-bottom="0.002cm solid #000000"/>
    </style:style>
    <style:style style:name="Table9.C2" style:family="table-cell">
      <style:table-cell-properties fo:padding-left="0.191cm" fo:padding-right="0.191cm" fo:padding-top="0cm" fo:padding-bottom="0cm" fo:border-left="0.002cm solid #000000" fo:border-right="0.002cm solid #000000" fo:border-top="none" fo:border-bottom="0.002cm solid #000000"/>
    </style:style>
    <style:style style:name="Table47" style:family="table">
      <style:table-properties style:width="16.713cm" fo:margin-left="0.272cm" fo:margin-right="0.016cm" table:align="margins" style:writing-mode="lr-tb"/>
    </style:style>
    <style:style style:name="Table47.A" style:family="table-column">
      <style:table-column-properties style:column-width="3.992cm" style:rel-column-width="15655*"/>
    </style:style>
    <style:style style:name="Table47.B" style:family="table-column">
      <style:table-column-properties style:column-width="3.112cm" style:rel-column-width="12203*"/>
    </style:style>
    <style:style style:name="Table47.C" style:family="table-column">
      <style:table-column-properties style:column-width="9.608cm" style:rel-column-width="37677*"/>
    </style:style>
    <style:style style:name="Table4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47.C1" style:family="table-cell">
      <style:table-cell-properties fo:background-color="#c0c0c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none" fo:border-top="none" fo:border-bottom="0.002cm solid #000000"/>
    </style:style>
    <style:style style:name="Table47.C2" style:family="table-cell">
      <style:table-cell-properties fo:padding-left="0.191cm" fo:padding-right="0.191cm" fo:padding-top="0cm" fo:padding-bottom="0cm" fo:border-left="0.002cm solid #000000" fo:border-right="0.002cm solid #000000" fo:border-top="none" fo:border-bottom="0.002cm solid #000000"/>
    </style:style>
    <style:style style:name="Table7" style:family="table">
      <style:table-properties style:width="16.984cm" fo:margin-left="0.004cm" fo:margin-right="0.012cm" table:align="margins" style:writing-mode="lr-tb"/>
    </style:style>
    <style:style style:name="Table7.A" style:family="table-column">
      <style:table-column-properties style:column-width="4.255cm" style:rel-column-width="16416*"/>
    </style:style>
    <style:style style:name="Table7.B" style:family="table-column">
      <style:table-column-properties style:column-width="3.12cm" style:rel-column-width="12038*"/>
    </style:style>
    <style:style style:name="Table7.C" style:family="table-column">
      <style:table-column-properties style:column-width="9.61cm" style:rel-column-width="37081*"/>
    </style:style>
    <style:style style:name="Table7.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7.C1" style:family="table-cell">
      <style:table-cell-properties fo:background-color="#c0c0c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none" fo:border-top="none" fo:border-bottom="0.002cm solid #000000"/>
    </style:style>
    <style:style style:name="Table7.C2" style:family="table-cell">
      <style:table-cell-properties fo:padding-left="0.191cm" fo:padding-right="0.191cm" fo:padding-top="0cm" fo:padding-bottom="0cm" fo:border-left="0.002cm solid #000000" fo:border-right="0.002cm solid #000000" fo:border-top="none" fo:border-bottom="0.002cm solid #000000"/>
    </style:style>
    <style:style style:name="Table12" style:family="table">
      <style:table-properties style:width="17.009cm" fo:margin-left="0.007cm" fo:margin-right="-0.016cm" table:align="margins" style:writing-mode="lr-tb"/>
    </style:style>
    <style:style style:name="Table12.A" style:family="table-column">
      <style:table-column-properties style:column-width="4.24cm" style:rel-column-width="16341*"/>
    </style:style>
    <style:style style:name="Table12.B" style:family="table-column">
      <style:table-column-properties style:column-width="3.115cm" style:rel-column-width="12002*"/>
    </style:style>
    <style:style style:name="Table12.C" style:family="table-column">
      <style:table-column-properties style:column-width="9.654cm" style:rel-column-width="37192*"/>
    </style:style>
    <style:style style:name="Table12.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2.C1" style:family="table-cell">
      <style:table-cell-properties fo:background-color="#c0c0c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none" fo:border-top="none" fo:border-bottom="0.002cm solid #000000"/>
    </style:style>
    <style:style style:name="Table12.C2" style:family="table-cell">
      <style:table-cell-properties fo:padding-left="0.191cm" fo:padding-right="0.191cm" fo:padding-top="0cm" fo:padding-bottom="0cm" fo:border-left="0.002cm solid #000000" fo:border-right="0.002cm solid #000000" fo:border-top="none" fo:border-bottom="0.002cm solid #000000"/>
    </style:style>
    <style:style style:name="Table10" style:family="table">
      <style:table-properties style:width="16.99cm" fo:margin-left="0.004cm" fo:margin-right="0.007cm" table:align="margins" style:writing-mode="lr-tb"/>
    </style:style>
    <style:style style:name="Table10.A" style:family="table-column">
      <style:table-column-properties style:column-width="4.253cm" style:rel-column-width="16407*"/>
    </style:style>
    <style:style style:name="Table10.B" style:family="table-column">
      <style:table-column-properties style:column-width="3.119cm" style:rel-column-width="12031*"/>
    </style:style>
    <style:style style:name="Table10.C" style:family="table-column">
      <style:table-column-properties style:column-width="9.617cm" style:rel-column-width="37097*"/>
    </style:style>
    <style:style style:name="Table10.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0.C1" style:family="table-cell">
      <style:table-cell-properties fo:background-color="#c0c0c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none" fo:border-top="none" fo:border-bottom="0.002cm solid #000000"/>
    </style:style>
    <style:style style:name="Table10.C2" style:family="table-cell">
      <style:table-cell-properties fo:padding-left="0.191cm" fo:padding-right="0.191cm" fo:padding-top="0cm" fo:padding-bottom="0cm" fo:border-left="0.002cm solid #000000" fo:border-right="0.002cm solid #000000" fo:border-top="none" fo:border-bottom="0.002cm solid #000000"/>
    </style:style>
    <style:style style:name="Table11" style:family="table">
      <style:table-properties style:width="16.99cm" fo:margin-left="0.004cm" fo:margin-right="0.007cm" table:align="margins" style:writing-mode="lr-tb"/>
    </style:style>
    <style:style style:name="Table11.A" style:family="table-column">
      <style:table-column-properties style:column-width="4.253cm" style:rel-column-width="16407*"/>
    </style:style>
    <style:style style:name="Table11.B" style:family="table-column">
      <style:table-column-properties style:column-width="3.119cm" style:rel-column-width="12031*"/>
    </style:style>
    <style:style style:name="Table11.C" style:family="table-column">
      <style:table-column-properties style:column-width="9.617cm" style:rel-column-width="37097*"/>
    </style:style>
    <style:style style:name="Table11.A1" style:family="table-cell">
      <style:table-cell-properties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le11.C1" style:family="table-cell">
      <style:table-cell-properties fo:background-color="#c0c0c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none" fo:border-top="none" fo:border-bottom="0.002cm solid #000000"/>
    </style:style>
    <style:style style:name="Table11.C2" style:family="table-cell">
      <style:table-cell-properties fo:padding-left="0.191cm" fo:padding-right="0.191cm" fo:padding-top="0cm" fo:padding-bottom="0cm" fo:border-left="0.002cm solid #000000" fo:border-right="0.002cm solid #000000" fo:border-top="none" fo:border-bottom="0.002cm solid #000000"/>
    </style:style>
    <style:style style:name="Table14" style:family="table" style:master-page-name="">
      <style:table-properties style:width="17.02cm" fo:margin-left="-0.011cm" fo:margin-right="-0.009cm" style:page-number="0" table:align="margins"/>
    </style:style>
    <style:style style:name="Table14.A" style:family="table-column">
      <style:table-column-properties style:column-width="4.26cm" style:rel-column-width="16400*"/>
    </style:style>
    <style:style style:name="Table14.B" style:family="table-column">
      <style:table-column-properties style:column-width="2.025cm" style:rel-column-width="7799*"/>
    </style:style>
    <style:style style:name="Table14.C" style:family="table-column">
      <style:table-column-properties style:column-width="2.663cm" style:rel-column-width="10258*"/>
    </style:style>
    <style:style style:name="Table14.D" style:family="table-column">
      <style:table-column-properties style:column-width="8.072cm" style:rel-column-width="31078*"/>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table-cell-properties fo:padding="0.097cm" fo:border-left="0.002cm solid #000000" fo:border-right="none" fo:border-top="none" fo:border-bottom="0.002cm solid #000000"/>
    </style:style>
    <style:style style:name="Table14.B3.2" style:family="table-column">
      <style:table-column-properties style:column-width="2.663cm" style:rel-column-width="10259*"/>
    </style:style>
    <style:style style:name="Table14.B3.3" style:family="table-column">
      <style:table-column-properties style:column-width="8.072cm" style:rel-column-width="31077*"/>
    </style:style>
    <style:style style:name="Table14.B15.2" style:family="table-column">
      <style:table-column-properties style:column-width="10.735cm" style:rel-column-width="41336*"/>
    </style:style>
    <style:style style:name="Table16" style:family="table" style:master-page-name="">
      <style:table-properties style:width="17cm" style:page-number="0" table:align="margins" style:may-break-between-rows="true"/>
    </style:style>
    <style:style style:name="Table16.A" style:family="table-column">
      <style:table-column-properties style:column-width="4.249cm" style:rel-column-width="16382*"/>
    </style:style>
    <style:style style:name="Table16.B" style:family="table-column">
      <style:table-column-properties style:column-width="2.02cm" style:rel-column-width="7786*"/>
    </style:style>
    <style:style style:name="Table16.C" style:family="table-column">
      <style:table-column-properties style:column-width="0.25cm" style:rel-column-width="967*"/>
    </style:style>
    <style:style style:name="Table16.D" style:family="table-column">
      <style:table-column-properties style:column-width="3.053cm" style:rel-column-width="11770*"/>
    </style:style>
    <style:style style:name="Table16.E" style:family="table-column">
      <style:table-column-properties style:column-width="0.243cm" style:rel-column-width="941*"/>
    </style:style>
    <style:style style:name="Table16.F" style:family="table-column">
      <style:table-column-properties style:column-width="7.183cm" style:rel-column-width="2768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Table16.B3.2" style:family="table-column">
      <style:table-column-properties style:column-width="3.304cm" style:rel-column-width="12737*"/>
    </style:style>
    <style:style style:name="Table16.B3.3" style:family="table-column">
      <style:table-column-properties style:column-width="7.428cm" style:rel-column-width="28630*"/>
    </style:style>
    <style:style style:name="Table16.B11.2" style:family="table-column">
      <style:table-column-properties style:column-width="10.732cm" style:rel-column-width="41367*"/>
    </style:style>
    <style:style style:name="Table26" style:family="table">
      <style:table-properties style:width="6.9cm" fo:margin-left="1cm" fo:margin-top="0cm" fo:margin-bottom="0.3cm" table:align="left"/>
    </style:style>
    <style:style style:name="Table26.A" style:family="table-column">
      <style:table-column-properties style:column-width="2.316cm"/>
    </style:style>
    <style:style style:name="Table26.C" style:family="table-column">
      <style:table-column-properties style:column-width="2.268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15" style:family="table" style:master-page-name="">
      <style:table-properties style:width="11.966cm" fo:margin-left="2.69cm" fo:margin-right="2.344cm" fo:margin-top="0cm" fo:margin-bottom="0.3cm" style:page-number="0" table:align="margins"/>
    </style:style>
    <style:style style:name="Table15.A" style:family="table-column">
      <style:table-column-properties style:column-width="2.766cm" style:rel-column-width="15149*"/>
    </style:style>
    <style:style style:name="Table15.B" style:family="table-column">
      <style:table-column-properties style:column-width="3.602cm" style:rel-column-width="19729*"/>
    </style:style>
    <style:style style:name="Table15.C" style:family="table-column">
      <style:table-column-properties style:column-width="5.599cm" style:rel-column-width="30657*"/>
    </style:style>
    <style:style style:name="Table15.1" style:family="table-row">
      <style:table-row-properties style:min-row-height="0.011cm"/>
    </style:style>
    <style:style style:name="Table15.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B3" style:family="table-cell">
      <style:table-cell-properties style:vertical-align="middle" fo:padding="0.097cm" fo:border-left="0.002cm solid #000000" fo:border-right="none" fo:border-top="none" fo:border-bottom="0.002cm solid #000000"/>
    </style:style>
    <style:style style:name="Table15.C3"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2.011cm" fo:margin-left="1cm" fo:margin-top="0cm" fo:margin-bottom="0.3cm" table:align="left"/>
    </style:style>
    <style:style style:name="Table18.A" style:family="table-column">
      <style:table-column-properties style:column-width="2.011cm"/>
    </style:style>
    <style:style style:name="Table18.A1" style:family="table-cell">
      <style:table-cell-properties fo:padding="0.097cm" fo:border="0.002cm solid #000000"/>
    </style:style>
    <style:style style:name="Table19" style:family="table">
      <style:table-properties style:width="1.99cm" fo:margin-left="1cm" fo:margin-top="0cm" fo:margin-bottom="0.3cm" table:align="left"/>
    </style:style>
    <style:style style:name="Table19.A" style:family="table-column">
      <style:table-column-properties style:column-width="1.99cm"/>
    </style:style>
    <style:style style:name="Table19.A1" style:family="table-cell">
      <style:table-cell-properties fo:padding="0.097cm" fo:border="0.002cm solid #000000"/>
    </style:style>
    <style:style style:name="Table21" style:family="table">
      <style:table-properties style:width="1.99cm" fo:margin-left="1cm" fo:margin-top="0cm" fo:margin-bottom="0.3cm" table:align="left"/>
    </style:style>
    <style:style style:name="Table21.A" style:family="table-column">
      <style:table-column-properties style:column-width="1.99cm"/>
    </style:style>
    <style:style style:name="Table21.A1" style:family="table-cell">
      <style:table-cell-properties fo:padding="0.097cm" fo:border="0.002cm solid #000000"/>
    </style:style>
    <style:style style:name="Table32" style:family="table">
      <style:table-properties style:width="6.14cm" fo:margin-left="1cm" fo:margin-right="9.86cm" fo:margin-top="0cm" fo:margin-bottom="0.3cm" table:align="margins"/>
    </style:style>
    <style:style style:name="Table32.A" style:family="table-column">
      <style:table-column-properties style:column-width="2.009cm" style:rel-column-width="21449*"/>
    </style:style>
    <style:style style:name="Table32.B" style:family="table-column">
      <style:table-column-properties style:column-width="1.893cm" style:rel-column-width="20205*"/>
    </style:style>
    <style:style style:name="Table32.C" style:family="table-column">
      <style:table-column-properties style:column-width="2.237cm" style:rel-column-width="23881*"/>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20" style:family="table" style:master-page-name="">
      <style:table-properties style:width="12.31cm" fo:margin-top="0cm" fo:margin-bottom="0.3cm" style:page-number="0" table:align="center"/>
    </style:style>
    <style:style style:name="Table20.A" style:family="table-column">
      <style:table-column-properties style:column-width="2.768cm"/>
    </style:style>
    <style:style style:name="Table20.B" style:family="table-column">
      <style:table-column-properties style:column-width="4.673cm"/>
    </style:style>
    <style:style style:name="Table20.C" style:family="table-column">
      <style:table-column-properties style:column-width="4.87cm"/>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background-color="transparent" fo:padding="0.097cm" fo:border-left="0.002cm solid #000000" fo:border-right="none" fo:border-top="none" fo:border-bottom="0.002cm solid #000000">
        <style:background-image/>
      </style:table-cell-properties>
    </style:style>
    <style:style style:name="Tab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3" style:family="table">
      <style:table-properties style:width="9.97cm" fo:margin-left="1cm" fo:margin-top="0cm" fo:margin-bottom="0.3cm" table:align="left"/>
    </style:style>
    <style:style style:name="Table33.A" style:family="table-column">
      <style:table-column-properties style:column-width="2.007cm"/>
    </style:style>
    <style:style style:name="Table33.C" style:family="table-column">
      <style:table-column-properties style:column-width="1.988cm"/>
    </style:style>
    <style:style style:name="Table33.D" style:family="table-column">
      <style:table-column-properties style:column-width="1.993cm"/>
    </style:style>
    <style:style style:name="Table33.E" style:family="table-column">
      <style:table-column-properties style:column-width="1.974cm"/>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17" style:family="table">
      <style:table-properties style:width="3.709cm" fo:margin-left="1cm" fo:margin-right="12.291cm" fo:margin-top="0cm" fo:margin-bottom="0.3cm" table:align="margins"/>
    </style:style>
    <style:style style:name="Table17.A" style:family="table-column">
      <style:table-column-properties style:column-width="2.006cm" style:rel-column-width="35446*"/>
    </style:style>
    <style:style style:name="Table17.B" style:family="table-column">
      <style:table-column-properties style:column-width="1.704cm" style:rel-column-width="3008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24" style:family="table">
      <style:table-properties style:width="3.709cm" fo:margin-left="1cm" fo:margin-right="12.291cm" fo:margin-top="0cm" fo:margin-bottom="0.3cm" table:align="margins"/>
    </style:style>
    <style:style style:name="Table24.A" style:family="table-column">
      <style:table-column-properties style:column-width="3.709cm" style:rel-column-width="65535*"/>
    </style:style>
    <style:style style:name="Table24.A1" style:family="table-cell">
      <style:table-cell-properties fo:padding="0.097cm" fo:border="0.002cm solid #000000"/>
    </style:style>
    <style:style style:name="Table37" style:family="table">
      <style:table-properties style:width="6.608cm" fo:margin-left="1cm" fo:margin-right="9.393cm" fo:margin-top="0cm" fo:margin-bottom="0.3cm" table:align="margins"/>
    </style:style>
    <style:style style:name="Table37.A" style:family="table-column">
      <style:table-column-properties style:column-width="1.487cm" style:rel-column-width="14755*"/>
    </style:style>
    <style:style style:name="Table37.B" style:family="table-column">
      <style:table-column-properties style:column-width="1.349cm" style:rel-column-width="13390*"/>
    </style:style>
    <style:style style:name="Table37.D" style:family="table-column">
      <style:table-column-properties style:column-width="2.42cm" style:rel-column-width="2400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8" style:family="table" style:master-page-name="">
      <style:table-properties style:width="12.312cm" fo:margin-top="0cm" fo:margin-bottom="0.3cm" style:page-number="0" table:align="center"/>
    </style:style>
    <style:style style:name="Table38.A" style:family="table-column">
      <style:table-column-properties style:column-width="2.768cm"/>
    </style:style>
    <style:style style:name="Table38.B" style:family="table-column">
      <style:table-column-properties style:column-width="3.798cm"/>
    </style:style>
    <style:style style:name="Table38.C" style:family="table-column">
      <style:table-column-properties style:column-width="5.747cm"/>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background-color="transparent" fo:padding="0.097cm" fo:border-left="0.002cm solid #000000" fo:border-right="none" fo:border-top="none" fo:border-bottom="0.002cm solid #000000">
        <style:background-image/>
      </style:table-cell-properties>
    </style:style>
    <style:style style:name="Table3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9" style:family="table">
      <style:table-properties style:width="13.998cm" fo:margin-left="1cm" fo:margin-right="2.002cm" fo:margin-top="0cm" fo:margin-bottom="0.3cm" table:align="margins"/>
    </style:style>
    <style:style style:name="Table39.A" style:family="table-column">
      <style:table-column-properties style:column-width="2.011cm" style:rel-column-width="9410*"/>
    </style:style>
    <style:style style:name="Table39.C" style:family="table-column">
      <style:table-column-properties style:column-width="1.99cm" style:rel-column-width="9311*"/>
    </style:style>
    <style:style style:name="Table39.D" style:family="table-column">
      <style:table-column-properties style:column-width="2.362cm" style:rel-column-width="11054*"/>
    </style:style>
    <style:style style:name="Table39.E" style:family="table-column">
      <style:table-column-properties style:column-width="1.616cm" style:rel-column-width="7568*"/>
    </style:style>
    <style:style style:name="Table39.G" style:family="table-column">
      <style:table-column-properties style:column-width="2.023cm" style:rel-column-width="9471*"/>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22" style:family="table" style:master-page-name="">
      <style:table-properties style:width="12.312cm" fo:margin-top="0cm" fo:margin-bottom="0.3cm" style:page-number="0" table:align="center"/>
    </style:style>
    <style:style style:name="Table22.A" style:family="table-column">
      <style:table-column-properties style:column-width="2.768cm"/>
    </style:style>
    <style:style style:name="Table22.B" style:family="table-column">
      <style:table-column-properties style:column-width="3.798cm"/>
    </style:style>
    <style:style style:name="Table22.C" style:family="table-column">
      <style:table-column-properties style:column-width="5.747cm"/>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background-color="transparent" fo:padding="0.097cm" fo:border-left="0.002cm solid #000000" fo:border-right="none" fo:border-top="none" fo:border-bottom="0.002cm solid #000000">
        <style:background-image/>
      </style:table-cell-properties>
    </style:style>
    <style:style style:name="Table22.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6" style:family="table">
      <style:table-properties style:width="6.999cm" fo:margin-left="1cm" fo:margin-right="9.001cm" fo:margin-top="0cm" fo:margin-bottom="0.3cm" table:align="margins"/>
    </style:style>
    <style:style style:name="Table36.A" style:family="table-column">
      <style:table-column-properties style:column-width="2.028cm" style:rel-column-width="18998*"/>
    </style:style>
    <style:style style:name="Table36.B" style:family="table-column">
      <style:table-column-properties style:column-width="2.088cm" style:rel-column-width="19559*"/>
    </style:style>
    <style:style style:name="Table36.C" style:family="table-column">
      <style:table-column-properties style:column-width="2.88cm" style:rel-column-width="26978*"/>
    </style:style>
    <style:style style:name="Tab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transparent" fo:padding="0.097cm" fo:border="0.002cm solid #000000">
        <style:background-image/>
      </style:table-cell-properties>
    </style:style>
    <style:style style:name="Table23" style:family="table">
      <style:table-properties style:width="4.009cm" fo:margin-left="1cm" fo:margin-top="0cm" fo:margin-bottom="0.3cm" table:align="left"/>
    </style:style>
    <style:style style:name="Table23.A" style:family="table-column">
      <style:table-column-properties style:column-width="2.014cm"/>
    </style:style>
    <style:style style:name="Table23.B" style:family="table-column">
      <style:table-column-properties style:column-width="1.995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31" style:family="table" style:master-page-name="">
      <style:table-properties style:width="12.31cm" fo:margin-top="0cm" fo:margin-bottom="0.3cm" style:page-number="0" table:align="center"/>
    </style:style>
    <style:style style:name="Table31.A" style:family="table-column">
      <style:table-column-properties style:column-width="2.768cm"/>
    </style:style>
    <style:style style:name="Table31.B" style:family="table-column">
      <style:table-column-properties style:column-width="4.673cm"/>
    </style:style>
    <style:style style:name="Table31.C" style:family="table-column">
      <style:table-column-properties style:column-width="4.87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background-color="transparent" fo:padding="0.097cm" fo:border-left="0.002cm solid #000000" fo:border-right="none" fo:border-top="none" fo:border-bottom="0.002cm solid #000000">
        <style:background-image/>
      </style:table-cell-properties>
    </style:style>
    <style:style style:name="Table3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99cm" fo:margin-left="1cm" fo:margin-right="14.011cm" fo:margin-top="0cm" fo:margin-bottom="0.3cm" table:align="margins"/>
    </style:style>
    <style:style style:name="Table27.A" style:family="table-column">
      <style:table-column-properties style:column-width="1.99cm" style:rel-column-width="65535*"/>
    </style:style>
    <style:style style:name="Table27.A1" style:family="table-cell">
      <style:table-cell-properties fo:background-color="transparent" fo:padding="0.097cm" fo:border="0.002cm solid #000000">
        <style:background-image/>
      </style:table-cell-properties>
    </style:style>
    <style:style style:name="Table28" style:family="table">
      <style:table-properties style:width="6.999cm" fo:margin-left="1cm" fo:margin-right="9.001cm" fo:margin-top="0cm" fo:margin-bottom="0.3cm" table:align="margins"/>
    </style:style>
    <style:style style:name="Table28.A" style:family="table-column">
      <style:table-column-properties style:column-width="2.028cm" style:rel-column-width="18998*"/>
    </style:style>
    <style:style style:name="Table28.B" style:family="table-column">
      <style:table-column-properties style:column-width="2.088cm" style:rel-column-width="19559*"/>
    </style:style>
    <style:style style:name="Table28.C" style:family="table-column">
      <style:table-column-properties style:column-width="2.88cm" style:rel-column-width="26978*"/>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0.097cm" fo:border="0.002cm solid #000000">
        <style:background-image/>
      </style:table-cell-properties>
    </style:style>
    <style:style style:name="Table25" style:family="table">
      <style:table-properties style:width="6.999cm" fo:margin-left="1cm" fo:margin-right="9.001cm" fo:margin-top="0cm" fo:margin-bottom="0.3cm" table:align="margins"/>
    </style:style>
    <style:style style:name="Table25.A" style:family="table-column">
      <style:table-column-properties style:column-width="2.028cm" style:rel-column-width="18998*"/>
    </style:style>
    <style:style style:name="Table25.B" style:family="table-column">
      <style:table-column-properties style:column-width="4.971cm" style:rel-column-width="46537*"/>
    </style:style>
    <style:style style:name="Tab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transparent" fo:padding="0.097cm" fo:border="0.002cm solid #000000">
        <style:background-image/>
      </style:table-cell-properties>
    </style:style>
    <style:style style:name="Table34" style:family="table">
      <style:table-properties style:width="4.299cm" fo:margin-left="1cm" fo:margin-right="11.702cm" fo:margin-top="0cm" fo:margin-bottom="0.3cm" table:align="margins"/>
    </style:style>
    <style:style style:name="Table34.A" style:family="table-column">
      <style:table-column-properties style:column-width="2.028cm" style:rel-column-width="30925*"/>
    </style:style>
    <style:style style:name="Table34.B" style:family="table-column">
      <style:table-column-properties style:column-width="2.27cm" style:rel-column-width="34610*"/>
    </style:style>
    <style:style style:name="Tab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transparent" fo:padding="0.097cm" fo:border="0.002cm solid #000000">
        <style:background-image/>
      </style:table-cell-properties>
    </style:style>
    <style:style style:name="Table35" style:family="table">
      <style:table-properties style:width="1.646cm" fo:margin-left="1cm" fo:margin-right="14.355cm" fo:margin-top="0cm" fo:margin-bottom="0.3cm" table:align="margins"/>
    </style:style>
    <style:style style:name="Table35.A" style:family="table-column">
      <style:table-column-properties style:column-width="1.646cm" style:rel-column-width="65535*"/>
    </style:style>
    <style:style style:name="Table35.A1" style:family="table-cell">
      <style:table-cell-properties fo:background-color="transparent" fo:padding="0.097cm" fo:border="0.002cm solid #000000">
        <style:background-image/>
      </style:table-cell-properties>
    </style:style>
    <style:style style:name="Table40" style:family="table">
      <style:table-properties style:width="5.692cm" fo:margin-left="1cm" fo:margin-right="10.308cm" fo:margin-top="0cm" fo:margin-bottom="0.3cm" table:align="margins"/>
    </style:style>
    <style:style style:name="Table40.A" style:family="table-column">
      <style:table-column-properties style:column-width="1.468cm" style:rel-column-width="16897*"/>
    </style:style>
    <style:style style:name="Table40.B" style:family="table-column">
      <style:table-column-properties style:column-width="4.225cm" style:rel-column-width="48638*"/>
    </style:style>
    <style:style style:name="Tab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transparent" fo:padding="0.097cm" fo:border="0.002cm solid #000000">
        <style:background-image/>
      </style:table-cell-properties>
    </style:style>
    <style:style style:name="Table41" style:family="table">
      <style:table-properties style:width="7.271cm" fo:margin-left="1cm" fo:margin-right="8.729cm" fo:margin-top="0cm" fo:margin-bottom="0.3cm" table:align="margins"/>
    </style:style>
    <style:style style:name="Table41.A" style:family="table-column">
      <style:table-column-properties style:column-width="1.531cm" style:rel-column-width="13797*"/>
    </style:style>
    <style:style style:name="Table41.B" style:family="table-column">
      <style:table-column-properties style:column-width="1.214cm" style:rel-column-width="10933*"/>
    </style:style>
    <style:style style:name="Table41.C" style:family="table-column">
      <style:table-column-properties style:column-width="1.397cm" style:rel-column-width="12588*"/>
    </style:style>
    <style:style style:name="Table41.D" style:family="table-column">
      <style:table-column-properties style:column-width="3.131cm" style:rel-column-width="28217*"/>
    </style:style>
    <style:style style:name="Tab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1.D1" style:family="table-cell">
      <style:table-cell-properties fo:background-color="transparent" fo:padding="0.097cm" fo:border="0.002cm solid #000000">
        <style:background-image/>
      </style:table-cell-properties>
    </style:style>
    <style:style style:name="Table42" style:family="table">
      <style:table-properties style:width="1.49cm" fo:margin-left="1cm" fo:margin-right="14.51cm" fo:margin-top="0cm" fo:margin-bottom="0.3cm" table:align="margins"/>
    </style:style>
    <style:style style:name="Table42.A" style:family="table-column">
      <style:table-column-properties style:column-width="1.49cm" style:rel-column-width="65535*"/>
    </style:style>
    <style:style style:name="Table42.A1" style:family="table-cell">
      <style:table-cell-properties fo:background-color="transparent" fo:padding="0.097cm" fo:border="0.002cm solid #000000">
        <style:background-image/>
      </style:table-cell-properties>
    </style:style>
    <style:style style:name="Table2" style:family="table" style:master-page-name="">
      <style:table-properties style:width="15.725cm" fo:margin-left="1.284cm" fo:margin-right="-0.009cm" style:page-number="0" table:align="margins"/>
    </style:style>
    <style:style style:name="Table2.A" style:family="table-column">
      <style:table-column-properties style:column-width="7.227cm" style:rel-column-width="30116*"/>
    </style:style>
    <style:style style:name="Table2.B" style:family="table-column">
      <style:table-column-properties style:column-width="8.498cm" style:rel-column-width="354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fo:language="en" fo:country="GB"/>
    </style:style>
    <style:style style:name="P2" style:family="paragraph" style:parent-style-name="Text_20_body">
      <style:text-properties fo:language="en" fo:country="GB"/>
    </style:style>
    <style:style style:name="P3" style:family="paragraph" style:parent-style-name="Title">
      <style:text-properties fo:language="en" fo:country="GB"/>
    </style:style>
    <style:style style:name="P4" style:family="paragraph" style:parent-style-name="Subtitle">
      <style:text-properties fo:font-size="24pt" fo:language="en" fo:country="GB" style:font-size-asian="24pt" style:font-size-complex="24pt"/>
    </style:style>
    <style:style style:name="P5" style:family="paragraph" style:parent-style-name="Text_20_body">
      <style:paragraph-properties fo:text-align="center" style:justify-single-word="false" style:writing-mode="lr-tb"/>
      <style:text-properties fo:language="en" fo:country="GB"/>
    </style:style>
    <style:style style:name="P6" style:family="paragraph" style:parent-style-name="Text_20_body">
      <style:paragraph-properties fo:text-align="center" style:justify-single-word="false" fo:break-before="page" style:writing-mode="lr-tb"/>
      <style:text-properties fo:language="en" fo:country="GB"/>
    </style:style>
    <style:style style:name="P7" style:family="paragraph" style:parent-style-name="Text_20_body">
      <style:paragraph-properties fo:margin-left="4.016cm" fo:margin-right="4.016cm" fo:text-align="center" style:justify-single-word="false" fo:text-indent="0cm" style:auto-text-indent="false"/>
      <style:text-properties fo:font-size="8pt" style:font-size-asian="8pt" style:font-size-complex="8pt"/>
    </style:style>
    <style:style style:name="P8" style:family="paragraph" style:parent-style-name="Text_20_body">
      <style:paragraph-properties fo:margin-left="4.016cm" fo:margin-right="4.016cm" fo:text-align="center" style:justify-single-word="false" fo:text-indent="0cm" style:auto-text-indent="false" style:writing-mode="lr-tb"/>
      <style:text-properties fo:font-size="8pt" fo:language="en" fo:country="GB" style:font-size-asian="8pt" style:font-size-complex="8pt"/>
    </style:style>
    <style:style style:name="P9" style:family="paragraph" style:parent-style-name="Text_20_body" style:master-page-name="">
      <style:paragraph-properties fo:text-align="center" style:justify-single-word="false" fo:background-color="#ffcc99" fo:padding="0.049cm" fo:border="0.002cm solid #000000" style:writing-mode="lr-tb">
        <style:background-image/>
      </style:paragraph-properties>
      <style:text-properties style:font-name="Arial" fo:language="en" fo:country="GB" fo:font-weight="bold" style:font-weight-asian="bold" style:font-weight-complex="bold"/>
    </style:style>
    <style:style style:name="P10" style:family="paragraph" style:parent-style-name="Text_20_body">
      <style:paragraph-properties fo:text-align="center" style:justify-single-word="false" fo:background-color="#ffcc99" fo:padding="0.049cm" fo:border="0.002cm solid #000000" style:writing-mode="lr-tb">
        <style:background-image/>
      </style:paragraph-properties>
      <style:text-properties fo:language="en" fo:country="GB"/>
    </style:style>
    <style:style style:name="P11" style:family="paragraph" style:parent-style-name="Text_20_body" style:master-page-name="">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2" style:family="paragraph" style:parent-style-name="Text_20_body">
      <style:paragraph-properties fo:text-align="justify" style:justify-single-word="false" fo:background-color="transparent">
        <style:background-image/>
      </style:paragraph-properties>
      <style:text-properties style:font-name="Arial" fo:font-size="10pt" fo:language="en" fo:country="GB" style:font-name-asian="Times New Roman" style:font-size-asian="10pt" style:font-name-complex="Times New Roman" style:font-size-complex="10pt"/>
    </style:style>
    <style:style style:name="P13" style:family="paragraph" style:parent-style-name="Text_20_body">
      <style:paragraph-properties fo:text-align="justify" style:justify-single-word="false" fo:background-color="transparent" style:writing-mode="lr-tb">
        <style:background-image/>
      </style:paragraph-properties>
      <style:text-properties style:font-name="Arial" fo:font-size="10pt" fo:language="en" fo:country="GB" style:font-name-asian="Times New Roman" style:font-size-asian="10pt" style:font-name-complex="Times New Roman" style:font-size-complex="10pt"/>
    </style:style>
    <style:style style:name="P14" style:family="paragraph" style:parent-style-name="Feature_20_Item" style:list-style-name="L1"/>
    <style:style style:name="P15" style:family="paragraph" style:parent-style-name="Feature_20_Item" style:list-style-name="L1">
      <style:paragraph-properties style:writing-mode="lr-tb"/>
    </style:style>
    <style:style style:name="P16" style:family="paragraph" style:parent-style-name="Feature_20_Group" style:master-page-name="">
      <style:paragraph-properties fo:break-before="page" fo:background-color="transparent">
        <style:background-image/>
      </style:paragraph-properties>
    </style:style>
    <style:style style:name="P17" style:family="paragraph" style:parent-style-name="Feature_20_Item" style:list-style-name="L2"/>
    <style:style style:name="P18" style:family="paragraph" style:parent-style-name="Feature_20_Item" style:list-style-name="L1">
      <style:paragraph-properties fo:margin-left="1.199cm" fo:margin-right="0cm" fo:text-indent="0cm" style:auto-text-indent="false"/>
    </style:style>
    <style:style style:name="P19" style:family="paragraph" style:parent-style-name="Feature_20_Item" style:list-style-name="L3"/>
    <style:style style:name="P20" style:family="paragraph" style:parent-style-name="Feature_20_Item" style:list-style-name="L4"/>
    <style:style style:name="P21" style:family="paragraph" style:parent-style-name="Feature_20_Group" style:master-page-name="">
      <style:paragraph-properties fo:break-before="auto" fo:break-after="auto"/>
    </style:style>
    <style:style style:name="P22" style:family="paragraph" style:parent-style-name="Feature_20_Item" style:list-style-name="L1">
      <style:paragraph-properties fo:margin-left="1.251cm" fo:margin-right="0cm" fo:text-indent="0cm" style:auto-text-indent="false"/>
    </style:style>
    <style:style style:name="P23" style:family="paragraph" style:parent-style-name="Future_20_Feature_20_Item" style:list-style-name="L1"/>
    <style:style style:name="P24" style:family="paragraph" style:parent-style-name="Feature_20_Group">
      <style:text-properties fo:language="en" fo:country="GB"/>
    </style:style>
    <style:style style:name="P25" style:family="paragraph" style:parent-style-name="Feature_20_Item" style:list-style-name="L5"/>
    <style:style style:name="P26" style:family="paragraph" style:parent-style-name="Feature_20_Item" style:list-style-name="L6"/>
    <style:style style:name="P27" style:family="paragraph" style:parent-style-name="Future_20_Feature_20_Item" style:list-style-name="L6">
      <style:paragraph-properties fo:text-align="start" style:justify-single-word="false"/>
    </style:style>
    <style:style style:name="P28" style:family="paragraph" style:parent-style-name="Future_20_Feature_20_Item" style:list-style-name="L6"/>
    <style:style style:name="P29" style:family="paragraph" style:parent-style-name="Table_20_Heading">
      <style:paragraph-properties fo:background-color="#cccccc">
        <style:background-image/>
      </style:paragraph-properties>
      <style:text-properties style:font-name="Arial" fo:font-size="8pt" style:font-size-asian="8pt" style:font-size-complex="8pt"/>
    </style:style>
    <style:style style:name="P30" style:family="paragraph" style:parent-style-name="Table_20_Contents">
      <style:paragraph-properties fo:text-align="start" style:justify-single-word="false"/>
      <style:text-properties style:font-name="Arial" fo:font-size="8pt" style:font-size-asian="8pt" style:font-size-complex="8pt"/>
    </style:style>
    <style:style style:name="P31" style:family="paragraph" style:parent-style-name="Table_20_Contents">
      <style:paragraph-properties fo:text-align="start" style:justify-single-word="false" style:writing-mode="lr-tb"/>
      <style:text-properties style:font-name="Arial" fo:font-size="8pt" style:font-size-asian="8pt" style:font-size-complex="8pt"/>
    </style:style>
    <style:style style:name="P32" style:family="paragraph" style:parent-style-name="Table_20_Contents">
      <style:paragraph-properties fo:text-align="start" style:justify-single-word="false"/>
    </style:style>
    <style:style style:name="P33" style:family="paragraph" style:parent-style-name="Text_20_body">
      <style:paragraph-properties fo:text-align="start" style:justify-single-word="false" style:writing-mode="lr-tb"/>
      <style:text-properties fo:language="en" fo:country="GB"/>
    </style:style>
    <style:style style:name="P34" style:family="paragraph" style:parent-style-name="Heading_20_-_20_Not_20_Numbered" style:master-page-name="">
      <style:paragraph-properties fo:text-align="start" style:justify-single-word="false" fo:break-before="auto" fo:break-after="auto" style:writing-mode="lr-tb"/>
      <style:text-properties fo:language="en" fo:country="GB"/>
    </style:style>
    <style:style style:name="P35" style:family="paragraph" style:parent-style-name="Text_20_body" style:list-style-name="L7">
      <style:paragraph-properties fo:text-align="start" style:justify-single-word="false" style:writing-mode="lr-tb"/>
      <style:text-properties fo:language="en" fo:country="GB"/>
    </style:style>
    <style:style style:name="P36"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cm"/>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199cm"/>
          <style:tab-stop style:position="16.701cm" style:type="right" style:leader-style="dotted" style:leader-text="."/>
        </style:tab-stops>
      </style:paragraph-properties>
    </style:style>
    <style:style style:name="P39" style:family="paragraph" style:parent-style-name="Heading_20_1">
      <style:paragraph-properties fo:text-align="start" style:justify-single-word="false" style:writing-mode="lr-tb"/>
      <style:text-properties fo:language="en" fo:country="GB"/>
    </style:style>
    <style:style style:name="P40" style:family="paragraph" style:parent-style-name="Text_20_body">
      <style:paragraph-properties fo:text-align="justify" style:justify-single-word="false" style:writing-mode="lr-tb"/>
      <style:text-properties fo:language="en" fo:country="GB" fo:font-style="italic" style:font-style-asian="italic" style:font-style-complex="italic"/>
    </style:style>
    <style:style style:name="P41" style:family="paragraph" style:parent-style-name="Text_20_body">
      <style:paragraph-properties fo:text-align="justify" style:justify-single-word="false" fo:background-color="transparent" style:writing-mode="lr-tb">
        <style:background-image/>
      </style:paragraph-properties>
      <style:text-properties fo:language="en" fo:country="GB"/>
    </style:style>
    <style:style style:name="P42" style:family="paragraph" style:parent-style-name="Text_20_body">
      <style:paragraph-properties fo:text-align="justify" style:justify-single-word="false" style:writing-mode="lr-tb"/>
      <style:text-properties fo:language="en" fo:country="GB"/>
    </style:style>
    <style:style style:name="P43" style:family="paragraph" style:parent-style-name="Text_20_body">
      <style:paragraph-properties fo:text-align="justify" style:justify-single-word="false" style:writing-mode="lr-tb"/>
    </style:style>
    <style:style style:name="P44" style:family="paragraph" style:parent-style-name="Text_20_body">
      <style:paragraph-properties fo:text-align="justify" style:justify-single-word="false" style:writing-mode="lr-tb"/>
      <style:text-properties style:use-window-font-color="true"/>
    </style:style>
    <style:style style:name="P45" style:family="paragraph" style:parent-style-name="Table_20_Contents">
      <style:paragraph-properties fo:text-align="start" style:justify-single-word="false" style:writing-mode="lr-tb"/>
      <style:text-properties style:font-name="Courier New" fo:font-size="8pt" style:font-size-asian="8pt" style:font-size-complex="8pt"/>
    </style:style>
    <style:style style:name="P46" style:family="paragraph" style:parent-style-name="Text_20_body">
      <style:paragraph-properties style:writing-mode="lr-tb"/>
    </style:style>
    <style:style style:name="P47" style:family="paragraph" style:parent-style-name="Text_20_body">
      <style:paragraph-properties fo:background-color="transparent">
        <style:background-image/>
      </style:paragraph-properties>
      <style:text-properties fo:font-style="normal" style:font-style-asian="normal" style:font-style-complex="normal"/>
    </style:style>
    <style:style style:name="P48" style:family="paragraph" style:parent-style-name="Text_20_body">
      <style:paragraph-properties fo:background-color="transparent" style:writing-mode="lr-tb">
        <style:background-image/>
      </style:paragraph-properties>
    </style:style>
    <style:style style:name="P49" style:family="paragraph" style:parent-style-name="Text_20_body">
      <style:paragraph-properties fo:background-color="transparent" style:writing-mode="lr-tb">
        <style:background-image/>
      </style:paragraph-properties>
      <style:text-properties fo:font-style="normal" style:font-style-asian="normal" style:font-style-complex="normal"/>
    </style:style>
    <style:style style:name="P50" style:family="paragraph" style:parent-style-name="Text_20_body">
      <style:paragraph-properties fo:background-color="transparent">
        <style:background-image/>
      </style:paragraph-properties>
      <style:text-properties fo:language="en" fo:country="GB"/>
    </style:style>
    <style:style style:name="P51" style:family="paragraph" style:parent-style-name="Text_20_body">
      <style:text-properties style:font-name="Arial" fo:font-weight="bold" style:font-weight-asian="bold" style:font-weight-complex="bold"/>
    </style:style>
    <style:style style:name="P52" style:family="paragraph" style:parent-style-name="Text_20_body">
      <style:paragraph-properties fo:background-color="transparent">
        <style:background-image/>
      </style:paragraph-properties>
    </style:style>
    <style:style style:name="P53" style:family="paragraph" style:parent-style-name="Text_20_body" style:master-page-name="">
      <style:paragraph-properties fo:break-before="page"/>
      <style:text-properties style:font-name="Arial" fo:font-weight="bold" style:font-weight-asian="bold" style:font-weight-complex="bold"/>
    </style:style>
    <style:style style:name="P54" style:family="paragraph" style:parent-style-name="Text_20_body" style:list-style-name="L9">
      <style:paragraph-properties fo:margin-left="1.251cm" fo:margin-right="0cm" fo:text-indent="0cm" style:auto-text-indent="false" fo:background-color="transparent" style:writing-mode="lr-tb">
        <style:background-image/>
      </style:paragraph-properties>
    </style:style>
    <style:style style:name="P55" style:family="paragraph" style:parent-style-name="Text_20_body" style:master-page-name="">
      <style:paragraph-properties fo:break-before="auto" fo:break-after="auto"/>
      <style:text-properties style:font-name="Arial" fo:font-weight="bold" style:font-weight-asian="bold" style:font-weight-complex="bold"/>
    </style:style>
    <style:style style:name="P56" style:family="paragraph" style:parent-style-name="Text_20_body" style:list-style-name="L10">
      <style:paragraph-properties fo:margin-left="1.251cm" fo:margin-right="0cm" fo:text-indent="0cm" style:auto-text-indent="false" fo:background-color="transparent">
        <style:background-image/>
      </style:paragraph-properties>
    </style:style>
    <style:style style:name="P57" style:family="paragraph" style:parent-style-name="Text_20_body" style:list-style-name="L11">
      <style:paragraph-properties fo:margin-left="1.251cm" fo:margin-right="0cm" fo:text-indent="0cm" style:auto-text-indent="false" fo:background-color="transparent">
        <style:background-image/>
      </style:paragraph-properties>
    </style:style>
    <style:style style:name="P58" style:family="paragraph" style:parent-style-name="Text_20_body" style:master-page-name="">
      <style:paragraph-properties fo:margin-left="0cm" fo:margin-right="0cm" fo:text-indent="0cm" style:auto-text-indent="false" fo:background-color="transparent">
        <style:background-image/>
      </style:paragraph-properties>
    </style:style>
    <style:style style:name="P59" style:family="paragraph" style:parent-style-name="Text_20_body" style:list-style-name="L12">
      <style:paragraph-properties fo:margin-left="1.251cm" fo:margin-right="0cm" fo:text-indent="0cm" style:auto-text-indent="false" fo:background-color="transparent" style:writing-mode="lr-tb">
        <style:background-image/>
      </style:paragraph-properties>
    </style:style>
    <style:style style:name="P60" style:family="paragraph" style:parent-style-name="Text_20_body" style:list-style-name="L12">
      <style:paragraph-properties fo:margin-left="1.251cm" fo:margin-right="0cm" fo:text-indent="0cm" style:auto-text-indent="false" fo:background-color="transparent">
        <style:background-image/>
      </style:paragraph-properties>
    </style:style>
    <style:style style:name="P61" style:family="paragraph" style:parent-style-name="Text_20_body">
      <style:paragraph-properties fo:margin-left="0cm" fo:margin-right="0cm" fo:text-indent="0cm" style:auto-text-indent="false" fo:background-color="transparent">
        <style:background-image/>
      </style:paragraph-properties>
      <style:text-properties style:font-name="Arial" fo:font-weight="bold" style:font-weight-asian="bold" style:font-weight-complex="bold"/>
    </style:style>
    <style:style style:name="P62" style:family="paragraph" style:parent-style-name="Text_20_body">
      <style:paragraph-properties fo:margin-left="1.251cm" fo:margin-right="0cm" fo:text-indent="0cm" style:auto-text-indent="false" fo:background-color="transparent">
        <style:background-image/>
      </style:paragraph-properties>
      <style:text-properties style:font-name="Arial" fo:font-weight="bold" style:font-weight-asian="bold" style:font-weight-complex="bold"/>
    </style:style>
    <style:style style:name="P63" style:family="paragraph" style:parent-style-name="Text_20_body">
      <style:paragraph-properties fo:margin-left="1.251cm" fo:margin-right="0cm" fo:text-indent="0cm" style:auto-text-indent="false" fo:background-color="transparent">
        <style:background-image/>
      </style:paragraph-properties>
    </style:style>
    <style:style style:name="P64" style:family="paragraph" style:parent-style-name="Text_20_body" style:master-page-name="">
      <style:paragraph-properties fo:break-before="page" fo:background-color="transparent">
        <style:background-image/>
      </style:paragraph-properties>
      <style:text-properties style:font-name="Arial" fo:font-weight="bold" style:font-weight-asian="bold" style:font-weight-complex="bold"/>
    </style:style>
    <style:style style:name="P65" style:family="paragraph" style:parent-style-name="Text_20_body" style:master-page-name="">
      <style:paragraph-properties fo:background-color="transparent" style:writing-mode="lr-tb">
        <style:background-image/>
      </style:paragraph-properties>
    </style:style>
    <style:style style:name="P66" style:family="paragraph" style:parent-style-name="Heading_20_2" style:master-page-name="">
      <style:paragraph-properties fo:break-before="auto" fo:break-after="auto" fo:background-color="transparent">
        <style:background-image/>
      </style:paragraph-properties>
    </style:style>
    <style:style style:name="P67" style:family="paragraph" style:parent-style-name="Text_20_body" style:master-page-name="">
      <style:paragraph-properties fo:background-color="transparent">
        <style:background-image/>
      </style:paragraph-properties>
    </style:style>
    <style:style style:name="P68" style:family="paragraph" style:parent-style-name="Text_20_body">
      <style:paragraph-properties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69" style:family="paragraph" style:parent-style-name="Text_20_body">
      <style:paragraph-properties fo:margin-left="1.251cm" fo:margin-right="0cm" fo:text-indent="0cm" style:auto-text-indent="false" fo:background-color="transparent" style:writing-mode="lr-tb">
        <style:background-image/>
      </style:paragraph-properties>
      <style:text-properties fo:language="en" fo:country="GB"/>
    </style:style>
    <style:style style:name="P70" style:family="paragraph" style:parent-style-name="Text_20_body">
      <style:paragraph-properties fo:background-color="transparent" style:writing-mode="lr-tb">
        <style:background-image/>
      </style:paragraph-properties>
      <style:text-properties style:font-name="Arial" fo:language="en" fo:country="GB" fo:font-style="italic" fo:font-weight="bold" style:font-style-asian="italic" style:font-weight-asian="bold" style:font-style-complex="italic" style:font-weight-complex="bold"/>
    </style:style>
    <style:style style:name="P71" style:family="paragraph" style:parent-style-name="Text_20_body">
      <style:paragraph-properties fo:margin-left="0cm" fo:margin-right="0cm" fo:text-indent="0cm" style:auto-text-indent="false" fo:background-color="transparent" style:writing-mode="lr-tb">
        <style:background-image/>
      </style:paragraph-properties>
      <style:text-properties fo:language="en" fo:country="GB"/>
    </style:style>
    <style:style style:name="P72" style:family="paragraph" style:parent-style-name="Heading_20_2" style:master-page-name="">
      <style:paragraph-properties fo:text-align="start" style:justify-single-word="false" fo:break-before="page" fo:background-color="transparent" style:writing-mode="lr-tb">
        <style:background-image/>
      </style:paragraph-properties>
    </style:style>
    <style:style style:name="P73" style:family="paragraph" style:parent-style-name="Text_20_body">
      <style:paragraph-properties fo:margin-left="1.251cm" fo:margin-right="0cm" fo:text-indent="0cm" style:auto-text-indent="false" fo:background-color="transparent" style:writing-mode="lr-tb">
        <style:background-image/>
      </style:paragraph-properties>
    </style:style>
    <style:style style:name="P74" style:family="paragraph" style:parent-style-name="Text_20_body">
      <style:paragraph-properties fo:break-before="page" fo:background-color="transparent" style:writing-mode="lr-tb">
        <style:background-image/>
      </style:paragraph-properties>
    </style:style>
    <style:style style:name="P75" style:family="paragraph" style:parent-style-name="Heading_20_3" style:master-page-name="">
      <style:paragraph-properties fo:break-before="page"/>
    </style:style>
    <style:style style:name="P76" style:family="paragraph" style:parent-style-name="Text_20_body" style:master-page-name="">
      <style:paragraph-properties fo:margin-top="0.199cm" fo:margin-bottom="0.21cm"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77" style:family="paragraph" style:parent-style-name="Text_20_body_20_indent">
      <style:paragraph-properties fo:background-color="transparent" style:writing-mode="lr-tb">
        <style:background-image/>
      </style:paragraph-properties>
    </style:style>
    <style:style style:name="P78" style:family="paragraph" style:parent-style-name="Text_20_body" style:master-page-name="">
      <style:paragraph-properties fo:background-color="transparent">
        <style:background-image/>
      </style:paragraph-properties>
      <style:text-properties style:font-name="Arial" fo:font-style="italic" fo:font-weight="bold" style:font-style-asian="italic" style:font-weight-asian="bold" style:font-style-complex="italic" style:font-weight-complex="bold"/>
    </style:style>
    <style:style style:name="P79" style:family="paragraph" style:parent-style-name="Text_20_body_20_indent">
      <style:paragraph-properties fo:margin-left="0cm" fo:margin-right="0cm" fo:text-indent="0cm" style:auto-text-indent="false" fo:background-color="transparent" style:writing-mode="lr-tb">
        <style:background-image/>
      </style:paragraph-properties>
      <style:text-properties style:font-name="Arial" fo:font-style="italic" fo:font-weight="bold" style:font-style-asian="italic" style:font-weight-asian="bold" style:font-style-complex="italic" style:font-weight-complex="bold"/>
    </style:style>
    <style:style style:name="P80" style:family="paragraph" style:parent-style-name="Text_20_body_20_indent">
      <style:paragraph-properties fo:margin-left="1.251cm" fo:margin-right="0cm" fo:text-indent="0cm" style:auto-text-indent="false" fo:background-color="transparent" style:writing-mode="lr-tb">
        <style:background-image/>
      </style:paragraph-properties>
    </style:style>
    <style:style style:name="P81" style:family="paragraph" style:parent-style-name="Text_20_body">
      <style:paragraph-properties fo:background-color="transparent">
        <style:background-image/>
      </style:paragraph-properties>
      <style:text-properties style:font-name="Arial" fo:font-weight="bold" style:font-weight-asian="bold" style:font-weight-complex="bold"/>
    </style:style>
    <style:style style:name="P82" style:family="paragraph" style:parent-style-name="Text_20_body">
      <style:paragraph-properties fo:background-color="transparent">
        <style:background-image/>
      </style:paragraph-properties>
      <style:text-properties style:font-name="Courier New"/>
    </style:style>
    <style:style style:name="P83" style:family="paragraph" style:parent-style-name="Text_20_body">
      <style:paragraph-properties fo:background-color="transparent">
        <style:background-image/>
      </style:paragraph-properties>
      <style:text-properties style:font-name="Times New Roman"/>
    </style:style>
    <style:style style:name="P84" style:family="paragraph" style:parent-style-name="Text_20_body">
      <style:text-properties style:font-name="Courier New1"/>
    </style:style>
    <style:style style:name="P85" style:family="paragraph" style:parent-style-name="Text_20_body">
      <style:paragraph-properties fo:background-color="transparent">
        <style:background-image/>
      </style:paragraph-properties>
      <style:text-properties style:font-name="Courier New" fo:font-weight="bold" style:font-weight-asian="bold" style:font-weight-complex="bold"/>
    </style:style>
    <style:style style:name="P86" style:family="paragraph" style:parent-style-name="Text_20_body">
      <style:paragraph-properties fo:text-align="start" style:justify-single-word="false" fo:background-color="transparent">
        <style:background-image/>
      </style:paragraph-properties>
      <style:text-properties style:font-name="Courier New1"/>
    </style:style>
    <style:style style:name="P87" style:family="paragraph" style:parent-style-name="Text_20_body">
      <style:text-properties style:font-name="Courier New"/>
    </style:style>
    <style:style style:name="P88" style:family="paragraph" style:parent-style-name="Text_20_body">
      <style:text-properties style:font-name="Times New Roman"/>
    </style:style>
    <style:style style:name="P89" style:family="paragraph" style:parent-style-name="Text_20_body">
      <style:text-properties fo:color="#666666" style:font-name="Courier New1"/>
    </style:style>
    <style:style style:name="P90" style:family="paragraph" style:parent-style-name="Text_20_body">
      <style:text-properties fo:color="#666666" style:font-name="Times New Roman"/>
    </style:style>
    <style:style style:name="P91" style:family="paragraph" style:parent-style-name="Text_20_body">
      <style:paragraph-properties fo:background-color="transparent">
        <style:background-image/>
      </style:paragraph-properties>
      <style:text-properties style:use-window-font-color="true" style:font-name="Times New Roman"/>
    </style:style>
    <style:style style:name="P92" style:family="paragraph" style:parent-style-name="Text_20_body" style:master-page-name="">
      <style:paragraph-properties fo:background-color="transparent">
        <style:background-image/>
      </style:paragraph-properties>
      <style:text-properties style:font-name="Arial" fo:font-weight="bold" style:font-weight-asian="bold" style:font-weight-complex="bold"/>
    </style:style>
    <style:style style:name="P93" style:family="paragraph" style:parent-style-name="Text_20_body">
      <style:paragraph-properties fo:background-color="transparent" style:writing-mode="lr-tb">
        <style:background-image/>
      </style:paragraph-properties>
      <style:text-properties fo:language="en" fo:country="GB"/>
    </style:style>
    <style:style style:name="P94" style:family="paragraph" style:parent-style-name="Heading_20_2" style:master-page-name="">
      <style:paragraph-properties fo:break-before="page"/>
    </style:style>
    <style:style style:name="P95" style:family="paragraph" style:parent-style-name="Text_20_body">
      <style:paragraph-properties fo:text-align="justify" style:justify-single-word="false" fo:break-before="page" fo:background-color="transparent" style:writing-mode="lr-tb">
        <style:background-image/>
      </style:paragraph-properties>
      <style:text-properties fo:language="en" fo:country="GB"/>
    </style:style>
    <style:style style:name="P96" style:family="paragraph" style:parent-style-name="Heading_20_2" style:master-page-name="">
      <style:paragraph-properties fo:break-before="page" fo:background-color="transparent">
        <style:background-image/>
      </style:paragraph-properties>
    </style:style>
    <style:style style:name="P97" style:family="paragraph" style:parent-style-name="Text_20_body">
      <style:paragraph-properties fo:background-color="transparent" style:writing-mode="lr-tb">
        <style:background-image/>
      </style:paragraph-properties>
      <style:text-properties style:font-name="Arial" fo:font-style="italic" style:font-style-asian="italic" style:font-style-complex="italic"/>
    </style:style>
    <style:style style:name="P98" style:family="paragraph" style:parent-style-name="Heading_20_4" style:master-page-name="">
      <style:paragraph-properties fo:break-before="page" fo:background-color="transparent">
        <style:background-image/>
      </style:paragraph-properties>
    </style:style>
    <style:style style:name="P99" style:family="paragraph" style:parent-style-name="Text_20_body">
      <style:paragraph-properties fo:text-align="center" style:justify-single-word="false" fo:background-color="transparent">
        <style:background-image/>
      </style:paragraph-properties>
    </style:style>
    <style:style style:name="P100" style:family="paragraph" style:parent-style-name="Heading_20_4">
      <style:paragraph-properties fo:break-before="page" fo:background-color="transparent" style:writing-mode="lr-tb">
        <style:background-image/>
      </style:paragraph-properties>
    </style:style>
    <style:style style:name="P101" style:family="paragraph" style:parent-style-name="Standard">
      <style:paragraph-properties fo:background-color="transparent" style:writing-mode="lr-tb">
        <style:background-image/>
      </style:paragraph-properties>
      <style:text-properties style:font-name="Arial" fo:font-style="italic" style:font-style-asian="italic" style:font-style-complex="italic"/>
    </style:style>
    <style:style style:name="P102" style:family="paragraph" style:parent-style-name="Text_20_body">
      <style:paragraph-properties fo:text-align="justify" style:justify-single-word="false" fo:background-color="transparent" style:writing-mode="lr-tb">
        <style:background-image/>
      </style:paragraph-properties>
    </style:style>
    <style:style style:name="P103" style:family="paragraph" style:parent-style-name="Text_20_body">
      <style:paragraph-properties fo:background-color="transparent" style:writing-mode="lr-tb">
        <style:tab-stops>
          <style:tab-stop style:position="10.021cm"/>
        </style:tab-stops>
        <style:background-image/>
      </style:paragraph-properties>
    </style:style>
    <style:style style:name="P104" style:family="paragraph" style:parent-style-name="Heading_20_4">
      <style:paragraph-properties fo:break-before="page"/>
    </style:style>
    <style:style style:name="P105" style:family="paragraph" style:parent-style-name="Text_20_body">
      <style:paragraph-properties fo:background-color="transparent">
        <style:background-image/>
      </style:paragraph-properties>
      <style:text-properties style:font-name="Arial" fo:font-style="italic" style:font-style-asian="italic" style:font-style-complex="italic"/>
    </style:style>
    <style:style style:name="P106" style:family="paragraph" style:parent-style-name="Text_20_body">
      <style:paragraph-properties fo:text-align="justify" style:justify-single-word="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07" style:family="paragraph" style:parent-style-name="Text_20_body">
      <style:paragraph-properties fo:text-align="justify" style:justify-single-word="false" fo:background-color="transparent" style:writing-mode="lr-tb">
        <style:background-image/>
      </style:paragraph-properties>
      <style:text-properties fo:font-style="normal" style:text-underline-style="none" style:font-style-asian="normal" style:font-style-complex="normal"/>
    </style:style>
    <style:style style:name="P108" style:family="paragraph" style:parent-style-name="Heading_20_4" style:master-page-name="">
      <style:paragraph-properties fo:break-before="page"/>
    </style:style>
    <style:style style:name="P109" style:family="paragraph" style:parent-style-name="Text_20_body">
      <style:paragraph-properties fo:background-color="transparent">
        <style:background-image/>
      </style:paragraph-properties>
      <style:text-properties fo:background-color="transparent"/>
    </style:style>
    <style:style style:name="P110" style:family="paragraph" style:parent-style-name="Text_20_body">
      <style:paragraph-properties fo:background-color="transparent">
        <style:background-image/>
      </style:paragraph-properties>
      <style:text-properties fo:font-style="italic" fo:font-weight="bold" style:font-style-asian="italic" style:font-weight-asian="bold" style:font-style-complex="italic" style:font-weight-complex="bold"/>
    </style:style>
    <style:style style:name="P111" style:family="paragraph" style:parent-style-name="Text_20_body">
      <style:paragraph-properties fo:background-color="transparent">
        <style:background-image/>
      </style:paragraph-properties>
      <style:text-properties fo:font-weight="bold" style:font-weight-asian="bold" style:font-weight-complex="bold"/>
    </style:style>
    <style:style style:name="P112" style:family="paragraph" style:parent-style-name="Heading_20_5">
      <style:paragraph-properties fo:break-before="page"/>
    </style:style>
    <style:style style:name="P113" style:family="paragraph" style:parent-style-name="Text_20_body">
      <style:text-properties fo:font-style="normal" style:font-style-asian="normal" style:font-style-complex="normal"/>
    </style:style>
    <style:style style:name="P114" style:family="paragraph" style:parent-style-name="Text_20_body" style:list-style-name="L13">
      <style:paragraph-properties fo:background-color="transparent">
        <style:background-image/>
      </style:paragraph-properties>
    </style:style>
    <style:style style:name="P115" style:family="paragraph" style:parent-style-name="Normal">
      <style:paragraph-properties fo:margin-left="0cm" fo:margin-right="0cm" fo:text-align="justify" style:justify-single-word="false" fo:text-indent="0cm" style:auto-text-indent="false"/>
    </style:style>
    <style:style style:name="P116" style:family="paragraph" style:parent-style-name="Normal">
      <style:paragraph-properties fo:text-align="justify" style:justify-single-word="false" fo:background-color="transparent">
        <style:background-image/>
      </style:paragraph-properties>
    </style:style>
    <style:style style:name="P117" style:family="paragraph" style:parent-style-name="Normal">
      <style:paragraph-properties fo:background-color="transparent">
        <style:background-image/>
      </style:paragraph-properties>
    </style:style>
    <style:style style:name="P118" style:family="paragraph" style:parent-style-name="Text_20_body">
      <style:paragraph-properties fo:text-align="justify" style:justify-single-word="false" fo:background-color="transparent" style:writing-mode="lr-tb">
        <style:background-image/>
      </style:paragraph-properties>
      <style:text-properties fo:language="en" fo:country="GB" fo:font-style="italic" style:text-underline-style="solid" style:text-underline-width="auto" style:text-underline-color="font-color" style:font-style-asian="italic" style:font-style-complex="italic"/>
    </style:style>
    <style:style style:name="P119" style:family="paragraph" style:parent-style-name="Text_20_body">
      <style:paragraph-properties fo:margin-left="1.251cm" fo:margin-right="0cm" fo:text-indent="0cm" style:auto-text-indent="false" fo:background-color="transparent">
        <style:background-image/>
      </style:paragraph-properties>
      <style:text-properties style:font-name="Courier New" fo:font-size="8pt" fo:language="en" fo:country="GB" style:font-size-asian="8pt" style:font-size-complex="8pt"/>
    </style:style>
    <style:style style:name="P120" style:family="paragraph" style:parent-style-name="Text_20_body">
      <style:paragraph-properties fo:margin-left="0cm" fo:margin-right="0cm" fo:text-indent="0cm" style:auto-text-indent="false" fo:background-color="transparent">
        <style:background-image/>
      </style:paragraph-properties>
      <style:text-properties fo:language="en" fo:country="GB"/>
    </style:style>
    <style:style style:name="P121" style:family="paragraph" style:parent-style-name="Text_20_body">
      <style:paragraph-properties fo:margin-left="0cm" fo:margin-right="0cm" fo:text-indent="0cm" style:auto-text-indent="false" fo:background-color="transparent" style:writing-mode="lr-tb">
        <style:background-image/>
      </style:paragraph-properties>
    </style:style>
    <style:style style:name="P122"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style>
    <style:style style:name="P123" style:family="paragraph" style:parent-style-name="Text_20_body">
      <style:paragraph-properties fo:margin-left="0cm" fo:margin-right="0cm" fo:text-indent="0cm" style:auto-text-indent="false" fo:background-color="transparent" style:writing-mode="lr-tb">
        <style:background-image/>
      </style:paragraph-properties>
      <style:text-properties fo:font-style="italic" style:text-underline-style="solid" style:text-underline-width="auto" style:text-underline-color="font-color" style:font-style-asian="italic" style:font-style-complex="italic"/>
    </style:style>
    <style:style style:name="P124" style:family="paragraph" style:parent-style-name="Text_20_body">
      <style:paragraph-properties fo:margin-left="5.235cm" fo:margin-right="0cm" fo:text-indent="-3.997cm" style:auto-text-indent="false" fo:background-color="transparent" style:writing-mode="lr-tb">
        <style:tab-stops/>
        <style:background-image/>
      </style:paragraph-properties>
    </style:style>
    <style:style style:name="P125" style:family="paragraph" style:parent-style-name="Text_20_body">
      <style:paragraph-properties fo:margin-left="5.255cm" fo:margin-right="0cm" fo:text-indent="-3.997cm" style:auto-text-indent="false" fo:background-color="transparent" style:writing-mode="lr-tb">
        <style:tab-stops/>
        <style:background-image/>
      </style:paragraph-properties>
    </style:style>
    <style:style style:name="P126" style:family="paragraph" style:parent-style-name="Heading_20_4" style:master-page-name="">
      <style:paragraph-properties fo:break-before="auto" fo:break-after="auto"/>
    </style:style>
    <style:style style:name="P127" style:family="paragraph" style:parent-style-name="Heading_20_3">
      <style:paragraph-properties style:writing-mode="lr-tb"/>
    </style:style>
    <style:style style:name="P128" style:family="paragraph" style:parent-style-name="Text_20_body">
      <style:paragraph-properties fo:margin-left="1.251cm" fo:margin-right="0cm" fo:text-indent="0cm" style:auto-text-indent="false" fo:background-color="transparent">
        <style:background-image/>
      </style:paragraph-properties>
      <style:text-properties fo:language="en" fo:country="GB"/>
    </style:style>
    <style:style style:name="P129" style:family="paragraph" style:parent-style-name="Text_20_body">
      <style:paragraph-properties fo:text-align="start" style:justify-single-word="false" fo:background-color="transparent">
        <style:background-image/>
      </style:paragraph-properties>
      <style:text-properties fo:language="en" fo:country="GB"/>
    </style:style>
    <style:style style:name="P130" style:family="paragraph" style:parent-style-name="Heading_20_3">
      <style:paragraph-properties fo:text-align="start" style:justify-single-word="false" style:writing-mode="lr-tb"/>
    </style:style>
    <style:style style:name="P131" style:family="paragraph" style:parent-style-name="Text_20_body_20_indent">
      <style:paragraph-properties fo:margin-left="0cm" fo:margin-right="0cm" fo:text-align="justify" style:justify-single-word="false" fo:text-indent="0cm" style:auto-text-indent="false" fo:background-color="transparent" style:writing-mode="lr-tb">
        <style:background-image/>
      </style:paragraph-properties>
      <style:text-properties fo:language="en" fo:country="GB"/>
    </style:style>
    <style:style style:name="P132" style:family="paragraph" style:parent-style-name="Text_20_body">
      <style:text-properties fo:font-size="10pt" fo:font-style="normal" style:font-size-asian="10pt" style:font-style-asian="normal" style:font-size-complex="10pt" style:font-style-complex="normal"/>
    </style:style>
    <style:style style:name="P133" style:family="paragraph" style:parent-style-name="Text_20_body" style:master-page-name="">
      <style:paragraph-properties fo:padding="0.049cm" fo:border-left="none" fo:border-right="none" fo:border-top="0.002cm solid #000000" fo:border-bottom="none"/>
      <style:text-properties style:font-name="Arial" fo:font-size="12pt" fo:font-style="normal" fo:font-weight="bold" style:font-size-asian="12pt" style:font-style-asian="normal" style:font-weight-asian="bold" style:font-size-complex="12pt" style:font-style-complex="normal" style:font-weight-complex="bold"/>
    </style:style>
    <style:style style:name="P134" style:family="paragraph" style:parent-style-name="Normal">
      <style:text-properties fo:font-size="8pt" fo:font-weight="bold" style:font-size-asian="8pt" style:font-weight-asian="bold" style:font-size-complex="8pt" style:font-weight-complex="bold"/>
    </style:style>
    <style:style style:name="P135" style:family="paragraph" style:parent-style-name="Normal">
      <style:text-properties fo:font-size="8pt" style:font-size-asian="8pt" style:font-size-complex="8pt"/>
    </style:style>
    <style:style style:name="P136" style:family="paragraph" style:parent-style-name="Normal">
      <style:paragraph-properties fo:text-align="justify" style:justify-single-word="false" fo:background-color="transparent" style:writing-mode="lr-tb">
        <style:background-image/>
      </style:paragraph-properties>
      <style:text-properties fo:language="en" fo:country="GB"/>
    </style:style>
    <style:style style:name="P137" style:family="paragraph" style:parent-style-name="Text_20_body" style:master-page-name="">
      <style:paragraph-properties fo:margin-left="0cm" fo:margin-right="0cm" fo:text-indent="0cm" style:auto-text-indent="false" fo:padding="0.049cm" fo:border-left="none" fo:border-right="none" fo:border-top="0.002cm solid #000000" fo:border-bottom="none"/>
      <style:text-properties style:font-name="Arial" fo:font-size="12pt" fo:font-weight="bold" style:font-size-asian="12pt" style:font-weight-asian="bold" style:font-size-complex="12pt" style:font-weight-complex="bold"/>
    </style:style>
    <style:style style:name="P138" style:family="paragraph" style:parent-style-name="Normal">
      <style:paragraph-properties fo:margin-left="0cm" fo:margin-right="0cm" fo:text-indent="0cm" style:auto-text-indent="false"/>
      <style:text-properties fo:font-size="8pt" fo:font-weight="bold" style:font-size-asian="8pt" style:font-weight-asian="bold" style:font-size-complex="8pt" style:font-weight-complex="bold"/>
    </style:style>
    <style:style style:name="P139" style:family="paragraph" style:parent-style-name="Normal">
      <style:paragraph-properties fo:margin-left="0cm" fo:margin-right="0cm" fo:text-indent="0cm" style:auto-text-indent="false"/>
      <style:text-properties fo:font-size="8pt" style:font-size-asian="8pt" style:font-size-complex="8pt"/>
    </style:style>
    <style:style style:name="P140" style:family="paragraph" style:parent-style-name="Normal">
      <style:paragraph-properties fo:margin-left="0cm" fo:margin-right="0cm" fo:text-indent="0cm" style:auto-text-indent="false"/>
    </style:style>
    <style:style style:name="P141"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style:style>
    <style:style style:name="P142" style:family="paragraph" style:parent-style-name="Normal" style:master-page-name="">
      <style:paragraph-properties fo:text-align="justify" style:justify-single-word="false" fo:background-color="transparent" style:writing-mode="lr-tb">
        <style:background-image/>
      </style:paragraph-properties>
      <style:text-properties fo:language="en" fo:country="GB"/>
    </style:style>
    <style:style style:name="P143" style:family="paragraph" style:parent-style-name="Text_20_body" style:master-page-name="">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style:use-window-font-color="true" style:font-name="Arial" fo:font-size="12pt" fo:font-weight="bold" style:font-size-asian="12pt" style:font-weight-asian="bold" style:font-size-complex="12pt" style:font-weight-complex="bold"/>
    </style:style>
    <style:style style:name="P144" style:family="paragraph" style:parent-style-name="Normal">
      <style:text-properties fo:font-weight="bold" style:font-weight-asian="bold" style:font-weight-complex="bold"/>
    </style:style>
    <style:style style:name="P145" style:family="paragraph" style:parent-style-name="Normal">
      <style:paragraph-properties fo:margin-left="0cm" fo:margin-right="0cm" fo:text-align="start" style:justify-single-word="false" fo:text-indent="0cm" style:auto-text-indent="false" fo:background-color="transparent" fo:padding="0.049cm" fo:border-left="none" fo:border-right="none" fo:border-top="0.002cm solid #000000" fo:border-bottom="none" style:writing-mode="lr-tb">
        <style:background-image/>
      </style:paragraph-properties>
      <style:text-properties fo:language="en" fo:country="GB" fo:font-weight="normal" style:font-weight-asian="normal" style:font-weight-complex="normal"/>
    </style:style>
    <style:style style:name="P146" style:family="paragraph" style:parent-style-name="Heading_20_3" style:master-page-name="">
      <style:paragraph-properties fo:text-align="start" style:justify-single-word="false" fo:break-before="page" style:writing-mode="lr-tb"/>
    </style:style>
    <style:style style:name="P147" style:family="paragraph" style:parent-style-name="Text_20_body">
      <style:paragraph-properties fo:text-align="start" style:justify-single-word="false" fo:background-color="transparent" style:writing-mode="lr-tb">
        <style:background-image/>
      </style:paragraph-properties>
      <style:text-properties fo:language="en" fo:country="GB"/>
    </style:style>
    <style:style style:name="P148" style:family="paragraph" style:parent-style-name="Text_20_body" style:list-style-name="L14">
      <style:paragraph-properties fo:margin-left="1.251cm" fo:margin-right="0cm" fo:text-align="start" style:justify-single-word="false" fo:text-indent="0cm" style:auto-text-indent="false" fo:background-color="transparent" style:writing-mode="lr-tb">
        <style:background-image/>
      </style:paragraph-properties>
      <style:text-properties style:font-name="Courier New" fo:font-size="9pt" fo:language="en" fo:country="GB" style:font-size-asian="9pt" style:font-size-complex="9pt"/>
    </style:style>
    <style:style style:name="P149" style:family="paragraph" style:parent-style-name="Heading_20_3" style:master-page-name="">
      <style:paragraph-properties fo:text-align="start" style:justify-single-word="false" fo:break-before="page" fo:background-color="transparent" style:writing-mode="lr-tb">
        <style:background-image/>
      </style:paragraph-properties>
      <style:text-properties fo:language="en" fo:country="GB"/>
    </style:style>
    <style:style style:name="P150" style:family="paragraph" style:parent-style-name="Text_20_body">
      <style:paragraph-properties fo:text-align="start" style:justify-single-word="false" style:writing-mode="lr-tb"/>
    </style:style>
    <style:style style:name="P151" style:family="paragraph" style:parent-style-name="Standard">
      <style:paragraph-properties fo:text-align="start" style:justify-single-word="false" style:writing-mode="lr-tb"/>
    </style:style>
    <style:style style:name="P152" style:family="paragraph" style:parent-style-name="Normal">
      <style:paragraph-properties fo:text-align="start" style:justify-single-word="false" fo:background-color="transparent" style:writing-mode="lr-tb">
        <style:background-image/>
      </style:paragraph-properties>
      <style:text-properties fo:language="en" fo:country="GB"/>
    </style:style>
    <style:style style:name="P153" style:family="paragraph" style:parent-style-name="Standard">
      <style:paragraph-properties fo:text-align="start" style:justify-single-word="false" fo:background-color="transparent" style:writing-mode="lr-tb">
        <style:background-image/>
      </style:paragraph-properties>
      <style:text-properties fo:language="en" fo:country="GB"/>
    </style:style>
    <style:style style:name="P154" style:family="paragraph" style:parent-style-name="Heading_20_1">
      <style:paragraph-properties fo:text-align="start" style:justify-single-word="false" fo:background-color="transparent" style:writing-mode="lr-tb">
        <style:background-image/>
      </style:paragraph-properties>
      <style:text-properties fo:language="en" fo:country="GB"/>
    </style:style>
    <style:style style:name="P155" style:family="paragraph" style:parent-style-name="Heading_20_3">
      <style:paragraph-properties fo:break-before="page"/>
    </style:style>
    <style:style style:name="P156" style:family="paragraph" style:parent-style-name="Heading_20_2">
      <style:paragraph-properties fo:background-color="transparent">
        <style:background-image/>
      </style:paragraph-properties>
      <style:text-properties fo:language="en" fo:country="GB"/>
    </style:style>
    <style:style style:name="P157" style:family="paragraph" style:parent-style-name="Heading_20_3">
      <style:paragraph-properties fo:background-color="transparent">
        <style:background-image/>
      </style:paragraph-properties>
    </style:style>
    <style:style style:name="P158" style:family="paragraph" style:parent-style-name="Heading_20_3" style:master-page-name="">
      <style:paragraph-properties fo:break-before="auto" fo:break-after="auto"/>
    </style:style>
    <style:style style:name="P159" style:family="paragraph" style:parent-style-name="Table_20_Heading">
      <style:paragraph-properties fo:background-color="#cccccc">
        <style:background-image/>
      </style:paragraph-properties>
      <style:text-properties fo:font-size="7pt" style:font-size-asian="7pt" style:font-size-complex="7pt"/>
    </style:style>
    <style:style style:name="P160" style:family="paragraph" style:parent-style-name="Table_20_Contents">
      <style:text-properties fo:font-size="7pt" fo:font-weight="bold" style:font-size-asian="7pt" style:font-weight-asian="bold" style:font-size-complex="7pt" style:font-weight-complex="bold"/>
    </style:style>
    <style:style style:name="P161" style:family="paragraph" style:parent-style-name="Table_20_Contents">
      <style:text-properties fo:font-size="7pt" style:font-size-asian="7pt" style:font-size-complex="7pt"/>
    </style:style>
    <style:style style:name="P162" style:family="paragraph" style:parent-style-name="Table_20_Contents">
      <style:paragraph-properties style:writing-mode="lr-tb"/>
      <style:text-properties style:font-name="Arial1" fo:font-size="7pt" style:font-name-asian="Times New Roman" style:font-size-asian="7pt" style:font-name-complex="Arial1" style:font-size-complex="7pt"/>
    </style:style>
    <style:style style:name="P163" style:family="paragraph" style:parent-style-name="Table_20_Contents">
      <style:paragraph-properties style:writing-mode="lr-tb"/>
      <style:text-properties fo:font-size="7pt" style:font-size-asian="7pt" style:font-size-complex="7pt"/>
    </style:style>
    <style:style style:name="P164" style:family="paragraph" style:parent-style-name="Table_20_Contents">
      <style:paragraph-properties style:writing-mode="lr-tb"/>
      <style:text-properties fo:font-size="7pt" fo:font-weight="bold" style:font-size-asian="7pt" style:font-weight-asian="bold" style:font-size-complex="7pt" style:font-weight-complex="bold"/>
    </style:style>
    <style:style style:name="P165" style:family="paragraph" style:parent-style-name="Table_20_Contents">
      <style:paragraph-properties style:writing-mode="lr-tb"/>
      <style:text-properties fo:font-size="7pt" fo:font-weight="normal" style:font-size-asian="7pt" style:font-weight-asian="normal" style:font-size-complex="7pt" style:font-weight-complex="normal"/>
    </style:style>
    <style:style style:name="P166" style:family="paragraph" style:parent-style-name="Table_20_Contents">
      <style:text-properties style:font-name="Arial1" fo:font-size="7pt" style:font-name-asian="Times New Roman" style:font-size-asian="7pt" style:font-name-complex="Arial1" style:font-size-complex="7pt"/>
    </style:style>
    <style:style style:name="P167" style:family="paragraph" style:parent-style-name="Heading_20_2" style:master-page-name="">
      <style:paragraph-properties fo:break-before="page" fo:background-color="transparent">
        <style:background-image/>
      </style:paragraph-properties>
      <style:text-properties fo:language="en" fo:country="GB"/>
    </style:style>
    <style:style style:name="P168" style:family="paragraph" style:parent-style-name="Heading_20_3">
      <style:paragraph-properties fo:background-color="transparent">
        <style:background-image/>
      </style:paragraph-properties>
      <style:text-properties fo:language="en" fo:country="GB"/>
    </style:style>
    <style:style style:name="P169" style:family="paragraph" style:parent-style-name="Standard">
      <style:text-properties style:font-name="Arial" fo:font-size="6pt" fo:font-weight="bold" style:font-size-asian="6pt" style:font-weight-asian="bold" style:font-size-complex="6pt" style:font-weight-complex="bold"/>
    </style:style>
    <style:style style:name="P170" style:family="paragraph" style:parent-style-name="Standard">
      <style:text-properties style:font-name="Arial" fo:font-size="6pt" style:font-size-asian="6pt" style:font-size-complex="6pt"/>
    </style:style>
    <style:style style:name="P171" style:family="paragraph" style:parent-style-name="Standard">
      <style:text-properties style:font-name="Arial" fo:font-size="6pt" fo:font-weight="normal" style:font-size-asian="6pt" style:font-weight-asian="normal" style:font-size-complex="6pt" style:font-weight-complex="normal"/>
    </style:style>
    <style:style style:name="P172" style:family="paragraph" style:parent-style-name="Table_20_Heading">
      <style:paragraph-properties fo:text-align="center" style:justify-single-word="false"/>
    </style:style>
    <style:style style:name="P173" style:family="paragraph" style:parent-style-name="Table_20_Contents">
      <style:paragraph-properties fo:text-align="center" style:justify-single-word="false"/>
    </style:style>
    <style:style style:name="P174" style:family="paragraph" style:parent-style-name="Heading_20_3" style:master-page-name="">
      <style:paragraph-properties fo:break-before="page" fo:background-color="transparent">
        <style:background-image/>
      </style:paragraph-properties>
      <style:text-properties fo:language="en" fo:country="GB"/>
    </style:style>
    <style:style style:name="P175" style:family="paragraph" style:parent-style-name="Text_20_body">
      <style:paragraph-properties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76" style:family="paragraph" style:parent-style-name="Standard">
      <style:paragraph-properties fo:background-color="transparent">
        <style:background-image/>
      </style:paragraph-properties>
      <style:text-properties style:font-name="Arial" fo:font-size="6pt" fo:font-weight="bold" style:font-size-asian="6pt" style:font-weight-asian="bold" style:font-size-complex="6pt" style:font-weight-complex="bold"/>
    </style:style>
    <style:style style:name="P177" style:family="paragraph" style:parent-style-name="Standard">
      <style:paragraph-properties fo:background-color="transparent">
        <style:background-image/>
      </style:paragraph-properties>
      <style:text-properties style:font-name="Arial" fo:font-size="6pt" fo:font-weight="normal" style:font-size-asian="6pt" style:font-weight-asian="normal" style:font-size-complex="6pt" style:font-weight-complex="normal"/>
    </style:style>
    <style:style style:name="P178" style:family="paragraph" style:parent-style-name="Text_20_body">
      <style:paragraph-properties fo:margin-left="3.752cm" fo:margin-right="0cm" fo:text-indent="-2.515cm" style:auto-text-indent="false" fo:background-color="transparent" style:writing-mode="lr-tb">
        <style:tab-stops/>
        <style:background-image/>
      </style:paragraph-properties>
    </style:style>
    <style:style style:name="P179" style:family="paragraph" style:parent-style-name="Standard">
      <style:paragraph-properties fo:background-color="transparent">
        <style:background-image/>
      </style:paragraph-properties>
      <style:text-properties style:font-name="Arial" fo:font-size="6pt" style:font-size-asian="6pt" style:font-size-complex="6pt"/>
    </style:style>
    <style:style style:name="P180" style:family="paragraph" style:parent-style-name="Text_20_body">
      <style:paragraph-properties fo:margin-left="3.752cm" fo:margin-right="0cm" fo:text-indent="-2.533cm" style:auto-text-indent="false" fo:background-color="transparent">
        <style:tab-stops/>
        <style:background-image/>
      </style:paragraph-properties>
    </style:style>
    <style:style style:name="P181" style:family="paragraph" style:parent-style-name="Heading_20_3" style:master-page-name="">
      <style:paragraph-properties fo:break-before="page" fo:background-color="transparent">
        <style:background-image/>
      </style:paragraph-properties>
    </style:style>
    <style:style style:name="P182" style:family="paragraph" style:parent-style-name="Text_20_body">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3" style:family="paragraph" style:parent-style-name="Text_20_body">
      <style:paragraph-properties fo:margin-left="3.752cm" fo:margin-right="0cm" fo:text-indent="-2.515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4" style:family="paragraph" style:parent-style-name="Text_20_body">
      <style:paragraph-properties fo:margin-left="3.752cm" fo:margin-right="0cm" fo:text-indent="-3.731cm" style:auto-text-indent="false" fo:background-color="transparent" style:writing-mode="lr-tb">
        <style:tab-stops/>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5" style:family="paragraph" style:parent-style-name="Text_20_body">
      <style:paragraph-properties fo:break-before="pag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86" style:family="paragraph" style:parent-style-name="Standard">
      <style:paragraph-properties fo:background-color="transparent" style:writing-mode="lr-tb">
        <style:background-image/>
      </style:paragraph-properties>
      <style:text-properties style:font-name="Arial" fo:font-size="6pt" fo:font-weight="bold" style:font-size-asian="6pt" style:font-weight-asian="bold" style:font-size-complex="6pt" style:font-weight-complex="bold"/>
    </style:style>
    <style:style style:name="P187" style:family="paragraph" style:parent-style-name="Standard">
      <style:paragraph-properties fo:background-color="transparent" style:writing-mode="lr-tb">
        <style:background-image/>
      </style:paragraph-properties>
      <style:text-properties style:font-name="Arial" fo:font-size="6pt" fo:font-weight="normal" style:font-size-asian="6pt" style:font-weight-asian="normal" style:font-size-complex="6pt" style:font-weight-complex="normal"/>
    </style:style>
    <style:style style:name="P188" style:family="paragraph" style:parent-style-name="Text_20_body">
      <style:paragraph-properties fo:margin-left="3.752cm" fo:margin-right="0cm" fo:text-indent="-2.515cm" style:auto-text-indent="false" fo:background-color="transparent" style:writing-mode="lr-tb">
        <style:tab-stops>
          <style:tab-stop style:position="6.024cm"/>
        </style:tab-stops>
        <style:background-image/>
      </style:paragraph-properties>
    </style:style>
    <style:style style:name="P189" style:family="paragraph" style:parent-style-name="Text_20_body">
      <style:paragraph-properties fo:margin-left="2.501cm" fo:margin-right="0cm" fo:text-indent="-2.515cm" style:auto-text-indent="false" fo:background-color="transparent" style:writing-mode="lr-tb">
        <style:tab-stops/>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90" style:family="paragraph" style:parent-style-name="Standard">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1" style:family="paragraph" style:parent-style-name="Text_20_body">
      <style:paragraph-properties fo:break-before="page" fo:background-color="transparent" style:writing-mode="lr-tb">
        <style:background-image/>
      </style:paragraph-properties>
      <style:text-properties fo:language="en" fo:country="GB" fo:font-style="italic" style:text-underline-style="none" fo:font-weight="bold" style:font-style-asian="italic" style:font-weight-asian="bold" style:font-style-complex="italic" style:font-weight-complex="bold"/>
    </style:style>
    <style:style style:name="P192" style:family="paragraph" style:parent-style-name="Text_20_body" style:list-style-name="L15">
      <style:paragraph-properties fo:margin-left="1.251cm" fo:margin-right="0cm" fo:text-indent="0cm" style:auto-text-indent="false"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3" style:family="paragraph" style:parent-style-name="Heading_20_3" style:master-page-name="">
      <style:paragraph-properties fo:break-before="page" fo:background-color="transparent" style:writing-mode="lr-tb">
        <style:background-image/>
      </style:paragraph-properties>
    </style:style>
    <style:style style:name="P194" style:family="paragraph" style:parent-style-name="Text_20_body" style:list-style-name="L16">
      <style:paragraph-properties fo:background-color="transparent" style:writing-mode="lr-tb">
        <style:background-image/>
      </style:paragraph-properties>
    </style:style>
    <style:style style:name="P195" style:family="paragraph" style:parent-style-name="Heading_20_3">
      <style:text-properties fo:language="en" fo:country="GB" fo:font-style="normal" style:text-underline-style="none" fo:font-weight="bold" style:font-style-asian="normal" style:font-weight-asian="bold" style:font-style-complex="normal" style:font-weight-complex="bold"/>
    </style:style>
    <style:style style:name="P196" style:family="paragraph" style:parent-style-name="Text_20_body" style:list-style-name="L17">
      <style:paragraph-properties fo:background-color="transparent" style:writing-mode="lr-tb">
        <style:background-image/>
      </style:paragraph-properties>
      <style:text-properties fo:language="en" fo:country="GB" fo:font-style="normal" style:text-underline-style="none" fo:font-weight="normal" style:font-style-asian="normal" style:font-weight-asian="normal" style:font-style-complex="normal" style:font-weight-complex="normal"/>
    </style:style>
    <style:style style:name="P197" style:family="paragraph" style:parent-style-name="Text_20_body" style:list-style-name="L17">
      <style:paragraph-properties fo:background-color="transparent" style:writing-mode="lr-tb">
        <style:background-image/>
      </style:paragraph-properties>
    </style:style>
    <style:style style:name="P198" style:family="paragraph" style:parent-style-name="Text_20_body" style:list-style-name="L18">
      <style:paragraph-properties fo:margin-left="1.251cm" fo:margin-right="0cm" fo:text-indent="0cm" style:auto-text-indent="false" fo:background-color="transparent" style:writing-mode="lr-tb">
        <style:background-image/>
      </style:paragraph-properties>
      <style:text-properties fo:language="en" fo:country="GB"/>
    </style:style>
    <style:style style:name="P199" style:family="paragraph" style:parent-style-name="Heading_20_4" style:list-style-name="L19"/>
    <style:style style:name="P200" style:family="paragraph" style:parent-style-name="Text_20_body" style:list-style-name="L19">
      <style:paragraph-properties fo:margin-left="0.023cm" fo:margin-right="0cm" fo:text-align="start" style:justify-single-word="false" fo:text-indent="0cm" style:auto-text-indent="false" fo:background-color="transparent" style:writing-mode="lr-tb">
        <style:background-image/>
      </style:paragraph-properties>
      <style:text-properties fo:language="en" fo:country="GB"/>
    </style:style>
    <style:style style:name="P201" style:family="paragraph" style:parent-style-name="Heading_20_2" style:master-page-name="">
      <style:paragraph-properties fo:break-before="page" fo:background-color="transparent">
        <style:tab-stops>
          <style:tab-stop style:position="9.871cm"/>
        </style:tab-stops>
        <style:background-image/>
      </style:paragraph-properties>
      <style:text-properties fo:language="en" fo:country="GB"/>
    </style:style>
    <style:style style:name="P202" style:family="paragraph" style:parent-style-name="Text_20_body">
      <style:paragraph-properties fo:background-color="transparent">
        <style:tab-stops>
          <style:tab-stop style:position="9.871cm"/>
        </style:tab-stops>
        <style:background-image/>
      </style:paragraph-properties>
      <style:text-properties fo:language="en" fo:country="GB"/>
    </style:style>
    <style:style style:name="P203" style:family="paragraph" style:parent-style-name="Heading_20_3">
      <style:paragraph-properties fo:background-color="transparent" style:writing-mode="lr-tb">
        <style:tab-stops>
          <style:tab-stop style:position="9.871cm"/>
        </style:tab-stops>
        <style:background-image/>
      </style:paragraph-properties>
    </style:style>
    <style:style style:name="P204" style:family="paragraph" style:parent-style-name="Text_20_body">
      <style:paragraph-properties fo:background-color="transparent" style:writing-mode="lr-tb">
        <style:tab-stops>
          <style:tab-stop style:position="9.871cm"/>
        </style:tab-stops>
        <style:background-image/>
      </style:paragraph-properties>
    </style:style>
    <style:style style:name="P205" style:family="paragraph" style:parent-style-name="Text_20_body">
      <style:paragraph-properties fo:margin-left="1.251cm" fo:margin-right="0cm" fo:text-indent="0cm" style:auto-text-indent="false"/>
      <style:text-properties style:font-name="Courier New" fo:font-size="8pt" style:font-size-asian="8pt" style:font-size-complex="8pt"/>
    </style:style>
    <style:style style:name="P206" style:family="paragraph" style:parent-style-name="Text_20_body">
      <style:paragraph-properties fo:margin-left="1.251cm" fo:margin-right="0cm" fo:text-indent="0cm" style:auto-text-indent="false">
        <style:tab-stops>
          <style:tab-stop style:position="1.97cm"/>
        </style:tab-stops>
      </style:paragraph-properties>
      <style:text-properties style:font-name="Courier New" fo:font-size="8pt" style:font-size-asian="8pt" style:font-size-complex="8pt"/>
    </style:style>
    <style:style style:name="P207" style:family="paragraph" style:parent-style-name="Heading_20_2">
      <style:paragraph-properties fo:background-color="transparent">
        <style:background-image/>
      </style:paragraph-properties>
    </style:style>
    <style:style style:name="P208" style:family="paragraph" style:parent-style-name="Text_20_body" style:master-page-name="">
      <style:paragraph-properties fo:margin-top="0.199cm" fo:margin-bottom="0.199cm" fo:background-color="transparent" style:writing-mode="lr-tb">
        <style:background-image/>
      </style:paragraph-properties>
      <style:text-properties style:font-name="Arial" fo:font-size="8pt" fo:language="en" fo:country="GB" style:font-size-asian="8pt" style:font-size-complex="8pt"/>
    </style:style>
    <style:style style:name="P209" style:family="paragraph" style:parent-style-name="Text_20_body" style:list-style-name="L20">
      <style:paragraph-properties fo:margin-left="1.251cm" fo:margin-right="0cm" fo:text-indent="0cm" style:auto-text-indent="false" fo:background-color="transparent">
        <style:background-image/>
      </style:paragraph-properties>
    </style:style>
    <style:style style:name="P210" style:family="paragraph" style:parent-style-name="Text_20_body" style:list-style-name="L21">
      <style:paragraph-properties fo:margin-left="2.501cm" fo:margin-right="0cm" fo:text-indent="0cm" style:auto-text-indent="false" fo:background-color="transparent">
        <style:background-image/>
      </style:paragraph-properties>
    </style:style>
    <style:style style:name="P211" style:family="paragraph" style:parent-style-name="Text_20_body" style:list-style-name="L21">
      <style:paragraph-properties fo:margin-left="2.501cm" fo:margin-right="0cm" fo:text-indent="0cm" style:auto-text-indent="false" fo:background-color="transparent">
        <style:background-image/>
      </style:paragraph-properties>
      <style:text-properties fo:font-style="italic" style:font-style-asian="italic" style:font-style-complex="italic"/>
    </style:style>
    <style:style style:name="P212" style:family="paragraph" style:parent-style-name="Text_20_body">
      <style:paragraph-properties fo:margin-left="0cm" fo:margin-right="0cm" fo:text-indent="0cm" style:auto-text-indent="false" fo:background-color="transparent">
        <style:background-image/>
      </style:paragraph-properties>
      <style:text-properties fo:font-style="normal" style:text-underline-style="none" style:font-style-asian="normal" style:font-style-complex="normal"/>
    </style:style>
    <style:style style:name="P213" style:family="paragraph" style:parent-style-name="Text_20_body">
      <style:text-properties style:font-name="Arial" fo:font-size="8pt" fo:language="en" fo:country="GB" style:font-size-asian="8pt" style:font-size-complex="8pt"/>
    </style:style>
    <style:style style:name="P214" style:family="paragraph" style:parent-style-name="Text_20_body" style:list-style-name="L20">
      <style:paragraph-properties fo:margin-left="2.501cm" fo:margin-right="0cm" fo:text-indent="0cm" style:auto-text-indent="false" fo:background-color="transparent">
        <style:background-image/>
      </style:paragraph-properties>
    </style:style>
    <style:style style:name="P215" style:family="paragraph" style:parent-style-name="Text_20_body">
      <style:paragraph-properties fo:margin-left="0cm" fo:margin-right="0cm" fo:text-indent="0cm" style:auto-text-indent="false" fo:background-color="transparent">
        <style:background-image/>
      </style:paragraph-properties>
      <style:text-properties fo:language="en" fo:country="GB" fo:font-style="normal" style:text-underline-style="none" style:font-style-asian="normal" style:font-style-complex="normal"/>
    </style:style>
    <style:style style:name="P216" style:family="paragraph" style:parent-style-name="Text_20_body">
      <style:paragraph-properties fo:margin-left="1.27cm" fo:margin-right="0cm" fo:margin-top="0.423cm" fo:margin-bottom="0cm" fo:text-indent="0cm" style:auto-text-indent="false" fo:background-color="transparent" fo:padding-left="0cm" fo:padding-right="0cm" fo:padding-top="0cm" fo:padding-bottom="0.049cm" fo:border-left="none" fo:border-right="none" fo:border-top="none" fo:border-bottom="0.035cm solid #000000">
        <style:background-image/>
      </style:paragraph-properties>
      <style:text-properties fo:font-weight="bold"/>
    </style:style>
    <style:style style:name="P217" style:family="paragraph" style:parent-style-name="Text_20_body">
      <style:paragraph-properties fo:margin-left="2.496cm" fo:margin-right="0cm" fo:margin-top="0.212cm" fo:margin-bottom="0.212cm" fo:text-indent="0cm" style:auto-text-indent="false" fo:background-color="transparent" style:writing-mode="lr-tb">
        <style:background-image/>
      </style:paragraph-properties>
      <style:text-properties style:font-name="Arial4" fo:font-size="10pt" fo:font-weight="bold"/>
    </style:style>
    <style:style style:name="P218" style:family="paragraph" style:parent-style-name="Text_20_body">
      <style:paragraph-properties fo:margin-left="1.27cm" fo:margin-right="0cm" fo:text-indent="0cm" style:auto-text-indent="false" fo:background-color="transparent">
        <style:background-image/>
      </style:paragraph-properties>
      <style:text-properties fo:font-size="10pt" fo:font-weight="bold"/>
    </style:style>
    <style:style style:name="P219" style:family="paragraph" style:parent-style-name="Text_20_body">
      <style:paragraph-properties fo:margin-left="2.501cm" fo:margin-right="0cm" fo:text-align="justify" style:justify-single-word="false" fo:text-indent="0cm" style:auto-text-indent="false" fo:background-color="transparent">
        <style:background-image/>
      </style:paragraph-properties>
    </style:style>
    <style:style style:name="P220" style:family="paragraph" style:parent-style-name="Text_20_body" style:list-style-name="L22">
      <style:paragraph-properties fo:margin-left="2.501cm" fo:margin-right="0cm" fo:text-indent="0cm" style:auto-text-indent="false" fo:background-color="transparent">
        <style:background-image/>
      </style:paragraph-properties>
    </style:style>
    <style:style style:name="P221"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fo:font-weight="bold"/>
    </style:style>
    <style:style style:name="P222" style:family="paragraph" style:parent-style-name="Text_20_body">
      <style:paragraph-properties fo:margin-left="1.27cm" fo:margin-right="0cm" fo:margin-top="0.212cm" fo:margin-bottom="0.212cm" fo:text-indent="1.27cm" style:auto-text-indent="false"/>
      <style:text-properties style:font-name="Arial4" fo:font-size="10pt" fo:font-weight="bold"/>
    </style:style>
    <style:style style:name="P223" style:family="paragraph" style:parent-style-name="Text_20_body">
      <style:paragraph-properties fo:margin-left="1.27cm" fo:margin-right="0cm" fo:text-indent="0cm" style:auto-text-indent="false"/>
      <style:text-properties fo:font-size="10pt" fo:font-weight="bold"/>
    </style:style>
    <style:style style:name="P224" style:family="paragraph" style:parent-style-name="Text_20_body">
      <style:paragraph-properties fo:margin-left="1.27cm" fo:margin-right="0cm" fo:margin-top="0.423cm" fo:margin-bottom="0cm" fo:text-indent="0cm" style:auto-text-indent="false" fo:padding-left="0cm" fo:padding-right="0cm" fo:padding-top="0cm" fo:padding-bottom="0.049cm" fo:border-left="none" fo:border-right="none" fo:border-top="none" fo:border-bottom="0.035cm solid #000000"/>
      <style:text-properties style:font-name="Arial" fo:font-weight="bold"/>
    </style:style>
    <style:style style:name="P225" style:family="paragraph" style:parent-style-name="Text_20_body">
      <style:paragraph-properties fo:margin-left="1.27cm" fo:margin-right="0cm" fo:text-indent="0cm" style:auto-text-indent="false"/>
      <style:text-properties fo:font-weight="bold" style:font-weight-asian="bold" style:font-weight-complex="bold"/>
    </style:style>
    <style:style style:name="P226" style:family="paragraph" style:parent-style-name="Text_20_body">
      <style:paragraph-properties fo:margin-left="2.501cm" fo:margin-right="0cm" fo:text-indent="0cm" style:auto-text-indent="false"/>
      <style:text-properties fo:font-size="10pt" fo:font-weight="normal" style:font-weight-asian="normal" style:font-weight-complex="normal"/>
    </style:style>
    <style:style style:name="P227" style:family="paragraph" style:parent-style-name="Text_20_body">
      <style:paragraph-properties fo:margin-left="1.27cm" fo:margin-right="0cm" fo:text-indent="0cm" style:auto-text-indent="false" style:writing-mode="lr-tb"/>
      <style:text-properties fo:font-weight="bold" style:font-weight-asian="bold" style:font-weight-complex="bold"/>
    </style:style>
    <style:style style:name="P228" style:family="paragraph" style:parent-style-name="Text_20_body">
      <style:paragraph-properties fo:margin-left="2.501cm" fo:margin-right="0cm" fo:text-align="justify" style:justify-single-word="false" fo:text-indent="0cm" style:auto-text-indent="false"/>
    </style:style>
    <style:style style:name="P229" style:family="paragraph" style:parent-style-name="Text_20_body">
      <style:paragraph-properties fo:margin-left="2.54cm" fo:margin-right="0cm" fo:text-align="justify" style:justify-single-word="false" fo:text-indent="0cm" style:auto-text-indent="false" style:writing-mode="lr-tb"/>
      <style:text-properties fo:font-size="10pt"/>
    </style:style>
    <style:style style:name="P230" style:family="paragraph" style:parent-style-name="Text_20_body">
      <style:paragraph-properties fo:margin-left="2.54cm" fo:margin-right="0cm" fo:text-align="justify" style:justify-single-word="false" fo:text-indent="0cm" style:auto-text-indent="false"/>
      <style:text-properties fo:font-size="10pt"/>
    </style:style>
    <style:style style:name="P231" style:family="paragraph" style:parent-style-name="Text_20_body">
      <style:paragraph-properties fo:margin-left="2.54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32" style:family="paragraph" style:parent-style-name="Text_20_body">
      <style:paragraph-properties fo:margin-left="0cm" fo:margin-right="0cm" fo:text-align="justify" style:justify-single-word="false" fo:text-indent="0cm" style:auto-text-indent="false" fo:background-color="transparent" style:writing-mode="lr-tb">
        <style:background-image/>
      </style:paragraph-properties>
      <style:text-properties fo:font-size="10pt" fo:language="en" fo:country="GB"/>
    </style:style>
    <style:style style:name="P233" style:family="paragraph" style:parent-style-name="Table_20_Heading">
      <style:paragraph-properties fo:background-color="#cccccc">
        <style:background-image/>
      </style:paragraph-properties>
    </style:style>
    <style:style style:name="P234" style:family="paragraph" style:parent-style-name="Text_20_body">
      <style:paragraph-properties fo:margin-left="1.251cm" fo:margin-right="0cm" fo:text-align="start" style:justify-single-word="false" fo:text-indent="0cm" style:auto-text-indent="false" style:writing-mode="lr-tb"/>
      <style:text-properties fo:language="en" fo:country="GB"/>
    </style:style>
    <style:style style:name="P235" style:family="paragraph" style:parent-style-name="Text_20_body">
      <style:paragraph-properties fo:margin-left="1.251cm" fo:margin-right="0cm" fo:text-align="justify" style:justify-single-word="false" fo:text-indent="0cm" style:auto-text-indent="false" style:writing-mode="lr-tb"/>
    </style:style>
    <style:style style:name="P236" style:family="paragraph" style:parent-style-name="Text_20_body">
      <style:paragraph-properties fo:margin-left="1.251cm" fo:margin-right="0cm" fo:text-indent="0cm" style:auto-text-indent="false"/>
      <style:text-properties fo:font-size="8pt" style:font-size-asian="8pt" style:font-size-complex="8pt"/>
    </style:style>
    <style:style style:name="P237" style:family="paragraph" style:parent-style-name="Text_20_body">
      <style:paragraph-properties fo:margin-left="1.251cm" fo:margin-right="0cm" fo:text-align="justify" style:justify-single-word="false" fo:text-indent="0cm" style:auto-text-indent="false" style:writing-mode="lr-tb"/>
      <style:text-properties fo:font-size="8pt" style:font-size-asian="8pt" style:font-size-complex="8pt"/>
    </style:style>
    <style:style style:name="P238" style:family="paragraph" style:parent-style-name="Text_20_body">
      <style:paragraph-properties fo:margin-left="0cm" fo:margin-right="0cm" fo:text-align="justify" style:justify-single-word="false" fo:text-indent="0cm" style:auto-text-indent="false" style:writing-mode="lr-tb"/>
      <style:text-properties fo:font-size="8pt" style:font-size-asian="8pt" style:font-size-complex="8pt"/>
    </style:style>
    <style:style style:name="P239" style:family="paragraph" style:parent-style-name="Heading_20_3">
      <style:text-properties fo:language="en" fo:country="GB"/>
    </style:style>
    <style:style style:name="P240" style:family="paragraph" style:parent-style-name="Text_20_body">
      <style:paragraph-properties fo:margin-left="1.251cm" fo:margin-right="0cm" fo:text-align="justify" style:justify-single-word="false" fo:text-indent="0cm" style:auto-text-indent="false"/>
      <style:text-properties fo:font-size="8pt" style:font-size-asian="8pt" style:font-size-complex="8pt"/>
    </style:style>
    <style:style style:name="P241" style:family="paragraph" style:parent-style-name="Text_20_body">
      <style:paragraph-properties fo:margin-left="2.501cm" fo:margin-right="0cm" fo:text-align="justify" style:justify-single-word="false" fo:text-indent="0cm" style:auto-text-indent="false"/>
      <style:text-properties fo:font-size="8pt" style:font-size-asian="8pt" style:font-size-complex="8pt"/>
    </style:style>
    <style:style style:name="P242" style:family="paragraph" style:parent-style-name="Text_20_body">
      <style:paragraph-properties fo:margin-left="1.251cm" fo:margin-right="0cm" fo:text-align="justify" style:justify-single-word="false" fo:text-indent="0cm" style:auto-text-indent="false" style:writing-mode="lr-tb"/>
      <style:text-properties fo:font-size="8pt" fo:language="en" fo:country="GB" style:font-size-asian="8pt" style:font-size-complex="8pt"/>
    </style:style>
    <style:style style:name="P243" style:family="paragraph" style:parent-style-name="Heading_20_3">
      <style:paragraph-properties fo:text-align="start" style:justify-single-word="false" style:writing-mode="lr-tb"/>
      <style:text-properties fo:language="en" fo:country="GB"/>
    </style:style>
    <style:style style:name="P244" style:family="paragraph" style:parent-style-name="Text_20_body">
      <style:paragraph-properties fo:margin-left="0cm" fo:margin-right="0cm" fo:text-align="start" style:justify-single-word="false" fo:text-indent="0cm" style:auto-text-indent="false" style:writing-mode="lr-tb"/>
      <style:text-properties fo:language="en" fo:country="GB"/>
    </style:style>
    <style:style style:name="P245" style:family="paragraph" style:parent-style-name="Text_20_body">
      <style:paragraph-properties fo:margin-left="1.251cm" fo:margin-right="0cm" fo:text-align="start" style:justify-single-word="false" fo:text-indent="0cm" style:auto-text-indent="false" style:writing-mode="lr-tb"/>
    </style:style>
    <style:style style:name="P246" style:family="paragraph" style:parent-style-name="Heading_20_2" style:master-page-name="">
      <style:paragraph-properties fo:break-before="page"/>
      <style:text-properties fo:language="en" fo:country="GB"/>
    </style:style>
    <style:style style:name="P247" style:family="paragraph" style:parent-style-name="Text_20_body">
      <style:paragraph-properties fo:text-align="justify" style:justify-single-word="false"/>
      <style:text-properties fo:language="en" fo:country="GB"/>
    </style:style>
    <style:style style:name="P248" style:family="paragraph" style:parent-style-name="Text_20_body">
      <style:paragraph-properties fo:text-align="justify" style:justify-single-word="false"/>
      <style:text-properties fo:font-size="8pt" style:font-size-asian="8pt" style:font-size-complex="8pt"/>
    </style:style>
    <style:style style:name="P249" style:family="paragraph" style:parent-style-name="Heading_20_2" style:master-page-name="">
      <style:paragraph-properties fo:text-align="justify" style:justify-single-word="false" fo:break-before="page"/>
      <style:text-properties fo:language="en" fo:country="GB"/>
    </style:style>
    <style:style style:name="P250" style:family="paragraph" style:parent-style-name="Text_20_body">
      <style:text-properties fo:font-size="8pt" style:font-size-asian="8pt" style:font-size-complex="8pt"/>
    </style:style>
    <style:style style:name="P251" style:family="paragraph" style:parent-style-name="Bibliography_20_1">
      <style:paragraph-properties>
        <style:tab-stops>
          <style:tab-stop style:position="0cm"/>
        </style:tab-stops>
      </style:paragraph-properties>
    </style:style>
    <style:style style:name="P252" style:family="paragraph" style:parent-style-name="Text_20_body">
      <style:text-properties fo:color="#ffffff"/>
    </style:style>
    <style:style style:name="T1" style:family="text">
      <style:text-properties style:font-name="Arial" style:font-name-asian="Times New Roman" style:font-name-complex="Times New Roman"/>
    </style:style>
    <style:style style:name="T2" style:family="text">
      <style:text-properties fo:font-weight="bold"/>
    </style:style>
    <style:style style:name="T3" style:family="text">
      <style:text-properties fo:color="#c0c0c0" fo:font-size="10.5pt" fo:language="en" fo:country="GB"/>
    </style:style>
    <style:style style:name="T4" style:family="text">
      <style:text-properties fo:color="#c0c0c0" fo:font-size="10.5pt" fo:language="en" fo:country="GB"/>
    </style:style>
    <style:style style:name="T5" style:family="text">
      <style:text-properties fo:background-color="transparent"/>
    </style:style>
    <style:style style:name="T6" style:family="text">
      <style:text-properties style:font-name="Wingdings" fo:font-size="10pt" style:font-name-asian="Times New Roman" style:font-size-asian="10pt" style:font-name-complex="Times New Roman" style:font-size-complex="10pt"/>
    </style:style>
    <style:style style:name="T7" style:family="text">
      <style:text-properties fo:language="en" fo:country="GB"/>
    </style:style>
    <style:style style:name="T8" style:family="text">
      <style:text-properties style:use-window-font-color="true" fo:background-color="transparent"/>
    </style:style>
    <style:style style:name="T9" style:family="text">
      <style:text-properties style:use-window-font-color="true" fo:language="en" fo:country="GB" fo:background-color="transparent"/>
    </style:style>
    <style:style style:name="T10" style:family="text">
      <style:text-properties style:use-window-font-color="true"/>
    </style:style>
    <style:style style:name="T11" style:family="text">
      <style:text-propertie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Times New Roman" fo:font-style="normal" style:font-name-asian="Times New Roman" style:font-style-asian="normal" style:font-name-complex="Times New Roman" style:font-style-complex="normal"/>
    </style:style>
    <style:style style:name="T14" style:family="text">
      <style:text-properties style:text-position="super 58%"/>
    </style:style>
    <style:style style:name="T15" style:family="text">
      <style:text-properties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
    </style:style>
    <style:style style:name="T18" style:family="text">
      <style:text-properties style:font-name="Times New Roman" fo:font-style="italic" style:font-style-asian="italic" style:font-style-complex="italic"/>
    </style:style>
    <style:style style:name="T19" style:family="text">
      <style:text-properties fo:font-style="normal" style:text-underline-style="none"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Symbol"/>
    </style:style>
    <style:style style:name="T22" style:family="text">
      <style:text-properties fo:language="en" fo:country="GB" fo:font-style="italic" style:font-style-asian="italic" style:font-style-complex="italic"/>
    </style:style>
    <style:style style:name="T23" style:family="text">
      <style:text-properties fo:font-size="8pt" style:font-size-asian="8pt" style:font-size-complex="8pt"/>
    </style:style>
    <style:style style:name="T24" style:family="text">
      <style:text-properties fo:font-size="8pt" fo:font-style="italic" style:font-size-asian="8pt" style:font-style-asian="italic" style:font-size-complex="8pt" style:font-style-complex="italic"/>
    </style:style>
    <style:style style:name="T25" style:family="text">
      <style:text-properties style:font-name="Arial1" style:font-name-asian="Times New Roman" style:font-name-complex="Arial1"/>
    </style:style>
    <style:style style:name="T26" style:family="text">
      <style:text-properties fo:language="en" fo:country="GB" fo:font-style="normal" style:font-style-asian="normal" style:font-style-complex="normal"/>
    </style:style>
    <style:style style:name="T27" style:family="text">
      <style:text-properties fo:language="en" fo:country="GB" fo:font-style="normal" style:text-underline-style="none" fo:font-weight="normal" style:font-style-asian="normal" style:font-weight-asian="normal" style:font-style-complex="normal" style:font-weight-complex="normal"/>
    </style:style>
    <style:style style:name="T28" style:family="text">
      <style:text-properties fo:language="en" fo:country="GB" fo:font-style="italic" style:text-underline-style="none"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2">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3">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4">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CD0F53849.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D0F53849.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D0F53849.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D0F53849.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D0F53849.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D0F53849.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D0F53849.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D0F53849.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D0F53849.gif" xlink:type="simple" xlink:show="embed" xlink:actuate="onLoad">
        <style:list-level-properties text:space-before="4.502cm" text:min-label-width="0.499cm" style:vertical-pos="middle" style:vertical-rel="line" fo:width="0.318cm" fo:height="0.318cm"/>
      </text:list-level-style-image>
    </text:list-style>
    <text:list-style style:name="L5">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B0000000B0893AE92.gif" xlink:type="simple" xlink:show="embed" xlink:actuate="onLoad">
        <style:list-level-properties text:space-before="0.501cm" text:min-label-width="0.499cm" style:vertical-pos="middle" style:vertical-rel="line" fo:width="0.291cm" fo:height="0.291cm"/>
      </text:list-level-style-image>
      <text:list-level-style-image text:level="3" xlink:href="Pictures/100002000000000B0000000B0893AE92.gif" xlink:type="simple" xlink:show="embed" xlink:actuate="onLoad">
        <style:list-level-properties text:space-before="1cm" text:min-label-width="0.499cm" style:vertical-pos="middle" style:vertical-rel="line" fo:width="0.291cm" fo:height="0.291cm"/>
      </text:list-level-style-image>
      <text:list-level-style-image text:level="4" xlink:href="Pictures/100002000000000B0000000B0893AE92.gif" xlink:type="simple" xlink:show="embed" xlink:actuate="onLoad">
        <style:list-level-properties text:space-before="1.501cm" text:min-label-width="0.499cm" style:vertical-pos="middle" style:vertical-rel="line" fo:width="0.291cm" fo:height="0.291cm"/>
      </text:list-level-style-image>
      <text:list-level-style-image text:level="5" xlink:href="Pictures/100002000000000B0000000B0893AE92.gif" xlink:type="simple" xlink:show="embed" xlink:actuate="onLoad">
        <style:list-level-properties text:space-before="2cm" text:min-label-width="0.499cm" style:vertical-pos="middle" style:vertical-rel="line" fo:width="0.291cm" fo:height="0.291cm"/>
      </text:list-level-style-image>
      <text:list-level-style-image text:level="6" xlink:href="Pictures/100002000000000B0000000B0893AE92.gif" xlink:type="simple" xlink:show="embed" xlink:actuate="onLoad">
        <style:list-level-properties text:space-before="2.501cm" text:min-label-width="0.499cm" style:vertical-pos="middle" style:vertical-rel="line" fo:width="0.291cm" fo:height="0.291cm"/>
      </text:list-level-style-image>
      <text:list-level-style-image text:level="7" xlink:href="Pictures/100002000000000B0000000B0893AE92.gif" xlink:type="simple" xlink:show="embed" xlink:actuate="onLoad">
        <style:list-level-properties text:space-before="3.001cm" text:min-label-width="0.499cm" style:vertical-pos="middle" style:vertical-rel="line" fo:width="0.291cm" fo:height="0.291cm"/>
      </text:list-level-style-image>
      <text:list-level-style-image text:level="8" xlink:href="Pictures/100002000000000B0000000B0893AE92.gif" xlink:type="simple" xlink:show="embed" xlink:actuate="onLoad">
        <style:list-level-properties text:space-before="3.502cm" text:min-label-width="0.499cm" style:vertical-pos="middle" style:vertical-rel="line" fo:width="0.291cm" fo:height="0.291cm"/>
      </text:list-level-style-image>
      <text:list-level-style-image text:level="9" xlink:href="Pictures/100002000000000B0000000B0893AE92.gif" xlink:type="simple" xlink:show="embed" xlink:actuate="onLoad">
        <style:list-level-properties text:space-before="4.001cm" text:min-label-width="0.499cm" style:vertical-pos="middle" style:vertical-rel="line" fo:width="0.291cm" fo:height="0.291cm"/>
      </text:list-level-style-image>
      <text:list-level-style-image text:level="10" xlink:href="Pictures/100002000000000B0000000B0893AE92.gif" xlink:type="simple" xlink:show="embed" xlink:actuate="onLoad">
        <style:list-level-properties text:space-before="4.502cm" text:min-label-width="0.499cm" style:vertical-pos="middle" style:vertical-rel="line" fo:width="0.291cm" fo:height="0.291cm"/>
      </text:list-level-style-image>
    </text:list-style>
    <text:list-style style:name="L6">
      <text:list-level-style-image text:level="1" xlink:href="Pictures/100002000000000B0000000B0893AE92.gif" xlink:type="simple" xlink:show="embed" xlink:actuate="onLoad">
        <style:list-level-properties text:min-label-width="0.499cm" style:vertical-pos="middle" style:vertical-rel="line" fo:width="0.291cm" fo:height="0.291cm"/>
      </text:list-level-style-image>
      <text:list-level-style-image text:level="2" xlink:href="Pictures/100002000000000C0000000BEB60AF4D.gif" xlink:type="simple" xlink:show="embed" xlink:actuate="onLoad">
        <style:list-level-properties text:space-before="0.501cm" text:min-label-width="0.499cm" style:vertical-pos="middle" style:vertical-rel="line" fo:width="0.318cm" fo:height="0.291cm"/>
      </text:list-level-style-image>
      <text:list-level-style-image text:level="3" xlink:href="Pictures/100002000000000C0000000BEB60AF4D.gif" xlink:type="simple" xlink:show="embed" xlink:actuate="onLoad">
        <style:list-level-properties text:space-before="1cm" text:min-label-width="0.499cm" style:vertical-pos="middle" style:vertical-rel="line" fo:width="0.318cm" fo:height="0.291cm"/>
      </text:list-level-style-image>
      <text:list-level-style-image text:level="4" xlink:href="Pictures/100002000000000C0000000BEB60AF4D.gif" xlink:type="simple" xlink:show="embed" xlink:actuate="onLoad">
        <style:list-level-properties text:space-before="1.501cm" text:min-label-width="0.499cm" style:vertical-pos="middle" style:vertical-rel="line" fo:width="0.318cm" fo:height="0.291cm"/>
      </text:list-level-style-image>
      <text:list-level-style-image text:level="5" xlink:href="Pictures/100002000000000C0000000BEB60AF4D.gif" xlink:type="simple" xlink:show="embed" xlink:actuate="onLoad">
        <style:list-level-properties text:space-before="2cm" text:min-label-width="0.499cm" style:vertical-pos="middle" style:vertical-rel="line" fo:width="0.318cm" fo:height="0.291cm"/>
      </text:list-level-style-image>
      <text:list-level-style-image text:level="6" xlink:href="Pictures/100002000000000C0000000BEB60AF4D.gif" xlink:type="simple" xlink:show="embed" xlink:actuate="onLoad">
        <style:list-level-properties text:space-before="2.501cm" text:min-label-width="0.499cm" style:vertical-pos="middle" style:vertical-rel="line" fo:width="0.318cm" fo:height="0.291cm"/>
      </text:list-level-style-image>
      <text:list-level-style-image text:level="7" xlink:href="Pictures/100002000000000C0000000BEB60AF4D.gif" xlink:type="simple" xlink:show="embed" xlink:actuate="onLoad">
        <style:list-level-properties text:space-before="3.001cm" text:min-label-width="0.499cm" style:vertical-pos="middle" style:vertical-rel="line" fo:width="0.318cm" fo:height="0.291cm"/>
      </text:list-level-style-image>
      <text:list-level-style-image text:level="8" xlink:href="Pictures/100002000000000C0000000BEB60AF4D.gif" xlink:type="simple" xlink:show="embed" xlink:actuate="onLoad">
        <style:list-level-properties text:space-before="3.502cm" text:min-label-width="0.499cm" style:vertical-pos="middle" style:vertical-rel="line" fo:width="0.318cm" fo:height="0.291cm"/>
      </text:list-level-style-image>
      <text:list-level-style-image text:level="9" xlink:href="Pictures/100002000000000C0000000BEB60AF4D.gif" xlink:type="simple" xlink:show="embed" xlink:actuate="onLoad">
        <style:list-level-properties text:space-before="4.001cm" text:min-label-width="0.499cm" style:vertical-pos="middle" style:vertical-rel="line" fo:width="0.318cm" fo:height="0.291cm"/>
      </text:list-level-style-image>
      <text:list-level-style-image text:level="10" xlink:href="Pictures/100002000000000C0000000BEB60AF4D.gif" xlink:type="simple" xlink:show="embed" xlink:actuate="onLoad">
        <style:list-level-properties text:space-before="4.502cm" text:min-label-width="0.499cm" style:vertical-pos="middle" style:vertical-rel="line" fo:width="0.318cm" fo:height="0.291cm"/>
      </text:list-level-style-image>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format="1">
        <style:list-level-properties text:min-label-width="1.499cm" text:min-label-distance="0.499cm"/>
      </text:list-level-style-number>
      <text:list-level-style-number text:level="2" text:style-name="Numbering_20_Symbols" style:num-format="1" text:display-levels="2">
        <style:list-level-properties text:min-label-width="1.499cm" text:min-label-distance="0.499cm"/>
      </text:list-level-style-number>
      <text:list-level-style-number text:level="3" text:style-name="Numbering_20_Symbols" style:num-format="1" text:display-levels="3">
        <style:list-level-properties text:min-label-width="1.499cm" text:min-label-distance="0.499cm"/>
      </text:list-level-style-number>
      <text:list-level-style-number text:level="4" text:style-name="Numbering_20_Symbols" style:num-format="1" text:display-levels="4">
        <style:list-level-properties text:min-label-width="1.499cm" text:min-label-distance="0.499cm"/>
      </text:list-level-style-number>
      <text:list-level-style-number text:level="5" style:num-format="1" text:display-levels="5">
        <style:list-level-properties text:min-label-width="1.499cm" text:min-label-distance="0.499cm"/>
      </text:list-level-style-number>
      <text:list-level-style-number text:level="6" text:style-name="Numbering_20_Symbols" style:num-format="1">
        <style:list-level-properties text:min-label-width="1.499cm" text:min-label-distance="0.499cm"/>
      </text:list-level-style-number>
      <text:list-level-style-number text:level="7" text:style-name="Numbering_20_Symbols" style:num-format="1">
        <style:list-level-properties text:min-label-width="1.499cm" text:min-label-distance="0.499cm"/>
      </text:list-level-style-number>
      <text:list-level-style-number text:level="8" text:style-name="Numbering_20_Symbols" style:num-format="1">
        <style:list-level-properties text:min-label-width="1.499cm" text:min-label-distance="0.499cm"/>
      </text:list-level-style-number>
      <text:list-level-style-number text:level="9" text:style-name="Numbering_20_Symbols" style:num-format="1">
        <style:list-level-properties text:min-label-width="1.499cm" text:min-label-distance="0.499cm"/>
      </text:list-level-style-number>
      <text:list-level-style-number text:level="10" text:style-name="Numbering_20_Symbols" style:num-format="1">
        <style:list-level-properties text:min-label-width="1.499cm" text:min-label-distance="0.499cm"/>
      </text:list-level-style-number>
    </text:list-style>
    <text:list-style style:name="L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C0000000C8AB642AF.gif" xlink:type="simple" xlink:show="embed" xlink:actuate="onLoad">
        <style:list-level-properties text:space-before="0.501cm" text:min-label-width="0.499cm" style:vertical-pos="middle" style:vertical-rel="line" fo:width="0.318cm" fo:height="0.318cm"/>
      </text:list-level-style-image>
      <text:list-level-style-image text:level="3" xlink:href="Pictures/100002000000000C0000000C8AB642AF.gif" xlink:type="simple" xlink:show="embed" xlink:actuate="onLoad">
        <style:list-level-properties text:space-before="1cm" text:min-label-width="0.499cm" style:vertical-pos="middle" style:vertical-rel="line" fo:width="0.318cm" fo:height="0.318cm"/>
      </text:list-level-style-image>
      <text:list-level-style-image text:level="4" xlink:href="Pictures/100002000000000C0000000C8AB642AF.gif" xlink:type="simple" xlink:show="embed" xlink:actuate="onLoad">
        <style:list-level-properties text:space-before="1.501cm" text:min-label-width="0.499cm" style:vertical-pos="middle" style:vertical-rel="line" fo:width="0.318cm" fo:height="0.318cm"/>
      </text:list-level-style-image>
      <text:list-level-style-image text:level="5" xlink:href="Pictures/100002000000000C0000000C8AB642AF.gif" xlink:type="simple" xlink:show="embed" xlink:actuate="onLoad">
        <style:list-level-properties text:space-before="2cm" text:min-label-width="0.499cm" style:vertical-pos="middle" style:vertical-rel="line" fo:width="0.318cm" fo:height="0.318cm"/>
      </text:list-level-style-image>
      <text:list-level-style-image text:level="6" xlink:href="Pictures/100002000000000C0000000C8AB642AF.gif" xlink:type="simple" xlink:show="embed" xlink:actuate="onLoad">
        <style:list-level-properties text:space-before="2.501cm" text:min-label-width="0.499cm" style:vertical-pos="middle" style:vertical-rel="line" fo:width="0.318cm" fo:height="0.318cm"/>
      </text:list-level-style-image>
      <text:list-level-style-image text:level="7" xlink:href="Pictures/100002000000000C0000000C8AB642AF.gif" xlink:type="simple" xlink:show="embed" xlink:actuate="onLoad">
        <style:list-level-properties text:space-before="3.001cm" text:min-label-width="0.499cm" style:vertical-pos="middle" style:vertical-rel="line" fo:width="0.318cm" fo:height="0.318cm"/>
      </text:list-level-style-image>
      <text:list-level-style-image text:level="8" xlink:href="Pictures/100002000000000C0000000C8AB642AF.gif" xlink:type="simple" xlink:show="embed" xlink:actuate="onLoad">
        <style:list-level-properties text:space-before="3.502cm" text:min-label-width="0.499cm" style:vertical-pos="middle" style:vertical-rel="line" fo:width="0.318cm" fo:height="0.318cm"/>
      </text:list-level-style-image>
      <text:list-level-style-image text:level="9" xlink:href="Pictures/100002000000000C0000000C8AB642AF.gif" xlink:type="simple" xlink:show="embed" xlink:actuate="onLoad">
        <style:list-level-properties text:space-before="4.001cm" text:min-label-width="0.499cm" style:vertical-pos="middle" style:vertical-rel="line" fo:width="0.318cm" fo:height="0.318cm"/>
      </text:list-level-style-image>
      <text:list-level-style-image text:level="10" xlink:href="Pictures/100002000000000C0000000C8AB642AF.gif" xlink:type="simple" xlink:show="embed" xlink:actuate="onLoad">
        <style:list-level-properties text:space-before="4.502cm" text:min-label-width="0.499cm" style:vertical-pos="middle" style:vertical-rel="line" fo:width="0.318cm" fo:height="0.318cm"/>
      </text:list-level-style-image>
    </text:list-style>
    <text:list-style style:name="L12">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5" text:display-levels="2">
        <style:list-level-properties text:space-before="0.021cm" text:min-label-width="0.499cm"/>
      </text:list-level-style-number>
      <text:list-level-style-number text:level="3" text:style-name="Numbering_20_Symbols" style:num-suffix="." style:num-format="1" text:start-value="2" text:display-levels="3">
        <style:list-level-properties text:space-before="0.043cm" text:min-label-width="0.499cm"/>
      </text:list-level-style-number>
      <text:list-level-style-number text:level="4" text:style-name="Numbering_20_Symbols" style:num-suffix="." style:num-format="1" text:start-value="8" text:display-levels="4">
        <style:list-level-properties text:space-before="0.064cm" text:min-label-width="0.499cm"/>
      </text:list-level-style-number>
      <text:list-level-style-number text:level="5" text:style-name="Numbering_20_Symbols" style:num-format="1" text:start-value="8" text:display-levels="5">
        <style:list-level-properties text:space-before="0.085cm" text:min-label-width="0.499cm"/>
      </text:list-level-style-number>
      <text:list-level-style-number text:level="6" style:num-suffix="." style:num-format="1" text:display-levels="6">
        <style:list-level-properties text:space-before="0.106cm" text:min-label-width="0.499cm"/>
      </text:list-level-style-number>
      <text:list-level-style-number text:level="7" style:num-suffix="." style:num-format="1" text:display-levels="7">
        <style:list-level-properties text:space-before="0.127cm" text:min-label-width="0.499cm"/>
      </text:list-level-style-number>
      <text:list-level-style-number text:level="8" style:num-suffix="." style:num-format="1" text:display-levels="8">
        <style:list-level-properties text:space-before="0.148cm" text:min-label-width="0.499cm"/>
      </text:list-level-style-number>
      <text:list-level-style-number text:level="9" style:num-suffix="." style:num-format="1" text:display-levels="9">
        <style:list-level-properties text:space-before="0.17cm" text:min-label-width="0.499cm"/>
      </text:list-level-style-number>
      <text:list-level-style-number text:level="10" style:num-suffix="." style:num-format="1" text:display-levels="10">
        <style:list-level-properties text:space-before="0.191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3"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2" text:display-levels="2">
        <style:list-level-properties text:space-before="0.051cm" text:min-label-width="0.499cm"/>
      </text:list-level-style-number>
      <text:list-level-style-number text:level="3" text:style-name="Numbering_20_Symbols" style:num-format="1" text:start-value="14" text:display-levels="3">
        <style:list-level-properties text:space-before="0.102cm" text:min-label-width="0.499cm"/>
      </text:list-level-style-number>
      <text:list-level-style-number text:level="4" style:num-suffix="." style:num-format="1" text:display-levels="4">
        <style:list-level-properties text:space-before="0.154cm" text:min-label-width="0.499cm"/>
      </text:list-level-style-number>
      <text:list-level-style-number text:level="5" style:num-suffix="." style:num-format="1" text:display-levels="5">
        <style:list-level-properties text:space-before="0.205cm" text:min-label-width="0.499cm"/>
      </text:list-level-style-number>
      <text:list-level-style-number text:level="6" style:num-suffix="." style:num-format="1" text:display-levels="6">
        <style:list-level-properties text:space-before="0.256cm" text:min-label-width="0.499cm"/>
      </text:list-level-style-number>
      <text:list-level-style-number text:level="7" style:num-suffix="." style:num-format="1" text:display-levels="7">
        <style:list-level-properties text:space-before="0.307cm" text:min-label-width="0.499cm"/>
      </text:list-level-style-number>
      <text:list-level-style-number text:level="8" style:num-suffix="." style:num-format="1" text:display-levels="8">
        <style:list-level-properties text:space-before="0.358cm" text:min-label-width="0.499cm"/>
      </text:list-level-style-number>
      <text:list-level-style-number text:level="9" style:num-suffix="." style:num-format="1" text:display-levels="9">
        <style:list-level-properties text:space-before="0.409cm" text:min-label-width="0.499cm"/>
      </text:list-level-style-number>
      <text:list-level-style-number text:level="10" style:num-suffix="." style:num-format="1" text:display-levels="10">
        <style:list-level-properties text:space-before="0.461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start-value="3" text:display-levels="2">
        <style:list-level-properties text:space-before="0.034cm" text:min-label-width="0.499cm"/>
      </text:list-level-style-number>
      <text:list-level-style-number text:level="3" text:style-name="Numbering_20_Symbols" style:num-suffix="." style:num-format="1" text:start-value="2" text:display-levels="3">
        <style:list-level-properties text:space-before="0.067cm" text:min-label-width="0.499cm"/>
      </text:list-level-style-number>
      <text:list-level-style-number text:level="4" text:style-name="Numbering_20_Symbols" style:num-format="1" text:start-value="4" text:display-levels="4">
        <style:list-level-properties text:space-before="0.101cm" text:min-label-width="0.499cm"/>
      </text:list-level-style-number>
      <text:list-level-style-number text:level="5" style:num-suffix="." style:num-format="1" text:display-levels="5">
        <style:list-level-properties text:space-before="0.134cm" text:min-label-width="0.499cm"/>
      </text:list-level-style-number>
      <text:list-level-style-number text:level="6" style:num-suffix="." style:num-format="1" text:display-levels="6">
        <style:list-level-properties text:space-before="0.168cm" text:min-label-width="0.499cm"/>
      </text:list-level-style-number>
      <text:list-level-style-number text:level="7" style:num-suffix="." style:num-format="1" text:display-levels="7">
        <style:list-level-properties text:space-before="0.201cm" text:min-label-width="0.499cm"/>
      </text:list-level-style-number>
      <text:list-level-style-number text:level="8" style:num-suffix="." style:num-format="1" text:display-levels="8">
        <style:list-level-properties text:space-before="0.235cm" text:min-label-width="0.499cm"/>
      </text:list-level-style-number>
      <text:list-level-style-number text:level="9" style:num-suffix="." style:num-format="1" text:display-levels="9">
        <style:list-level-properties text:space-before="0.268cm" text:min-label-width="0.499cm"/>
      </text:list-level-style-number>
      <text:list-level-style-number text:level="10" style:num-suffix="." style:num-format="1" text:display-levels="10">
        <style:list-level-properties text:space-before="0.3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UMLDiagram"/>
      </text:sequence-decls>
      <text:p text:style-name="P1"/>
      <text:p text:style-name="P2"/>
      <text:p text:style-name="P2"/>
      <text:p text:style-name="P2"/>
      <text:p text:style-name="P2"/>
      <text:p text:style-name="P2"/>
      <text:p text:style-name="P2"/>
      <text:p text:style-name="P2"/>
      <text:p text:style-name="P2"/>
      <text:p text:style-name="P3">TALPA</text:p>
      <text:p text:style-name="P4">Filesystem Interceptor</text:p>
      <text:p text:style-name="P5"/>
      <text:p text:style-name="P5"/>
      <text:p text:style-name="P5">OSI Certified Open Source</text:p>
      <text:p text:style-name="P5"/>
      <text:p text:style-name="P5"/>
      <text:p text:style-name="P5">A Linux kernel module project delivering <text:line-break/>high-performance filesystem operation interception</text:p>
      <text:p text:style-name="P5"/>
      <text:p text:style-name="P5"/>
      <text:p text:style-name="Subtitle">Software Specification</text:p>
      <text:p text:style-name="P5"/>
      <text:p text:style-name="P5"/>
      <text:p text:style-name="P5"/>
      <text:p text:style-name="P5">Barry Pearce<text:line-break/><text:a xlink:type="simple" xlink:href="mailto:barry.pearce@sophos.com">barry.pearce@sophos.com</text:a><text:a xlink:type="simple" xlink:href="../barry.pearce@sophos.com"> (Left)</text:a></text:p>
      <text:p text:style-name="P5">Tvrtko Ursulin<text:line-break/><text:a xlink:type="simple" xlink:href="../tvrtko.ursulin@sophos.com">tvrtko.ursulin@sophos.com</text:a></text:p>
      <text:p text:style-name="P5">Douglas Leeder</text:p>
      <text:p text:style-name="P5">douglas.leeder@sophos.com</text:p>
      <text:p text:style-name="P5"/>
      <text:p text:style-name="P5">Version: 1.3.1</text:p>
      <text:p text:style-name="P5"/>
      <text:p text:style-name="P6"/>
      <text:p text:style-name="P5"/>
      <text:p text:style-name="P5"/>
      <text:p text:style-name="P5"/>
      <text:p text:style-name="P5"/>
      <text:p text:style-name="P5"/>
      <text:p text:style-name="P5"><text:span text:style-name="T1">©</text:span> Copyright 2004-2007 Sophos PLC.</text:p>
      <text:p text:style-name="P5"/>
      <text:p text:style-name="P5"/>
      <text:p text:style-name="P7">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8">A copy of the license is included in the section entitled<text:line-break/>"GNU Free Documentation License".</text:p>
      <text:p text:style-name="P5"/>
      <text:p text:style-name="P5"/>
      <text:p text:style-name="P5"><text:span text:style-name="T2">Sophos Plc</text:span> <text:line-break/>The Pentagon <text:line-break/>Abingdon Science Park <text:line-break/>Abingdon <text:line-break/>OX14 3YP <text:line-break/>UK </text:p>
      <text:p text:style-name="P5">Telephone: +44 1235 559933</text:p>
      <text:p text:style-name="P5"/>
      <text:p text:style-name="P5"><text:a xlink:type="simple" xlink:href="http://www.sophos.com/">http://www.sophos.com</text:a></text:p>
      <text:p text:style-name="P5"><text:a xlink:type="simple" xlink:href="mailto:barry.pearce@sophos.com">barry.pearce@sophos.com</text:a></text:p>
      <text:p text:style-name="P5"/>
      <text:p text:style-name="P5"/>
      <text:p text:style-name="P5"/>
      <text:p text:style-name="P5"/>
      <text:p text:style-name="P5"/>
      <text:p text:style-name="P5"/>
      <text:p text:style-name="P5"/>
      <text:p text:style-name="P9">NOTE</text:p>
      <text:p text:style-name="P10">Paragraphs marked in orange are still under development!!!</text:p>
      <text:p text:style-name="P5"/>
      <text:p text:style-name="Heading_20_-_20_Not_20_Numbered">Executive Summary</text:p>
      <text:p text:style-name="Feature_20_Group">Description</text:p>
      <text:p text:style-name="P11">TALPA is a high-performance filesystem access interception package providing facilities for user-mode daemons/programs to 'vet' filesystem operations before they are executed.</text:p>
      <text:p text:style-name="P12">Although primarily designed to meet the needs of high-performance on-access anti-virus scanners, it is not limited to this task and has been designed using generic extensible concepts.</text:p>
      <text:p text:style-name="P13">The entire TALPA design considers performance, stability and security as core concepts. It will out-perform other similar modules, has a richer feature set and does not suffer similar issues and design flaws.</text:p>
      <text:p text:style-name="Feature_20_Group">Features</text:p>
      <text:list text:style-name="L1">
        <text:list-item>
          <text:p text:style-name="P14">High performance</text:p>
        </text:list-item>
        <text:list-item>
          <text:p text:style-name="P14">Fault tolerant</text:p>
        </text:list-item>
        <text:list-item>
          <text:p text:style-name="P14">High stability</text:p>
        </text:list-item>
        <text:list-item>
          <text:p text:style-name="P14">Dynamically configurable</text:p>
        </text:list-item>
        <text:list-item>
          <text:p text:style-name="P14">Easily extensible</text:p>
        </text:list-item>
        <text:list-item>
          <text:p text:style-name="P14">Caching</text:p>
        </text:list-item>
        <text:list-item>
          <text:p text:style-name="P14">Accurate exclusions without side-effects</text:p>
        </text:list-item>
        <text:list-item>
          <text:p text:style-name="P14">Multiple vetting groups (8)</text:p>
        </text:list-item>
        <text:list-item>
          <text:p text:style-name="P14">Routable vetting (based on filesystems/filesystem types)</text:p>
        </text:list-item>
        <text:list-item>
          <text:p text:style-name="P14">Double-vetting avoidance</text:p>
        </text:list-item>
        <text:list-item>
          <text:p text:style-name="P14">Self-vetting avoidance</text:p>
        </text:list-item>
        <text:list-item>
          <text:p text:style-name="P14">Supports single/multi/hyper-threaded processor systems</text:p>
        </text:list-item>
        <text:list-item>
          <text:p text:style-name="P14">Simple thread-safe API – uses standard open, close, read, write calls, and a single header file.</text:p>
        </text:list-item>
        <text:list-item>
          <text:p text:style-name="P15">Blocking, non-blocking and timed-blocking i/o interface</text:p>
        </text:list-item>
        <text:list-item>
          <text:p text:style-name="P15">Does not require patching or recompiling the operating system kernel</text:p>
        </text:list-item>
        <text:list-item>
          <text:p text:style-name="P15">OSI Certified Open Source licenses</text:p>
        </text:list-item>
      </text:list>
      <text:p text:style-name="P16">Software Design</text:p>
      <text:list text:style-name="L2">
        <text:list-item>
          <text:p text:style-name="P17">Object-oriented approach</text:p>
        </text:list-item>
      </text:list>
      <text:list text:style-name="L1">
        <text:list-item text:start-value="1">
          <text:p text:style-name="P18">Modular</text:p>
        </text:list-item>
        <text:list-item>
          <text:p text:style-name="P18">Well encapsulated</text:p>
        </text:list-item>
        <text:list-item>
          <text:p text:style-name="P18">Loosely coupled</text:p>
        </text:list-item>
        <text:list-item>
          <text:p text:style-name="P18">Easily extensible</text:p>
        </text:list-item>
        <text:list-item>
          <text:p text:style-name="P18">Has well defined interfaces</text:p>
        </text:list-item>
        <text:list-item>
          <text:p text:style-name="P18">Well documented</text:p>
        </text:list-item>
      </text:list>
      <text:list text:style-name="L3">
        <text:list-item>
          <text:p text:style-name="P19">Full design available</text:p>
        </text:list-item>
      </text:list>
      <text:list text:style-name="L1">
        <text:list-item text:start-value="1">
          <text:p text:style-name="P18">UML 2.0</text:p>
        </text:list-item>
        <text:list-item>
          <text:p text:style-name="P18">XMI/1.1 supplied</text:p>
        </text:list-item>
        <text:list-item>
          <text:p text:style-name="P18">Created using Sparx Systems Enterprise Architect v4 (.eap design model file supplied)</text:p>
        </text:list-item>
      </text:list>
      <text:list text:style-name="L4">
        <text:list-item>
          <text:p text:style-name="P20">Compatible with Rational Rose (XMI/Rose design model supplied)</text:p>
        </text:list-item>
      </text:list>
      <text:p text:style-name="P21">Operating Systems</text:p>
      <text:p text:style-name="Feature_20_Item">Support for</text:p>
      <text:list text:style-name="L1">
        <text:list-item text:start-value="1">
          <text:p text:style-name="P14">Linux 2.4 kernels</text:p>
        </text:list-item>
        <text:list-item>
          <text:p text:style-name="P22">Linux 2.6 kernels</text:p>
        </text:list-item>
        <text:list-item>
          <text:p text:style-name="P23">[future] FreeBSD</text:p>
        </text:list-item>
      </text:list>
      <text:p text:style-name="P24">Client Interfaces</text:p>
      <text:list text:style-name="L5">
        <text:list-item>
          <text:p text:style-name="P25">TALPA Device Driver Vetting Client</text:p>
        </text:list-item>
        <text:list-item>
          <text:p text:style-name="P25">TALPA Process Exclusion Device Driver</text:p>
        </text:list-item>
      </text:list>
      <text:p text:style-name="Feature_20_Group">Interception Techniques</text:p>
      <text:list text:style-name="L6">
        <text:list-item>
          <text:p text:style-name="P26">Internal syscall-table (Linux 2.4)</text:p>
        </text:list-item>
        <text:list-item>
          <text:p text:style-name="P26">Linux Security Modules (LSM) (Linux 2.6)</text:p>
        </text:list-item>
        <text:list-item>
          <text:p text:style-name="P26">Combined system call interception and VFS table patching (Linux 2.4/2.6)</text:p>
        </text:list-item>
        <text:list-item>
          <text:p text:style-name="P27"><text:span text:style-name="T3">[future] Kernel Hooks (a.k.a RAS Hooks and previously a.k.a GKHI) </text:span><text:a xlink:type="simple" xlink:href="http://oss.software.ibm.com/developerworks/linux"><text:span text:style-name="T4">http://oss.software.ibm.com/developerworks/linux</text:span></text:a></text:p>
        </text:list-item>
        <text:list-item>
          <text:p text:style-name="P28">[future] RSBAC http://www.rsbac.org</text:p>
        </text:list-item>
      </text:list>
      <text:p text:style-name="Heading_20_-_20_Not_20_Numbered">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Version</text:p>
            </table:table-cell>
            <table:table-cell table:style-name="Table1.A1" office:value-type="string">
              <text:p text:style-name="P29">Date</text:p>
            </table:table-cell>
            <table:table-cell table:style-name="Table1.A1" office:value-type="string">
              <text:p text:style-name="P29">Name</text:p>
            </table:table-cell>
            <table:table-cell table:style-name="Table1.D1" office:value-type="string">
              <text:p text:style-name="P29">Description of changes</text:p>
            </table:table-cell>
          </table:table-row>
        </table:table-header-rows>
        <table:table-row>
          <table:table-cell table:style-name="Table1.A2" office:value-type="float" office:value="0.1">
            <text:p text:style-name="P30">0.1</text:p>
          </table:table-cell>
          <table:table-cell table:style-name="Table1.B2" office:value-type="string">
            <text:p text:style-name="P30">2004-04-28</text:p>
          </table:table-cell>
          <table:table-cell table:style-name="Table1.B2" office:value-type="string">
            <text:p text:style-name="P30">Barry Pearce</text:p>
          </table:table-cell>
          <table:table-cell table:style-name="Table1.D2" office:value-type="string">
            <text:p text:style-name="P30">Initial creation. Sections 3-6 outstanding.</text:p>
          </table:table-cell>
        </table:table-row>
        <table:table-row>
          <table:table-cell table:style-name="Table1.A3" office:value-type="float" office:value="0">
            <text:p text:style-name="P30">0.2</text:p>
          </table:table-cell>
          <table:table-cell table:style-name="Table1.B2" office:value-type="string">
            <text:p text:style-name="P30">2004-04-29</text:p>
          </table:table-cell>
          <table:table-cell table:style-name="Table1.B2" office:value-type="string">
            <text:p text:style-name="P30">Barry Pearce</text:p>
          </table:table-cell>
          <table:table-cell table:style-name="Table1.D2" office:value-type="string">
            <text:p text:style-name="P30">Changes following initial peer-review comments.<text:line-break/>Licensing section modified.</text:p>
          </table:table-cell>
        </table:table-row>
        <table:table-row>
          <table:table-cell table:style-name="Table1.A3" office:value-type="float" office:value="0">
            <text:p text:style-name="P30">0.3</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Minor changes to Licensing of Kernel Modules.<text:line-break/>Continued development (incl)<text:line-break/><text:tab/>- layered architecture &amp; multiple modules added.<text:line-break/><text:tab/>- cache design by Peter Higginson added.</text:p>
            <text:p text:style-name="P30">Initial iteration objectives documented (SyscallIntercept, StandardInterceptProcessor and Configurator).</text:p>
          </table:table-cell>
        </table:table-row>
        <table:table-row>
          <table:table-cell table:style-name="Table1.A3" office:value-type="float" office:value="0">
            <text:p text:style-name="P30">0.3.1</text:p>
          </table:table-cell>
          <table:table-cell table:style-name="Table1.B2" office:value-type="string">
            <text:p text:style-name="P30">2004-05-27</text:p>
          </table:table-cell>
          <table:table-cell table:style-name="Table1.B2" office:value-type="string">
            <text:p text:style-name="P30">Barry Pearce</text:p>
          </table:table-cell>
          <table:table-cell table:style-name="Table1.D2" office:value-type="string">
            <text:p text:style-name="P30">Added in details of filesystem service layer packages.</text:p>
          </table:table-cell>
        </table:table-row>
        <table:table-row>
          <table:table-cell table:style-name="Table1.A3" office:value-type="float" office:value="0">
            <text:p text:style-name="P30">0.3.2</text:p>
          </table:table-cell>
          <table:table-cell table:style-name="Table1.B2" office:value-type="string">
            <text:p text:style-name="P30">2004-06-14</text:p>
          </table:table-cell>
          <table:table-cell table:style-name="Table1.B2" office:value-type="string">
            <text:p text:style-name="P30">Barry Pearce</text:p>
          </table:table-cell>
          <table:table-cell table:style-name="Table1.D2" office:value-type="string">
            <text:p text:style-name="P30">Diagrams updated to reflect latest.</text:p>
          </table:table-cell>
        </table:table-row>
        <table:table-row>
          <table:table-cell table:style-name="Table1.A3" office:value-type="float" office:value="0">
            <text:p text:style-name="P30">0.3.3</text:p>
          </table:table-cell>
          <table:table-cell table:style-name="Table1.B2" office:value-type="string">
            <text:p text:style-name="P30">2004-06-16</text:p>
          </table:table-cell>
          <table:table-cell table:style-name="Table1.B2" office:value-type="string">
            <text:p text:style-name="P30">Barry Pearce</text:p>
          </table:table-cell>
          <table:table-cell table:style-name="Table1.D2" office:value-type="string">
            <text:p text:style-name="P30">Minor amendments following partial-review by Tom Thacker.</text:p>
          </table:table-cell>
        </table:table-row>
        <table:table-row>
          <table:table-cell table:style-name="Table1.A3" office:value-type="float" office:value="0">
            <text:p text:style-name="P30">0.3.4</text:p>
          </table:table-cell>
          <table:table-cell table:style-name="Table1.B2" office:value-type="string">
            <text:p text:style-name="P30">2004-06-21</text:p>
          </table:table-cell>
          <table:table-cell table:style-name="Table1.B2" office:value-type="string">
            <text:p text:style-name="P30">Barry Pearce</text:p>
          </table:table-cell>
          <table:table-cell table:style-name="Table1.D2" office:value-type="string">
            <text:p text:style-name="P31">Diagrams brought up to date with regard to the model.<text:line-break/>Minor corrections &amp; continued development.<text:line-break/>Added Personality package and talpa-linux kernel module information.</text:p>
          </table:table-cell>
        </table:table-row>
        <table:table-row>
          <table:table-cell table:style-name="Table1.A3" office:value-type="float" office:value="0">
            <text:p text:style-name="P30">0.4</text:p>
          </table:table-cell>
          <table:table-cell table:style-name="Table1.B2" office:value-type="string">
            <text:p text:style-name="P30">2004-07-13</text:p>
          </table:table-cell>
          <table:table-cell table:style-name="Table1.B2" office:value-type="string">
            <text:p text:style-name="P30">Barry Pearce</text:p>
          </table:table-cell>
          <table:table-cell table:style-name="Table1.D2" office:value-type="string">
            <text:p text:style-name="P30">Added design of Inclusion processor, Degraded Mode processor, thread exclusion processor, and the filesystem object exclusion processor.</text:p>
            <text:p text:style-name="P30">Added full configuration details.</text:p>
          </table:table-cell>
        </table:table-row>
        <table:table-row>
          <table:table-cell table:style-name="Table1.A3" office:value-type="float" office:value="0">
            <text:p text:style-name="P30">0.5</text:p>
          </table:table-cell>
          <table:table-cell table:style-name="Table1.B2" office:value-type="string">
            <text:p text:style-name="P30">2004-07-21</text:p>
          </table:table-cell>
          <table:table-cell table:style-name="Table1.B2" office:value-type="string">
            <text:p text:style-name="P30">Barry Pearce</text:p>
          </table:table-cell>
          <table:table-cell table:style-name="Table1.D2" office:value-type="string">
            <text:p text:style-name="P30">Completed vetting client protocol and device driver interface.</text:p>
            <text:p text:style-name="P30">Added OperationExclusionProcessor intercept filter (eval filter).</text:p>
            <text:p text:style-name="P30">Added DenialSyslog intercept filter (deny filter)</text:p>
          </table:table-cell>
        </table:table-row>
        <table:table-row>
          <table:table-cell table:style-name="Table1.A3" office:value-type="float" office:value="0">
            <text:p text:style-name="P30">0.6</text:p>
          </table:table-cell>
          <table:table-cell table:style-name="Table1.B2" office:value-type="string">
            <text:p text:style-name="P30">2004-07-28</text:p>
          </table:table-cell>
          <table:table-cell table:style-name="Table1.B2" office:value-type="string">
            <text:p text:style-name="P30">Barry Pearce</text:p>
          </table:table-cell>
          <table:table-cell table:style-name="Table1.D2" office:value-type="string">
            <text:p text:style-name="P30">Added ProcessAndThread and LinuxProcessAndThreadImpl packages.</text:p>
            <text:p text:style-name="P30">Added VettingController and IvettingServer description.</text:p>
            <text:p text:style-name="P31">Added Device Driver Vetting Client description.</text:p>
          </table:table-cell>
        </table:table-row>
        <table:table-row>
          <table:table-cell table:style-name="Table1.A3" office:value-type="float" office:value="0">
            <text:p text:style-name="P30">0.7</text:p>
          </table:table-cell>
          <table:table-cell table:style-name="Table1.B2" office:value-type="string">
            <text:p text:style-name="P30">2004-11-04</text:p>
          </table:table-cell>
          <table:table-cell table:style-name="Table1.B2" office:value-type="string">
            <text:p text:style-name="P30">Tvrtko A. Ursulin</text:p>
          </table:table-cell>
          <table:table-cell table:style-name="Table1.D2" office:value-type="string">
            <text:p text:style-name="P30">Configurable parameters and protocol specification updated according to the latest changes.</text:p>
          </table:table-cell>
        </table:table-row>
        <table:table-row>
          <table:table-cell table:style-name="Table1.A3" office:value-type="float" office:value="0">
            <text:p text:style-name="P30">0.8</text:p>
          </table:table-cell>
          <table:table-cell table:style-name="Table1.B2" office:value-type="string">
            <text:p text:style-name="P30">2004-11-10</text:p>
          </table:table-cell>
          <table:table-cell table:style-name="Table1.B2" office:value-type="string">
            <text:p text:style-name="P30">Tvrtko A. Ursulin</text:p>
          </table:table-cell>
          <table:table-cell table:style-name="Table1.D2" office:value-type="string">
            <text:p text:style-name="P30">Added symlink and link-unlink known limitations.</text:p>
          </table:table-cell>
        </table:table-row>
        <table:table-row>
          <table:table-cell table:style-name="Table1.A3" office:value-type="float" office:value="0">
            <text:p text:style-name="P32">0.9</text:p>
          </table:table-cell>
          <table:table-cell table:style-name="Table1.B2" office:value-type="string">
            <text:p text:style-name="P30">2004-11-11</text:p>
          </table:table-cell>
          <table:table-cell table:style-name="Table1.B2" office:value-type="string">
            <text:p text:style-name="P30">Tvrtko A. Ursulin</text:p>
          </table:table-cell>
          <table:table-cell table:style-name="Table1.D2" office:value-type="string">
            <text:p text:style-name="P30">Documented the I/O API packets.</text:p>
          </table:table-cell>
        </table:table-row>
        <table:table-row>
          <table:table-cell table:style-name="Table1.A3" office:value-type="float" office:value="0">
            <text:p text:style-name="P32">0.9.1</text:p>
          </table:table-cell>
          <table:table-cell table:style-name="Table1.B2" office:value-type="string">
            <text:p text:style-name="P30">2004-11-12</text:p>
          </table:table-cell>
          <table:table-cell table:style-name="Table1.B2" office:value-type="string">
            <text:p text:style-name="P30">Tvrtko A. Ursulin</text:p>
          </table:table-cell>
          <table:table-cell table:style-name="Table1.D2" office:value-type="string">
            <text:p text:style-name="P30">Added documentation on configurable interceptors.</text:p>
          </table:table-cell>
        </table:table-row>
        <table:table-row>
          <table:table-cell table:style-name="Table1.A3" office:value-type="float" office:value="0">
            <text:p text:style-name="P32">0.9.2</text:p>
          </table:table-cell>
          <table:table-cell table:style-name="Table1.B2" office:value-type="string">
            <text:p text:style-name="P30">2004-12-09</text:p>
          </table:table-cell>
          <table:table-cell table:style-name="Table1.B2" office:value-type="string">
            <text:p text:style-name="P30">Tvrtko A. Ursulin</text:p>
          </table:table-cell>
          <table:table-cell table:style-name="Table1.D2" office:value-type="string">
            <text:p text:style-name="P30">Documented stream unlink and truncate packets.</text:p>
          </table:table-cell>
        </table:table-row>
        <table:table-row>
          <table:table-cell table:style-name="Table1.A3" office:value-type="float" office:value="0">
            <text:p text:style-name="P32">0.9.3</text:p>
          </table:table-cell>
          <table:table-cell table:style-name="Table1.B2" office:value-type="string">
            <text:p text:style-name="P30">2005-02-22</text:p>
          </table:table-cell>
          <table:table-cell table:style-name="Table1.B2" office:value-type="string">
            <text:p text:style-name="P30">Tvrtko A. Ursulin</text:p>
          </table:table-cell>
          <table:table-cell table:style-name="Table1.D2" office:value-type="string">
            <text:p text:style-name="P30">Documented new VettingController and ThreadExclusion module parameters.</text:p>
          </table:table-cell>
        </table:table-row>
        <table:table-row>
          <table:table-cell table:style-name="Table1.A3" office:value-type="float" office:value="0">
            <text:p text:style-name="P32">0.9.4</text:p>
          </table:table-cell>
          <table:table-cell table:style-name="Table1.B2" office:value-type="string">
            <text:p text:style-name="P30">2005-04-20</text:p>
          </table:table-cell>
          <table:table-cell table:style-name="Table1.B2" office:value-type="string">
            <text:p text:style-name="P30">Tvrtko A. Ursulin</text:p>
          </table:table-cell>
          <table:table-cell table:style-name="Table1.D2" office:value-type="string">
            <text:p text:style-name="P30">ThreadExclusion renamed to ProcessExclusion.</text:p>
            <text:p text:style-name="P30">Support modules added to component list.</text:p>
            <text:p text:style-name="P30">ProcessExclusionDeviceDriver changes.</text:p>
            <text:p text:style-name="P30">Version 3 protocol changes. </text:p>
          </table:table-cell>
        </table:table-row>
        <table:table-row>
          <table:table-cell table:style-name="Table1.A3" office:value-type="float" office:value="0">
            <text:p text:style-name="P32">0.9.5</text:p>
          </table:table-cell>
          <table:table-cell table:style-name="Table1.B2" office:value-type="string">
            <text:p text:style-name="P30">2005-06-10</text:p>
          </table:table-cell>
          <table:table-cell table:style-name="Table1.B2" office:value-type="string">
            <text:p text:style-name="P30">Tvrtko. A. Ursulin</text:p>
          </table:table-cell>
          <table:table-cell table:style-name="Table1.D2" office:value-type="string">
            <text:p text:style-name="P30">New VettingController confguration option added. (X smart scheduler workaround)</text:p>
          </table:table-cell>
        </table:table-row>
        <table:table-row>
          <table:table-cell table:style-name="Table1.A3" office:value-type="float" office:value="0">
            <text:p text:style-name="P32">0.9.6</text:p>
          </table:table-cell>
          <table:table-cell table:style-name="Table1.B2" office:value-type="string">
            <text:p text:style-name="P30">2005-06-21</text:p>
          </table:table-cell>
          <table:table-cell table:style-name="Table1.B2" office:value-type="string">
            <text:p text:style-name="P30">Tvrtko A. Ursulin</text:p>
          </table:table-cell>
          <table:table-cell table:style-name="Table1.D2" office:value-type="string">
            <text:p text:style-name="P30">Bringing the document up-to-date, changes all over the place.</text:p>
          </table:table-cell>
        </table:table-row>
        <table:table-row>
          <table:table-cell table:style-name="Table1.A3" office:value-type="float" office:value="0">
            <text:p text:style-name="P32">1.3.1</text:p>
          </table:table-cell>
          <table:table-cell table:style-name="Table1.B2" office:value-type="string">
            <text:p text:style-name="P30">2007-08-21</text:p>
          </table:table-cell>
          <table:table-cell table:style-name="Table1.B2" office:value-type="string">
            <text:p text:style-name="P30">Douglas Leeder</text:p>
            <text:p text:style-name="P30">Tvrtko A. Ursulin</text:p>
          </table:table-cell>
          <table:table-cell table:style-name="Table1.D2" office:value-type="string">
            <text:p text:style-name="P30">Add dynamic diagrams, and fix numbering.</text:p>
            <text:p text:style-name="P30">Update diagrams. Cleanups.</text:p>
          </table:table-cell>
        </table:table-row>
      </table:table>
      <text:p text:style-name="P33"/>
      <table:table table:name="Table3" table:style-name="Table3">
        <table:table-column table:style-name="Table3.A"/>
        <table:table-column table:style-name="Table3.B"/>
        <table:table-column table:style-name="Table3.C"/>
        <table:table-column table:style-name="Table3.D"/>
        <table:table-row>
          <table:table-cell office:value-type="string">
            <text:p text:style-name="P33">Last Modified:</text:p>
          </table:table-cell>
          <table:table-cell office:value-type="string">
            <text:p text:style-name="P33"><text:creator/></text:p>
          </table:table-cell>
          <table:table-cell office:value-type="string">
            <text:p text:style-name="P33"><text:modification-date style:data-style-name="N84">2007-08-21</text:modification-date></text:p>
          </table:table-cell>
          <table:table-cell office:value-type="string">
            <text:p text:style-name="P33"><text:modification-time style:data-style-name="N41">18:54:41</text:modification-time></text:p>
          </table:table-cell>
        </table:table-row>
        <table:table-row>
          <table:table-cell office:value-type="string">
            <text:p text:style-name="P33">Last Printed:</text:p>
          </table:table-cell>
          <table:table-cell office:value-type="string">
            <text:p text:style-name="P33"><text:printed-by>Tvrtko Ursulin</text:printed-by></text:p>
          </table:table-cell>
          <table:table-cell office:value-type="string">
            <text:p text:style-name="P33"><text:print-date style:data-style-name="N84">2004-11-11</text:print-date></text:p>
          </table:table-cell>
          <table:table-cell office:value-type="string">
            <text:p text:style-name="P33"><text:print-time style:data-style-name="N41">12:12:16</text:print-time></text:p>
          </table:table-cell>
        </table:table-row>
      </table:table>
      <text:p text:style-name="P33"/>
      <text:p text:style-name="P34">Outstanding Items</text:p>
      <text:list text:style-name="L7">
        <text:list-item>
          <text:p text:style-name="P35">Cache</text:p>
        </text:list-item>
        <text:list-item>
          <text:p text:style-name="P35">Dynamic Behaviour diagrams</text:p>
        </text:list-item>
      </text:list>
      <text:p text:style-name="Heading_20_-_20_Not_20_Numbered">Contents</text:p>
      <text:p text:style-name="P33"/>
      <text:table-of-content text:style-name="Sect1" text:protected="true" text:name="Table of Contents1">
        <text:table-of-content-source text:outline-level="3" text:use-index-source-styles="true">
          <text:index-title-template text:style-name="Contents_20_Heading"/>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1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_20_Not_20_Numbered"/>
          </text:index-source-styles>
        </text:table-of-content-source>
        <text:index-body>
          <text:p text:style-name="P36"><text:tab/>Executive Summary<text:tab/>3</text:p>
          <text:p text:style-name="P36"><text:tab/>Revision History<text:tab/>5</text:p>
          <text:p text:style-name="P36"><text:tab/>Outstanding Items<text:tab/>6</text:p>
          <text:p text:style-name="P36"><text:tab/>Contents<text:tab/>7</text:p>
          <text:p text:style-name="P36">1<text:tab/>Introduction<text:tab/>10</text:p>
          <text:p text:style-name="P37">1.1<text:tab/>What's in a name?<text:tab/>10</text:p>
          <text:p text:style-name="P37">1.2<text:tab/>Purpose<text:tab/>10</text:p>
          <text:p text:style-name="P37">1.3<text:tab/>Scope<text:tab/>10</text:p>
          <text:p text:style-name="P37">1.4<text:tab/>Documentation<text:tab/>10</text:p>
          <text:p text:style-name="P37">1.5<text:tab/>Models<text:tab/>10</text:p>
          <text:p text:style-name="P37">1.6<text:tab/>References<text:tab/>10</text:p>
          <text:p text:style-name="P36">2<text:tab/>Overview<text:tab/>11</text:p>
          <text:p text:style-name="P37">2.1<text:tab/>Introduction<text:tab/>11</text:p>
          <text:p text:style-name="P37">2.2<text:tab/>Interceptor<text:tab/>12</text:p>
          <text:p text:style-name="P37">2.3<text:tab/>Intercept Processor<text:tab/>12</text:p>
          <text:p text:style-name="P37">2.4<text:tab/>Intercept Filters<text:tab/>12</text:p>
          <text:p text:style-name="P37">2.5<text:tab/>Device Drivers<text:tab/>15</text:p>
          <text:p text:style-name="P37">2.6<text:tab/>Dynamic Configuration<text:tab/>15</text:p>
          <text:p text:style-name="P37">2.7<text:tab/>Kernel Modules<text:tab/>15</text:p>
          <text:p text:style-name="P37">2.8<text:tab/>Control Flow<text:tab/>15</text:p>
          <text:p text:style-name="P36">3<text:tab/>Design specification<text:tab/>16</text:p>
          <text:p text:style-name="P37">3.1<text:tab/>Introduction<text:tab/>16</text:p>
          <text:p text:style-name="P37">3.2<text:tab/>Layered architecture<text:tab/>17</text:p>
          <text:p text:style-name="P38">3.2.1<text:tab/>Component grouping<text:tab/>19</text:p>
          <text:p text:style-name="P38">3.2.2<text:tab/>Physical component packaging<text:tab/>20</text:p>
          <text:p text:style-name="P37">3.3<text:tab/>Design Overview<text:tab/>21</text:p>
          <text:p text:style-name="P38">3.3.1<text:tab/>Introduction<text:tab/>21</text:p>
          <text:p text:style-name="P38">3.3.2<text:tab/>Stubbing<text:tab/>22</text:p>
          <text:p text:style-name="P38">3.3.3<text:tab/>Dynamic debugging<text:tab/>22</text:p>
          <text:p text:style-name="P37">3.4<text:tab/>INTERCEPT COMPONENTS<text:tab/>23</text:p>
          <text:p text:style-name="P38">3.4.1<text:tab/>Interceptor<text:tab/>23</text:p>
          <text:p text:style-name="P37">3.5<text:tab/>CORE COMPONENTS<text:tab/>27</text:p>
          <text:p text:style-name="P38">3.5.1<text:tab/>Intercept Processor<text:tab/>27</text:p>
          <text:p text:style-name="P38">3.5.2<text:tab/>Intercept Filters<text:tab/>30</text:p>
          <text:p text:style-name="P38">3.5.3<text:tab/>SERVICE COMPONENTS<text:tab/>56</text:p>
          <text:p text:style-name="P38">3.5.4<text:tab/>Configurator<text:tab/>56</text:p>
          <text:p text:style-name="P38">3.5.5<text:tab/>Operating System Services<text:tab/>59</text:p>
          <text:p text:style-name="P37">3.6<text:tab/>FILTER INTERFACE COMPONENTS<text:tab/>65</text:p>
          <text:p text:style-name="P38">3.6.1<text:tab/>Process Exclusion Device Driver<text:tab/>65</text:p>
          <text:p text:style-name="P38">3.6.2<text:tab/>Device Driver Vetting Client<text:tab/>67</text:p>
          <text:p text:style-name="P37">3.7<text:tab/>KERNEL-MODULE APPLICATION-CONTROL COMPONENTS<text:tab/>68</text:p>
          <text:p text:style-name="P38">3.7.1<text:tab/>General<text:tab/>68</text:p>
          <text:p text:style-name="P38">3.7.2<text:tab/>Abstract Interfaces<text:tab/>69</text:p>
          <text:p text:style-name="P38">3.7.3<text:tab/>Intercept components: TALPA-syscall<text:tab/>70</text:p>
          <text:p text:style-name="P38">3.7.4<text:tab/>Intercept components: TALPA-lsm<text:tab/>71</text:p>
          <text:p text:style-name="P38">3.7.5<text:tab/>Intercept components: TALPA-vfshook<text:tab/>72</text:p>
          <text:p text:style-name="P38">3.7.6<text:tab/>Core components: TALPA-core<text:tab/>72</text:p>
          <text:p text:style-name="P38">3.7.7<text:tab/>Core components: TALPA-linux<text:tab/>74</text:p>
          <text:p text:style-name="P38">3.7.8<text:tab/>Filter interface components: TALPA-vcdevice<text:tab/>75</text:p>
          <text:p text:style-name="P38">3.7.9<text:tab/>Filter interface components: TALPA-pedevice<text:tab/>76</text:p>
          <text:p text:style-name="P36">4<text:tab/>Dynamic behaviour<text:tab/>77</text:p>
          <text:p text:style-name="P38">4.0.1<text:tab/>Normal Vetting Operation<text:tab/>78</text:p>
          <text:p text:style-name="P38">4.0.2<text:tab/>Timeout during scan<text:tab/>79</text:p>
          <text:p text:style-name="P38">4.0.3<text:tab/>Entering and Leaving degraded mode<text:tab/>80</text:p>
          <text:p text:style-name="P36">5<text:tab/>Interface specification<text:tab/>81</text:p>
          <text:p text:style-name="P37">5.1<text:tab/>Configuration &amp; dynamic configuration<text:tab/>81</text:p>
          <text:p text:style-name="P38">5.1.1<text:tab/>General<text:tab/>81</text:p>
          <text:p text:style-name="P38">5.1.2<text:tab/>Readable parameters<text:tab/>81</text:p>
          <text:p text:style-name="P38">5.1.3<text:tab/>Writeable parameters<text:tab/>84</text:p>
          <text:p text:style-name="P37">5.2<text:tab/>TALPA Vetting Client Protocol<text:tab/>87</text:p>
          <text:p text:style-name="P38">5.2.1<text:tab/>General<text:tab/>87</text:p>
          <text:p text:style-name="P38">5.2.2<text:tab/>Protocol Basics<text:tab/>87</text:p>
          <text:p text:style-name="P38">5.2.3<text:tab/>Packet Basics<text:tab/>87</text:p>
          <text:p text:style-name="P38">5.2.4<text:tab/>OK<text:tab/>89</text:p>
          <text:p text:style-name="P38">5.2.5<text:tab/>FAIL<text:tab/>89</text:p>
          <text:p text:style-name="P38">5.2.6<text:tab/>Register<text:tab/>89</text:p>
          <text:p text:style-name="P38">5.2.7<text:tab/>De-register<text:tab/>89</text:p>
          <text:p text:style-name="P38">5.2.8<text:tab/>Set-Wait-Timeout<text:tab/>89</text:p>
          <text:p text:style-name="P38">5.2.9<text:tab/>Obtain-Vetting-Details <text:tab/>90</text:p>
          <text:p text:style-name="P38">5.2.10<text:tab/>File/FileSystem Vetting-Details / Ext-Vetting-Details<text:tab/>91</text:p>
          <text:p text:style-name="P38">5.2.11<text:tab/>Vetting-Response<text:tab/>94</text:p>
          <text:p text:style-name="P38">5.2.12<text:tab/>Ext-Details-Only<text:tab/>95</text:p>
          <text:p text:style-name="P38">5.2.13<text:tab/>StreamData<text:tab/>95</text:p>
          <text:p text:style-name="P38">5.2.14<text:tab/>StreamLength<text:tab/>95</text:p>
          <text:p text:style-name="P38">5.2.15<text:tab/>StreamSeek<text:tab/>95</text:p>
          <text:p text:style-name="P38">5.2.16<text:tab/>StreamRead<text:tab/>95</text:p>
          <text:p text:style-name="P38">5.2.17<text:tab/>StreamWrite<text:tab/>96</text:p>
          <text:p text:style-name="P38">5.2.18<text:tab/>StreamReadAt/StreamWriteAt<text:tab/>96</text:p>
          <text:p text:style-name="P38">5.2.19<text:tab/>StreamUnlinkFile<text:tab/>96</text:p>
          <text:p text:style-name="P38">5.2.20<text:tab/>StreamTruncate<text:tab/>96</text:p>
          <text:p text:style-name="P37">5.3<text:tab/>TALPA Vetting Client (Device file)<text:tab/>98</text:p>
          <text:p text:style-name="P38">5.3.1<text:tab/>General<text:tab/>98</text:p>
          <text:p text:style-name="P38">5.3.2<text:tab/>Protocol Notes<text:tab/>98</text:p>
          <text:p text:style-name="P38">5.3.3<text:tab/>Open()<text:tab/>98</text:p>
          <text:p text:style-name="P38">5.3.4<text:tab/>Write()<text:tab/>98</text:p>
          <text:p text:style-name="P38">5.3.5<text:tab/>Read()<text:tab/>98</text:p>
          <text:p text:style-name="P38">5.3.6<text:tab/>Ioctl()<text:tab/>98</text:p>
          <text:p text:style-name="P38">5.3.7<text:tab/>Close()<text:tab/>98</text:p>
          <text:p text:style-name="P37">5.4<text:tab/>TALPA Process Exclusion (Device file)<text:tab/>99</text:p>
          <text:p text:style-name="P38">5.4.1<text:tab/>Open<text:tab/>99</text:p>
          <text:p text:style-name="P38">5.4.2<text:tab/>Close<text:tab/>99</text:p>
          <text:p text:style-name="P38">5.4.3<text:tab/>IOCTL: Active<text:tab/>99</text:p>
          <text:p text:style-name="P38">5.4.4<text:tab/>IOCTL: idle<text:tab/>99</text:p>
          <text:p text:style-name="P36">6<text:tab/>Extending TALPA<text:tab/>100</text:p>
          <text:p text:style-name="P37">6.1<text:tab/>Interceptor<text:tab/>100</text:p>
          <text:p text:style-name="P37">6.2<text:tab/>Intercept filters<text:tab/>100</text:p>
          <text:p text:style-name="P37">6.3<text:tab/>Vetting clients<text:tab/>100</text:p>
          <text:p text:style-name="P38">6.3.1<text:tab/>Interface presentation<text:tab/>100</text:p>
          <text:p text:style-name="P36">7<text:tab/>Future Possibilities<text:tab/>102</text:p>
          <text:p text:style-name="P37">7.1<text:tab/>General<text:tab/>102</text:p>
          <text:p text:style-name="P37">7.2<text:tab/>Architecture<text:tab/>102</text:p>
          <text:p text:style-name="P37">7.3<text:tab/>Performance<text:tab/>102</text:p>
          <text:p text:style-name="P38">7.3.1<text:tab/>Vetting client/controller<text:tab/>102</text:p>
          <text:p text:style-name="P36">8<text:tab/>Known limitations<text:tab/>103</text:p>
          <text:p text:style-name="P37">8.1<text:tab/>Overview<text:tab/>103</text:p>
          <text:p text:style-name="P37">8.2<text:tab/>Intercept components<text:tab/>103</text:p>
          <text:p text:style-name="P37">8.3<text:tab/>Filter interface components<text:tab/>105</text:p>
          <text:p text:style-name="P37">8.4<text:tab/>Core components<text:tab/>105</text:p>
          <text:p text:style-name="P36">9<text:tab/>Licensing<text:tab/>106</text:p>
          <text:p text:style-name="P37">9.1<text:tab/>Introduction<text:tab/>106</text:p>
          <text:p text:style-name="P37">9.2<text:tab/>Licenses<text:tab/>106</text:p>
          <text:p text:style-name="P38">9.2.1<text:tab/>Summary<text:tab/>106</text:p>
          <text:p text:style-name="P38">9.2.2<text:tab/>Kernel module source<text:tab/>106</text:p>
          <text:p text:style-name="P38">9.2.3<text:tab/>TALPA vetting client interface<text:tab/>106</text:p>
          <text:p text:style-name="P38">9.2.4<text:tab/>Example code<text:tab/>107</text:p>
          <text:p text:style-name="P38">9.2.5<text:tab/>Documentation and design Files<text:tab/>107</text:p>
          <text:p text:style-name="P37">9.3<text:tab/>GNU General Public Licence<text:tab/>108</text:p>
          <text:p text:style-name="P37">9.4<text:tab/>GNU Free Documentation Licence<text:tab/>111</text:p>
          <text:p text:style-name="P37">9.5<text:tab/>New BSD Licence<text:tab/>114</text:p>
          <text:p text:style-name="P36"><text:tab/>Bibliography<text:tab/>115</text:p>
        </text:index-body>
      </text:table-of-content>
      <text:p text:style-name="P33"/>
      <text:h text:style-name="P39" text:outline-level="1">Introduction</text:h>
      <text:h text:style-name="Heading_20_2" text:outline-level="2">What's in a name?</text:h>
      <text:p text:style-name="P40">So what's all this 'TALPA' stuff then?</text:p>
      <text:p text:style-name="P41">Well its tenuous at best but I'll try to explain. The word TALPA comes from Genus <text:span text:style-name="T5">TALPA which is a European mole (Insectivora; Talpidae; Genus TALPA).</text:span></text:p>
      <text:p text:style-name="P40">But why a mole? </text:p>
      <text:p text:style-name="P42">You mean other than the fact they are quite cute?! Well the word mole has two connotations. Firstly in terms of spying a mole avoids being noticed and passes information onto interested parties. Secondly, moles burrow – and that's what we are doing here...burrowing around digging up all sorts of bits of information which come out above ground (kernel <text:span text:style-name="T6">J</text:span>).</text:p>
      <text:p text:style-name="P42">I did say it was tenuous!</text:p>
      <text:p text:style-name="P43"><text:span text:style-name="T7">But honestly apart from the above, TALPA is a unique name within the open source community, and from searches appears to be unused, indeed not even partially referenced by another software project - w</text:span>hich is a tall order these days!</text:p>
      <text:h text:style-name="Heading_20_2" text:outline-level="2">Purpose</text:h>
      <text:p text:style-name="P42">The document describes the design of the TALPA kernel module and captures the design decisions and trade-off's that are made. This document also is the primary reference for specification of the interfaces.</text:p>
      <text:h text:style-name="Heading_20_2" text:outline-level="2">Scope</text:h>
      <text:p text:style-name="P42">This document is restricted to design specification and will attempt to avoid implementation details, except where these are (due to the nature of the project) critical to the design. Implementation details will be discussed in the TALPA Implementation Description document.</text:p>
      <text:p text:style-name="P42">It is intended to be read by managers and software engineers involved in design, implementation or integration.</text:p>
      <text:h text:style-name="Heading_20_2" text:outline-level="2">Documentation</text:h>
      <text:p text:style-name="P33">All documentation has been produced using OpenOffice, and published as Adobe PDF.</text:p>
      <text:h text:style-name="Heading_20_2" text:outline-level="2">Models</text:h>
      <text:p text:style-name="P42">UML 2.0 is used throughout to describe the design. If you are unfamiliar with UML please refer to <text:span text:style-name="T8"><text:bibliography-mark text:identifier="UMLU" text:bibliography-type="book" text:address="One Jacob Way, Reading, Massachusetts 01867" text:author="Grady Booch, James Rumbaugh, Ivar Jacobson" text:pages="482" text:publisher="Addison-Wesley Publishing Company" text:title="The Unified Modeling Language User Guide" text:year="1999" text:isbn="0-201-57168-4">[UMLU]</text:bibliography-mark></text:span><text:span text:style-name="T8"> and </text:span><text:span text:style-name="T8"><text:bibliography-mark text:identifier="UMLR" text:bibliography-type="book" text:address="One Jacob Way, Reading, Massachusetts 01867" text:author="Grady Booch, James Rumbaugh, Ivar Jacobson" text:pages="550" text:publisher="Addison-Wesley Publishing Company" text:title="The Unified Modeling Language Reference Manual" text:year="1999" text:isbn="0-201-30998-X">[UMLR]</text:bibliography-mark></text:span><text:span text:style-name="T8">.</text:span></text:p>
      <text:p text:style-name="P43"><text:span text:style-name="T9">Where appropriate UML OCL (Object Constraint Language) is used to enhance the UML specification. If you are unfamiliar with OCL please refer to </text:span><text:span text:style-name="T9"><text:bibliography-mark text:identifier="WARMER" text:bibliography-type="book" text:address="One Jacob Way, Reading, Massachusetts 01867" text:author="Jos Warmer, Anneke Kleppe" text:pages="112" text:publisher="Addison-Wesley Publishing Company" text:title="The Object Constraint Language: Precise Modeling with UML" text:year="1999" text:isbn="0-201-37940-6">[WARMER]</text:bibliography-mark></text:span><text:span text:style-name="T10">.</text:span></text:p>
      <text:p text:style-name="P44">Design patterns have been used as part of this design. If you are unfamiliar with design patterns please refer to <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p>
      <text:p text:style-name="P42">The models referenced here were created using Sparx Systems Enterprise Architect v4.0 Corporate Edition, and are published as .EAP as well as XMI/1.1 and XMI/Rose for maximum portability.</text:p>
      <text:h text:style-name="Heading_20_2" text:outline-level="2">References</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29">Version</text:p>
            </table:table-cell>
            <table:table-cell table:style-name="Table4.A1" office:value-type="string">
              <text:p text:style-name="P29">Date</text:p>
            </table:table-cell>
            <table:table-cell table:style-name="Table4.A1" office:value-type="string">
              <text:p text:style-name="P29">Name</text:p>
            </table:table-cell>
            <table:table-cell table:style-name="Table4.D1" office:value-type="string">
              <text:p text:style-name="P29">Source</text:p>
            </table:table-cell>
          </table:table-row>
        </table:table-header-rows>
        <table:table-row>
          <table:table-cell table:style-name="Table4.A2" office:value-type="float" office:value="0">
            <text:p text:style-name="P30">0.1</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Implementation Document</text:p>
            <text:p text:style-name="P45">TALPA-ImplementationDescription.sxw</text:p>
          </table:table-cell>
        </table:table-row>
        <table:table-row>
          <table:table-cell table:style-name="Table4.A2" office:value-type="float" office:value="0">
            <text:p text:style-name="P30">n/a</text:p>
          </table:table-cell>
          <table:table-cell table:style-name="Table4.B2" office:value-type="string">
            <text:p text:style-name="P30">2004-04-28</text:p>
          </table:table-cell>
          <table:table-cell table:style-name="Table4.B2" office:value-type="string">
            <text:p text:style-name="P30">Barry Pearce</text:p>
          </table:table-cell>
          <table:table-cell table:style-name="Table4.D2" office:value-type="string">
            <text:p text:style-name="P31">TALPA Software Specification Model</text:p>
          </table:table-cell>
        </table:table-row>
        <table:table-row>
          <table:table-cell table:style-name="Table4.A2" office:value-type="float">
            <text:p text:style-name="P32"/>
          </table:table-cell>
          <table:table-cell table:style-name="Table4.B2" office:value-type="string">
            <text:p text:style-name="P30"/>
          </table:table-cell>
          <table:table-cell table:style-name="Table4.B2" office:value-type="string">
            <text:p text:style-name="P30"/>
          </table:table-cell>
          <table:table-cell table:style-name="Table4.D2" office:value-type="string">
            <text:p text:style-name="P31"/>
          </table:table-cell>
        </table:table-row>
      </table:table>
      <text:p text:style-name="Text_20_body"/>
      <text:h text:style-name="P39" text:outline-level="1">Overview</text:h>
      <text:h text:style-name="Heading_20_2" text:outline-level="2">Introduction</text:h>
      <text:p text:style-name="P46">TALPA is a high performance filesystem access interception module providing facilities for user-mode daemons/programs to 'vet' filesystem operations before they are executed. Although primarily designed to meet the needs of high-performance on-access anti-virus scanners, it is not limited to this task. The entire TALPA design considers performance, stability, security, genericity and extensibility as core concepts. It will out-perform other similar modules, has a richer feature set, and does not have the associated issues and design flaws.</text:p>
      <text:p text:style-name="Text_20_body">The diagram below shows a high-level component diagram showing the key components in TALPA.</text:p>
      <text:p text:style-name="P46"><draw:frame draw:style-name="fr1" draw:name="Frame1" text:anchor-type="paragraph" svg:x="5.091cm" svg:y="0.302cm" svg:width="6.308cm" draw:z-index="0"><draw:text-box fo:min-height="12.704cm"><text:p text:style-name="UMLDiagram"><draw:frame draw:style-name="fr2" draw:name="Graphic1" text:anchor-type="paragraph" svg:x="0cm" svg:y="0cm" svg:width="6.308cm" style:rel-width="100%" svg:height="12.345cm" style:rel-height="scale" draw:z-index="1"><draw:image xlink:href="Pictures/200001EB0000242300005164C7293AAF.svm" xlink:type="simple" xlink:show="embed" xlink:actuate="onLoad"/></draw:frame></text:p></draw:text-box></draw:frame><text:span text:style-name="T11">Once the TALPA kernel modules have been loaded external user-mode daemons may use a device driver interface (via the </text:span><text:span text:style-name="T12">DeviceDriverVettingClient</text:span><text:span text:style-name="T11">) to register as an interested party with the </text:span><text:span text:style-name="T12">VettingController</text:span><text:span text:style-name="T11">.</text:span></text:p>
      <text:p text:style-name="P46">When a process or thread executes one of the intercepted operations the <text:span text:style-name="T12">Interceptor </text:span>kicks in and directs the attempt to an <text:span text:style-name="T12">Intercept Processor</text:span>. The <text:span text:style-name="T12">InterceptProcessor </text:span>uses a set of <text:span text:style-name="T12">InterceptFilters </text:span>to decide whether to allow or deny the operation. One of these filters is the <text:span text:style-name="T12">VettingController.</text:span><text:span text:style-name="T11"> The </text:span><text:span text:style-name="T12">VettingController</text:span> will pass vetting requests to previously registered interested parties, and wait for a response. The response is then passed back to the <text:span text:style-name="T12">InterceptProcessor</text:span>. Once all the necessary filters have been called the decision is returned to the <text:span text:style-name="T12">Interceptor</text:span>, which in turn will allow or deny the operation.</text:p>
      <text:p text:style-name="P46">These components and their responsibilities are described in more detail below, and will be described in full in <text:s/>later sections of this document.</text:p>
      <text:p text:style-name="P47">A number of design decisions were taken regarding the architecture as it is now. And it is important to understand why these decisions were made and their impact on the design.</text:p>
      <text:p text:style-name="P48">The biggest factor in the design of TALPA was whether or not open file descriptors should be passed to userspace as a performance optimisation. The passing of open file descriptors across to another process is only supported via unix domain sockets. However, sockets produce a number management issues, especially regarding failure scenarios. Under test conditions a standard open and close combination on a file took 4<text:span text:style-name="T13">μ</text:span><text:span text:style-name="T11">s. </text:span>It was therefore decided that the 4-10<text:span text:style-name="T13">μ</text:span><text:span text:style-name="T11">s delay caused by an additional open() would be saved through other efficiencies through good quality design of the system itself.</text:span></text:p>
      <text:p text:style-name="P49">Because the open file descriptor is not passed to userspace it was decided that the communications with userspace should be provided using interchangeable components, thus allowing the VettingController to concentrate on mediation.</text:p>
      <text:p text:style-name="P50">Other interception packages suffer performance issues because of translation of binary data to another form. To avoid performance penalties it was decided that the interface between userspace and the kernel should be based on binary data. It was thus decided that we would like the features of the device file and the unix message queue combined. </text:p>
      <text:p text:style-name="P48">We shall now take a brief tour of the major components.</text:p>
      <text:h text:style-name="Heading_20_2" text:outline-level="2">Interceptor</text:h>
      <text:p text:style-name="Text_20_body">The <text:span text:style-name="T12">Interceptor</text:span> is responsible for either hooking the operating system 'syscall' table or interfacing with other hook mechanisms (such as LSM, RSBAC or Kernel Hooks). When an interception occurs an <text:span text:style-name="T12">InterceptProcessor</text:span> is called to examine the attempted operation. The <text:span text:style-name="T12">InterceptProcessor</text:span> will respond indicating whether or not to allow the operation to proceed. If the interception mechanism was 'syscall' table hooking and the operation is allowed, control is passed onto the original operating system call to service the request. However, if denied an error is returned to the client. All other intercept mechanisms require an allow/deny response from the Interceptor and will take the appropriate action themselves. In this case the <text:span text:style-name="T12">InterceptProcessor's </text:span>response is merely passed on.</text:p>
      <text:p text:style-name="Text_20_body">The <text:span text:style-name="T12">Interceptor </text:span>may be enabled or disabled, thus providing an overall enable/disable switch for the entire interception package.</text:p>
      <text:h text:style-name="Heading_20_2" text:outline-level="2">Intercept Processor</text:h>
      <text:p text:style-name="P46">This is a lightweight component, responsible for controlling examination and evaluation of the attempted filesystem operation. The <text:span text:style-name="T12">InterceptProcessor</text:span> maintains three collections of <text:span text:style-name="T12">InterceptFilters</text:span>; <text:span text:style-name="T12">evaluation-actions</text:span>, <text:span text:style-name="T12">allow-actions</text:span> and <text:span text:style-name="T12">deny-actions</text:span> collections. When an intercept is given to the <text:span text:style-name="T12">InterceptProcessor </text:span>for examination each filter defined in the <text:span text:style-name="T12">evaluation-actions</text:span> collection is called in turn. Each filter may then either allow, deny the operation or identify itself as 'indifferent' (next) or identify a timeout or error occurred and the filter did not complete. After the <text:span text:style-name="T12">evaluation-actions</text:span> collection has been processed a decision to allow or deny the operation will have been made. If an error occurred the filesystem operation is refused with the error provided as the reason, otherwise, each filter in either the <text:span text:style-name="T12">allow-actions</text:span> or <text:span text:style-name="T12">deny-actions</text:span> collections will be processed before the result of the examination is returned.</text:p>
      <text:h text:style-name="Heading_20_2" text:outline-level="2">Intercept Filters</text:h>
      <text:p text:style-name="P46"><text:span text:style-name="T12">InterceptFilters</text:span> are the decision making core of TALPA, and are based on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n used for evaluation each filter may return ALLOW, DENY, NEXT, TIMEOUT, or ERROR. When used as allow or deny actions each filter does not return a result.</text:p>
      <text:p text:style-name="Text_20_body">A number of filters will be developed providing sophisticated, high-performance evaluation of filesystem operation attempts. Each filter will focus on a single aspect of the decision making. We will examine each of the filters in turn.</text:p>
      <text:p text:style-name="P51">Degraded Mode Processor (evaluation-action)</text:p>
      <text:p text:style-name="P46">This is a stability filter. The <text:span text:style-name="T12">InterceptProcessor</text:span> provides information about the number of consecutive time-outs, based on the number of attempted operations that had one of the filters return TIMEOUT. When the number of time-outs is below a trigger level this processor merely indicates that it is indifferent (NEXT) to the request. Should the number of time-outs pass a trigger level then 'Degraded Mode' will be enabled. In this mode all requests made by a 'root' process/thread will be forcibly <text:span text:style-name="T15">allowed</text:span><text:span text:style-name="T16">, </text:span>indicating that no further filters should be called. All other 'user' processes will still have to pass through the other filters. This means that 'root' bypasses any subsequent filters. Because all NFS daemons typically run as root, this produces a security issue, and therefore may be switched off. However this mode does have the advantage of keeping the operating system alive so that the 'root' user may resolve the problem or shutdown/reboot the system.</text:p>
      <text:p text:style-name="P51">Process Exclusion Processor (evaluation-action)</text:p>
      <text:p text:style-name="P48">With all vetting systems there is a danger of self-vetting - attempting to vet the vetter's actions. This can lead to a infinite -loop and hang the system – obviously undesirable. Whilst this would be (and is) checked by the vetting controller it is possible that the excluded thread did not work alone and would need to pass the vetting request onto another thread. This thread would then need excluding as well for the same reasons.</text:p>
      <text:p text:style-name="P52">In the anti-virus world it is imperative that an on-demand scanner or infection removal tool is not restricted by an on-access scanner; double-vetting should therefore be avoided. For instance, we have a threat (virus/worm/trojan) infected file on the disk, and an on-demand scanner is asked to scan the file. The on-demand scanner attempts to open the file, but access will be refused because an on-access scanner detected the threat (double-vetting has been attempted). Thus the on-demand scanner will not report the threat – nor would disinfection be possible! Again a less than desirable situation.</text:p>
      <text:p text:style-name="P48">Therefore TALPA includes mechanisms for processes other than vetting clients to be excluded from the vetting process. The mechanism provided is based on an internal list of excluded processes. To obtain an exclusion a thread must open up the process exclusion device file and use an 'ioctl' to control setting/un-setting of the exclusion.</text:p>
      <text:p text:style-name="P53">Operation Exclusion Processor (evaluation-action)</text:p>
      <text:p text:style-name="P48">This filter provides filtering based on the operation itself. For instance opening a file with truncation may not require external vetting, and therefore will be excluded from subsequent processing. The following file operation exclusions will be supported</text:p>
      <text:list text:style-name="L9">
        <text:list-item>
          <text:p text:style-name="P54">Open for write only</text:p>
        </text:list-item>
        <text:list-item>
          <text:p text:style-name="P54">Open for write or read-write with truncation</text:p>
        </text:list-item>
        <text:list-item>
          <text:p text:style-name="P54">Open for append only</text:p>
        </text:list-item>
        <text:list-item>
          <text:p text:style-name="P54">Close when opened read-only (already vetted!)</text:p>
        </text:list-item>
      </text:list>
      <text:p text:style-name="P55">Filesystem Exclusion Processor (evaluation-action)</text:p>
      <text:p text:style-name="P48">This filter screens out attempted filesystem operations on objects that do not require subsequent processing such as that provided by the <text:span text:style-name="T12">VettingController</text:span>. Exclusions may be provided based on</text:p>
      <text:list text:style-name="L10">
        <text:list-item>
          <text:p text:style-name="P56">File system type</text:p>
        </text:list-item>
        <text:list-item>
          <text:p text:style-name="P56">Simple pathname matching (directories/mount points/files)</text:p>
        </text:list-item>
      </text:list>
      <text:p text:style-name="P52">Typically the following special file types would be excluded from vetting by a virus scanner</text:p>
      <text:list text:style-name="L11">
        <text:list-item>
          <text:p text:style-name="P57">Directories</text:p>
        </text:list-item>
        <text:list-item>
          <text:p text:style-name="P57">Symbolic links</text:p>
        </text:list-item>
        <text:list-item>
          <text:p text:style-name="P57">Named pipes</text:p>
        </text:list-item>
        <text:list-item>
          <text:p text:style-name="P57">Named (bound) sockets</text:p>
        </text:list-item>
        <text:list-item>
          <text:p text:style-name="P57">Character devices</text:p>
        </text:list-item>
        <text:list-item>
          <text:p text:style-name="P57">Block devices</text:p>
        </text:list-item>
      </text:list>
      <text:p text:style-name="P58">When a filesystem operation attempt is evaluated for pathname exclusions by this filter, the absolute pathname will be used. Matching is based on simple left-right comparisons, with the following provisions:</text:p>
      <text:list text:style-name="L12">
        <text:list-item>
          <text:p text:style-name="P59">Directory/sub-tree exclusions must be specified with a trailing pathname separator. These will match a directory path regardless of whether or not the pathname being checked includes a trailing pathname separator. The exclusion itself must be fully matched, however the pathname checked may partially match allowing entire sub-trees to be excluded.</text:p>
        </text:list-item>
        <text:list-item>
          <text:p text:style-name="P60">File exclusions do not have a trailing pathname separator and both exclusion and the pathname must be matched in full.</text:p>
        </text:list-item>
      </text:list>
      <text:p text:style-name="P61">Cache</text:p>
      <text:p text:style-name="P48">The cache mechanism is used to enhance performance. Typically a subsequent filter (such as the <text:span text:style-name="T12">VettingController <text:s text:c="4"/></text:span>described below) will perform a time-consuming activity (such as virus scanning) in order to make its decision. The cache aims to speed up by processing by storing responses to previous requests. If no changes have been made the cached result will be used avoiding the need to execute further filters. The cache will be configurable, so that it may be turned on/off globally (as described above), and what is or isn't cached may be specified using the generic configuration mechanisms described below.</text:p>
      <text:p text:style-name="P62">Cache Check Processor (evaluation-action)</text:p>
      <text:p text:style-name="P63">Merely checks the cache for an entry. If an entry is found the filter responds indicating the operation attempt should be forcibly allowed, otherwise the response should indicate indifference.</text:p>
      <text:p text:style-name="P62">Cache Update Processor (allow-action and deny-action)</text:p>
      <text:p text:style-name="P63">Updates the cache in two circumstances. Firstly a new result is available and should be entered into the cache or secondly an operation has occurred which affects the cache - typically this will involve removal of the cache entry.</text:p>
      <text:p text:style-name="P64">Vetting Controller (evaluation-action)</text:p>
      <text:p text:style-name="P48">In practical terms the Vetting Controller provides a mechanism for passing vetting requests onto 3<text:span text:style-name="T14">rd</text:span> parties and allows them to provide a decision the attempted filesystem operation.</text:p>
      <text:p text:style-name="P48">The vetting controller thus provides a message routing system using client-server based principles, providing blocking, non-blocking and timed-blocking message interfaces.</text:p>
      <text:p text:style-name="P65">Typically, an number of user-mode daemons will register with the vetting controller through the device driver interface. Once registered, daemons may indicate their readiness to accept vetting requests. When an attempted filesystem operation is passed into this filter, it is passed onto one of the external daemons for vetting. The typical response would be ALLOW or DENY, however, it is possible that the external daemon fails and does not respond, or responds after an unacceptable length of time. In either case the <text:span text:style-name="T12">VettingController </text:span>will return a TIMEOUT response.</text:p>
      <text:p text:style-name="P61">Syslog (evaluation-action)</text:p>
      <text:p text:style-name="P48">The filter is used mainly for debugging purposes. Every time this filter is invoked it records the information about the intercept to the system log.</text:p>
      <text:p text:style-name="P61">Denial Syslog (deny-action)</text:p>
      <text:p text:style-name="P48">This filter is similar to the Syslog filter, however it is designed to output information specifically related to a denial of access. Additional information will be logged describing why an operation was refused.</text:p>
      <text:h text:style-name="P66" text:outline-level="2">Device Drivers</text:h>
      <text:p text:style-name="P48">Two device driver interfaces will be provided by TALPA. </text:p>
      <text:p text:style-name="P48">The <text:span text:style-name="T12">DeviceDriverVettingClient </text:span><text:span text:style-name="T11">component provides </text:span>an externalised interface to the <text:span text:style-name="T12">VettingController</text:span>. Based on the Adapter<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is interface provides a standard I/O system API interface, that may be used to obtain and respond to vetting requests.</text:p>
      <text:p text:style-name="P48">The <text:span text:style-name="T12">ProcessExclusionDeviceDriver</text:span> component provides an externalised interface to the <text:span text:style-name="T12">ProcessExlusionProcessor</text:span>. This interface provides a standard I/O system API interface that may be used to set and unset process exclusions as described above.</text:p>
      <text:h text:style-name="P66" text:outline-level="2">Dynamic Configuration</text:h>
      <text:p text:style-name="P67">Every component will support a configuration interface providing support for procfs/sysctl. This allows each component to have its own configuration parameters without a centralised configuration mechanism.</text:p>
      <text:p text:style-name="P52">This means all components may be dynamically configured using the procfs/sysctl interface, providing a method of enabling/disabling interception, or filters on-the-fly.</text:p>
      <text:h text:style-name="Heading_20_2" text:outline-level="2">Kernel Modules</text:h>
      <text:p text:style-name="P52">All the functionality and components above are packaged in a number of kernel module object files, providing a flexible extensible change-tolerant system.</text:p>
      <text:h text:style-name="Heading_20_2" text:outline-level="2">Control Flow</text:h>
      <text:p text:style-name="P52">All activities of Talpa take place in the thread of control of some user-space process. Initialisation is done in the context of the insmod that loaded the Talpa modules. Configuration is done in the context of the process that wrote the configuration entry. The intercept filters run in the context of the process that initiated the operation. If external vetting is required the job is placed on a queue, and the next vetting client is woken up and processes the job (all in the vetting client's context), before returning the result to the original client process.</text:p>
      <text:p text:style-name="P52">At no point does Talpa use any kernel threads or independent flow of control. All operations are done in the context of the appropriate user-space process. </text:p>
      <text:h text:style-name="Heading_20_2" text:outline-level="2">Synchronization and Data protection</text:h>
      <text:p text:style-name="P52">All data that is shared between different flows of control (e.g. Cache, vetting requests, configuration information) is protected by locks. Control is never returned to user-space while locks are held. We never sleep while holding locks. Also holding of multiple locks is avoided (except where essential) to prevent dead-locks. All buffers that are passed to user-space are initialised with zeros, so that no data can be leaked.</text:p>
      <text:h text:style-name="P39" text:outline-level="1">Design specification</text:h>
      <text:h text:style-name="Heading_20_2" text:outline-level="2">Introduction</text:h>
      <text:p text:style-name="P52">This section describes in detail the TALPA architecture and design. It attempts to capture and explain some of the reasoning behind the major design decisions.</text:p>
      <text:p text:style-name="P48">The approach and philosophy used to drive the design and development are critical for the quality of the software. It is therefore worth describing some of the main driving concepts behind the design, even though much of this is just good OO design principles.</text:p>
      <text:p text:style-name="P68"><text:span text:style-name="T7">OO design</text:span> sympathetic to the target implementation</text:p>
      <text:p text:style-name="P69">It was decided that an object-oriented approach should be used for the TALPA design, even though the implementation language would be C. Because of this inheritance should be severely restricted, as true polymorphism would be costly to implement. Therefore much of the design is focused on specifying a number of single-level abstract interfaces and providing <text:span text:style-name="T12">n</text:span> implementations that support those interfaces, rather than n-level inheritance hierarchies using either interface or implementation inheritance.</text:p>
      <text:p text:style-name="P70">Based on highly-cohesive loosely-coupled components</text:p>
      <text:p text:style-name="P69">The design focuses on the use of encapsulation and modularisation through the wide use of abstract interfaces and minimising of dependencies. At no point would direct or indirect cyclic dependencies be allowed. The result should provide a high-stability software system that encourages highly-concurrent, parallel development of the components.</text:p>
      <text:p text:style-name="P70">Resilience to change and minimising propagation of change</text:p>
      <text:p text:style-name="P69">Through the careful use of encapsulation and abstract interfaces propagation of change should be minimised such that changes to the implementation of one component should <text:span text:style-name="T15">not </text:span>propagate through to any code outside of that component. Additionally the design should limit propagation of interface changes to direct dependants only. A change to an interface should not therefore propagate to another interface resulting in a domino effect.</text:p>
      <text:p text:style-name="P69">It is this philosophy coupled with the highly-cohesive loosely-coupled component concept that helps ensure the ultimate stability of the code base and the design.</text:p>
      <text:p text:style-name="P70">Extensible</text:p>
      <text:p text:style-name="P69">The architecture should not resist change, but welcome extensibility whilst preserving the highest degree of resilience and stability. This is again the result of a focus upon encapsulation and widespread and diligent use of abstract interfaces.</text:p>
      <text:p text:style-name="P70">Performance</text:p>
      <text:p text:style-name="P69">TALPA should be considered and approached in a manner more in keeping with an embedded real-time system. In particular memory, CPU usage, speed/throughput and concurrency must be given due consideration throughout the design and implementation.</text:p>
      <text:p text:style-name="P71">This document will not duplicate the detailed information in the model. It will provide a reasonably detailed look at the model, but the intention of this document is to promote understanding.</text:p>
      <text:h text:style-name="P72" text:outline-level="2">Layered architecture<text:note text:id="ftn1" text:note-class="footnote"><text:note-citation>1</text:note-citation><text:note-body><text:p text:style-name="Footnote"><text:s/>If you are unfamiliar with layered architectures please see <text:bibliography-mark text:identifier="FOWLER" text:bibliography-type="book" text:address="One Jacob Way, Reading, Massachusetts 01867" text:author="Martin Fowler" text:pages="672" text:publisher="Addison-Wesley Publishing Company" text:title="Analysis Patterns: Reusable Object Models" text:year="1997" text:isbn="0-201-89542-0">[FOWLER]</text:bibliography-mark> and <text:bibliography-mark text:identifier="JACOBSON" text:bibliography-type="book" text:address="One Jacob Way, Reading, Massachusetts 01867" text:author="Ivar Jacobson, Martin Griss, Patrik Jonsson" text:pages="497" text:publisher="Addi" text:title="Software Reuse: Architecture, Process and Organization for Business Success" text:year="1997" text:isbn="0-201-92476-5">[JACOBSON]</text:bibliography-mark>.</text:p></text:note-body></text:note></text:h>
      <text:p text:style-name="P52">Tiered architectures provide better stability of code/design and encourage greater re-use through the use of separation (loose coupling) and well-defined interfaces.</text:p>
      <text:p text:style-name="P52">TALPA will use a three tier software architecture. The architecture is based on a four tier concept, but as there is little sensible use for a domain layer it has been removed.</text:p>
      <text:p text:style-name="P48">The diagram below shows the division of major component groups into the architectural layers.</text:p>
      <text:p text:style-name="P48"/>
      <text:p text:style-name="P48"><draw:frame draw:style-name="fr3" draw:name="Graphic45" text:anchor-type="paragraph" svg:width="16.999cm" svg:height="9.222cm" draw:z-index="10"><draw:image xlink:href="Pictures/200003D900006C0300003A99BF1E8372.svm" xlink:type="simple" xlink:show="embed" xlink:actuate="onLoad"/></draw:frame></text:p>
      <text:p text:style-name="P48">Although this document will not describe the principles of tiered architectures in general it is worth explaining the basic 'features' of the architectural layers shown in the diagram above.</text:p>
      <text:p text:style-name="P68">Presentation layer</text:p>
      <text:p text:style-name="P73">The presentation layer has traditionally referred to UI. However, with TALPA it is sensible to consider the external interface components as presenting an interface for use externally. It is effectively through these interfaces that TALPA is used. The presentation layer should be considered as completely replaceable and that replacement of the presentation layer components would in no way affect the application logic. With TALPA this is true, especially with regard to the vetting clients. Here only one interface is currently presented; that of a device driver. However, this could equally be replaced with a socket or UNIX message queue interface without changes propagating to any other layer.</text:p>
      <text:p text:style-name="P68">Application layer</text:p>
      <text:p text:style-name="P73">This is the heart of the system and typically encapsulates the logic that defines our system. In TALPA this is where the core functionality resides. This should be the layer that contains the most portable code.</text:p>
      <text:p text:style-name="P68">Services layer</text:p>
      <text:p text:style-name="P73">The services layer typically encapsulates databases, operating system services and features such as threading. With TALPA we will rely only on o/s services; more specifically the kernel API.</text:p>
      <text:p text:style-name="P48">One of the underlying principles of tiered architectures is that a package or component at one level may <text:span text:style-name="T15">only</text:span> have dependencies on packages/components in the same or lower layers. Failure to adhere to this <text:s/>results in spider-web systems which are difficult to maintain.</text:p>
      <text:p text:style-name="P74">Due to the nature of kernel integration it is not possible to have a layered system where o/s dependencies are encapsulated in a single architectural layer. Indeed, in a kernel module almost all external interfaces will be o/s dependent, the core for the most part will can be isolated but naturally will have to rely on o/s dependent services.</text:p>
      <text:p text:style-name="P48">It should therefore be noted that operating system dependency is not shown in, and should not be inferred from the diagram. Due to the nature of the system, all presentation layer components expose external interfaces, and are highly operating system dependent. Therefore from an architecture perspective we end up with a sandwich, with only the application layer remaining operating system independent.</text:p>
      <text:h text:style-name="P75" text:outline-level="3">Component grouping</text:h>
      <text:p text:style-name="P65">TALPA is structured into six component groups. Each group in turn consists of one or more component packages. The component groups are aligned with the layered architecture defined above. The grouping is based on creating cohesive packages, where high-level dependencies are minimised. The component groups are described below, along with the main objects that they contain.</text:p>
      <text:p text:style-name="P76">Intercept components</text:p>
      <text:p text:style-name="P77">This group focuses on the Interceptor based objects. Each component package within this group provides support for a single interception mechanism. These components are completely interchangeable, however, only one instance of any of the component packages would be used at any point in time.</text:p>
      <text:p text:style-name="P68">Filter Interface components</text:p>
      <text:p text:style-name="P77">This group provides external interfaces to InterceptFilters that may be used for additional command and control. For products that are not to be shipped under GPL this must be an interface based on standard system calls (sockets, i/o subsystem etc.). These components are interchangeable, and any number of instances of these component packages may concurrently exist. This allows both a device-driver interface and a socket interface to be supported concurrently.</text:p>
      <text:p text:style-name="P78">Core components</text:p>
      <text:p text:style-name="P77">This group contains the main functionality of TALPA; the intercept processor, filters and configuration objects.</text:p>
      <text:p text:style-name="P68">Service components</text:p>
      <text:p text:style-name="P77">This group contains the configuration classes and classes that are used to encapsulate operating system specifics, providing cross-platform support.</text:p>
      <text:p text:style-name="P79">Application-Control components</text:p>
      <text:p text:style-name="P80">Every system requires application-level system-specific entry and exit code to bootstrap, create and control the objects which form the system itself. For TALPA this application code is embodied in the 'application-control kernel-module' components, which support a Linux Kernel Module interface.</text:p>
      <text:p text:style-name="P80">The kernel module components are described in detail later.</text:p>
      <text:h text:style-name="P75" text:outline-level="3">Physical component packaging</text:h>
      <text:p text:style-name="P67">The component packages and groups described above will be packaged into the following kernel-modules.</text:p>
      <text:p text:style-name="P81">Support components</text:p>
      <table:table table:name="Table43" table:style-name="Table43">
        <table:table-column table:style-name="Table43.A"/>
        <table:table-column table:style-name="Table43.B"/>
        <table:table-header-rows>
          <table:table-row>
            <table:table-cell table:style-name="Table43.A1" office:value-type="string">
              <text:p text:style-name="P82">talpa_syscallhook</text:p>
            </table:table-cell>
            <table:table-cell table:style-name="Table43.B1" office:value-type="string">
              <text:p text:style-name="P83">Support for Linux syscall table hooking.</text:p>
            </table:table-cell>
          </table:table-row>
        </table:table-header-rows>
        <table:table-row>
          <table:table-cell table:style-name="Table43.A2" office:value-type="string">
            <text:p text:style-name="P82">talpa_capability</text:p>
          </table:table-cell>
          <table:table-cell table:style-name="Table43.B2" office:value-type="string">
            <text:p text:style-name="P83">Linux LSM module which provides default capabilities and exports an interface for talpa_lsm.</text:p>
          </table:table-cell>
        </table:table-row>
        <table:table-row>
          <table:table-cell table:style-name="Table43.A2" office:value-type="string">
            <text:p text:style-name="P84">stacker</text:p>
          </table:table-cell>
          <table:table-cell table:style-name="Table43.B2" office:value-type="string">
            <text:p text:style-name="Text_20_body">Generic Linux LSM stacking module.</text:p>
          </table:table-cell>
        </table:table-row>
        <table:table-row>
          <table:table-cell table:style-name="Table43.A2" office:value-type="string">
            <text:p text:style-name="P84">talpa_pedconnector</text:p>
          </table:table-cell>
          <table:table-cell table:style-name="Table43.B2" office:value-type="string">
            <text:p text:style-name="Text_20_body">Used to connect talpa_pedevice with talpa_core and talpa_linux.</text:p>
          </table:table-cell>
        </table:table-row>
      </table:table>
      <text:p text:style-name="P85"/>
      <text:p text:style-name="P81">Intercept components</text:p>
      <table:table table:name="Table44" table:style-name="Table44">
        <table:table-column table:style-name="Table44.A"/>
        <table:table-column table:style-name="Table44.B"/>
        <table:table-header-rows>
          <table:table-row>
            <table:table-cell table:style-name="Table44.A1" office:value-type="string">
              <text:p text:style-name="P86">talpa_syscall</text:p>
            </table:table-cell>
            <table:table-cell table:style-name="Table44.B1" office:value-type="string">
              <text:p text:style-name="P83">Support for Linux 2.4 syscall interception</text:p>
            </table:table-cell>
          </table:table-row>
        </table:table-header-rows>
        <table:table-row>
          <table:table-cell table:style-name="Table44.A2" office:value-type="string">
            <text:p text:style-name="P84">talpa_vfshook</text:p>
          </table:table-cell>
          <table:table-cell table:style-name="Table44.B2" office:value-type="string">
            <text:p text:style-name="Text_20_body">Support for Linux 2.4/2.6 filesystem patching/interception at VFS layer.</text:p>
          </table:table-cell>
        </table:table-row>
        <table:table-row>
          <table:table-cell table:style-name="Table44.A2" office:value-type="string">
            <text:p text:style-name="P87">talpa_lsm</text:p>
          </table:table-cell>
          <table:table-cell table:style-name="Table44.B2" office:value-type="string">
            <text:p text:style-name="P88">Support for Linux 2.6 LSM and talpa_capability interception.</text:p>
          </table:table-cell>
        </table:table-row>
        <table:table-row>
          <table:table-cell table:style-name="Table44.A2" office:value-type="string">
            <text:p text:style-name="P89">talpa-rsbac<text:tab/></text:p>
          </table:table-cell>
          <table:table-cell table:style-name="Table44.B2" office:value-type="string">
            <text:p text:style-name="P90">Support for RSBAC</text:p>
          </table:table-cell>
        </table:table-row>
        <table:table-row>
          <table:table-cell table:style-name="Table44.A2" office:value-type="string">
            <text:p text:style-name="P89">talpa-khooks</text:p>
          </table:table-cell>
          <table:table-cell table:style-name="Table44.B2" office:value-type="string">
            <text:p text:style-name="P90">Support for Kernel Hooks (RAS/GKHI)</text:p>
          </table:table-cell>
        </table:table-row>
      </table:table>
      <text:p text:style-name="P83"/>
      <text:p text:style-name="P81">Filter Interface components</text:p>
      <table:table table:name="Table45" table:style-name="Table45">
        <table:table-column table:style-name="Table45.A"/>
        <table:table-column table:style-name="Table45.B"/>
        <table:table-header-rows>
          <table:table-row>
            <table:table-cell table:style-name="Table45.A1" office:value-type="string">
              <text:p text:style-name="P84">talpa_pedevice</text:p>
            </table:table-cell>
            <table:table-cell table:style-name="Table45.B1" office:value-type="string">
              <text:p text:style-name="Text_20_body"><text:span text:style-name="T17">Support for a device-driver interface to the </text:span><text:span text:style-name="T18">ProcessExclusionProcessor</text:span><text:span text:style-name="T17">.</text:span></text:p>
            </table:table-cell>
          </table:table-row>
        </table:table-header-rows>
        <table:table-row>
          <table:table-cell table:style-name="Table45.A2" office:value-type="string">
            <text:p text:style-name="P84">talpa_vcdevice</text:p>
          </table:table-cell>
          <table:table-cell table:style-name="Table45.B2" office:value-type="string">
            <text:p text:style-name="Text_20_body"><text:span text:style-name="T17">Support for a device-driver interface to the </text:span><text:span text:style-name="T18">VettingController</text:span><text:span text:style-name="T17">.</text:span></text:p>
          </table:table-cell>
        </table:table-row>
      </table:table>
      <text:p text:style-name="P91"/>
      <text:p text:style-name="P92">Core and Service components</text:p>
      <table:table table:name="Table46" table:style-name="Table46">
        <table:table-column table:style-name="Table46.A"/>
        <table:table-column table:style-name="Table46.B"/>
        <table:table-header-rows>
          <table:table-row>
            <table:table-cell table:style-name="Table46.A1" office:value-type="string">
              <text:p text:style-name="P84">talpa_core</text:p>
            </table:table-cell>
            <table:table-cell table:style-name="Table46.B1" office:value-type="string">
              <text:p text:style-name="P88">Contains the standard intercept processor, intercept filters, and configuration code.</text:p>
            </table:table-cell>
          </table:table-row>
        </table:table-header-rows>
        <table:table-row>
          <table:table-cell table:style-name="Table46.A2" office:value-type="string">
            <text:p text:style-name="P84">talpa_linux<text:tab/></text:p>
          </table:table-cell>
          <table:table-cell table:style-name="Table46.B2" office:value-type="string">
            <text:p text:style-name="P88">Contains filesystem, and user personality service-layer operating system dependent code.</text:p>
          </table:table-cell>
        </table:table-row>
      </table:table>
      <text:p text:style-name="P83"><text:tab/><text:tab/></text:p>
      <text:p text:style-name="P93">As described in the previous section each module will be driven by a kernel module component object which supplies entry/exit code and external symbol information (interfaces) for use by other kernel module components. At no point should one kernel module attempt to directly access symbols for non-interface objects in another kernel module. All objects and interfaces should be obtained via the appropriate kernel module component's exported interface.</text:p>
      <text:p text:style-name="P93"/>
      <text:h text:style-name="P94" text:outline-level="2">Design Overview</text:h>
      <text:h text:style-name="Heading_20_3" text:outline-level="3">Introduction</text:h>
      <text:p text:style-name="P41">As described above the TALPA architecture makes extensive use of abstract interfaces. To this end the entire system may be described using these interfaces. To ensure clean separation and <text:s/>maximise loose-coupling all the abstract interfaces are placed in 'abstract packages'. These abstract packages only ever contain 100% pure abstract interfaces. Obviously there needs to be some implementation behind these interfaces to make the system actually work. The implementation classes that realise and support the abstract interfaces are packaged into a set of 'concrete packages'.</text:p>
      <text:p text:style-name="P41">It is a fundamental principle that concrete classes may only be shared intra-package. All inter-package dependencies and relationships must be on abstract interfaces from 'abstract packages' only. One exception to this rule is allowed; the application-control components out of necessity must create the concrete objects. The three application-control packages are therefore allowed to have concrete package dependencies.</text:p>
      <text:p text:style-name="P41">The diagram below shows the main class packages within TALPA, the diagram covers the three architecture layers but does not cover the application-control classes (these are described below).</text:p>
      <text:p text:style-name="P41"><draw:frame draw:style-name="fr4" draw:name="graphics3" text:anchor-type="paragraph" svg:width="17cm" svg:height="13.908cm" draw:z-index="21"><draw:image xlink:href="Pictures/20000FCD0000A1C30000845A2C177ED1.svm" xlink:type="simple" xlink:show="embed" xlink:actuate="onLoad"/></draw:frame></text:p>
      <text:p text:style-name="P41">Cyclic dependencies are non-existent and in line with fundamental principles the implementation classes depend only on abstract interfaces. This overview is useful as a general picture of the 'object' landscape. Subsequent sub-sections of this document will examine each of the component groups.</text:p>
      <text:p text:style-name="P41"/>
      <text:p text:style-name="P95">The application-control component code is shown in the diagram below.</text:p>
      <text:p text:style-name="P41"/>
      <text:p text:style-name="P41"><draw:frame draw:style-name="fr4" draw:name="graphics5" text:anchor-type="paragraph" svg:width="17cm" svg:height="11.291cm" draw:z-index="22"><draw:image xlink:href="Pictures/20000E4D0000C59000008338AB79B92E.svm" xlink:type="simple" xlink:show="embed" xlink:actuate="onLoad"/></draw:frame></text:p>
      <text:p text:style-name="P52">It should be noted from the diagrams that in accordance with the design principles implementation packages (concrete packages) do not rely upon each other, except for the module packages that contain the application-control classes.</text:p>
      <text:p text:style-name="P52">As a guiding principle for security, it is assumed that if root access is required to perform subverting actions then the operating system is already compromised, so there is no point in elaborate security mechanisms to protect against the complete loss of the system control.</text:p>
      <text:h text:style-name="Heading_20_3" text:outline-level="3">Stubbing</text:h>
      <text:p text:style-name="P41">Because of the widespread use of abstract interfaces it is easy to create stub code if necessary to simulate functionality which is yet to be developed, or as an aid to isolating problems. The main centres of object creating are the application-control classes. Thus most stubbing can be resolved by instantiating different objects.</text:p>
      <text:p text:style-name="P41">It would be relatively simple to extend the application-control code to provide dynamically switchable stub objects, thus allowing a simple configuration change via <text:span text:style-name="T12">procfs </text:span>to switch in or out the stub object. Such dynamic switching may be used to great effect when isolating code for debugging or 'triggered' debugging.</text:p>
      <text:h text:style-name="Heading_20_3" text:outline-level="3">Dynamic debugging</text:h>
      <text:p text:style-name="P41">In the same way stub object may be instantiated, so may debug objects. The preferred method of inserted code-level debugging would be to create prox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classes. These proxies may then be used either instead of the actual implementation (in a manner similar to a stub – a debugging stub if you like), or they may be used transparently, forwarding requests onto the original objects.</text:p>
      <text:h text:style-name="P96" text:outline-level="2">INTERCEPT COMPONENTS</text:h>
      <text:h text:style-name="Heading_20_3" text:outline-level="3">Interceptor</text:h>
      <text:p text:style-name="Text_20_body"><draw:frame draw:style-name="fr3" draw:name="graphics6" text:anchor-type="paragraph" svg:width="10.866cm" svg:height="15.083cm" draw:z-index="23"><draw:image xlink:href="Pictures/2000013700002A7100003AEB33DFAD31.svm" xlink:type="simple" xlink:show="embed" xlink:actuate="onLoad"/></draw:frame></text:p>
      <text:p text:style-name="P97">HOW TO USE</text:p>
      <text:p text:style-name="P48">Instantiate a concrete interceptor, call <text:span text:style-name="T12">addInterceptProcessor()</text:span> with the <text:span text:style-name="T12">InterceptProcessor </text:span><text:span text:style-name="T11">that is </text:span>to receive the intercepted filesystem operation details, and then call <text:span text:style-name="T12">enable()</text:span>. When <text:span text:style-name="T12">enable()</text:span> is invoked the appropriate mechanism for hooking will be initialised and the <text:span text:style-name="T12">InterceptProcessor </text:span>will start receiving intercepts.</text:p>
      <text:p text:style-name="P48">To disable interception the <text:span text:style-name="T12">disable() </text:span>method should be invoked. It should be noted that the Interceptor is not responsible for the <text:span text:style-name="T12">InterceptProcessor</text:span>. It is the responsibility of the calling object to ensure that the <text:span text:style-name="T12">InterceptProcessor</text:span> exists as long as the <text:span text:style-name="T12">Interceptor</text:span> has a reference to it. Additionally the Interceptor will never destroy an <text:span text:style-name="T12">InterceptProcessor</text:span>.</text:p>
      <text:h text:style-name="P98" text:outline-level="4">Syscall-table Interceptor</text:h>
      <text:p text:style-name="P52"/>
      <text:p text:style-name="P99"><draw:frame draw:style-name="fr4" draw:name="graphics7" text:anchor-type="paragraph" svg:width="17cm" svg:height="10.555cm" draw:z-index="24"><draw:image xlink:href="Pictures/2000042000007D3D00004DC4D06FBBB6.svm" xlink:type="simple" xlink:show="embed" xlink:actuate="onLoad"/></draw:frame>The syscall-table interceptor provides support for Linux 2.4 kernels.</text:p>
      <text:p text:style-name="P48">Under Linux system calls are made between user-mode and kernel-mode by the use of interrupt, and an integer that identifies the required kernel function that should be called. Once in the kernel a lookup is performed using the integer identifier. The target of the lookup is a table of function pointers - the syscall-table. The function pointed to is then called.</text:p>
      <text:p text:style-name="P48">The syscall-table interceptor uses the talpa_syscallhook module to register it's hooks to be called by talpa_syscallhook as a system call authorisation mechanism. </text:p>
      <text:p text:style-name="P48">The diagram above clearly shows the TALPA interceptor functions providing authorisation hooks: <text:span text:style-name="T12">open()</text:span>, <text:span text:style-name="T12">close()</text:span>, <text:span text:style-name="T12">execve()</text:span>, <text:span text:style-name="T12">mount()</text:span>, <text:span text:style-name="T12">umount() and uselib()</text:span>.</text:p>
      <text:p text:style-name="P48">When an intercept occurs the <text:span text:style-name="T12">IFilesystemFactory</text:span> abstract factory is used to create an operating system independent objects that encapsulate the details of the operation. For a close operation the original function is invoked at this point. Then one of the <text:span text:style-name="T12">examine</text:span> methods of the <text:span text:style-name="T12">InterceptProcessor</text:span> then invoked as appropriate for the operation. For all operations except close, if the examine method returns ALLOW then the original function is invoked. Otherwise the operation is rejected.</text:p>
      <text:h text:style-name="P100" text:outline-level="4">LSM Interceptor</text:h>
      <text:p text:style-name="P48">Linux security Modules were made available from Linux 2.5.29, and given major release as the syscall-table hooking replacement in Linux 2.6 kernel.</text:p>
      <text:p text:style-name="P48"><draw:frame draw:style-name="fr4" draw:name="graphics8" text:anchor-type="paragraph" svg:width="17cm" svg:height="13.728cm" draw:z-index="25"><draw:image xlink:href="Pictures/200003EC000070FF00005B4228BAEE87.svm" xlink:type="simple" xlink:show="embed" xlink:actuate="onLoad"/></draw:frame></text:p>
      <text:p text:style-name="P48">In the Linux 2.6 kernel the syscall-table is dynamically allocated, with at least some intention of halting the syscall-table hooking practice as used above. In order to provide security systems with a means to 'vet' operations new functionality was required. This functionality was presented in the form of Linux Security Modules (LSM). LSM is a framework programming interface that is based on registering a module that may later receive operations for security vetting.</text:p>
      <text:p text:style-name="P48">The basic way it works is that a module registers as an LSM and provides a set of functions that describe a security policy. These functions are called by the kernel as appropriate to evaluate the security policy, and either allow or deny access. One further complication is that only one module is allowed to register. Any subsequent modules must register with the first module, and any chaining characteristics are undefined.</text:p>
      <text:p text:style-name="P52">TALPA will provide an LSM module. Operation is similar to, but significantly simpler than the syscall-table interceptor.</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100" text:outline-level="4">VFSHook Interceptor</text:h>
      <text:p text:style-name="P48"/>
      <text:p text:style-name="P48"><draw:frame draw:style-name="fr4" draw:name="graphics9" text:anchor-type="paragraph" svg:width="17cm" svg:height="12.875cm" draw:z-index="26"><draw:image xlink:href="Pictures/200003F90000762F000059824A5CC42C.svm" xlink:type="simple" xlink:show="embed" xlink:actuate="onLoad"/></draw:frame></text:p>
      <text:p text:style-name="P48">This interceptor tries to overcome several problems which are present on 2.6 kernels if trying to use LSM interceptor. Since it does not depend on LSM support being compiled into the kernel, nor does it depend on another LSM module being already loaded, it can be used in almost every situation. (it also works on 2.4 kernels) It depends on <text:span text:style-name="T12">talpa_syscallhook</text:span><text:span text:style-name="T11"> module beign lodaded with </text:span><text:span text:style-name="T12">hook_mask=mu</text:span><text:span text:style-name="T11"> because it uses its services to install it's </text:span><text:span text:style-name="T12">mount/umount</text:span><text:span text:style-name="T11"> hook. Therefore if </text:span><text:span text:style-name="T12">talpa_syscallhook</text:span><text:span text:style-name="T11"> is unable to hook the system call table it will fail to work. As of this writing (17.06.2005), it is not known for it to fail but it is still possible that the mechanism it uses to find hidden syscall table will not work on future 2.6 kernels.</text:span></text:p>
      <text:p text:style-name="P48"><text:span text:style-name="T11">What it does is, it finds a regular file on each mounted filesystem</text:span> and patches <text:span text:style-name="T12">struct file_operations</text:span><text:span text:style-name="T11"> (or temporarily </text:span><text:span text:style-name="T12">struct inode_operations</text:span><text:span text:style-name="T11">) so that our functions are called instead of filesystem's ones. It also intercepts </text:span><text:span text:style-name="T12">mount/umount</text:span><text:span text:style-name="T11"> operations and in that way catches addition of a new filesystem. </text:span></text:p>
      <text:p text:style-name="P48">When an intercept occurs the <text:span text:style-name="T12">IFilesystemFactory</text:span> abstract factory is used to create an operating system independent objects that encapsulate the details of the operation. Then one of the <text:span text:style-name="T12">examine</text:span> methods of the <text:span text:style-name="T12">InterceptProcessor</text:span> then invoked as appropriate for the operation. If the examine method returns ALLOW then the operating system allows the access, otherwise the operation is rejected.</text:p>
      <text:h text:style-name="P94" text:outline-level="2">CORE COMPONENTS</text:h>
      <text:h text:style-name="Heading_20_3" text:outline-level="3">Intercept Processor</text:h>
      <text:p text:style-name="P48"><text:span text:style-name="T11">Intercept Processors</text:span> may be used to evaluate an attempted filesystem operation.</text:p>
      <text:p text:style-name="P48"/>
      <text:p text:style-name="P48"><draw:frame draw:style-name="fr4" draw:name="graphics10" text:anchor-type="paragraph" svg:width="17cm" svg:height="10.661cm" draw:z-index="27"><draw:image xlink:href="Pictures/2000037B00007D2300004E7C80C64113.svm" xlink:type="simple" xlink:show="embed" xlink:actuate="onLoad"/></draw:frame></text:p>
      <text:p text:style-name="P101">HOW TO USE</text:p>
      <text:p text:style-name="P102">Instantiate a concrete processor. Add the required evaluation, allow and deny filters. The processor is now ready for use The <text:span text:style-name="T12">examine()</text:span> method is used to request the processor to examine a file or filesystem based operation. To call these methods, a <text:span text:style-name="T12">IFileInfo</text:span> or <text:span text:style-name="T12">IFlesystemInfo</text:span> must first be instantiated with the relevant details, and passed into <text:span text:style-name="T12">examine()</text:span>. The <text:span text:style-name="T12">examine()</text:span> method will return 0 if the operation should be allowed, or and error code (NZ) if it should be denied.</text:p>
      <text:p text:style-name="P103"/>
      <text:h text:style-name="P104" text:outline-level="4">StandardInterceptProcessor</text:h>
      <text:p text:style-name="P48">The <text:span text:style-name="T12">StandardInterceptProcessor </text:span>provides the default intercept processor functionality for TALPA. It is based on an execution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where a set of algorithms are encapsulated and may be executed without reference to individual algorithms.</text:p>
      <text:p text:style-name="P48"><draw:frame draw:style-name="fr4" draw:name="graphics11" text:anchor-type="paragraph" svg:width="17cm" svg:height="13.854cm" draw:z-index="28"><draw:image xlink:href="Pictures/2000059B000091790000768DEDD3E730.svm" xlink:type="simple" xlink:show="embed" xlink:actuate="onLoad"/></draw:frame></text:p>
      <text:p text:style-name="P48">Configuration is provided through realisation of the <text:span text:style-name="T12">IConfigurable </text:span>interface.</text:p>
      <text:p text:style-name="P48">Once instantiated the <text:span text:style-name="T12">StandardInterceptProcessor</text:span> object may be passed into an <text:span text:style-name="T12">IConfigurator </text:span>object to allow dynamic configuration. The processor is then made ready for use by adding evaluation intercept filters. Allow and deny filters may be added as required.</text:p>
      <text:p text:style-name="P48">To request evaluation, a client calls one of the e<text:span text:style-name="T12">xamine()</text:span> methods. When an <text:span text:style-name="T12">examine()</text:span> method is called a new <text:span text:style-name="T12">EvaluationReportImpl</text:span> object is instantiated, and is passed the current value of <text:span text:style-name="T12">mNumConsecqutiveTimeouts</text:span>. The EvaluationReportImpl sets the initial <text:span text:style-name="T12">mRecommendedAction </text:span>to <text:span text:style-name="T12">EInterceptAction::Next</text:span>.</text:p>
      <text:p text:style-name="P48">The <text:span text:style-name="T12">StandardInterceptProcessor</text:span> will now call each intercept filters defined in <text:span text:style-name="T12">mEvaluationActions</text:span> in turn, passing in the <text:span text:style-name="T12">EvaluationReportImpl</text:span>. The filter evaluates the associated operation details and alters the recommended action in the evaluation report. If the action is still <text:span text:style-name="T12">EInterceptAction::Next </text:span><text:span text:style-name="T11">or</text:span><text:span text:style-name="T12"> EInterceptAction::Timeout </text:span><text:span text:style-name="T11">then processing of filters continues, otherwise the remaining evaluation filters will be skipped.</text:span></text:p>
      <text:p text:style-name="P48"><text:span text:style-name="T11">Once processing of the evaluation filters stops a decision has been reached; </text:span><text:span text:style-name="T12">EinterceptAction::Allow </text:span><text:span text:style-name="T11">and</text:span><text:span text:style-name="T12"> EinterceptAction::Next </text:span><text:span text:style-name="T11">will produce an 'allow' response.</text:span><text:span text:style-name="T12"> EinterceptAction::Deny, EinterceptAction::Error </text:span><text:span text:style-name="T11">or</text:span><text:span text:style-name="T12"> EInterceptAction::Timeout </text:span><text:span text:style-name="T11">will produce a 'deny' response. If the recommended action was </text:span><text:span text:style-name="T12">EInterceptAction::Timeout <text:s/></text:span><text:span text:style-name="T11">then the </text:span><text:span text:style-name="T12">mNumConsecqutiveTimeouts </text:span><text:span text:style-name="T11">is increased by one. Any other action will result in this value being reset.</text:span><text:span text:style-name="T12"> </text:span><text:span text:style-name="T11">With the decision made the intercept filters in either the </text:span><text:span text:style-name="T12">mAllowActions</text:span><text:span text:style-name="T11"> or </text:span><text:span text:style-name="T12">mDenyActions </text:span><text:span text:style-name="T11">collections are executed according to which response is to be made. </text:span></text:p>
      <text:p text:style-name="P49">Finally, the method returns <text:span text:style-name="T12">true</text:span> if an 'allow' response is required, otherwise it will return <text:span text:style-name="T12">false</text:span>.</text:p>
      <text:p text:style-name="P48">The <text:span text:style-name="T12">EvaluationReportImpl </text:span>is relatively straightforward. <text:span text:style-name="T12">CustomData</text:span> support is based on the use of the <text:span text:style-name="T12">EvaluationData</text:span> objects. When the <text:span text:style-name="T12">EvaluationReportImpl</text:span> is destroyed so must all of the <text:span text:style-name="T12">CustomData</text:span>. The <text:span text:style-name="T12">EvaluationData</text:span> objects will be stored in a double-linked list.</text:p>
      <text:h text:style-name="P75" text:outline-level="3">Intercept Filters</text:h>
      <text:p text:style-name="P52">As described above intercept filters are the major part of the embodiment of the Strategy<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design pattern. Their role is respond to requests to evaluate a filesystem operation according to a set of criteria.</text:p>
      <text:p text:style-name="P52"/>
      <text:p text:style-name="P52"><draw:frame draw:style-name="fr4" draw:name="graphics12" text:anchor-type="paragraph" svg:width="17cm" svg:height="13.039cm" draw:z-index="29"><draw:image xlink:href="Pictures/2000041C00007134000056D4970B54A1.svm" xlink:type="simple" xlink:show="embed" xlink:actuate="onLoad"/></draw:frame></text:p>
      <text:p text:style-name="P105">HOW TO USE</text:p>
      <text:p text:style-name="P106">IInterceptFilter</text:p>
      <text:p text:style-name="P102">These objects are extremely simple to use, although they may encapsulate significantly complicated algorithms. They may be used by simply instantiating them and then invoking an examine() method, passing in both a report object and the operation details.</text:p>
      <text:p text:style-name="P102">Each filter may also be enabled/disabled independently of the <text:span text:style-name="T12">InterceptProcessor</text:span> that they are associated with. By default a filter is enabled, but this may be controlled using the <text:span text:style-name="T12">enable()</text:span> and <text:span text:style-name="T12">disable() </text:span>methods.</text:p>
      <text:p text:style-name="P106">IEvaluationReport</text:p>
      <text:p text:style-name="P102">The report object is used to store the response to the request, and the <text:span text:style-name="T12">CustomData </text:span>methods allow passing of data between filters. The <text:span text:style-name="T12">CustomData</text:span> storage mechanism provides a de-coupling of filters – thereby avoiding one filter from depending directly on another at code level. It is the responsibility of each individual <text:span text:style-name="T19">implementation to supply some method for storing the custom data that may be used to pass information between filters.</text:span></text:p>
      <text:p text:style-name="P107">To obtain the response to a particular request then the <text:span text:style-name="T12">getRecommendedAction()</text:span> method of the report object should be invoked.</text:p>
      <text:h text:style-name="P108" text:outline-level="4">Degraded Mode Processor</text:h>
      <text:p text:style-name="P109">The degraded mode processor will sacrifice interception in order to ensure stability. Degraded mode allows root to continue to work (by bypassing vetting) when other users may not; thus allowing the operating system to be shut down gracefully. If the real uid of the calling process is 0 and the consecutive number of timeouts as specified by the calling InterceptProcessor (in the evaluation report) is equal to, or greater than the threshold value then the operation is immediately allowed bypassing all subsequent filters.</text:p>
      <text:p text:style-name="P109"/>
      <text:p text:style-name="P109"><draw:frame draw:style-name="fr4" draw:name="graphics13" text:anchor-type="paragraph" svg:width="17cm" svg:height="12.067cm" draw:z-index="30"><draw:image xlink:href="Pictures/200003B700007AC00000572332E986BF.svm" xlink:type="simple" xlink:show="embed" xlink:actuate="onLoad"/></draw:frame></text:p>
      <text:p text:style-name="P109">The degraded mode processor also provides monitoring via the 'active' read-only configuration item. See the Interface specification for further details.</text:p>
      <text:h text:style-name="P108" text:outline-level="4">Process Exclusion Processor</text:h>
      <text:p text:style-name="P52">Whilst this functionality could have been placed in the vetting controller it is better that it is external. This provides optionality, code stability, and independent configuration and replacement, compared to embedding the component in the VettingController.</text:p>
      <text:p text:style-name="P52"/>
      <text:p text:style-name="P52"><draw:frame draw:style-name="fr4" draw:name="graphics14" text:anchor-type="paragraph" svg:width="17cm" svg:height="11.804cm" draw:z-index="31"><draw:image xlink:href="Pictures/2000040800007D5800005709BEEFF7CE.svm" xlink:type="simple" xlink:show="embed" xlink:actuate="onLoad"/></draw:frame></text:p>
      <text:p text:style-name="P52">The basic concept behind the process exclusion processor is to maintain a list of excluded processes. When the filter is invoked through the examine methods the list is checked to see if the thread invoking the intercepted operation is on the list. If it is then the filter immediately allows the operation to be performed, bypassing subsequent evaluation filters.</text:p>
      <text:p text:style-name="P52">This behaviour allows on-demand and on-access virus scanners to use TALPA, without the performance of interaction issues.</text:p>
      <text:p text:style-name="P52">The list is based upon an operating system independent concept of process and process id. To be excluded the process must first register (registerProcess()), and may then toggle the exclusion as required (using active() and idle()). When complete the process should deregister (deregisterProcess()). The Process Exclusion Device Driver provides an interface for userspace threads to perform registration and exclusion toggling. Further details may be found by examining the appropriate section below.</text:p>
      <text:h text:style-name="P98" text:outline-level="4">Filesystem Inclusion Processor</text:h>
      <text:p text:style-name="P52">The filesystem inclusion processor provides screening of operations, such that operations on a defined directory hierarchy are subject to subsequent filters, whereas operations outside the directory hierarchy specified are not. The inclusion path is set via the 'include-path' configuration item. It is always considered to be a directory, and as such will always have a terminating slash.</text:p>
      <text:p text:style-name="P52">When an operation is screened the target pathname is checked against the inclusion-path. If the target pathname includes the include-path then the operation will be subject to vetting, and the filter returns EIA_Next otherwise it returns EIA_Allow. If the target-pathname is one character shorter than include-path, matches that extent and is a directory it will also be subject to vetting.</text:p>
      <text:p text:style-name="P52"/>
      <text:p text:style-name="P52"><draw:frame draw:style-name="fr4" draw:name="graphics15" text:anchor-type="paragraph" svg:width="17cm" svg:height="12.298cm" draw:z-index="32"><draw:image xlink:href="Pictures/200003A800007E4700005B5CB425729F.svm" xlink:type="simple" xlink:show="embed" xlink:actuate="onLoad"/></draw:frame></text:p>
      <text:p text:style-name="P52">This filter for performance reasons, is disabled by default. This effectively defaults the path to '/' and will result in all operations being vetted fully. If the filter is enabled and the 'include-path' is set to '/' the filter will also be disabled, again for performance reasons as this avoids a string comparison.</text:p>
      <text:h text:style-name="P98" text:outline-level="4">Filesystem Object Exclusion Processor</text:h>
      <text:p text:style-name="P52">The Filesystem Object Exclusion Processor provides simple exclusion processing. The exclusions are configured using the procfs/sysctl interface – these are described in the interface specification section. Again the filter may be enabled or disabled through the configuration interface.</text:p>
      <text:p text:style-name="P52">When an examine method is invoked a number of checks are performed, these differ for files and filesystems.</text:p>
      <text:p text:style-name="P110">Files</text:p>
      <text:p text:style-name="P48">The file is first compared against the special files mask. This mask provides a simple bit-wise comparison which provides exclusions for directories, symbolic links, pipes (fifos), sockets, block devices, and character devices. The filesystem that the file resides on is then compared with each filesystem exclusion defined in the list mExcludedFsTypes. Finally the filename is checked against the list of excluded paths; mExcludedPaths). If at any time the file should be excluded, the recommended action is set to EIA_Allow and all subsequent filters will be bypassed.</text:p>
      <text:p text:style-name="P110">Filesystems</text:p>
      <text:p text:style-name="P52">This is typically called on mount or umount. The filesystem type is then compared with each filesystem exclusion defined in the list mExcludedFsTypes. If the filesystem type appears in the list then the recommended action will be set to EIA_Allow and all subsequent filters will be bypassed.</text:p>
      <text:p text:style-name="P52"/>
      <text:p text:style-name="P52"><draw:frame draw:style-name="fr4" draw:name="graphics16" text:anchor-type="paragraph" svg:width="17cm" svg:height="10.425cm" draw:z-index="33"><draw:image xlink:href="Pictures/200003F9000080AA00004EE6DE528BF0.svm" xlink:type="simple" xlink:show="embed" xlink:actuate="onLoad"/></draw:frame></text:p>
      <text:h text:style-name="P108" text:outline-level="4">Operation Exclusion Processor</text:h>
      <text:p text:style-name="P52">The Operation Exclusion Processor provides screening of individual types of operations. The filter will return an ALLOW for the following operations:</text:p>
      <text:list text:style-name="L9">
        <text:list-item text:start-value="1">
          <text:p text:style-name="P54">Open for write only</text:p>
        </text:list-item>
        <text:list-item>
          <text:p text:style-name="P54">Open for write or read-write with truncation</text:p>
        </text:list-item>
        <text:list-item>
          <text:p text:style-name="P54">Open with exclusive-create</text:p>
        </text:list-item>
        <text:list-item>
          <text:p text:style-name="P54">Open for append only</text:p>
        </text:list-item>
        <text:list-item>
          <text:p text:style-name="P54">Close when opened read-only (already vetted!)</text:p>
        </text:list-item>
      </text:list>
      <text:p text:style-name="P52">None of these operations allow the client process to read existing data in the file and therefore continuing the evaluation through the <text:span text:style-name="T12">VettingController</text:span> is probably inappropriate. The <text:span text:style-name="T12">OperationExclusionProcessor</text:span><text:span text:style-name="T20"> </text:span>has one configuration element; it may be enabled or disabled via procfs or sysctl. By default the <text:span text:style-name="T12">OperationExclusionProcessor </text:span>is enabled.</text:p>
      <text:p text:style-name="P52">This filter has no affect on filesystem operations and returns without action.</text:p>
      <text:p text:style-name="P52"/>
      <text:p text:style-name="P52"><draw:frame draw:style-name="fr4" draw:name="graphics17" text:anchor-type="paragraph" svg:width="17cm" svg:height="12.284cm" draw:z-index="34"><draw:image xlink:href="Pictures/200003B000007209000052661EDFC9C6.svm" xlink:type="simple" xlink:show="embed" xlink:actuate="onLoad"/></draw:frame></text:p>
      <text:p text:style-name="P52"/>
      <text:h text:style-name="P108" text:outline-level="4">Syslog</text:h>
      <text:p text:style-name="P52">The Syslog Filter is not a production intercept filter. It may be used to log every intercepted operation into the system log (typically /var/log/messages). The Syslog Filter has one configuration element; it may be enabled or disabled via procfs or sysctl. By default the Syslog Filter is enabled, however, unless configured using --enable-syslog in the Syslog Filter is not available in the production environment.</text:p>
      <text:p text:style-name="P52"/>
      <text:p text:style-name="P52"><draw:frame draw:style-name="fr4" draw:name="graphics18" text:anchor-type="paragraph" svg:width="17cm" svg:height="12.7cm" draw:z-index="35"><draw:image xlink:href="Pictures/200003AA00006B650000503D24B24EDB.svm" xlink:type="simple" xlink:show="embed" xlink:actuate="onLoad"/></draw:frame></text:p>
      <text:h text:style-name="P98" text:outline-level="4">Denial Syslog</text:h>
      <text:p text:style-name="P48">The <text:span text:style-name="T12">DenialSyslog </text:span><text:span text:style-name="T20">filter </text:span>may be used to log every denied operation into the system log (typically /var/log/messages). The <text:span text:style-name="T12">DenialSyslog </text:span><text:span text:style-name="T20">filter </text:span>has one configuration element; it may be enabled or disabled via procfs or sysctl. By default the <text:span text:style-name="T12">DenialSyslog </text:span><text:span text:style-name="T20">filter </text:span>is enabled.</text:p>
      <text:p text:style-name="P52"><draw:frame draw:style-name="fr4" draw:name="graphics19" text:anchor-type="paragraph" svg:width="17cm" svg:height="12.684cm" draw:z-index="36"><draw:image xlink:href="Pictures/200003B800007273000055635DD182F2.svm" xlink:type="simple" xlink:show="embed" xlink:actuate="onLoad"/></draw:frame></text:p>
      <text:p text:style-name="P52"/>
      <text:h text:style-name="P108" text:outline-level="4">Cache</text:h>
      <text:h text:style-name="Heading_20_5" text:outline-level="5" text:restart-numbering="true" text:start-value="1">Requirements</text:h>
      <text:p text:style-name="Text_20_body">Caching of virus scan results is a requirement for Peanut. It must be possible to exclude certain file systems from caching – for example smb shares.</text:p>
      <text:p text:style-name="Text_20_body">We need to produce a good cache scheme because the cache overheads are added to all checks. For files not in the cache it takes longer to do the complete virus check than it would if there was no caching. Since many files are read once only the cache check must be very low overhead. (Gain = hit rate - cache time/virus time, so if the hit rate is less than the time ratio you lose.)</text:p>
      <text:h text:style-name="Heading_20_5" text:outline-level="5">Mounted Filesystems</text:h>
      <text:p text:style-name="Text_20_body">Because remote file systems can be modified without local knowledge, it is assumed that there is a “cache inclusion list” that the user sets up. It would make sense to have an inclusion/exclusion list based on filesystem types.</text:p>
      <text:p text:style-name="Text_20_body">The user needs to have some control over caching because some types of disk array might be shared by several systems and whether a particular area is set up as private to one system or not is down to the user’s configuration.</text:p>
      <text:h text:style-name="Heading_20_5" text:outline-level="5">Cache States</text:h>
      <text:p text:style-name="P52">The cases of excluded and unsafe (e.g. permitted in degraded mode) might be handled by not having a cache entry. A check-in-progress state may be needed if we decide to optimise the case of near simultaneous access to the same file.</text:p>
      <text:p text:style-name="P52">We can take the view that denies are very rare or treatable as an error case and  only save permits in the cache. This requires there to be an unused key value to indicate a free entry in the cache. Alternatively there must be allowance for permitted and denied cache states – but this takes more storage.</text:p>
      <text:h text:style-name="Heading_20_5" text:outline-level="5">Choice of Unique Key</text:h>
      <text:p text:style-name="P52">The device/inode number pair is believed to give a unique identifier for each file. For local devices this is true but for smb mounts the inode number seems to be “faked” based on the file path.</text:p>
      <text:p text:style-name="P52">Although device seems to be only 16 bits in size, 32 bits are returned by the stat interface. Similarly inode number is 32 bits, but this depends on file system type and reiserfs claims to be able to support 4294967295 inodes. (Note smb mounts claim to have 0 inodes.) So we end up with a 64 bit key.</text:p>
      <text:p text:style-name="P52">Statistically, the inode number is likely to be allocated from 1 and the device to be a pair of bytes each allocated from 0. A key of inode=0 and device=-1 could be used as a marker for an empty entry.</text:p>
      <text:p text:style-name="P52">The file path is also a candidate but is variable length and typically longer than 8 bytes. For local file systems, two names can be linked to the same inode. In addition, we do not trap renames so it would be possible to change the name of a virus file to that of a file already in the cache.</text:p>
      <text:p text:style-name="P52">Keeping file lengths and/or mod times is not thought to be necessary.</text:p>
      <text:h text:style-name="Heading_20_5" text:outline-level="5">Design Choices 1 – Key lookup</text:h>
      <text:p text:style-name="P52">Much of the theory on caching is aimed at disk pages and modification of the LRU (Least Recently Used) algorithm. A big problem with these is that they have a data model where the data unit is large (a disk block at least) compared to the key (a 32 bit block number). First and second level memory caches come nearer to our case since the data and key sizes are more equal (although direct mapping reduces the key size). </text:p>
      <text:p text:style-name="P52">If our case the data is small (1 bit) compared to the key (64 bits). Any history data or other overhead adds significantly to the cache size.</text:p>
      <text:p text:style-name="P52">For example, doing LRU with a doubly linked list and a balanced tree search would treble the size of the cache data area. Comparing the performance graphs of a cache with 3n entries and one with n entries shows that any technique to improve performance must make impossible gains to justify the space needed.</text:p>
      <text:p text:style-name="P52">The only mechanisms (I know of) that can do an efficient lookup without a space overhead are direct mapping and a simple unchained hash. (A chained hash would be better but the 50% space overhead is too expensive.)</text:p>
      <text:p text:style-name="P52">While direct mapped n-way set-associative techniques are common in memory caches because of their simplicity, the overheads of a hash lookup are small as long as a simple hash is used (i.e. not a CRC based one) for significant pseudo-randomisation gain.</text:p>
      <text:p text:style-name="P52">Similarly, conflict resolution by re-hash of the key with a limit of n on the number of tries is probably much better than n-way set associative (because the overflows of the first hash result do not conflict in most cases). The only argument against this might be that, say, a 4-way set associate cache could be done within the fetch size of the CPU.</text:p>
      <text:h text:style-name="Heading_20_5" text:outline-level="5">Design Choices 2 – Replacement Strategy</text:h>
      <text:p text:style-name="P52">Replacement strategy is a problem because of the same trade off between cache size and space. A 32bit time or counter value is unlikely to be cost effective, however a few bits might be possible. One way might be to structure the cache for speed as an array of 64 bit entries and a second array of bit, nibble or byte entries, giving a few bits for flags associated with cache usage or other things. If we need cache state flags for permit and deny then we might need a second array anyway. (The 1.5% space overhead per extra bit is very reasonable.)</text:p>
      <text:p text:style-name="P52">It is difficult, however, to find good replacement strategies that are low overhead. A technique used by some memory cache hardware is to replace entry r (&lt;n) and to increment r on each replacement. Theoretical studies based on random r have very good performance but it is difficult to get truly random numbers into a fast and simple algorithm. So sequential is used to give the longest repeat time. (Note the conflict lists are a map on the table and so an r per location is impractical.)</text:p>
      <text:h text:style-name="Heading_20_5" text:outline-level="5">Suggested Algorithm</text:h>
      <text:p text:style-name="P52">Choose a prime number m to be the number of cache entries kept. Choose a set size n and a prime number p such that n*p <text:span text:style-name="T21">»</text:span> m. Set r = 0. Keep st_dev and st_ino from the stat(2) return in an array of entries E[]. Initialise to –1,0 to represent no value stored.</text:p>
      <text:p text:style-name="P52">Calculate the hash index j = (st_dev*st_ino)%m. (Note = ((st_dev%m)*(st_ino%m))%m.)</text:p>
      <text:p text:style-name="P52">Set c = 0 and calculate the second hash s = (st_dev*st_ino)%p+1. (Note the +1 is important.)</text:p>
      <text:p text:style-name="P52">Take a read lock and examine E[j]. If it matches we are done and if unused we must virus test (saving j and s if worthwhile).</text:p>
      <text:p text:style-name="P52">If used but not matching then Examine E[(j+c*s)%m] for each c &lt; n and make the same tests, if find none we must also virus test as above.</text:p>
      <text:p text:style-name="P52">After virus test, if the result is permit (and not degraded or tentative), then we need to repeat the scan with a write lock to find either the first free entry (which we use), a match (ignore – someone checked the file in parallel) or not found. In the last case we overwrite the entry E[(j+(r%n)*s)%m] and increment r.</text:p>
      <text:p text:style-name="Heading_20_6">Set Size Choice (n)</text:p>
      <text:p text:style-name="P52">For about 3000 unique entries in a 3000 entry table, you get the following fill ratios.</text:p>
      <text:p text:style-name="P52"><draw:frame draw:style-name="fr5" draw:name="Graphic5" text:anchor-type="paragraph" svg:width="14.063cm" svg:height="6.726cm" draw:z-index="2"><draw:image xlink:href="Pictures/200001C7000036FC00001A4007C63371.wmf" xlink:type="simple" xlink:show="embed" xlink:actuate="onLoad"/></draw:frame>This shows that there is little gain for large set sizes. Since with a mature table the number of lookups is proportional to the set size, the smallest set size that gives reasonable performance is needed. This means n in the range 2 to 4, and I would choose n=2 for lowest cache overhead. (The same test showed a 100% fill ratio for 9390 files doing 16.5k matches.) There may be also an implementation gain for n=2 by removing the loop.</text:p>
      <text:p text:style-name="P52">If you look forward to the next graph, there is a small gain by choosing n=3 so we need to compare the overheads with the gain. Note that I later repeated this test with about 25000 entries in a 25000 size table and, apart from n=1 (66%), the results were approximately the same.</text:p>
      <text:p text:style-name="P52"/>
      <text:p text:style-name="P52"/>
      <text:p text:style-name="P111">Number of Cache Entries Choice (p)</text:p>
      <text:p text:style-name="P52"><draw:frame draw:style-name="fr5" draw:name="Graphic6" text:anchor-type="paragraph" svg:width="14.651cm" svg:height="8.617cm" draw:z-index="3"><draw:image xlink:href="Pictures/200002F800003C0C000021B1CE970EF4.wmf" xlink:type="simple" xlink:show="embed" xlink:actuate="onLoad"/></draw:frame>Intuitively, the bigger the better. This graph shows the fill ratio for 10000 entries in different sizes of tables. (Note that fill is compared to table size or number of entries, whichever is the smaller.)</text:p>
      <text:p text:style-name="P52">Another thing we can prove from this graph is that any technique which aimed to improve fill ratio at the expense of table size is doomed to failure. (Except in the artificial cases where there is enough free table space to absorb the overhead.) No point to the left of the 10k point is below 80%.</text:p>
      <text:p text:style-name="Heading_20_6">Some Statistical Results for Matching</text:p>
      <text:p text:style-name="P52">I do not have time to do a proper statistical analysis of this, and therefore have used some sample data to prove that the algorithm works fairly well.</text:p>
      <text:p text:style-name="P52">I think that repeat rates will be much lower than the sort of 80% usual for applications such as memory caches. Hence I have not considered anything lower than a 50% repeat rate. This simple test was done by mixing a random selection from a group of 1000 files with test data for 500000 files on a 1 in n basis with a 25k entry cache.</text:p>
      <text:p text:style-name="P52"><draw:frame draw:style-name="fr5" draw:name="Graphic7" text:anchor-type="paragraph" svg:width="14.651cm" svg:height="6.726cm" draw:z-index="4"><draw:image xlink:href="Pictures/200001A000003AB400001A40DCD54FCE.wmf" xlink:type="simple" xlink:show="embed" xlink:actuate="onLoad"/></draw:frame>I actually did this for n=2 and n=3 but there were only 3 points that were 1% different, so the above is just the n=2 line.</text:p>
      <text:p text:style-name="Heading_20_6">Absolute Cache Size</text:p>
      <text:p text:style-name="P52">If we assume that 200K bytes can be allocated to the cache, then that is 25K entries. Thus a choice for p is 24989; for n=2 s is 12491 and n=3 s is 8329. These give the following graph (Fill ratio as above.).</text:p>
      <text:p text:style-name="P52"><draw:frame draw:style-name="fr5" draw:name="Graphic8" text:anchor-type="paragraph" svg:width="14.651cm" svg:height="6.876cm" draw:z-index="5"><draw:image xlink:href="Pictures/2000017500003F0C00001ADFCA434755.wmf" xlink:type="simple" xlink:show="embed" xlink:actuate="onLoad"/></draw:frame></text:p>
      <text:h text:style-name="P112" text:outline-level="5">Cache interface and implementation</text:h>
      <text:p text:style-name="Text_20_body">Cache interface is designed to support four main operations which are <text:span text:style-name="T12">find</text:span><text:span text:style-name="T11">, </text:span><text:span text:style-name="T12">add</text:span><text:span text:style-name="T11">, </text:span><text:span text:style-name="T12">clear</text:span><text:span text:style-name="T11">, and </text:span><text:span text:style-name="T12">purge</text:span><text:span text:style-name="T11">. Implementation which implements that interface closely follows previously described algorithm. On top of that, standard </text:span><text:span text:style-name="T12">IConfigurable</text:span><text:span text:style-name="T11"> interface is provided. </text:span></text:p>
      <text:p text:style-name="P113">By default, cache starts disabled and with no configured cacheable filesystem types. Number of entries and set size are set to optimum values from theoretical discussion.</text:p>
      <text:list text:style-name="L13">
        <text:list-header>
          <text:p text:style-name="P114"/>
        </text:list-header>
      </text:list>
      <text:p text:style-name="P52"><draw:frame draw:style-name="fr6" draw:name="Frame2" text:anchor-type="paragraph" svg:width="16.999cm" draw:z-index="16"><draw:text-box fo:min-height="14.065cm"><text:p text:style-name="UMLDiagram"><draw:frame draw:style-name="fr4" draw:name="graphics20" text:anchor-type="paragraph" svg:width="16.999cm" svg:height="14.901cm" draw:z-index="37"><draw:image xlink:href="Pictures/2000013F00005F0C0000535454762687.svm" xlink:type="simple" xlink:show="embed" xlink:actuate="onLoad"/></draw:frame>UMLDiagram <text:sequence text:ref-name="refUMLDiagram0" text:name="UMLDiagram" text:formula="ooow:UMLDiagram+1" style:num-format="1">1</text:sequence>Cache implementation</text:p></draw:text-box></draw:frame></text:p>
      <text:p text:style-name="P52"/>
      <text:h text:style-name="Heading_20_5" text:outline-level="5">Cache Eval filter</text:h>
      <text:p text:style-name="Text_20_body">Cache evaluation filter implements <text:span text:style-name="T12">IInterceptFilter</text:span><text:span text:style-name="T11"> interface and is intended to be put in the evaluation chain with the </text:span><text:span text:style-name="T12">StandardInterceptProcessor</text:span><text:span text:style-name="T11">. It's purpose is to check whether the examined file is already present in the cache and allow access to it. It does that on the following way: upon invocation of the </text:span><text:span text:style-name="T12">examineFile</text:span><text:span text:style-name="T11"> method, it extracts file's inode number and underlying block device major+minor numbers, and calls the </text:span><text:span text:style-name="T12">find</text:span><text:span text:style-name="T11"> method from the </text:span><text:span text:style-name="T12">ICache</text:span><text:span text:style-name="T11"> interface (which in turn checks if the file is present in the cache). Return code from that method determines the return code </text:span><text:span text:style-name="T12">examineFile</text:span><text:span text:style-name="T11"> will give to the caller. </text:span></text:p>
      <text:p text:style-name="Text_20_body"><text:span text:style-name="T12">ExamineFilesystem</text:span><text:span text:style-name="T11"> is not implemented.</text:span></text:p>
      <text:p text:style-name="P52"/>
      <text:p text:style-name="P52"><draw:frame draw:style-name="fr7" draw:name="Frame3" text:anchor-type="paragraph" svg:width="14.893cm" draw:z-index="17"><draw:text-box fo:min-height="9.647cm"><text:p text:style-name="UMLDiagram"><draw:frame draw:style-name="fr4" draw:name="graphics21" text:anchor-type="paragraph" svg:width="14.893cm" svg:height="9.022cm" draw:z-index="38"><draw:image xlink:href="Pictures/200001EB000087D30000524C0BC28994.svm" xlink:type="simple" xlink:show="embed" xlink:actuate="onLoad"/></draw:frame>UMLDiagram <text:sequence text:ref-name="refUMLDiagram1" text:name="UMLDiagram" text:formula="ooow:UMLDiagram+1" style:num-format="1">2</text:sequence>Eval, Allow and Deny cache intercept filters</text:p></draw:text-box></draw:frame></text:p>
      <text:p text:style-name="P52"/>
      <text:h text:style-name="Heading_20_5" text:outline-level="5">Cache Allow filter</text:h>
      <text:p text:style-name="Text_20_body">Cache allow filter implements <text:span text:style-name="T12">IInterceptFilter</text:span> interface and is intended to be put in the allow chain with the <text:span text:style-name="T12">StandardInterceptProcessor</text:span>. </text:p>
      <text:p text:style-name="Text_20_body">It implements two separate functionalities; if operation being examined is opening of a file in writeable mode, it will clear the entry from cache and return. Otherwise, if the file lies on the right filesystem, and if access to it was allowed by external (to the kernel modules) entity, allow decision will be cached. </text:p>
      <text:p text:style-name="Text_20_body"><text:span text:style-name="T12">ExamineFilesystem</text:span> is used to purge all cached files from a given device upon unmount.</text:p>
      <text:p text:style-name="Text_20_body"/>
      <text:h text:style-name="Heading_20_5" text:outline-level="5">Cache Deny filter</text:h>
      <text:p text:style-name="P52">Cache deny filter implements <text:span text:style-name="T12">IInterceptFilter</text:span> interface and is intended to be put in the deny chain with the <text:span text:style-name="T12">StandardInterceptProcessor</text:span>. </text:p>
      <text:p text:style-name="P47">Only purpose of this filter is to delete cache entries when access to files is denied by external decision.</text:p>
      <text:p text:style-name="P52"><text:span text:style-name="T12">ExamineFilesystem</text:span> is used to purge all cached files from a given device upon unmount.</text:p>
      <text:list text:style-name="L13" text:continue-numbering="true">
        <text:list-header>
          <text:p text:style-name="P114"/>
        </text:list-header>
      </text:list>
      <text:p text:style-name="P52"/>
      <text:h text:style-name="P108" text:outline-level="4">Vetting Controller</text:h>
      <text:p text:style-name="Text_20_body">The VettingController is at the heart of TALPA. It provides a framework for operations to be vetted by an external userspace client.</text:p>
      <text:p text:style-name="Text_20_body">Essentially the internals of the VettingController are very similar to and are influenced by the Unix message queue design. Testing should the Unix message queue system was fast, however, it suffered a number of drawbacks – mainly related to failure scenarios (failure to cleanup stale data) and security (anyone can access it – provided they have the correct permissions and can exhaust/disrupt the transfer of data very easily). The most important area of the controller is the queue (mGroups[].intercepted), Which provides the basic fifo functionality. </text:p>
      <text:p text:style-name="P47">The VettingController provides 8 groups of registered clients and intercepted operations will be routed to one of these groups (the default being group 0). Clients register with a group and will vet operations that are routed to the group.</text:p>
      <text:p text:style-name="P47"><text:s/>When the VettingController disabled existing requests will be serviced to completion.</text:p>
      <text:p text:style-name="P47"/>
      <text:p text:style-name="P115"><draw:frame draw:style-name="fr4" draw:name="graphics22" text:anchor-type="paragraph" svg:width="17cm" svg:height="15.362cm" draw:z-index="39"><draw:image xlink:href="Pictures/200007FB0000B48B0000A3264E37C389.svm" xlink:type="simple" xlink:show="embed" xlink:actuate="onLoad"/></draw:frame></text:p>
      <text:p text:style-name="P115">The VettingController is, in essence, focused on mediating and coordinating the examine() methods invoked by the intercepted process and the obtainVettingDetails() and vettingResponse() methods invoked by the vetting clients. </text:p>
      <text:p text:style-name="P115"/>
      <text:p text:style-name="P116">For clients the VettingController provides an IvettingServer interface. This may be used by clients to provide vetting services.</text:p>
      <text:p text:style-name="P117"><draw:frame draw:style-name="fr4" draw:name="graphics23" text:anchor-type="paragraph" svg:width="17cm" svg:height="15.48cm" draw:z-index="40"><draw:image xlink:href="Pictures/2000090B00008B7500007EFF8976692E.svm" xlink:type="simple" xlink:show="embed" xlink:actuate="onLoad"/></draw:frame></text:p>
      <text:h text:style-name="P75" text:outline-level="3">SERVICE COMPONENTS</text:h>
      <text:h text:style-name="Heading_20_3" text:outline-level="3">Configurator</text:h>
      <text:p text:style-name="P93">The <text:span text:style-name="T12">Configurator </text:span>is based loosely on the Observer (a.k.a Publish-Subscribe) design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One of the primary aims of the configuration design is loose-coupling: avoidance of a single configuration object that is passed around the system – thus making all objects dependent on the configuration – and not reusable without it. The design shown allows a 3<text:span text:style-name="T14">rd</text:span> party piece of code to determine how objects should be configured; either the <text:span text:style-name="T12">IConfigurable </text:span>interface may invoked directly on any object that supports it, or the target object may be passed into an <text:span text:style-name="T12">IConfigurator</text:span> for 'anonymous-push' based configuration.</text:p>
      <text:p text:style-name="P50"><draw:frame draw:style-name="fr3" draw:name="graphics24" text:anchor-type="paragraph" svg:width="12.936cm" svg:height="16.374cm" draw:z-index="41"><draw:image xlink:href="Pictures/200001310000328800003FF70AF7F1DA.svm" xlink:type="simple" xlink:show="embed" xlink:actuate="onLoad"/></draw:frame></text:p>
      <text:p text:style-name="P101">HOW TO USE</text:p>
      <text:p text:style-name="P118">IConfigurator</text:p>
      <text:p text:style-name="P41">The Configurator is easy to use. Simply instantiate a concrete Configurator. Objects that support <text:span text:style-name="T12">IConfigurable</text:span> may then attached to the <text:span text:style-name="T12">IConfigurator</text:span> by invoking <text:span text:style-name="T12">attach()</text:span>. When configuration of an object is no longer required <text:span text:style-name="T12">detach()</text:span> may be called.</text:p>
      <text:p text:style-name="P118">IConfigurable</text:p>
      <text:p text:style-name="P41">An object that wishes to support configuration may do so by implementing the <text:span text:style-name="T12">IConfigurable </text:span>interface. It should be noted that the return from a<text:span text:style-name="T12">ll</text:span>() is a single dataset that exists for the lifetime of the object, and provides a read-only view of the object's configuration data. </text:p>
      <text:p text:style-name="P41">It should be noted that to some degree this breaks encapsulation. However, it must be stressed that this read-only snapshot of the configuration does NOT necessarily represent the internal state of the object, and the configuration may also be stored separately in another appropriate form. However, the object must obey the constraint that <text:span text:style-name="T12">'Whenever its internal configuration changes, the changes are reflected immediately in the externalised representation'</text:span>.</text:p>
      <text:p text:style-name="P41">This situation has been deemed acceptable, thus avoiding having the object that implements this interface from telling observers about changes. Because of this it is intended that this externalisation of state </text:p>
      <text:h text:style-name="P104" text:outline-level="4">Configurators</text:h>
      <text:p text:style-name="P41">The <text:span text:style-name="T12">ProcfsConfigurator </text:span>provides mediation between the sysctl/procfs and individual objects that implement an <text:span text:style-name="T12">IConfigurable </text:span>interface. This ultimately provides a highly-configurable but loosely-coupled configuration system.</text:p>
      <text:p text:style-name="P41"/>
      <text:p text:style-name="P41"><draw:frame draw:style-name="fr4" draw:name="graphics25" text:anchor-type="paragraph" svg:width="17cm" svg:height="12.442cm" draw:z-index="42"><draw:image xlink:href="Pictures/200002C700008719000062E1A9A31E04.svm" xlink:type="simple" xlink:show="embed" xlink:actuate="onLoad"/></draw:frame></text:p>
      <text:p text:style-name="P50"><text:span text:style-name="T12">IConfigurable</text:span> objects are provided to the <text:span text:style-name="T12">ProcfsConfigurator</text:span> through the <text:span text:style-name="T12">attach()</text:span> method, and a removed from the configuration system via the <text:span text:style-name="T12">detach() </text:span>method.</text:p>
      <text:p text:style-name="P50">Every object that is attached to the <text:span text:style-name="T12">ProcfsConfigurator</text:span> is allocated an ID and a reference stored in mItems.</text:p>
      <text:p text:style-name="P50">The /proc directory will have the following structure:</text:p>
      <text:p text:style-name="P119">/proc/sys/talpa/interceptors/&lt;name&gt;/&lt;elements&gt;</text:p>
      <text:p text:style-name="P119">/proc/sys/talpa/intercept-processors/&lt;name&gt;/&lt;elements&gt;</text:p>
      <text:p text:style-name="P119">/proc/sys/talpa/intercept-filters/&lt;name&gt;/&lt;elements&gt;</text:p>
      <text:p text:style-name="P119">/proc/sys/talpa/filter-ifaces/&lt;name&gt;/&lt;elements&gt;</text:p>
      <text:p text:style-name="P120">Where &lt;name&gt; is obtained from <text:span text:style-name="T12">IConfigurable::name()</text:span> and the elements are defined on the list returned by <text:span text:style-name="T12">IConfigurable::all()</text:span>. The configuration data will be placed in a directory underneath /proc/sys/talpa, which is chosen <text:s/>in accordance with the <text:span text:style-name="T12">EConfigurationGroup</text:span> specified to the <text:span text:style-name="T12">attach() </text:span>method.</text:p>
      <text:p text:style-name="P71">Internal data structures (<text:span text:style-name="T12">configurationData</text:span>) are used to support the operating system procfs. At no point is the <text:span text:style-name="T12">IConfigurable</text:span> object nor its internals exposed to the fact it is being configured by a procfs system. These structures are <text:s/>stored in <text:span text:style-name="T12">mConfigurationData </text:span>and will be allocated, reallocated, or deallocated as required in order to accommodate any <text:span text:style-name="T12">attach()</text:span>/<text:span text:style-name="T12">detach()</text:span> operations.</text:p>
      <text:p text:style-name="P121"><text:span text:style-name="T7">The </text:span><text:span text:style-name="T22">procModify()</text:span><text:span text:style-name="T7"> and </text:span><text:span text:style-name="T22">ctlModify()</text:span><text:span text:style-name="T7"> methods are used to change the configuration data. The information passed to these methods allows identification of the </text:span><text:span text:style-name="T22">IConfigurable</text:span><text:span text:style-name="T7"> object, which will be located in </text:span><text:span text:style-name="T22">mConfig</text:span><text:span text:style-name="T7">. The </text:span><text:span text:style-name="T22">IConfigurable::set()</text:span><text:span text:style-name="T7"> method will then be invoked, passing in the configuration name and the new value. It is this mechanism which allows <text:s/>anonymous modification of </text:span><text:span text:style-name="T22">IConfigurable</text:span><text:span text:style-name="T7"> objects' configuration data. </text:span>The <text:span text:style-name="T12">ConfigurationElement::value</text:span> string supplied via <text:span text:style-name="T12">IConfigurable::all()</text:span> is updated by the <text:span text:style-name="T12">IConfigurable</text:span> object. As the <text:span text:style-name="T22">ProcfsConfigurator</text:span> already has a reference to the read-only data area – which was in turn passed onto procfs via the <text:span text:style-name="T12">mConfigurationData</text:span> data structures, the changes to the configuration (if any were indeed made – as validation may have refused the change) are immediately available.</text:p>
      <text:p text:style-name="P121">Other configurators use different mechanism for exporting configuration.</text:p>
      <text:h text:style-name="Heading_20_3" text:outline-level="3">Operating System Services</text:h>
      <text:p text:style-name="P121"/>
      <text:h text:style-name="Heading_20_4" text:outline-level="4">SystemInterfaces</text:h>
      <text:p text:style-name="P121">This package contains the main operating system interfaces. These typically will be any method used for IPC, or communicating with the kernel. However, these will ALWAYS be accessible via standard library calls.</text:p>
      <text:p text:style-name="P121"/>
      <text:p text:style-name="P121"><draw:frame draw:style-name="fr3" draw:name="Graphic22" text:anchor-type="paragraph" svg:width="3.046cm" svg:height="3.644cm" draw:z-index="11"><draw:image xlink:href="Pictures/2000007300000F2400001759ECCC1354.svm" xlink:type="simple" xlink:show="embed" xlink:actuate="onLoad"/></draw:frame></text:p>
      <text:p text:style-name="P122">TALPA currently only defines one system interface; <text:span text:style-name="T12">IDeviceFile</text:span>. This interface defines that methods that are supported by a device driver. They are pretty obvious in there meaning and therefore do not warrant further description here.</text:p>
      <text:h text:style-name="Heading_20_4" text:outline-level="4">filesystem</text:h>
      <text:p text:style-name="P121">At kernel level different UNIX operating systems use different structures and mechanisms to support the implementation of various filesystem objects and the operations associated with those objects. TALPA core components need to be shielded from these differences and therefore the FileSystem package provides such an abstraction layer.</text:p>
      <text:p text:style-name="P121"/>
      <text:p text:style-name="P121"/>
      <text:p text:style-name="P123">IFleInfo</text:p>
      <text:p text:style-name="P121">This interface encapsulates the concept of a file, and the file resides on a particular device. Most operations are fairly obvious, however, the less obvious ones are described below:</text:p>
      <text:p text:style-name="P124"><text:span text:style-name="T12">getOperation()</text:span><text:tab/>- Returns the type of operation that was attempted on the file. This will be <text:span text:style-name="T12">Open</text:span> or <text:span text:style-name="T12">Close</text:span>.</text:p>
      <text:p text:style-name="P124"><text:span text:style-name="T12">isWriteable()</text:span><text:tab/>- Returns true if the file is currently open for write.</text:p>
      <text:p text:style-name="P124"><text:span text:style-name="T12">isWriteableAnywhere()</text:span><text:tab/>- Returns true if the file is currently open for write by ANY process on the system.</text:p>
      <text:p text:style-name="P123">IFilesystemInfo</text:p>
      <text:p text:style-name="P121">This interface encapsulates the concept of a FileSystem itself, again the filesystem resides on a particular device. Most operations are fairly obvious, however, the less obvious ones are described below:</text:p>
      <text:p text:style-name="P125"><text:span text:style-name="T12">getOperation()</text:span><text:tab/>- Returns the type of operation that was attempted on the file. This will be <text:span text:style-name="T12">Mount</text:span> or <text:span text:style-name="T12">Unmount</text:span>.</text:p>
      <text:h text:style-name="P108" text:outline-level="4"><draw:frame draw:style-name="fr3" draw:name="graphics26" text:anchor-type="paragraph" svg:width="15.617cm" svg:height="10.299cm" draw:z-index="43"><draw:image xlink:href="Pictures/2000036C00007B94000055B2949E7690.svm" xlink:type="simple" xlink:show="embed" xlink:actuate="onLoad"/></draw:frame>LinuxFilesystemImpl</text:h>
      <text:p text:style-name="P121">The LinuxFilesystemImpl package provides Linux specific implementations of the filesystem package.</text:p>
      <text:p text:style-name="P121"/>
      <text:p text:style-name="P121"><draw:frame draw:style-name="fr4" draw:name="graphics27" text:anchor-type="paragraph" svg:width="17cm" svg:height="11.575cm" draw:z-index="44"><draw:image xlink:href="Pictures/2000059500008D6D0000604E7B801BFA.svm" xlink:type="simple" xlink:show="embed" xlink:actuate="onLoad"/></draw:frame></text:p>
      <text:h text:style-name="P108" text:outline-level="4">Personality</text:h>
      <text:p text:style-name="P121">Just like the filesystem objects, the Personality encapsulate access to the different operating system kernel data structures. The Personality package focuses exclusively on user information such as their uid (User ID) and group id.</text:p>
      <text:p text:style-name="P121"/>
      <text:p text:style-name="P121"><draw:frame draw:style-name="fr3" draw:name="Graphic25" text:anchor-type="paragraph" svg:width="7.571cm" svg:height="8.615cm" draw:z-index="12"><draw:image xlink:href="Pictures/200000C200002C7000002B6644A55C44.svm" xlink:type="simple" xlink:show="embed" xlink:actuate="onLoad"/></draw:frame></text:p>
      <text:p text:style-name="P123">IPersonality</text:p>
      <text:p text:style-name="P121">This interface encapsulates the concept of a user. Most operations are fairly obvious and will not be described in this document. The model may examined if further information is necessary.</text:p>
      <text:p text:style-name="P123">IPersonalityFactory</text:p>
      <text:p text:style-name="P121">This factory interface only has one method: newPersonality(). The method will return the personality of the process that invoked the method.</text:p>
      <text:h text:style-name="P108" text:outline-level="4">LinuxPersonalityImpl</text:h>
      <text:p text:style-name="P121">The LinuxPersonalityImpl package provides Linux specific implementations of the Personality package.</text:p>
      <text:p text:style-name="P121"/>
      <text:p text:style-name="P71"><draw:frame draw:style-name="fr3" draw:name="Graphic26" text:anchor-type="paragraph" svg:width="11.845cm" svg:height="8.848cm" draw:z-index="13"><draw:image xlink:href="Pictures/2000018500003DA000002D236D516988.svm" xlink:type="simple" xlink:show="embed" xlink:actuate="onLoad"/></draw:frame></text:p>
      <text:p text:style-name="P71"/>
      <text:h text:style-name="P108" text:outline-level="4">ProcessAndThread</text:h>
      <text:p text:style-name="P121">This package is the counterpart to the Personality package. It encapsulates access to the different operating system kernel data structures. The ProcessAndThread package focuses exclusively on process and thread level information such as process id, parents, and its environment.</text:p>
      <text:p text:style-name="P121"/>
      <text:p text:style-name="P121"><draw:frame draw:style-name="fr3" draw:name="Graphic41" text:anchor-type="paragraph" svg:width="6.07cm" svg:height="8.336cm" draw:z-index="14"><draw:image xlink:href="Pictures/200000D00000221600002B7DE8634237.svm" xlink:type="simple" xlink:show="embed" xlink:actuate="onLoad"/></draw:frame></text:p>
      <text:p text:style-name="P123">IThreadInfo</text:p>
      <text:p text:style-name="P121">This interface encapsulates the concept of a thread. Most operations are fairly obvious and will not be described in this document. The model may examined if further information is necessary.</text:p>
      <text:p text:style-name="P123">IProcessAndThreadFactory</text:p>
      <text:p text:style-name="P71">This factory interface only has one method: newThreadInfo(). The method will return the information object for the thread that invoked the method.</text:p>
      <text:h text:style-name="P126" text:outline-level="4">LinuxProcessAndThreadImpl</text:h>
      <text:p text:style-name="P71">The <text:span text:style-name="T12">LinuxProcessAndThreadImpl</text:span> package provides Linux specific implementations of the <text:span text:style-name="T12">ProcessAndThread</text:span> package. <text:span text:style-name="T11">It is expected that the </text:span><text:span text:style-name="T12">ThreadInfoImpl</text:span><text:span text:style-name="T11"> object is controlled by the factory as a singleton and that the methods will</text:span> examine the operating system structures rather than store data.</text:p>
      <text:p text:style-name="P71"><draw:frame draw:style-name="fr3" draw:name="Graphic42" text:anchor-type="paragraph" svg:width="12.564cm" svg:height="7.789cm" draw:z-index="15"><draw:image xlink:href="Pictures/2000020100005BFF0000390A25F4A6DA.svm" xlink:type="simple" xlink:show="embed" xlink:actuate="onLoad"/></draw:frame></text:p>
      <text:h text:style-name="P94" text:outline-level="2">FILTER INTERFACE COMPONENTS</text:h>
      <text:h text:style-name="P127" text:outline-level="3">Process Exclusion Device Driver</text:h>
      <text:p text:style-name="P50">The Process Exclusion Device Driver provides userspace with access to the Process Exclusion Processor through a standard operating system device file interface. The device major/minor numbers may be obtained from the configuration, as detailed in the appropriate section below.</text:p>
      <text:p text:style-name="P50"><draw:frame draw:style-name="fr4" draw:name="graphics28" text:anchor-type="paragraph" svg:width="17cm" svg:height="11.804cm" draw:z-index="45"><draw:image xlink:href="Pictures/2000040800007D5800005709C3A31630.svm" xlink:type="simple" xlink:show="embed" xlink:actuate="onLoad"/></draw:frame></text:p>
      <text:p text:style-name="P50">Clients use this driver by opening the device. This open causes a registration with the ProcessExclusionProcessor. The client may then user ioctl(2) with the following request:</text:p>
      <text:p text:style-name="P128">TLPPEIOC_IDLE</text:p>
      <text:p text:style-name="P128">TLPPEIOC_ACTIVE</text:p>
      <text:p text:style-name="P50">Setting the thread active will cause the whole process to be excluded from vetting, and conversely if set to idle the process operations will be vetted. When complete the thread simply closes the device, and a <text:span text:style-name="T12">deregister</text:span>() will occur on the ProcessExclusionProcessor.</text:p>
      <text:h text:style-name="P75" text:outline-level="3">Device Driver Vetting Client</text:h>
      <text:p text:style-name="P52">The Device Driver Vetting Client provides a client to the VettingServer, presenting userspace processes with a device interface instead. It is based on the Adapter design pattern. It should be noted that the Vetting Client Protocol is implemented in a way such that a number of efficiencies are gained.</text:p>
      <text:p text:style-name="P50"/>
      <text:p text:style-name="P129"><draw:frame draw:style-name="fr4" draw:name="graphics29" text:anchor-type="paragraph" svg:width="17cm" svg:height="13.794cm" draw:z-index="46"><draw:image xlink:href="Pictures/2000033A00007EB1000066CB112AD5CA.svm" xlink:type="simple" xlink:show="embed" xlink:actuate="onLoad"/></draw:frame></text:p>
      <text:p text:style-name="P50">The use of the device interface presented by this class is described in detail in the interface specification section.</text:p>
      <text:p text:style-name="P50">Because the interface is based on open files the device driver is notified whenever a daemon or other program exits (normal or abnormal). This allows the class to clean up after the abnormal termination of a daemon, thus creating increased stability – particularly in the case where the only or last remaining daemon is killed or terminates in an abnormal manner.</text:p>
      <text:h text:style-name="P94" text:outline-level="2">KERNEL-MODULE APPLICATION-CONTROL COMPONENTS</text:h>
      <text:h text:style-name="P130" text:outline-level="3">General</text:h>
      <text:p text:style-name="P131">Every system requires application-level system-specific entry and exit code to bootstrap, create and control the objects which form the system itself. For TALPA this application code is embodied in the Kernel-Module Application-Control components. If you like these are the glue between the various components in the system providing the bit of magic to make it all work by connecting the components up together.</text:p>
      <text:p text:style-name="P41">These are the only components that may have dependencies on concrete components/classes. All other parts of the system must work with abstract interfaces ONLY. As these component know about the concrete objects they must also provide control, in particular singleton controls where appropriate.</text:p>
      <text:p text:style-name="P41">Every kernel module that is produced is in fact an application-control component. Some component groups such as the 'Core' components only require a single kernel module, however, others should be delivered using a number of modules. Each module needs to conform the a template interface, which is component group specific. These interfaces are described below.</text:p>
      <text:h text:style-name="P75" text:outline-level="3">Abstract Interfaces</text:h>
      <text:p text:style-name="P132">The following Interfaces are realised by kernel-module components.</text:p>
      <text:p text:style-name="P132"/>
      <text:p text:style-name="P133">LinuxKernelModule</text:p>
      <table:table table:name="Table5" table:style-name="Table5">
        <table:table-column table:style-name="Table5.A"/>
        <table:table-column table:style-name="Table5.B"/>
        <table:table-column table:style-name="Table5.C"/>
        <table:table-row>
          <table:table-cell table:style-name="Table5.A1" office:value-type="string">
            <text:p text:style-name="P134">Method</text:p>
          </table:table-cell>
          <table:table-cell table:style-name="Table5.A1" office:value-type="string">
            <text:p text:style-name="P134">Type</text:p>
          </table:table-cell>
          <table:table-cell table:style-name="Table5.C1" office:value-type="string">
            <text:p text:style-name="P134">Notes</text:p>
          </table:table-cell>
        </table:table-row>
        <table:table-row>
          <table:table-cell table:style-name="Table5.A2" office:value-type="string">
            <text:p text:style-name="P135">__init()</text:p>
          </table:table-cell>
          <table:table-cell table:style-name="Table5.A2" office:value-type="string">
            <text:p text:style-name="P135">public: <text:span text:style-name="T12">Integer </text:span><text:s/></text:p>
          </table:table-cell>
          <table:table-cell table:style-name="Table5.C2" office:value-type="string">
            <text:p text:style-name="P135">Provides <text:span text:style-name="T7">initialisation</text:span> of the module.<text:line-break/>Returns Z for success or NZ for failure. </text:p>
          </table:table-cell>
        </table:table-row>
        <table:table-row>
          <table:table-cell table:style-name="Table5.A2" office:value-type="string">
            <text:p text:style-name="P135">__exit()</text:p>
          </table:table-cell>
          <table:table-cell table:style-name="Table5.A2" office:value-type="string">
            <text:p text:style-name="P135">public: <text:span text:style-name="T12">Integer </text:span><text:s/></text:p>
          </table:table-cell>
          <table:table-cell table:style-name="Table5.C2" office:value-type="string">
            <text:p text:style-name="P135">Clean up prior to unload of the module.<text:line-break/>Returns Z for success or NZ for failure. </text:p>
          </table:table-cell>
        </table:table-row>
      </table:table>
      <text:p text:style-name="P136"/>
      <text:p text:style-name="P136"/>
      <text:p text:style-name="P137">ApplicationControl::ICoreApplicationControl </text:p>
      <table:table table:name="Table6" table:style-name="Table6">
        <table:table-column table:style-name="Table6.A"/>
        <table:table-column table:style-name="Table6.B"/>
        <table:table-column table:style-name="Table6.C"/>
        <table:table-row>
          <table:table-cell table:style-name="Table6.A1" office:value-type="string">
            <text:p text:style-name="P138">Method</text:p>
          </table:table-cell>
          <table:table-cell table:style-name="Table6.A1" office:value-type="string">
            <text:p text:style-name="P138">Type</text:p>
          </table:table-cell>
          <table:table-cell table:style-name="Table6.C1" office:value-type="string">
            <text:p text:style-name="P138">Notes</text:p>
          </table:table-cell>
        </table:table-row>
        <table:table-row>
          <table:table-cell table:style-name="Table6.A2" office:value-type="string">
            <text:p text:style-name="P139">configurator()</text:p>
          </table:table-cell>
          <table:table-cell table:style-name="Table6.A2" office:value-type="string">
            <text:p text:style-name="P139">public: I<text:span text:style-name="T12">Configurator</text:span></text:p>
          </table:table-cell>
          <table:table-cell table:style-name="Table6.C2" office:value-type="string">
            <text:p text:style-name="P139">Returns the current configuration object. </text:p>
          </table:table-cell>
        </table:table-row>
        <table:table-row>
          <table:table-cell table:style-name="Table6.A2" office:value-type="string">
            <text:p text:style-name="P139">interceptProcessor()</text:p>
          </table:table-cell>
          <table:table-cell table:style-name="Table6.A2" office:value-type="string">
            <text:p text:style-name="P139">public: I<text:span text:style-name="T12">InterceptProcessor</text:span></text:p>
          </table:table-cell>
          <table:table-cell table:style-name="Table6.C2" office:value-type="string">
            <text:p text:style-name="P139">Returns the object that intercepts should be passed to. </text:p>
          </table:table-cell>
        </table:table-row>
        <table:table-row>
          <table:table-cell table:style-name="Table6.A2" office:value-type="string">
            <text:p text:style-name="P139">vettingServer()</text:p>
          </table:table-cell>
          <table:table-cell table:style-name="Table6.A2" office:value-type="string">
            <text:p text:style-name="P139">public: I<text:span text:style-name="T12">VettingServer</text:span></text:p>
          </table:table-cell>
          <table:table-cell table:style-name="Table6.C2" office:value-type="string">
            <text:p text:style-name="P139">Returns the current VettingController. </text:p>
          </table:table-cell>
        </table:table-row>
        <table:table-row>
          <table:table-cell table:style-name="Table6.A2" office:value-type="string">
            <text:p text:style-name="P139">processExcluder()</text:p>
          </table:table-cell>
          <table:table-cell table:style-name="Table6.A2" office:value-type="string">
            <text:p text:style-name="P140"><text:span text:style-name="T23">public: </text:span><text:span text:style-name="T24">IProcessExcluder</text:span></text:p>
          </table:table-cell>
          <table:table-cell table:style-name="Table6.C2" office:value-type="string">
            <text:p text:style-name="P139">Returns the current ProcessExclusionProcessor.</text:p>
          </table:table-cell>
        </table:table-row>
      </table:table>
      <text:p text:style-name="P141"/>
      <text:p text:style-name="P142"/>
      <text:p text:style-name="P143">ApplicationControl::IPortabilityApplicationControl </text:p>
      <table:table table:name="Table13" table:style-name="Table13">
        <table:table-column table:style-name="Table13.A"/>
        <table:table-column table:style-name="Table13.B"/>
        <table:table-column table:style-name="Table13.C"/>
        <table:table-row>
          <table:table-cell table:style-name="Table13.A1" office:value-type="string">
            <text:p text:style-name="P144">Method</text:p>
          </table:table-cell>
          <table:table-cell table:style-name="Table13.A1" office:value-type="string">
            <text:p text:style-name="P144">Type</text:p>
          </table:table-cell>
          <table:table-cell table:style-name="Table13.C1" office:value-type="string">
            <text:p text:style-name="P144">Notes</text:p>
          </table:table-cell>
        </table:table-row>
        <table:table-row>
          <table:table-cell table:style-name="Table13.A2" office:value-type="string">
            <text:p text:style-name="P135">configurator()</text:p>
          </table:table-cell>
          <table:table-cell table:style-name="Table13.A2" office:value-type="string">
            <text:p text:style-name="Normal"><text:span text:style-name="T23">public: </text:span><text:span text:style-name="T24">IConfigurator</text:span></text:p>
          </table:table-cell>
          <table:table-cell table:style-name="Table13.C2" office:value-type="string">
            <text:p text:style-name="P135">Returns a configurator interface.</text:p>
          </table:table-cell>
        </table:table-row>
        <table:table-row>
          <table:table-cell table:style-name="Table13.A2" office:value-type="string">
            <text:p text:style-name="P135">systemRoot()</text:p>
          </table:table-cell>
          <table:table-cell table:style-name="Table13.A2" office:value-type="string">
            <text:p text:style-name="P135">public: <text:span text:style-name="T12">ISystemRoot</text:span></text:p>
          </table:table-cell>
          <table:table-cell table:style-name="Table13.C2" office:value-type="string">
            <text:p text:style-name="P135">Returns a system root interface.</text:p>
          </table:table-cell>
        </table:table-row>
        <table:table-row>
          <table:table-cell table:style-name="Table13.A2" office:value-type="string">
            <text:p text:style-name="P135">personalityFactory()</text:p>
          </table:table-cell>
          <table:table-cell table:style-name="Table13.A2" office:value-type="string">
            <text:p text:style-name="P135">public: <text:span text:style-name="T12">IPersonalityFactory </text:span><text:s/></text:p>
          </table:table-cell>
          <table:table-cell table:style-name="Table13.C2" office:value-type="string">
            <text:p text:style-name="P135">Returns a factory for the specific platform.</text:p>
          </table:table-cell>
        </table:table-row>
        <table:table-row>
          <table:table-cell table:style-name="Table13.A2" office:value-type="string">
            <text:p text:style-name="P135">filesystemFactory()</text:p>
          </table:table-cell>
          <table:table-cell table:style-name="Table13.A2" office:value-type="string">
            <text:p text:style-name="P135">public: <text:span text:style-name="T12">IFilesystemFactory</text:span></text:p>
          </table:table-cell>
          <table:table-cell table:style-name="Table13.C2" office:value-type="string">
            <text:p text:style-name="P135">Returns a factory for the specific platform.</text:p>
          </table:table-cell>
        </table:table-row>
        <table:table-row>
          <table:table-cell table:style-name="Table13.A2" office:value-type="string">
            <text:p text:style-name="P135">threadandprocessFactory()</text:p>
          </table:table-cell>
          <table:table-cell table:style-name="Table13.A2" office:value-type="string">
            <text:p text:style-name="P135">public: <text:span text:style-name="T12">IThreadAndProcessFactory</text:span></text:p>
          </table:table-cell>
          <table:table-cell table:style-name="Table13.C2" office:value-type="string">
            <text:p text:style-name="P135">Returns a factory for the specific platform.</text:p>
          </table:table-cell>
        </table:table-row>
      </table:table>
      <text:p text:style-name="P145"/>
      <text:h text:style-name="P146" text:outline-level="3">Intercept components: TALPA-syscall</text:h>
      <text:p text:style-name="P147">EXPORTED INTERFACES</text:p>
      <text:list text:style-name="L14">
        <text:list-item>
          <text:p text:style-name="P148">LinuxKernelModule</text:p>
        </text:list-item>
      </text:list>
      <text:p text:style-name="P147">STRUCTURE</text:p>
      <text:p text:style-name="P147"/>
      <text:p text:style-name="P147"><draw:frame draw:style-name="fr4" draw:name="graphics30" text:anchor-type="paragraph" svg:width="17cm" svg:height="15.039cm" draw:z-index="47"><draw:image xlink:href="Pictures/2000033200008872000078B7CD9C9CE5.svm" xlink:type="simple" xlink:show="embed" xlink:actuate="onLoad"/></draw:frame></text:p>
      <text:p text:style-name="P147">INTERFACE DETAILS</text:p>
      <table:table table:name="Table8" table:style-name="Table8">
        <table:table-column table:style-name="Table8.A"/>
        <table:table-column table:style-name="Table8.B"/>
        <table:table-column table:style-name="Table8.C"/>
        <table:table-row>
          <table:table-cell table:style-name="Table8.A1" office:value-type="string">
            <text:p text:style-name="P134">Method</text:p>
          </table:table-cell>
          <table:table-cell table:style-name="Table8.A1" office:value-type="string">
            <text:p text:style-name="P134">Type</text:p>
          </table:table-cell>
          <table:table-cell table:style-name="Table8.C1" office:value-type="string">
            <text:p text:style-name="P134">Notes</text:p>
          </table:table-cell>
        </table:table-row>
        <table:table-row>
          <table:table-cell table:style-name="Table8.A2" office:value-type="string">
            <text:p text:style-name="P135"><text:s/>__init () <text:s/></text:p>
          </table:table-cell>
          <table:table-cell table:style-name="Table8.A2" office:value-type="string">
            <text:p text:style-name="P135">public: <text:span text:style-name="T12">Integer </text:span><text:s/></text:p>
          </table:table-cell>
          <table:table-cell table:style-name="Table8.C2" office:value-type="string">
            <text:p text:style-name="P135">Provides <text:span text:style-name="T7">initialisation</text:span> of the module.<text:line-break/>Creates a new SyscallInterceptImpl. Obtains the current InterceptProcessor from the TALPA-core and sets the SyscallInterceptImpl to target it. Obtains the current Configurator from the TALPA-core, and registers the SyscallInterceptImpl with it.<text:line-break/>Returns Z for success or NZ for failure. </text:p>
          </table:table-cell>
        </table:table-row>
        <table:table-row>
          <table:table-cell table:style-name="Table8.A2" office:value-type="string">
            <text:p text:style-name="P135"><text:s/>__exit () <text:s/></text:p>
          </table:table-cell>
          <table:table-cell table:style-name="Table8.A2" office:value-type="string">
            <text:p text:style-name="P135">public: <text:span text:style-name="T12">Integer </text:span><text:s/></text:p>
          </table:table-cell>
          <table:table-cell table:style-name="Table8.C2" office:value-type="string">
            <text:p text:style-name="P135">Clean up prior to unload of the module. Deregisters th SyscallInterceptImpl from the Configurator. Deletes the SyscallInterceptImpl and returns Z for success or NZ for failure. </text:p>
          </table:table-cell>
        </table:table-row>
      </table:table>
      <text:p text:style-name="P147"/>
      <text:h text:style-name="P149" text:outline-level="3">Intercept components: TALPA-lsm</text:h>
      <text:p text:style-name="P147">EXPORTED INTERFACES</text:p>
      <text:list text:style-name="L14">
        <text:list-item text:start-value="1">
          <text:p text:style-name="P148">LinuxKernelModule</text:p>
        </text:list-item>
      </text:list>
      <text:p text:style-name="P147">STRUCTURE</text:p>
      <text:p text:style-name="P147"/>
      <text:p text:style-name="P147"><draw:frame draw:style-name="fr4" draw:name="graphics31" text:anchor-type="paragraph" svg:width="17cm" svg:height="15.443cm" draw:z-index="48"><draw:image xlink:href="Pictures/200005E400009B5500008D1C7F791A92.svm" xlink:type="simple" xlink:show="embed" xlink:actuate="onLoad"/></draw:frame></text:p>
      <text:p text:style-name="P147">INTERFACE DETAILS</text:p>
      <table:table table:name="Table9" table:style-name="Table9">
        <table:table-column table:style-name="Table9.A"/>
        <table:table-column table:style-name="Table9.B"/>
        <table:table-column table:style-name="Table9.C"/>
        <table:table-row>
          <table:table-cell table:style-name="Table9.A1" office:value-type="string">
            <text:p text:style-name="P134">Method</text:p>
          </table:table-cell>
          <table:table-cell table:style-name="Table9.A1" office:value-type="string">
            <text:p text:style-name="P134">Type</text:p>
          </table:table-cell>
          <table:table-cell table:style-name="Table9.C1" office:value-type="string">
            <text:p text:style-name="P134">Notes</text:p>
          </table:table-cell>
        </table:table-row>
        <table:table-row>
          <table:table-cell table:style-name="Table9.A2" office:value-type="string">
            <text:p text:style-name="P135"><text:s/>__init () <text:s/></text:p>
          </table:table-cell>
          <table:table-cell table:style-name="Table9.A2" office:value-type="string">
            <text:p text:style-name="P135">public: <text:span text:style-name="T12">Integer </text:span><text:s/></text:p>
          </table:table-cell>
          <table:table-cell table:style-name="Table9.C2" office:value-type="string">
            <text:p text:style-name="P135">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9.A2" office:value-type="string">
            <text:p text:style-name="P135"><text:s/>__exit () <text:s/></text:p>
          </table:table-cell>
          <table:table-cell table:style-name="Table9.A2" office:value-type="string">
            <text:p text:style-name="P135">public: <text:span text:style-name="T12">Integer </text:span><text:s/></text:p>
          </table:table-cell>
          <table:table-cell table:style-name="Table9.C2" office:value-type="string">
            <text:p text:style-name="P135">Clean up prior to unload of the module. Deregisters the LSMInterceptImpl from the Configurator. Deletes the LSMInterceptImpl and returns Z for success or NZ for failure.</text:p>
          </table:table-cell>
        </table:table-row>
      </table:table>
      <text:h text:style-name="P146" text:outline-level="3">Intercept components: TALPA-vfshook</text:h>
      <text:p text:style-name="P150">EXPORTED INTERFACES</text:p>
      <text:p text:style-name="P150">LinuxKernelModule</text:p>
      <text:p text:style-name="P150">STRUCTURE</text:p>
      <text:p text:style-name="P150"/>
      <text:p text:style-name="P150"><draw:frame draw:style-name="fr4" draw:name="graphics32" text:anchor-type="paragraph" svg:width="17cm" svg:height="13.82cm" draw:z-index="49"><draw:image xlink:href="Pictures/2000021C0000620E00004FB90D1DAD94.svm" xlink:type="simple" xlink:show="embed" xlink:actuate="onLoad"/></draw:frame></text:p>
      <text:p text:style-name="P147">INTERFACE DETAILS</text:p>
      <text:p text:style-name="P150"/>
      <table:table table:name="Table47" table:style-name="Table47">
        <table:table-column table:style-name="Table47.A"/>
        <table:table-column table:style-name="Table47.B"/>
        <table:table-column table:style-name="Table47.C"/>
        <table:table-row>
          <table:table-cell table:style-name="Table47.A1" office:value-type="string">
            <text:p text:style-name="P134">Method</text:p>
          </table:table-cell>
          <table:table-cell table:style-name="Table47.A1" office:value-type="string">
            <text:p text:style-name="P134">Type</text:p>
          </table:table-cell>
          <table:table-cell table:style-name="Table47.C1" office:value-type="string">
            <text:p text:style-name="P134">Notes</text:p>
          </table:table-cell>
        </table:table-row>
        <table:table-row>
          <table:table-cell table:style-name="Table47.A2" office:value-type="string">
            <text:p text:style-name="P135"><text:s/>__init () <text:s/></text:p>
          </table:table-cell>
          <table:table-cell table:style-name="Table47.A2" office:value-type="string">
            <text:p text:style-name="P135">public: <text:span text:style-name="T12">Integer </text:span><text:s/></text:p>
          </table:table-cell>
          <table:table-cell table:style-name="Table47.C2" office:value-type="string">
            <text:p text:style-name="P135">Provides initialisation of the module.<text:line-break/>Creates a new LSMInterceptImpl. Obtains the current InterceptProcessor from the TALPA-core and sets the LSMInterceptImpl to target it. Obtains the current Configurator from the TALPA-core, and registers the LSMInterceptImpl with it.<text:line-break/>Returns Z for success or NZ for failure.</text:p>
          </table:table-cell>
        </table:table-row>
        <table:table-row>
          <table:table-cell table:style-name="Table47.A2" office:value-type="string">
            <text:p text:style-name="P135"><text:s/>__exit () <text:s/></text:p>
          </table:table-cell>
          <table:table-cell table:style-name="Table47.A2" office:value-type="string">
            <text:p text:style-name="P135">public: <text:span text:style-name="T12">Integer </text:span><text:s/></text:p>
          </table:table-cell>
          <table:table-cell table:style-name="Table47.C2" office:value-type="string">
            <text:p text:style-name="P135">Clean up prior to unload of the module. Deregisters the LSMInterceptImpl from the Configurator. Deletes the LSMInterceptImpl and returns Z for success or NZ for failure.</text:p>
          </table:table-cell>
        </table:table-row>
      </table:table>
      <text:p text:style-name="P151"/>
      <text:h text:style-name="P130" text:outline-level="3">Core components: TALPA-core</text:h>
      <text:p text:style-name="P147">EXPORTED INTERFACES</text:p>
      <text:list text:style-name="L14">
        <text:list-item text:start-value="1">
          <text:p text:style-name="P148">Core-ApplicationControl</text:p>
        </text:list-item>
        <text:list-item>
          <text:p text:style-name="P148">LinuxKernelModule</text:p>
        </text:list-item>
      </text:list>
      <text:p text:style-name="P147">STRUCTURE</text:p>
      <text:p text:style-name="P147"><draw:frame draw:style-name="fr4" draw:name="graphics33" text:anchor-type="paragraph" svg:width="17cm" svg:height="14.997cm" draw:z-index="50"><draw:image xlink:href="Pictures/2000039D0000BA900000A497EF94246F.svm" xlink:type="simple" xlink:show="embed" xlink:actuate="onLoad"/></draw:frame></text:p>
      <text:p text:style-name="P147">INTERFACE DETAILS</text:p>
      <table:table table:name="Table7" table:style-name="Table7">
        <table:table-column table:style-name="Table7.A"/>
        <table:table-column table:style-name="Table7.B"/>
        <table:table-column table:style-name="Table7.C"/>
        <table:table-row>
          <table:table-cell table:style-name="Table7.A1" office:value-type="string">
            <text:p text:style-name="P134">Method</text:p>
          </table:table-cell>
          <table:table-cell table:style-name="Table7.A1" office:value-type="string">
            <text:p text:style-name="P134">Type</text:p>
          </table:table-cell>
          <table:table-cell table:style-name="Table7.C1" office:value-type="string">
            <text:p text:style-name="P134">Notes</text:p>
          </table:table-cell>
        </table:table-row>
        <table:table-row>
          <table:table-cell table:style-name="Table7.A2" office:value-type="string">
            <text:p text:style-name="P135"><text:s/>__init () <text:s/></text:p>
          </table:table-cell>
          <table:table-cell table:style-name="Table7.A2" office:value-type="string">
            <text:p text:style-name="P135">public: <text:span text:style-name="T12">Integer </text:span><text:s/></text:p>
          </table:table-cell>
          <table:table-cell table:style-name="Table7.C2" office:value-type="string">
            <text:p text:style-name="P135">Creates a new StandardInterceptProcessor, ConifguratorProcFS, and the filters; CacheImpl, DegradedModeImpl, FilesystemObjectExcluderImpl, Lock ExcluderImpl and a VettingControllerImpl. <text:line-break/>Returns Z if everything initialised correctly else NZ.<text:line-break/>These objects are stored as attributes.<text:line-break/>The InterceptProcessor has all the filters added as appropriate, and finally all the objects are added to the Conifgurator. </text:p>
          </table:table-cell>
        </table:table-row>
        <table:table-row>
          <table:table-cell table:style-name="Table7.A2" office:value-type="string">
            <text:p text:style-name="P135"><text:s/>__exit () <text:s/></text:p>
          </table:table-cell>
          <table:table-cell table:style-name="Table7.A2" office:value-type="string">
            <text:p text:style-name="P135">public: <text:span text:style-name="T12">Integer </text:span><text:s/></text:p>
          </table:table-cell>
          <table:table-cell table:style-name="Table7.C2" office:value-type="string">
            <text:p text:style-name="P135">The InterceptProcessor, InterceptFilters and Configurator objects will be removed from the system.<text:line-break/>Returns Z for succes or NZ if it is unable to unload. </text:p>
          </table:table-cell>
        </table:table-row>
        <table:table-row>
          <table:table-cell table:style-name="Table7.A2" office:value-type="string">
            <text:p text:style-name="P135">configurator () <text:s/></text:p>
          </table:table-cell>
          <table:table-cell table:style-name="Table7.A2" office:value-type="string">
            <text:p text:style-name="P135">public: <text:span text:style-name="T12">Configurator </text:span><text:s/></text:p>
          </table:table-cell>
          <table:table-cell table:style-name="Table7.C2" office:value-type="string">
            <text:p text:style-name="P135">Returns mConfiguration. </text:p>
          </table:table-cell>
        </table:table-row>
        <table:table-row>
          <table:table-cell table:style-name="Table7.A2" office:value-type="string">
            <text:p text:style-name="P135"><text:s/>interceptProcessor () <text:s/></text:p>
          </table:table-cell>
          <table:table-cell table:style-name="Table7.A2" office:value-type="string">
            <text:p text:style-name="P135">public: <text:span text:style-name="T12">InterceptProcessor </text:span><text:s/></text:p>
          </table:table-cell>
          <table:table-cell table:style-name="Table7.C2" office:value-type="string">
            <text:p text:style-name="P135">Returns mInterceptProcessorImpl. </text:p>
          </table:table-cell>
        </table:table-row>
        <table:table-row>
          <table:table-cell table:style-name="Table7.A2" office:value-type="string">
            <text:p text:style-name="P135"><text:s/>vettingServer () <text:s/></text:p>
          </table:table-cell>
          <table:table-cell table:style-name="Table7.A2" office:value-type="string">
            <text:p text:style-name="P135">public: <text:span text:style-name="T12">VettingServer </text:span><text:s/></text:p>
          </table:table-cell>
          <table:table-cell table:style-name="Table7.C2" office:value-type="string">
            <text:p text:style-name="P135">Returns mVettingController. </text:p>
          </table:table-cell>
        </table:table-row>
      </table:table>
      <text:h text:style-name="P146" text:outline-level="3">Core components: TALPA-linux</text:h>
      <text:p text:style-name="P147">EXPORTED INTERFACES</text:p>
      <text:list text:style-name="L14">
        <text:list-item text:start-value="1">
          <text:p text:style-name="P148">PortabilityApplicationControl</text:p>
        </text:list-item>
        <text:list-item>
          <text:p text:style-name="P148">LinuxKernelModule</text:p>
        </text:list-item>
      </text:list>
      <text:p text:style-name="P147">STRUCTURE</text:p>
      <text:p text:style-name="P150"><draw:frame draw:style-name="fr4" draw:name="graphics34" text:anchor-type="paragraph" svg:width="17cm" svg:height="16.595cm" draw:z-index="51"><draw:image xlink:href="Pictures/200003F100006A5B000067D3B9C988FA.svm" xlink:type="simple" xlink:show="embed" xlink:actuate="onLoad"/></draw:frame></text:p>
      <text:p text:style-name="P147">INTERFACE DETAILS</text:p>
      <table:table table:name="Table12" table:style-name="Table12">
        <table:table-column table:style-name="Table12.A"/>
        <table:table-column table:style-name="Table12.B"/>
        <table:table-column table:style-name="Table12.C"/>
        <table:table-row>
          <table:table-cell table:style-name="Table12.A1" office:value-type="string">
            <text:p text:style-name="P134">Method</text:p>
          </table:table-cell>
          <table:table-cell table:style-name="Table12.A1" office:value-type="string">
            <text:p text:style-name="P134">Type</text:p>
          </table:table-cell>
          <table:table-cell table:style-name="Table12.C1" office:value-type="string">
            <text:p text:style-name="P134">Notes</text:p>
          </table:table-cell>
        </table:table-row>
        <table:table-row>
          <table:table-cell table:style-name="Table12.A2" office:value-type="string">
            <text:p text:style-name="P135"><text:s/>__init () <text:s/></text:p>
          </table:table-cell>
          <table:table-cell table:style-name="Table12.A2" office:value-type="string">
            <text:p text:style-name="P135">public: <text:span text:style-name="T12">Integer </text:span><text:s/></text:p>
          </table:table-cell>
          <table:table-cell table:style-name="Table12.C2" office:value-type="string">
            <text:p text:style-name="P135">Provides initialisation of the module.<text:line-break/>Returns Z for success or NZ for failure. </text:p>
          </table:table-cell>
        </table:table-row>
        <table:table-row>
          <table:table-cell table:style-name="Table12.A2" office:value-type="string">
            <text:p text:style-name="P135"><text:s/>__exit () <text:s/></text:p>
          </table:table-cell>
          <table:table-cell table:style-name="Table12.A2" office:value-type="string">
            <text:p text:style-name="P135">public: <text:span text:style-name="T12">Integer </text:span><text:s/></text:p>
          </table:table-cell>
          <table:table-cell table:style-name="Table12.C2" office:value-type="string">
            <text:p text:style-name="P135">Clean up prior to unload of the module.<text:line-break/>Returns Z for success or NZ for failure. </text:p>
          </table:table-cell>
        </table:table-row>
        <table:table-row>
          <table:table-cell table:style-name="Table12.A2" office:value-type="string">
            <text:p text:style-name="P135"><text:s/>personalityFactory () <text:s/></text:p>
          </table:table-cell>
          <table:table-cell table:style-name="Table12.A2" office:value-type="string">
            <text:p text:style-name="P135">public abstract: <text:span text:style-name="T12">IPersonalityFactory </text:span><text:s/></text:p>
          </table:table-cell>
          <table:table-cell table:style-name="Table12.C2" office:value-type="string">
            <text:p text:style-name="P135">Returns a factory for the specific platform.</text:p>
          </table:table-cell>
        </table:table-row>
        <table:table-row>
          <table:table-cell table:style-name="Table12.A2" office:value-type="string">
            <text:p text:style-name="P135"><text:s/>filesystemFactory () <text:s/></text:p>
          </table:table-cell>
          <table:table-cell table:style-name="Table12.A2" office:value-type="string">
            <text:p text:style-name="P135">public abstract: <text:span text:style-name="T12">IFilesystemFactory </text:span><text:s/></text:p>
          </table:table-cell>
          <table:table-cell table:style-name="Table12.C2" office:value-type="string">
            <text:p text:style-name="P135">Returns a factory for the specific platform.</text:p>
          </table:table-cell>
        </table:table-row>
      </table:table>
      <text:p text:style-name="P152"/>
      <text:h text:style-name="P146" text:outline-level="3">Filter interface components: TALPA-vcdevice</text:h>
      <text:p text:style-name="P147">EXPORTED INTERFACES</text:p>
      <text:list text:style-name="L14">
        <text:list-item text:start-value="1">
          <text:p text:style-name="P148">LinuxKernelModule</text:p>
        </text:list-item>
      </text:list>
      <text:p text:style-name="P147">STRUCTURE</text:p>
      <text:p text:style-name="P147"><draw:frame draw:style-name="fr4" draw:name="graphics35" text:anchor-type="paragraph" svg:width="17cm" svg:height="14.845cm" draw:z-index="52"><draw:image xlink:href="Pictures/2000028000005FC6000053A3E11EFD4E.svm" xlink:type="simple" xlink:show="embed" xlink:actuate="onLoad"/></draw:frame></text:p>
      <text:p text:style-name="P147">INTERFACE DETAILS</text:p>
      <table:table table:name="Table10" table:style-name="Table10">
        <table:table-column table:style-name="Table10.A"/>
        <table:table-column table:style-name="Table10.B"/>
        <table:table-column table:style-name="Table10.C"/>
        <table:table-row>
          <table:table-cell table:style-name="Table10.A1" office:value-type="string">
            <text:p text:style-name="P134">Method</text:p>
          </table:table-cell>
          <table:table-cell table:style-name="Table10.A1" office:value-type="string">
            <text:p text:style-name="P134">Type</text:p>
          </table:table-cell>
          <table:table-cell table:style-name="Table10.C1" office:value-type="string">
            <text:p text:style-name="P134">Notes</text:p>
          </table:table-cell>
        </table:table-row>
        <table:table-row>
          <table:table-cell table:style-name="Table10.A2" office:value-type="string">
            <text:p text:style-name="P135"><text:s/>__init () <text:s/></text:p>
          </table:table-cell>
          <table:table-cell table:style-name="Table10.A2" office:value-type="string">
            <text:p text:style-name="P135">public: <text:span text:style-name="T12">Integer </text:span><text:s/></text:p>
          </table:table-cell>
          <table:table-cell table:style-name="Table10.C2" office:value-type="string">
            <text:p text:style-name="P135">Provides initialisation of the module.<text:line-break/>Creates a new DeviceDriverVettingClient. Obtains the current VettingServer from the TALPA-core and sets the DeviceDriverVettingClient to target it. Obtains the current Configurator from the TALPA-core, and registers the DeviceDriverVettingClient with it.<text:line-break/>Returns Z for success or NZ for failure. </text:p>
          </table:table-cell>
        </table:table-row>
        <table:table-row>
          <table:table-cell table:style-name="Table10.A2" office:value-type="string">
            <text:p text:style-name="P135"><text:s/>__exit () <text:s/></text:p>
          </table:table-cell>
          <table:table-cell table:style-name="Table10.A2" office:value-type="string">
            <text:p text:style-name="P135">public: <text:span text:style-name="T12">Integer </text:span><text:s/></text:p>
          </table:table-cell>
          <table:table-cell table:style-name="Table10.C2" office:value-type="string">
            <text:p text:style-name="P135">Clean up prior to unload of the module. Deregisters th DeviceDriverVettingClient from the Configurator. Deletes the DeviceDriverVettingClient and returns Z for success or NZ for failure. </text:p>
          </table:table-cell>
        </table:table-row>
      </table:table>
      <text:p text:style-name="P153"/>
      <text:p text:style-name="P153"/>
      <text:h text:style-name="P146" text:outline-level="3">Filter interface components: TALPA-pedevice</text:h>
      <text:p text:style-name="P147">EXPORTED INTERFACES</text:p>
      <text:list text:style-name="L14">
        <text:list-item text:start-value="1">
          <text:p text:style-name="P148">LinuxKernelModule</text:p>
        </text:list-item>
      </text:list>
      <text:p text:style-name="P147">STRUCTURE</text:p>
      <text:p text:style-name="P147"><draw:frame draw:style-name="fr4" draw:name="graphics36" text:anchor-type="paragraph" svg:width="17cm" svg:height="12.268cm" draw:z-index="53"><draw:image xlink:href="Pictures/2000022B000073E7000053A3E2817B0D.svm" xlink:type="simple" xlink:show="embed" xlink:actuate="onLoad"/></draw:frame></text:p>
      <text:p text:style-name="P147">INTERFACE DETAILS</text:p>
      <table:table table:name="Table11" table:style-name="Table11">
        <table:table-column table:style-name="Table11.A"/>
        <table:table-column table:style-name="Table11.B"/>
        <table:table-column table:style-name="Table11.C"/>
        <table:table-row>
          <table:table-cell table:style-name="Table11.A1" office:value-type="string">
            <text:p text:style-name="P134">Method</text:p>
          </table:table-cell>
          <table:table-cell table:style-name="Table11.A1" office:value-type="string">
            <text:p text:style-name="P134">Type</text:p>
          </table:table-cell>
          <table:table-cell table:style-name="Table11.C1" office:value-type="string">
            <text:p text:style-name="P134">Notes</text:p>
          </table:table-cell>
        </table:table-row>
        <table:table-row>
          <table:table-cell table:style-name="Table11.A2" office:value-type="string">
            <text:p text:style-name="P135"><text:s/>__init () <text:s/></text:p>
          </table:table-cell>
          <table:table-cell table:style-name="Table11.A2" office:value-type="string">
            <text:p text:style-name="P135">public: <text:span text:style-name="T12">Integer </text:span><text:s/></text:p>
          </table:table-cell>
          <table:table-cell table:style-name="Table11.C2" office:value-type="string">
            <text:p text:style-name="P135">Provides initialisation of the module.<text:line-break/>Creates a new ProcessExclusionDeviceDriver. Obtains the current ProcessExclusionProcessor from the TALPA-core and sets the ProcessExclusionDeviceDriver to target it.<text:line-break/>Returns Z for success or NZ for failure. </text:p>
          </table:table-cell>
        </table:table-row>
        <table:table-row>
          <table:table-cell table:style-name="Table11.A2" office:value-type="string">
            <text:p text:style-name="P135"><text:s/>__exit () <text:s/></text:p>
          </table:table-cell>
          <table:table-cell table:style-name="Table11.A2" office:value-type="string">
            <text:p text:style-name="P135">public: <text:span text:style-name="T12">Integer </text:span><text:s/></text:p>
          </table:table-cell>
          <table:table-cell table:style-name="Table11.C2" office:value-type="string">
            <text:p text:style-name="P135">Clean up prior to unload of the module. Deletes the ProcessExclusionDeviceDriver and returns Z for success or NZ for failure. </text:p>
          </table:table-cell>
        </table:table-row>
      </table:table>
      <text:p text:style-name="P153"/>
      <text:h text:style-name="P154" text:outline-level="1">Dynamic behaviour</text:h>
      <text:p text:style-name="Text_20_body">When looking at dynamic behaviour it should be remembered that there are two processes involved in each interception and there is no central core process controlling the system. Each dynamic behaviour can therefore be looked at from the either of the two perspectives (intercepted process or daemon) as well as from a complete end-to-end mechanism.</text:p>
      <text:p text:style-name="Text_20_body"/>
      <text:p text:style-name="Text_20_Body_20_Unfinished"/>
      <text:p text:style-name="Text_20_Body_20_Unfinished">Initial load</text:p>
      <text:p text:style-name="Text_20_Body_20_Unfinished">Scenarios</text:p>
      <text:p text:style-name="Text_20_Body_20_Unfinished">Happy day </text:p>
      <text:p text:style-name="Text_20_Body_20_Unfinished">Excluded</text:p>
      <text:p text:style-name="Text_20_Body_20_Unfinished">Dynamic configuration</text:p>
      <text:p text:style-name="Text_20_Body_20_Unfinished">enable interception</text:p>
      <text:p text:style-name="Text_20_Body_20_Unfinished">disable interception</text:p>
      <text:p text:style-name="Text_20_Body_20_Unfinished">timeout during vetting</text:p>
      <text:p text:style-name="Text_20_Body_20_Unfinished">late response</text:p>
      <text:p text:style-name="Text_20_Body_20_Unfinished">deregister last vetting client</text:p>
      <text:p text:style-name="Text_20_Body_20_Unfinished">vetting client dies.</text:p>
      <text:p text:style-name="Text_20_Body_20_Unfinished"/>
      <text:p text:style-name="Text_20_body">In these diagrams, the green areas are in the kernel.</text:p>
      <text:h text:style-name="P155" text:outline-level="3">Normal Vetting Operation</text:h>
      <text:p text:style-name="P2"><draw:frame draw:style-name="fr8" draw:name="graphics1" text:anchor-type="paragraph" svg:width="16.925cm" svg:height="22.306cm" draw:z-index="18"><draw:image xlink:href="Pictures/200002D800005476000076A82D55EC51.svm" xlink:type="simple" xlink:show="embed" xlink:actuate="onLoad"/></draw:frame></text:p>
      <text:h text:style-name="Heading_20_3" text:outline-level="3">Timeout during scan</text:h>
      <text:p text:style-name="P2"/>
      <text:p text:style-name="P2"><draw:frame draw:style-name="fr4" draw:name="graphics2" text:anchor-type="paragraph" svg:width="17cm" svg:height="13.781cm" draw:z-index="19"><draw:image xlink:href="Pictures/2000015A00005729000046A8F4C0AA70.svm" xlink:type="simple" xlink:show="embed" xlink:actuate="onLoad"/></draw:frame></text:p>
      <text:p text:style-name="P2"/>
      <text:h text:style-name="P155" text:outline-level="3">Entering and Leaving degraded mode</text:h>
      <text:p text:style-name="P2"><draw:frame draw:style-name="fr8" draw:name="graphics4" text:anchor-type="paragraph" svg:width="13.141cm" svg:height="22.687cm" draw:z-index="20"><draw:image xlink:href="Pictures/200003AD00004D3300008BAA7777CD39.svm" xlink:type="simple" xlink:show="embed" xlink:actuate="onLoad"/></draw:frame></text:p>
      <text:h text:style-name="P154" text:outline-level="1">Interface specification</text:h>
      <text:h text:style-name="P156" text:outline-level="2">Configuration &amp; dynamic configuration</text:h>
      <text:h text:style-name="P157" text:outline-level="3">General</text:h>
      <text:p text:style-name="P93">Configurable Talpa components expose their configuration through the procfs and sysctl operating system interfaces. In procfs Talpa components may be found in the /proc/sys/talpa directory.</text:p>
      <text:p text:style-name="P93">Configuration of Talpa may be achieved either by writing the appropriate values to procfs or alternatively via the sysctl(8) command line tool, or the sysctl(2) system call.</text:p>
      <text:h text:style-name="P158" text:outline-level="3">Readable parameters</text:h>
      <text:p text:style-name="Text_20_body">The following configuration parameters are available for read.</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9">Component</text:p>
            </table:table-cell>
            <table:table-cell table:style-name="Table14.A1" office:value-type="string">
              <text:p text:style-name="P159">Field</text:p>
            </table:table-cell>
            <table:table-cell table:style-name="Table14.A1" office:value-type="string">
              <text:p text:style-name="P159">Values</text:p>
            </table:table-cell>
            <table:table-cell table:style-name="Table14.D1" office:value-type="string">
              <text:p text:style-name="P159">Description</text:p>
            </table:table-cell>
          </table:table-row>
        </table:table-header-rows>
        <table:table-row>
          <table:table-cell table:style-name="Table14.A2" table:number-columns-spanned="4" office:value-type="string">
            <text:p text:style-name="P160">Interceptors</text:p>
          </table:table-cell>
          <table:covered-table-cell/>
          <table:covered-table-cell/>
          <table:covered-table-cell/>
        </table:table-row>
        <table:table-row>
          <table:table-cell table:style-name="Table14.A3" office:value-type="string">
            <text:p text:style-name="P161">Syscall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If enabled, the open, close, mount, umount, execve and libexec system calls are intercepted.</text:p>
                      </table:table-cell>
                    </table:table-row>
                    <table:table-row>
                      <table:table-cell table:style-name="Table14.A3" office:value-type="string">
                        <text:p text:style-name="P161">disabled</text:p>
                      </table:table-cell>
                      <table:table-cell table:style-name="Table14.A2" office:value-type="string">
                        <text:p text:style-name="P161">No interception is being performed.</text:p>
                      </table:table-cell>
                    </table:table-row>
                  </table:table>
                </table:table-cell>
                <table:covered-table-cell/>
              </table:table-row>
              <table:table-row>
                <table:table-cell table:style-name="Table14.A3" office:value-type="string">
                  <text:p text:style-name="P161">ops</text:p>
                </table:table-cell>
                <table:table-cell table:style-name="Table14.A3" office:value-type="string">
                  <text:p text:style-name="P162">±open<text:line-break/>±close<text:line-break/>±exec<text:line-break/>±uselib<text:line-break/>±mount<text:line-break/>±umount</text:p>
                </table:table-cell>
                <table:table-cell table:style-name="Table14.A2" office:value-type="string">
                  <text:p text:style-name="P161">Displays the list of intercepted system calls.</text:p>
                </table:table-cell>
              </table:table-row>
            </table:table>
          </table:table-cell>
          <table:covered-table-cell/>
          <table:covered-table-cell/>
        </table:table-row>
        <table:table-row>
          <table:table-cell table:style-name="Table14.A3" office:value-type="string">
            <text:p text:style-name="P161">LSMIntercept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If enabled, open, mount, umount, and execve are intercepted.</text:p>
                      </table:table-cell>
                    </table:table-row>
                    <table:table-row>
                      <table:table-cell table:style-name="Table14.A3" office:value-type="string">
                        <text:p text:style-name="P161">disabled</text:p>
                      </table:table-cell>
                      <table:table-cell table:style-name="Table14.A2" office:value-type="string">
                        <text:p text:style-name="P161">No interception is being performed.</text:p>
                      </table:table-cell>
                    </table:table-row>
                  </table:table>
                </table:table-cell>
                <table:covered-table-cell/>
              </table:table-row>
              <table:table-row>
                <table:table-cell table:style-name="Table14.A3" office:value-type="string">
                  <text:p text:style-name="P161">ops</text:p>
                </table:table-cell>
                <table:table-cell table:style-name="Table14.A3" office:value-type="string">
                  <text:p text:style-name="P162">±open<text:line-break/>±close<text:line-break/>±exec<text:line-break/>±mount<text:line-break/>±umount</text:p>
                </table:table-cell>
                <table:table-cell table:style-name="Table14.A2" office:value-type="string">
                  <text:p text:style-name="P161">Displays the list of intercepted filesystem operations.</text:p>
                </table:table-cell>
              </table:table-row>
            </table:table>
          </table:table-cell>
          <table:covered-table-cell/>
          <table:covered-table-cell/>
        </table:table-row>
        <table:table-row>
          <table:table-cell table:style-name="Table14.A2" table:number-columns-spanned="4" office:value-type="string">
            <text:p text:style-name="P160">Intercept-processors</text:p>
          </table:table-cell>
          <table:covered-table-cell/>
          <table:covered-table-cell/>
          <table:covered-table-cell/>
        </table:table-row>
        <table:table-row>
          <table:table-cell table:style-name="Table14.A3" office:value-type="string">
            <text:p text:style-name="P161">StandardInterceptProcessor</text:p>
          </table:table-cell>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The intercept processor is available for processing.</text:p>
                </table:table-cell>
              </table:table-row>
              <table:table-row>
                <table:table-cell table:style-name="Table14.A3" office:value-type="string">
                  <text:p text:style-name="P161">disabled</text:p>
                </table:table-cell>
                <table:table-cell table:style-name="Table14.A2" office:value-type="string">
                  <text:p text:style-name="P161">The intercept processor is not available for processing.</text:p>
                </table:table-cell>
              </table:table-row>
            </table:table>
          </table:table-cell>
          <table:covered-table-cell/>
        </table:table-row>
        <table:table-row>
          <table:table-cell table:style-name="Table14.A2" table:number-columns-spanned="4" office:value-type="string">
            <text:p text:style-name="P160">Intercept-filters</text:p>
          </table:table-cell>
          <table:covered-table-cell/>
          <table:covered-table-cell/>
          <table:covered-table-cell/>
        </table:table-row>
        <table:table-row>
          <table:table-cell table:style-name="Table14.A3" office:value-type="string">
            <text:p text:style-name="P161">SyslogFilter</text:p>
          </table:table-cell>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All interceptions will be logged to the system log.</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DegradedMode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The processor is active and will provide pass-thru for root processes if the number of consecutive time-outs exceeds the configured threshold.</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threshold</text:p>
                </table:table-cell>
                <table:table-cell table:style-name="Table14.A3" office:value-type="string">
                  <text:p text:style-name="P161">&lt;integer&gt;</text:p>
                </table:table-cell>
                <table:table-cell table:style-name="Table14.A2" office:value-type="string">
                  <text:p text:style-name="P161">The number of consecutive time-outs at or above which degraded mode is triggered.</text:p>
                  <text:p text:style-name="P161">Default: 3</text:p>
                </table:table-cell>
              </table:table-row>
              <table:table-row>
                <table:table-cell table:style-name="Table14.A3" office:value-type="string">
                  <text:p text:style-name="P161">active</text:p>
                </table:table-cell>
                <table:table-cell table:number-columns-spanned="2">
                  <table:table table:is-sub-table="true">
                    <table:table-column table:style-name="Table14.B3.2"/>
                    <table:table-column table:style-name="Table14.B3.3"/>
                    <table:table-row>
                      <table:table-cell table:style-name="Table14.A3" office:value-type="string">
                        <text:p text:style-name="P161">true</text:p>
                      </table:table-cell>
                      <table:table-cell table:style-name="Table14.A2" office:value-type="string">
                        <text:p text:style-name="P161">Degraded mode is currently active.</text:p>
                      </table:table-cell>
                    </table:table-row>
                    <table:table-row>
                      <table:table-cell table:style-name="Table14.A3" office:value-type="string">
                        <text:p text:style-name="P161">false</text:p>
                      </table:table-cell>
                      <table:table-cell table:style-name="Table14.A2" office:value-type="string">
                        <text:p text:style-name="P161">Degraded mode is not active.</text:p>
                      </table:table-cell>
                    </table:table-row>
                  </table:table>
                </table:table-cell>
                <table:covered-table-cell/>
              </table:table-row>
            </table:table>
          </table:table-cell>
          <table:covered-table-cell/>
          <table:covered-table-cell/>
        </table:table-row>
        <table:table-row>
          <table:table-cell table:style-name="Table14.A3" office:value-type="string">
            <text:p text:style-name="P161">FilesystemIn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All operations on pathnames are checked against the include-path. If they reside outside the include path permission to continue the requested operation is immediately granted.</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Include-path</text:p>
                </table:table-cell>
                <table:table-cell table:style-name="Table14.A3" office:value-type="string">
                  <text:p text:style-name="P161">&lt;path&gt;</text:p>
                </table:table-cell>
                <table:table-cell table:style-name="Table14.A2" office:value-type="string">
                  <text:p text:style-name="P163">The absolute path to a directory below which all operations will be vetted.</text:p>
                  <text:p text:style-name="P163">Default: /</text:p>
                </table:table-cell>
              </table:table-row>
            </table:table>
          </table:table-cell>
          <table:covered-table-cell/>
          <table:covered-table-cell/>
        </table:table-row>
        <table:table-row>
          <table:table-cell table:style-name="Table14.A3" office:value-type="string">
            <text:p text:style-name="P161">FilesystemObjectExclusionProcesso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The exclusion processor will evaluate file-based operations against the list fo excluded items. If the operation details match one of the exclusions the operation is immediately granted.</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fstypes</text:p>
                </table:table-cell>
                <table:table-cell table:style-name="Table14.A3" office:value-type="string">
                  <text:p text:style-name="P161">&lt;type&gt;<text:line-break/>..</text:p>
                </table:table-cell>
                <table:table-cell table:style-name="Table14.A2" office:value-type="string">
                  <text:p text:style-name="P161">Contains one line per filesystem type name. An operation occurring on the type of filesystem which appears in this list will have permission granted without further vetting.</text:p>
                  <text:p text:style-name="P161">Default: procfs</text:p>
                </table:table-cell>
              </table:table-row>
              <table:table-row>
                <table:table-cell table:style-name="Table14.A3" office:value-type="string">
                  <text:p text:style-name="P161">paths</text:p>
                </table:table-cell>
                <table:table-cell table:style-name="Table14.A3" office:value-type="string">
                  <text:p text:style-name="P161">&lt;path&gt;<text:line-break/>...</text:p>
                </table:table-cell>
                <table:table-cell table:style-name="Table14.A2" office:value-type="string">
                  <text:p text:style-name="P161">Contains one line per pathname. If the path ends in a / it is a directory and all operations at or below this directory will be excluded from vetting.</text:p>
                  <text:p text:style-name="P161">Default: none</text:p>
                </table:table-cell>
              </table:table-row>
              <table:table-row>
                <table:table-cell table:style-name="Table14.A3" office:value-type="string">
                  <text:p text:style-name="P161">mount-ftypes</text:p>
                </table:table-cell>
                <table:table-cell table:style-name="Table14.A3" office:value-type="string">
                  <text:p text:style-name="P163">&lt;type&gt;<text:line-break/>..</text:p>
                </table:table-cell>
                <table:table-cell table:style-name="Table14.A2" office:value-type="string">
                  <text:p text:style-name="P161">Contains one line per filesystem type name. A mount or umount operation occurring on the type of filesystem which appears in this list will have permission granted without further vetting.</text:p>
                  <text:p text:style-name="P161">Default: procfs</text:p>
                </table:table-cell>
              </table:table-row>
              <table:table-row>
                <table:table-cell table:style-name="Table14.A3" office:value-type="string">
                  <text:p text:style-name="P161">mount-paths</text:p>
                </table:table-cell>
                <table:table-cell table:style-name="Table14.A3" office:value-type="string">
                  <text:p text:style-name="P163">&lt;path&gt;<text:line-break/>...</text:p>
                </table:table-cell>
                <table:table-cell table:style-name="Table14.A2" office:value-type="string">
                  <text:p text:style-name="P161">Contains one line per mount device or mount point. If the path ends in a / it is a directory and all operations at or below this directory will be excluded from vetting.</text:p>
                  <text:p text:style-name="P161">Default: none</text:p>
                </table:table-cell>
              </table:table-row>
              <table:table-row>
                <table:table-cell table:style-name="Table14.A3" office:value-type="string">
                  <text:p text:style-name="P161">specials</text:p>
                </table:table-cell>
                <table:table-cell table:style-name="Table14.A3" office:value-type="string">
                  <text:p text:style-name="P163"><text:span text:style-name="T25">+dir<text:line-break/>±symlink</text:span><text:line-break/><text:span text:style-name="T25">±fifo</text:span><text:line-break/><text:span text:style-name="T25">±socket</text:span><text:line-break/><text:span text:style-name="T25">±</text:span>bdev<text:line-break/><text:span text:style-name="T25">±</text:span>cdev</text:p>
                </table:table-cell>
                <table:table-cell table:style-name="Table14.A2" office:value-type="string">
                  <text:p text:style-name="P161">This item contains 5 lines. Each line consists of a + or – symbol followed by a type of special file. A plus signifies that operations on these sorts of files are excluded from vetting. A minus sign indicates that they are included.</text:p>
                  <text:p text:style-name="P161">Default: +all</text:p>
                </table:table-cell>
              </table:table-row>
            </table:table>
          </table:table-cell>
          <table:covered-table-cell/>
          <table:covered-table-cell/>
        </table:table-row>
        <table:table-row>
          <table:table-cell table:style-name="Table14.A3" office:value-type="string">
            <text:p text:style-name="P161">ProcessExclusionProcessor</text:p>
          </table:table-cell>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Process exclusions are enabled and any threads identified as active will be excluded from vetting whilst they remain active.</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Cache</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The cache will be used to increase performance on the specified filesystems.</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fstypes</text:p>
                </table:table-cell>
                <table:table-cell table:style-name="Table14.A3" office:value-type="string">
                  <text:p text:style-name="P161">&lt;mount&gt;<text:line-break/>...</text:p>
                </table:table-cell>
                <table:table-cell table:style-name="Table14.A2" office:value-type="string">
                  <text:p text:style-name="P161">Contains one line per mount point which is to be included in the cache.</text:p>
                  <text:p text:style-name="P161">Default: none.</text:p>
                </table:table-cell>
              </table:table-row>
              <table:table-row>
                <table:table-cell table:style-name="Table14.A3" office:value-type="string">
                  <text:p text:style-name="P161">stats</text:p>
                </table:table-cell>
                <table:table-cell table:style-name="Table14.A3" office:value-type="string">
                  <text:p text:style-name="P161">&lt;text&gt;</text:p>
                </table:table-cell>
                <table:table-cell table:style-name="Table14.A2" office:value-type="string">
                  <text:p text:style-name="P161">Contains cache statistics such as fill and hit ratio.</text:p>
                </table:table-cell>
              </table:table-row>
              <table:table-row>
                <table:table-cell table:style-name="Table14.A3" office:value-type="string">
                  <text:p text:style-name="P161">params</text:p>
                </table:table-cell>
                <table:table-cell table:style-name="Table14.A3" office:value-type="string">
                  <text:p text:style-name="P161">&lt;entries&gt;,&lt;prime&gt;,&lt;set-size&gt;</text:p>
                </table:table-cell>
                <table:table-cell table:style-name="Table14.A2" office:value-type="string">
                  <text:p text:style-name="P161">Current cache parameters, respectively: number of entries, prime number used by the algorithm, set size.</text:p>
                  <text:p text:style-name="P161">Default: <text:s/>24989,12491,2</text:p>
                </table:table-cell>
              </table:table-row>
            </table:table>
          </table:table-cell>
          <table:covered-table-cell/>
          <table:covered-table-cell/>
        </table:table-row>
        <table:table-row>
          <table:table-cell table:style-name="Table14.A3" office:value-type="string">
            <text:p text:style-name="P161">VettingController</text:p>
          </table:table-cell>
          <table:table-cell table:number-columns-spanned="3">
            <table:table table:is-sub-table="true">
              <table:table-column table:style-name="Table14.B"/>
              <table:table-column table:style-name="Table14.B3.2"/>
              <table:table-column table:style-name="Table14.B3.3"/>
              <table:table-row>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Intercepted operations will will be made available to external applications for vetting.</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3" office:value-type="string">
                  <text:p text:style-name="P161">routing</text:p>
                </table:table-cell>
                <table:table-cell table:style-name="Table14.A3" office:value-type="string">
                  <text:p text:style-name="P161">fstype:&lt;type&gt;:&lt;group&gt;<text:line-break/>... fs:&lt;mount&gt;:&lt;group&gt;<text:line-break/>...</text:p>
                </table:table-cell>
                <table:table-cell table:style-name="Table14.A2" office:value-type="string">
                  <text:p text:style-name="P161">Contains a list of routings. Filesystems which are not routed will be automatically routed to vetting client group 0.</text:p>
                  <text:p text:style-name="P161">The list is one routing per line. Filesystem-type routings will cause <text:span text:style-name="T15">any</text:span> operation on a filesystem of this type to be routed to the specified group. Filesystem routings will cause any operation on this particular filesystem to be routed to a particular group. Both fstype and fs routings may be intermingled. The order of precedence is top-down.</text:p>
                  <text:p text:style-name="P161">Default: none</text:p>
                </table:table-cell>
              </table:table-row>
              <table:table-row>
                <table:table-cell table:style-name="Table14.A3" office:value-type="string">
                  <text:p text:style-name="P161">timeout-ms</text:p>
                </table:table-cell>
                <table:table-cell table:style-name="Table14.A3" office:value-type="string">
                  <text:p text:style-name="P161">&lt;integer&gt;</text:p>
                </table:table-cell>
                <table:table-cell table:style-name="Table14.A2" office:value-type="string">
                  <text:p text:style-name="P161">The number of milliseconds that the VettingController will wait before cancelling the external vetting procedure for files. If the time-out for a given operation is exceeded the operation will be denied.</text:p>
                  <text:p text:style-name="P161">Default: 5000</text:p>
                </table:table-cell>
              </table:table-row>
              <table:table-row>
                <table:table-cell table:style-name="Table14.A3" office:value-type="string">
                  <text:p text:style-name="P161">fs-timeout-ms</text:p>
                </table:table-cell>
                <table:table-cell table:style-name="Table14.A3" office:value-type="string">
                  <text:p text:style-name="P161">&lt;integer&gt;</text:p>
                </table:table-cell>
                <table:table-cell table:style-name="Table14.A2" office:value-type="string">
                  <text:p text:style-name="P161">The number of milliseconds that the VettingController will wait before cancelling the external vetting procedure for filesystems. If the time-out for a given operation is exceeded the operation will be denied.</text:p>
                  <text:p text:style-name="P161">Default: 60000</text:p>
                </table:table-cell>
              </table:table-row>
              <table:table-row>
                <table:table-cell table:style-name="Table14.A3" office:value-type="string">
                  <text:p text:style-name="P161">xsmartsched-fix</text:p>
                </table:table-cell>
                <table:table-cell>
                  <table:table table:is-sub-table="true">
                    <table:table-column table:style-name="Table14.B3.2"/>
                    <table:table-row>
                      <table:table-cell table:style-name="Table14.A3" office:value-type="string">
                        <text:p text:style-name="P161">enabled</text:p>
                      </table:table-cell>
                    </table:table-row>
                    <table:table-row>
                      <table:table-cell table:style-name="Table14.A3" office:value-type="string">
                        <text:p text:style-name="P161">disabled</text:p>
                      </table:table-cell>
                    </table:table-row>
                  </table:table>
                </table:table-cell>
                <table:table-cell table:style-name="Table14.A2" office:value-type="string">
                  <text:p text:style-name="P161">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table-row>
        <table:table-row>
          <table:table-cell table:style-name="Table14.A3" office:value-type="string">
            <text:p text:style-name="P161">OperationExclusionProcessor</text:p>
          </table:table-cell>
          <table:table-cell table:number-columns-spanned="3">
            <table:table table:is-sub-table="true">
              <table:table-column table:style-name="Table14.B"/>
              <table:table-column table:style-name="Table14.B15.2"/>
              <table:table-row>
                <table:table-cell table:style-name="Table14.A3" office:value-type="string">
                  <text:p text:style-name="P161">status</text:p>
                </table:table-cell>
                <table:table-cell>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3">Intercepted operations will be screened to remove write only or destructive open attempts.</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table-row>
              <table:table-row>
                <table:table-cell table:style-name="Table14.A3" office:value-type="string">
                  <text:p text:style-name="P161">fs-onlyblock</text:p>
                </table:table-cell>
                <table:table-cell>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3">Mount or umount operations on non-block devices will not be intercepted.</text:p>
                      </table:table-cell>
                    </table:table-row>
                    <table:table-row>
                      <table:table-cell table:style-name="Table14.A3" office:value-type="string">
                        <text:p text:style-name="P161">disabled</text:p>
                      </table:table-cell>
                      <table:table-cell table:style-name="Table14.A2" office:value-type="string">
                        <text:p text:style-name="P163">Mount or umount operations on non-block devices will be intercepted.</text:p>
                      </table:table-cell>
                    </table:table-row>
                  </table:table>
                </table:table-cell>
              </table:table-row>
            </table:table>
          </table:table-cell>
          <table:covered-table-cell/>
          <table:covered-table-cell/>
        </table:table-row>
        <table:table-row>
          <table:table-cell table:style-name="Table14.A3" office:value-type="string">
            <text:p text:style-name="P161">DenialSyslog</text:p>
          </table:table-cell>
          <table:table-cell table:style-name="Table14.A3" office:value-type="string">
            <text:p text:style-name="P161">status</text:p>
          </table:table-cell>
          <table:table-cell table:number-columns-spanned="2">
            <table:table table:is-sub-table="true">
              <table:table-column table:style-name="Table14.B3.2"/>
              <table:table-column table:style-name="Table14.B3.3"/>
              <table:table-row>
                <table:table-cell table:style-name="Table14.A3" office:value-type="string">
                  <text:p text:style-name="P161">enabled</text:p>
                </table:table-cell>
                <table:table-cell table:style-name="Table14.A2" office:value-type="string">
                  <text:p text:style-name="P161">All operation denials and the reason for the denial will be entered into the system log.</text:p>
                </table:table-cell>
              </table:table-row>
              <table:table-row>
                <table:table-cell table:style-name="Table14.A3" office:value-type="string">
                  <text:p text:style-name="P161">disabled</text:p>
                </table:table-cell>
                <table:table-cell table:style-name="Table14.A2" office:value-type="string">
                  <text:p text:style-name="P163">The filter is not active and no actions are performed.</text:p>
                </table:table-cell>
              </table:table-row>
            </table:table>
          </table:table-cell>
          <table:covered-table-cell/>
        </table:table-row>
        <table:table-row>
          <table:table-cell table:style-name="Table14.A2" table:number-columns-spanned="4" office:value-type="string">
            <text:p text:style-name="P160">Device Drivers</text:p>
          </table:table-cell>
          <table:covered-table-cell/>
          <table:covered-table-cell/>
          <table:covered-table-cell/>
        </table:table-row>
        <table:table-row>
          <table:table-cell table:style-name="Table14.A3" office:value-type="string">
            <text:p text:style-name="P161">VettingClientDeviceDriver</text:p>
          </table:table-cell>
          <table:table-cell table:style-name="Table14.A3" office:value-type="string">
            <text:p text:style-name="P161">device</text:p>
          </table:table-cell>
          <table:table-cell table:style-name="Table14.A3" office:value-type="string">
            <text:p text:style-name="P161">&lt;major&gt;,&lt;minor&gt;</text:p>
          </table:table-cell>
          <table:table-cell table:style-name="Table14.A2" office:value-type="string">
            <text:p text:style-name="P161">The major/minor device numbers that may be used via a character device to communicate with the VettingServer.</text:p>
          </table:table-cell>
        </table:table-row>
        <table:table-row>
          <table:table-cell table:style-name="Table14.A3" office:value-type="string">
            <text:p text:style-name="P161">ProcessExclusionDeviceDriver</text:p>
          </table:table-cell>
          <table:table-cell table:number-columns-spanned="3">
            <table:table table:is-sub-table="true">
              <table:table-column table:style-name="Table14.B"/>
              <table:table-column table:style-name="Table14.C"/>
              <table:table-column table:style-name="Table14.D"/>
              <table:table-row>
                <table:table-cell table:style-name="Table14.A3" office:value-type="string">
                  <text:p text:style-name="P161">device</text:p>
                </table:table-cell>
                <table:table-cell table:style-name="Table14.A3" office:value-type="string">
                  <text:p text:style-name="P161">&lt;major&gt;,&lt;minor&gt;</text:p>
                </table:table-cell>
                <table:table-cell table:style-name="Table14.A2" office:value-type="string">
                  <text:p text:style-name="P161">The major/minor device numbers that may be used via a character device to communicate with the ThreadExclusionProcessor.</text:p>
                </table:table-cell>
              </table:table-row>
              <table:table-row>
                <table:table-cell table:style-name="Table14.A3" office:value-type="string">
                  <text:p text:style-name="P161">deviceName</text:p>
                </table:table-cell>
                <table:table-cell table:style-name="Table14.A3" office:value-type="string">
                  <text:p text:style-name="P161">&lt;string&gt;</text:p>
                </table:table-cell>
                <table:table-cell table:style-name="Table14.A2" office:value-type="string">
                  <text:p text:style-name="P161">This is a placeholder for external data.</text:p>
                </table:table-cell>
              </table:table-row>
            </table:table>
          </table:table-cell>
          <table:covered-table-cell/>
          <table:covered-table-cell/>
        </table:table-row>
      </table:table>
      <text:p text:style-name="P50"/>
      <text:h text:style-name="P75" text:outline-level="3">Writeable parameters</text:h>
      <text:p text:style-name="P46">The following configuration parameters are available. Some of the parameters may only be available if the component they are associated with is not currently enabled – this will be indicated against each configuration item below.</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159">Component</text:p>
            </table:table-cell>
            <table:table-cell table:style-name="Table16.A1" office:value-type="string">
              <text:p text:style-name="P159">Field</text:p>
            </table:table-cell>
            <table:table-cell table:style-name="Table16.A1" table:number-columns-spanned="2" office:value-type="string">
              <text:p text:style-name="P159">Values</text:p>
            </table:table-cell>
            <table:covered-table-cell/>
            <table:table-cell table:style-name="Table16.E1" table:number-columns-spanned="2" office:value-type="string">
              <text:p text:style-name="P159">Description</text:p>
            </table:table-cell>
            <table:covered-table-cell/>
          </table:table-row>
        </table:table-header-rows>
        <table:table-row>
          <table:table-cell table:style-name="Table16.A2" table:number-columns-spanned="6" office:value-type="string">
            <text:p text:style-name="P160">Interceptors</text:p>
          </table:table-cell>
          <table:covered-table-cell/>
          <table:covered-table-cell/>
          <table:covered-table-cell/>
          <table:covered-table-cell/>
          <table:covered-table-cell/>
        </table:table-row>
        <table:table-row>
          <table:table-cell table:style-name="Table16.A3" office:value-type="string">
            <text:p text:style-name="P161">Syscall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61">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table-row>
              <table:table-row>
                <table:table-cell table:style-name="Table16.A3" office:value-type="string">
                  <text:p text:style-name="P161">ops</text:p>
                </table:table-cell>
                <table:table-cell table:style-name="Table16.A3" office:value-type="string">
                  <text:p text:style-name="P162">±open<text:line-break/>±close<text:line-break/>±exec<text:line-break/>±uselib<text:line-break/>±mount<text:line-break/>±umount</text:p>
                </table:table-cell>
                <table:table-cell table:style-name="Table16.A2" office:value-type="string">
                  <text:p text:style-name="P164">[Change when disabled]</text:p>
                  <text:p text:style-name="P163">Manipulates the bit mask of system calls to be hooked. </text:p>
                </table:table-cell>
              </table:table-row>
            </table:table>
          </table:table-cell>
          <table:covered-table-cell/>
          <table:covered-table-cell/>
          <table:covered-table-cell/>
          <table:covered-table-cell/>
        </table:table-row>
        <table:table-row>
          <table:table-cell table:style-name="Table16.A3" office:value-type="string">
            <text:p text:style-name="P161">LSMIntercept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61">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table-row>
              <table:table-row>
                <table:table-cell table:style-name="Table16.A3" office:value-type="string">
                  <text:p text:style-name="P161">ops</text:p>
                </table:table-cell>
                <table:table-cell table:style-name="Table16.A3" office:value-type="string">
                  <text:p text:style-name="P162">±open<text:line-break/>±close<text:line-break/>±exec<text:line-break/>±mount<text:line-break/>±umount</text:p>
                </table:table-cell>
                <table:table-cell table:style-name="Table16.A2" office:value-type="string">
                  <text:p text:style-name="P164">[Change when disabled]</text:p>
                  <text:p text:style-name="P165">Manipulates the bit mask of operations to be intercepted.</text:p>
                </table:table-cell>
              </table:table-row>
            </table:table>
          </table:table-cell>
          <table:covered-table-cell/>
          <table:covered-table-cell/>
          <table:covered-table-cell/>
          <table:covered-table-cell/>
        </table:table-row>
        <table:table-row>
          <table:table-cell table:style-name="Table16.A2" table:number-columns-spanned="6" office:value-type="string">
            <text:p text:style-name="P160">Intercept-processors</text:p>
          </table:table-cell>
          <table:covered-table-cell/>
          <table:covered-table-cell/>
          <table:covered-table-cell/>
          <table:covered-table-cell/>
          <table:covered-table-cell/>
        </table:table-row>
        <table:table-row>
          <table:table-cell table:style-name="Table16.A3" office:value-type="string">
            <text:p text:style-name="P161">StandardInterceptProcessor</text:p>
          </table:table-cell>
          <table:table-cell table:style-name="Table16.A2" table:number-columns-spanned="5" office:value-type="string">
            <text:p text:style-name="P161">There are no writeable parameters.</text:p>
          </table:table-cell>
          <table:covered-table-cell/>
          <table:covered-table-cell/>
          <table:covered-table-cell/>
          <table:covered-table-cell/>
        </table:table-row>
        <table:table-row>
          <table:table-cell table:style-name="Table16.A2" table:number-columns-spanned="6" office:value-type="string">
            <text:p text:style-name="P160">Intercept-filters</text:p>
          </table:table-cell>
          <table:covered-table-cell/>
          <table:covered-table-cell/>
          <table:covered-table-cell/>
          <table:covered-table-cell/>
          <table:covered-table-cell/>
        </table:table-row>
        <table:table-row>
          <table:table-cell table:style-name="Table16.A3" office:value-type="string">
            <text:p text:style-name="P161">SyslogFilter</text:p>
          </table:table-cell>
          <table:table-cell table:style-name="Table16.A3" office:value-type="string">
            <text:p text:style-name="P161">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covered-table-cell/>
          <table:covered-table-cell/>
        </table:table-row>
        <table:table-row>
          <table:table-cell table:style-name="Table16.A3" office:value-type="string">
            <text:p text:style-name="P161">DegradedMode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61">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table-row>
              <table:table-row>
                <table:table-cell table:style-name="Table16.A3" office:value-type="string">
                  <text:p text:style-name="P161">threshold</text:p>
                </table:table-cell>
                <table:table-cell table:style-name="Table16.A3" office:value-type="string">
                  <text:p text:style-name="P161">&lt;integer&gt;</text:p>
                </table:table-cell>
                <table:table-cell table:style-name="Table16.A2" office:value-type="string">
                  <text:p text:style-name="P161">Sets the number of consecutive time-outs at, or above which degraded mode is active.</text:p>
                </table:table-cell>
              </table:table-row>
            </table:table>
          </table:table-cell>
          <table:covered-table-cell/>
          <table:covered-table-cell/>
          <table:covered-table-cell/>
          <table:covered-table-cell/>
        </table:table-row>
        <table:table-row>
          <table:table-cell table:style-name="Table16.A3" office:value-type="string">
            <text:p text:style-name="P161">FilesystemInclusionProcesso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61">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table-row>
              <table:table-row>
                <table:table-cell table:style-name="Table16.A3" office:value-type="string">
                  <text:p text:style-name="P161">Include-path</text:p>
                </table:table-cell>
                <table:table-cell table:style-name="Table16.A3" office:value-type="string">
                  <text:p text:style-name="P161">&lt;path&gt;</text:p>
                </table:table-cell>
                <table:table-cell table:style-name="Table16.A2" office:value-type="string">
                  <text:p text:style-name="P163">Sets the root directory of the directory hierarchy, within which operations will be vetted. If set to '/' then the filter will also be disabled.</text:p>
                </table:table-cell>
              </table:table-row>
            </table:table>
          </table:table-cell>
          <table:covered-table-cell/>
          <table:covered-table-cell/>
          <table:covered-table-cell/>
          <table:covered-table-cell/>
        </table:table-row>
        <table:table-row>
          <table:table-cell table:style-name="Table16.A3" office:value-type="string">
            <text:p text:style-name="P161">FilesystemObject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61">status</text:p>
                </table:table-cell>
                <table:table-cell>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table-row>
              <table:table-row>
                <table:table-cell table:style-name="Table16.A3" office:value-type="string">
                  <text:p text:style-name="P161">fstypes</text:p>
                </table:table-cell>
                <table:table-cell>
                  <table:table table:is-sub-table="true">
                    <table:table-column table:style-name="Table16.B3.2"/>
                    <table:table-column table:style-name="Table16.B3.3"/>
                    <table:table-row>
                      <table:table-cell table:style-name="Table16.A3" office:value-type="string">
                        <text:p text:style-name="P161">+&lt;type&gt;</text:p>
                      </table:table-cell>
                      <table:table-cell table:style-name="Table16.A2" office:value-type="string">
                        <text:p text:style-name="P163">The specified filesystem type will be added to the exclusions list. Any operation performed on this type of filesystem will be excluded from vetting.</text:p>
                      </table:table-cell>
                    </table:table-row>
                    <table:table-row>
                      <table:table-cell table:style-name="Table16.A3" office:value-type="string">
                        <text:p text:style-name="P161">-&lt;type&gt;</text:p>
                      </table:table-cell>
                      <table:table-cell table:style-name="Table16.A2" office:value-type="string">
                        <text:p text:style-name="P163">The specified filesystem type will be removed from the exclusions list. Any operation performed on this type of filesystem will be vetted unless excluded by other means.</text:p>
                      </table:table-cell>
                    </table:table-row>
                  </table:table>
                </table:table-cell>
              </table:table-row>
              <table:table-row>
                <table:table-cell table:style-name="Table16.A3" office:value-type="string">
                  <text:p text:style-name="P161">paths</text:p>
                </table:table-cell>
                <table:table-cell>
                  <table:table table:is-sub-table="true">
                    <table:table-column table:style-name="Table16.B3.2"/>
                    <table:table-column table:style-name="Table16.B3.3"/>
                    <table:table-row>
                      <table:table-cell table:style-name="Table16.A3" office:value-type="string">
                        <text:p text:style-name="P161">+&lt;path&gt;</text:p>
                      </table:table-cell>
                      <table:table-cell table:style-name="Table16.A2" office:value-type="string">
                        <text:p text:style-name="P163">The specified directory hierarchy will be added to the exclusions list. Any operation performed on or below this directory will be excluded from vetting.</text:p>
                      </table:table-cell>
                    </table:table-row>
                    <table:table-row>
                      <table:table-cell table:style-name="Table16.A3" office:value-type="string">
                        <text:p text:style-name="P161">-&lt;path&gt;</text:p>
                      </table:table-cell>
                      <table:table-cell table:style-name="Table16.A2" office:value-type="string">
                        <text:p text:style-name="P163">The specified directory hierarchy will be removed from the exclusions list. Any operation performed on or below this directory will be vetted unless excluded by other means.</text:p>
                      </table:table-cell>
                    </table:table-row>
                  </table:table>
                </table:table-cell>
              </table:table-row>
              <table:table-row>
                <table:table-cell table:style-name="Table16.A3" office:value-type="string">
                  <text:p text:style-name="P161">mount-fstypes</text:p>
                </table:table-cell>
                <table:table-cell>
                  <table:table table:is-sub-table="true">
                    <table:table-column table:style-name="Table16.B3.2"/>
                    <table:table-column table:style-name="Table16.B3.3"/>
                    <table:table-row>
                      <table:table-cell table:style-name="Table16.A3" office:value-type="string">
                        <text:p text:style-name="P161">+&lt;type&gt;</text:p>
                      </table:table-cell>
                      <table:table-cell table:style-name="Table16.A2" office:value-type="string">
                        <text:p text:style-name="P163">The specified filesystem type will be added to the exclusions list. Mount or umount operations performed on this type of filesystem will be excluded from vetting.</text:p>
                      </table:table-cell>
                    </table:table-row>
                    <table:table-row>
                      <table:table-cell table:style-name="Table16.A3" office:value-type="string">
                        <text:p text:style-name="P161">-&lt;type&gt;</text:p>
                      </table:table-cell>
                      <table:table-cell table:style-name="Table16.A2" office:value-type="string">
                        <text:p text:style-name="P163">The specified filesystem type will be removed from the exclusions list. Mount or umount operations performed on this type of filesystem will be vetted unless excluded by other means.</text:p>
                      </table:table-cell>
                    </table:table-row>
                  </table:table>
                </table:table-cell>
              </table:table-row>
              <table:table-row>
                <table:table-cell table:style-name="Table16.A3" office:value-type="string">
                  <text:p text:style-name="P161">mount-paths</text:p>
                </table:table-cell>
                <table:table-cell>
                  <table:table table:is-sub-table="true">
                    <table:table-column table:style-name="Table16.B3.2"/>
                    <table:table-column table:style-name="Table16.B3.3"/>
                    <table:table-row>
                      <table:table-cell table:style-name="Table16.A3" office:value-type="string">
                        <text:p text:style-name="P161">+&lt;path&gt;</text:p>
                      </table:table-cell>
                      <table:table-cell table:style-name="Table16.A2" office:value-type="string">
                        <text:p text:style-name="P163">The specified directory hierarchy will be added to the exclusions list. Mount or umount operations performed on or below this directory will be excluded from vetting.</text:p>
                      </table:table-cell>
                    </table:table-row>
                    <table:table-row>
                      <table:table-cell table:style-name="Table16.A3" office:value-type="string">
                        <text:p text:style-name="P161">-&lt;path&gt;</text:p>
                      </table:table-cell>
                      <table:table-cell table:style-name="Table16.A2" office:value-type="string">
                        <text:p text:style-name="P163">The specified directory hierarchy will be removed from the exclusions list. Mount or umount operations performed on or below this directory will be vetted unless excluded by other means.</text:p>
                      </table:table-cell>
                    </table:table-row>
                  </table:table>
                </table:table-cell>
              </table:table-row>
              <table:table-row>
                <table:table-cell table:style-name="Table16.A3" office:value-type="string">
                  <text:p text:style-name="P161">specials</text:p>
                </table:table-cell>
                <table:table-cell>
                  <table:table table:is-sub-table="true">
                    <table:table-column table:style-name="Table16.B3.2"/>
                    <table:table-column table:style-name="Table16.B3.3"/>
                    <table:table-row>
                      <table:table-cell table:style-name="Table16.A3" office:value-type="string">
                        <text:p text:style-name="P166">+all</text:p>
                      </table:table-cell>
                      <table:table-cell table:style-name="Table16.A2" office:value-type="string">
                        <text:p text:style-name="P161">All special files will be excluded from vetting.</text:p>
                      </table:table-cell>
                    </table:table-row>
                    <table:table-row>
                      <table:table-cell table:style-name="Table16.A3" office:value-type="string">
                        <text:p text:style-name="P161">-all</text:p>
                      </table:table-cell>
                      <table:table-cell table:style-name="Table16.A2" office:value-type="string">
                        <text:p text:style-name="P161">All special files will be vetted unless excluded by other means.</text:p>
                      </table:table-cell>
                    </table:table-row>
                    <table:table-row>
                      <table:table-cell table:style-name="Table16.A3" office:value-type="string">
                        <text:p text:style-name="P161">+dir</text:p>
                      </table:table-cell>
                      <table:table-cell table:style-name="Table16.A2" office:value-type="string">
                        <text:p text:style-name="P161">All directory files (the directory itself) will be excluded from vetting.</text:p>
                      </table:table-cell>
                    </table:table-row>
                    <table:table-row>
                      <table:table-cell table:style-name="Table16.A3" office:value-type="string">
                        <text:p text:style-name="P161">-dir</text:p>
                      </table:table-cell>
                      <table:table-cell table:style-name="Table16.A2" office:value-type="string">
                        <text:p text:style-name="P161">All directory files (the directory itself) will be vetted unless excluded by other means.</text:p>
                      </table:table-cell>
                    </table:table-row>
                    <table:table-row>
                      <table:table-cell table:style-name="Table16.A3" office:value-type="string">
                        <text:p text:style-name="P161">+symlink</text:p>
                      </table:table-cell>
                      <table:table-cell table:style-name="Table16.A2" office:value-type="string">
                        <text:p text:style-name="P161">All symbolic links will be excluded from vetting.</text:p>
                      </table:table-cell>
                    </table:table-row>
                    <table:table-row>
                      <table:table-cell table:style-name="Table16.A3" office:value-type="string">
                        <text:p text:style-name="P161">-symlink</text:p>
                      </table:table-cell>
                      <table:table-cell table:style-name="Table16.A2" office:value-type="string">
                        <text:p text:style-name="P161">All symbolic links will be vetted unless excluded by other means.</text:p>
                      </table:table-cell>
                    </table:table-row>
                    <table:table-row>
                      <table:table-cell table:style-name="Table16.A3" office:value-type="string">
                        <text:p text:style-name="P161">+fifo</text:p>
                      </table:table-cell>
                      <table:table-cell table:style-name="Table16.A2" office:value-type="string">
                        <text:p text:style-name="P161">All named pipes will be excluded from vetting.</text:p>
                      </table:table-cell>
                    </table:table-row>
                    <table:table-row>
                      <table:table-cell table:style-name="Table16.A3" office:value-type="string">
                        <text:p text:style-name="P161">-fifo</text:p>
                      </table:table-cell>
                      <table:table-cell table:style-name="Table16.A2" office:value-type="string">
                        <text:p text:style-name="P161">All named pipes will be vetted unless excluded by other means.</text:p>
                      </table:table-cell>
                    </table:table-row>
                    <table:table-row>
                      <table:table-cell table:style-name="Table16.A3" office:value-type="string">
                        <text:p text:style-name="P161">+socket</text:p>
                      </table:table-cell>
                      <table:table-cell table:style-name="Table16.A2" office:value-type="string">
                        <text:p text:style-name="P161">All bound sockets will be excluded from vetting.</text:p>
                      </table:table-cell>
                    </table:table-row>
                    <table:table-row>
                      <table:table-cell table:style-name="Table16.A3" office:value-type="string">
                        <text:p text:style-name="P161">-socket</text:p>
                      </table:table-cell>
                      <table:table-cell table:style-name="Table16.A2" office:value-type="string">
                        <text:p text:style-name="P161">All bound sockets will be vetted unless excluded by other means.</text:p>
                      </table:table-cell>
                    </table:table-row>
                    <table:table-row>
                      <table:table-cell table:style-name="Table16.A3" office:value-type="string">
                        <text:p text:style-name="P161">+bdev</text:p>
                      </table:table-cell>
                      <table:table-cell table:style-name="Table16.A2" office:value-type="string">
                        <text:p text:style-name="P161">All block devices will be excluded from vetting.</text:p>
                      </table:table-cell>
                    </table:table-row>
                    <table:table-row>
                      <table:table-cell table:style-name="Table16.A3" office:value-type="string">
                        <text:p text:style-name="P161">-bdev</text:p>
                      </table:table-cell>
                      <table:table-cell table:style-name="Table16.A2" office:value-type="string">
                        <text:p text:style-name="P161">All block devices will be vetted unless excluded by other means.</text:p>
                      </table:table-cell>
                    </table:table-row>
                    <table:table-row>
                      <table:table-cell table:style-name="Table16.A3" office:value-type="string">
                        <text:p text:style-name="P161">+cdev</text:p>
                      </table:table-cell>
                      <table:table-cell table:style-name="Table16.A2" office:value-type="string">
                        <text:p text:style-name="P161">All character devices will be excluded from vetting.</text:p>
                      </table:table-cell>
                    </table:table-row>
                    <table:table-row>
                      <table:table-cell table:style-name="Table16.A3" office:value-type="string">
                        <text:p text:style-name="P161">-cdev</text:p>
                      </table:table-cell>
                      <table:table-cell table:style-name="Table16.A2" office:value-type="string">
                        <text:p text:style-name="P161">All character devices will be vetted unless excluded by other means.</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61">ProcessExclusionProcessor</text:p>
          </table:table-cell>
          <table:table-cell table:style-name="Table16.A3" office:value-type="string">
            <text:p text:style-name="P161">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covered-table-cell/>
          <table:covered-table-cell/>
        </table:table-row>
        <table:table-row>
          <table:table-cell table:style-name="Table16.A3" office:value-type="string">
            <text:p text:style-name="P161">Cache</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61">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table-row>
              <table:table-row>
                <table:table-cell table:style-name="Table16.A3" office:value-type="string">
                  <text:p text:style-name="P161">enabled-fs</text:p>
                </table:table-cell>
                <table:table-cell table:number-columns-spanned="2">
                  <table:table table:is-sub-table="true">
                    <table:table-column table:style-name="Table16.B3.2"/>
                    <table:table-column table:style-name="Table16.B3.3"/>
                    <table:table-row>
                      <table:table-cell table:style-name="Table16.A3" office:value-type="string">
                        <text:p text:style-name="P161">+&lt;mount&gt;</text:p>
                      </table:table-cell>
                      <table:table-cell table:style-name="Table16.A2" office:value-type="string">
                        <text:p text:style-name="P163">Adds the specified mount point to the list of filesystems for which caching of the external vetting result is enabled.</text:p>
                      </table:table-cell>
                    </table:table-row>
                    <table:table-row>
                      <table:table-cell table:style-name="Table16.A3" office:value-type="string">
                        <text:p text:style-name="P161">-&lt;mount&gt;</text:p>
                      </table:table-cell>
                      <table:table-cell table:style-name="Table16.A2" office:value-type="string">
                        <text:p text:style-name="P163">Removes the specified mount point from the list of filesystems for which the external vetting result will be cached.</text:p>
                      </table:table-cell>
                    </table:table-row>
                  </table:table>
                </table:table-cell>
                <table:covered-table-cell/>
              </table:table-row>
              <table:table-row>
                <table:table-cell table:style-name="Table16.A3" office:value-type="string">
                  <text:p text:style-name="P161">params</text:p>
                </table:table-cell>
                <table:table-cell table:style-name="Table16.A3" office:value-type="string">
                  <text:p text:style-name="P161">&lt;entries&gt;[,&lt;prime&gt;[,&lt;set-size&gt;]]</text:p>
                </table:table-cell>
                <table:table-cell table:style-name="Table16.A2" office:value-type="string">
                  <text:p text:style-name="P164">[Change when disabled]</text:p>
                  <text:p text:style-name="P165">Configures the cache parameters. Additional values are optional. Both incorrect or not given ones are automatically adjusted or calculated.</text:p>
                </table:table-cell>
              </table:table-row>
            </table:table>
          </table:table-cell>
          <table:covered-table-cell/>
          <table:covered-table-cell/>
          <table:covered-table-cell/>
          <table:covered-table-cell/>
        </table:table-row>
        <table:table-row>
          <table:table-cell table:style-name="Table16.A3" office:value-type="string">
            <text:p text:style-name="P161">VettingController</text:p>
          </table:table-cell>
          <table:table-cell table:number-columns-spanned="5">
            <table:table table:is-sub-table="true">
              <table:table-column table:style-name="Table16.B"/>
              <table:table-column table:style-name="Table16.B3.2"/>
              <table:table-column table:style-name="Table16.B3.3"/>
              <table:table-row>
                <table:table-cell table:style-name="Table16.A3" office:value-type="string">
                  <text:p text:style-name="P161">status</text:p>
                </table:table-cell>
                <table:table-cell table:number-columns-spanned="2">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table-row>
              <table:table-row>
                <table:table-cell table:style-name="Table16.A3" office:value-type="string">
                  <text:p text:style-name="P161">routing</text:p>
                </table:table-cell>
                <table:table-cell table:number-columns-spanned="2">
                  <table:table table:is-sub-table="true">
                    <table:table-column table:style-name="Table16.B3.2"/>
                    <table:table-column table:style-name="Table16.B3.3"/>
                    <table:table-row>
                      <table:table-cell table:style-name="Table16.A3" office:value-type="string">
                        <text:p text:style-name="P161">+fstype:&lt;type&gt;:&lt;group&gt;</text:p>
                      </table:table-cell>
                      <table:table-cell table:style-name="Table16.A2" office:value-type="string">
                        <text:p text:style-name="P163">Operations on filesystems of the specified &lt;type&gt; will be routed to the vetting client group &lt;group&gt;.</text:p>
                      </table:table-cell>
                    </table:table-row>
                    <table:table-row>
                      <table:table-cell table:style-name="Table16.A3" office:value-type="string">
                        <text:p text:style-name="P161">-fstype:&lt;type&gt;</text:p>
                      </table:table-cell>
                      <table:table-cell table:style-name="Table16.A2" office:value-type="string">
                        <text:p text:style-name="P163">The filesystem of the specified &lt;type&gt; will be removed from the routing table.</text:p>
                      </table:table-cell>
                    </table:table-row>
                    <table:table-row>
                      <table:table-cell table:style-name="Table16.A3" office:value-type="string">
                        <text:p text:style-name="P161">+fs:&lt;mount&gt;:&lt;group&gt;</text:p>
                      </table:table-cell>
                      <table:table-cell table:style-name="Table16.A2" office:value-type="string">
                        <text:p text:style-name="P163">Operations on filesystem specified by &lt;mount&gt; will be routed to the vetting client group &lt;group&gt;.</text:p>
                      </table:table-cell>
                    </table:table-row>
                    <table:table-row>
                      <table:table-cell table:style-name="Table16.A3" office:value-type="string">
                        <text:p text:style-name="P161">-fs:&lt;mount&gt;</text:p>
                      </table:table-cell>
                      <table:table-cell table:style-name="Table16.A2" office:value-type="string">
                        <text:p text:style-name="P163">The filesystem specified by &lt;mount&gt; will be removed from the routing table.</text:p>
                      </table:table-cell>
                    </table:table-row>
                  </table:table>
                </table:table-cell>
                <table:covered-table-cell/>
              </table:table-row>
              <table:table-row>
                <table:table-cell table:style-name="Table16.A3" office:value-type="string">
                  <text:p text:style-name="P161">timeout-ms</text:p>
                </table:table-cell>
                <table:table-cell table:style-name="Table16.A3" office:value-type="string">
                  <text:p text:style-name="P161">&lt;integer&gt;</text:p>
                </table:table-cell>
                <table:table-cell table:style-name="Table16.A2" office:value-type="string">
                  <text:p text:style-name="P161">Sets the maximum permissible time that an external vetting procedure for files is allowed.</text:p>
                </table:table-cell>
              </table:table-row>
              <table:table-row>
                <table:table-cell table:style-name="Table16.A3" office:value-type="string">
                  <text:p text:style-name="P161">fs-timeout-ms</text:p>
                </table:table-cell>
                <table:table-cell table:style-name="Table16.A3" office:value-type="string">
                  <text:p text:style-name="P161">&lt;integer&gt;</text:p>
                </table:table-cell>
                <table:table-cell table:style-name="Table16.A2" office:value-type="string">
                  <text:p text:style-name="P161">Sets the maximum permissible time that an external vetting procedure for filesystems is allowed.</text:p>
                </table:table-cell>
              </table:table-row>
              <table:table-row>
                <table:table-cell table:style-name="Table16.A3" office:value-type="string">
                  <text:p text:style-name="P161">xsmartsched-fix</text:p>
                </table:table-cell>
                <table:table-cell>
                  <table:table table:is-sub-table="true">
                    <table:table-column table:style-name="Table16.B3.2"/>
                    <table:table-row>
                      <table:table-cell table:style-name="Table16.A3" office:value-type="string">
                        <text:p text:style-name="P161">enable</text:p>
                      </table:table-cell>
                    </table:table-row>
                    <table:table-row>
                      <table:table-cell table:style-name="Table16.A3" office:value-type="string">
                        <text:p text:style-name="P161">disable</text:p>
                      </table:table-cell>
                    </table:table-row>
                  </table:table>
                </table:table-cell>
                <table:table-cell table:style-name="Table16.A2" office:value-type="string">
                  <text:p text:style-name="P161">Recent version of X server setup a timer (setitimer) for 20ms period which causes open()s to fail with -EINTR while scanning. Workaround disables the timer while userspace vetting is in progress.</text:p>
                </table:table-cell>
              </table:table-row>
            </table:table>
          </table:table-cell>
          <table:covered-table-cell/>
          <table:covered-table-cell/>
          <table:covered-table-cell/>
          <table:covered-table-cell/>
        </table:table-row>
        <table:table-row>
          <table:table-cell table:style-name="Table16.A3" office:value-type="string">
            <text:p text:style-name="P161">OperationExclusionProcessor</text:p>
          </table:table-cell>
          <table:table-cell table:number-columns-spanned="5">
            <table:table table:is-sub-table="true">
              <table:table-column table:style-name="Table16.B"/>
              <table:table-column table:style-name="Table16.B11.2"/>
              <table:table-row>
                <table:table-cell table:style-name="Table16.A3" office:value-type="string">
                  <text:p text:style-name="P161">status</text:p>
                </table:table-cell>
                <table:table-cell>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table-row>
              <table:table-row>
                <table:table-cell table:style-name="Table16.A3" office:value-type="string">
                  <text:p text:style-name="P161">fs-onlyblock</text:p>
                </table:table-cell>
                <table:table-cell>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Only mount operations on block devices will be intercepted.</text:p>
                      </table:table-cell>
                    </table:table-row>
                    <table:table-row>
                      <table:table-cell table:style-name="Table16.A3" office:value-type="string">
                        <text:p text:style-name="P161">disable</text:p>
                      </table:table-cell>
                      <table:table-cell table:style-name="Table16.A2" office:value-type="string">
                        <text:p text:style-name="P163">All mount operations will be intercepted.</text:p>
                      </table:table-cell>
                    </table:table-row>
                  </table:table>
                </table:table-cell>
              </table:table-row>
            </table:table>
          </table:table-cell>
          <table:covered-table-cell/>
          <table:covered-table-cell/>
          <table:covered-table-cell/>
          <table:covered-table-cell/>
        </table:table-row>
        <table:table-row>
          <table:table-cell table:style-name="Table16.A3" office:value-type="string">
            <text:p text:style-name="P161">DenialSyslog</text:p>
          </table:table-cell>
          <table:table-cell table:style-name="Table16.A3" office:value-type="string">
            <text:p text:style-name="P161">status</text:p>
          </table:table-cell>
          <table:table-cell table:number-columns-spanned="4">
            <table:table table:is-sub-table="true">
              <table:table-column table:style-name="Table16.B3.2"/>
              <table:table-column table:style-name="Table16.B3.3"/>
              <table:table-row>
                <table:table-cell table:style-name="Table16.A3" office:value-type="string">
                  <text:p text:style-name="P161">enable</text:p>
                </table:table-cell>
                <table:table-cell table:style-name="Table16.A2" office:value-type="string">
                  <text:p text:style-name="P163">The filter will be enabled.</text:p>
                </table:table-cell>
              </table:table-row>
              <table:table-row>
                <table:table-cell table:style-name="Table16.A3" office:value-type="string">
                  <text:p text:style-name="P161">disable</text:p>
                </table:table-cell>
                <table:table-cell table:style-name="Table16.A2" office:value-type="string">
                  <text:p text:style-name="P163">The filter will be disabled.</text:p>
                </table:table-cell>
              </table:table-row>
            </table:table>
          </table:table-cell>
          <table:covered-table-cell/>
          <table:covered-table-cell/>
          <table:covered-table-cell/>
        </table:table-row>
        <table:table-row>
          <table:table-cell table:style-name="Table16.A2" table:number-columns-spanned="6" office:value-type="string">
            <text:p text:style-name="P160">Device Drivers</text:p>
          </table:table-cell>
          <table:covered-table-cell/>
          <table:covered-table-cell/>
          <table:covered-table-cell/>
          <table:covered-table-cell/>
          <table:covered-table-cell/>
        </table:table-row>
        <table:table-row>
          <table:table-cell table:style-name="Table16.A3" office:value-type="string">
            <text:p text:style-name="P161">VettingClientDeviceDriver</text:p>
          </table:table-cell>
          <table:table-cell table:style-name="Table16.A2" table:number-columns-spanned="5" office:value-type="string">
            <text:p text:style-name="P161">There are no writeable parameters.</text:p>
          </table:table-cell>
          <table:covered-table-cell/>
          <table:covered-table-cell/>
          <table:covered-table-cell/>
          <table:covered-table-cell/>
        </table:table-row>
        <table:table-row>
          <table:table-cell table:style-name="Table16.A3" office:value-type="string">
            <text:p text:style-name="P161">ProcessExclusionDeviceDriver</text:p>
          </table:table-cell>
          <table:table-cell table:style-name="Table16.A1" table:number-columns-spanned="2" office:value-type="string">
            <text:p text:style-name="P161">deviceName</text:p>
          </table:table-cell>
          <table:covered-table-cell/>
          <table:table-cell table:style-name="Table16.A3" table:number-columns-spanned="2" office:value-type="string">
            <text:p text:style-name="P161">&lt;string&gt;</text:p>
          </table:table-cell>
          <table:covered-table-cell/>
          <table:table-cell table:style-name="Table16.A2" office:value-type="string">
            <text:p text:style-name="P161">Arbitrary data can be written here.</text:p>
          </table:table-cell>
        </table:table-row>
      </table:table>
      <text:p text:style-name="Text_20_body"/>
      <text:h text:style-name="P167" text:outline-level="2">TALPA Vetting Client Protocol</text:h>
      <text:h text:style-name="P168" text:outline-level="3">General</text:h>
      <text:p text:style-name="P48"><text:span text:style-name="T7">The </text:span><text:span text:style-name="T22">VettingServer</text:span><text:span text:style-name="T12"> </text:span>provides a <text:s/>protocol that is designed to support a wide range of kernel-userspace communication technologies.</text:p>
      <text:p text:style-name="P50">In common with many communication protocols it is based on a message being sent between a client and a server in either direction. The precise communication implementation technology will result in different representations of those messages (could be a simple function call or an actual packet over a bus-based mechanism such as the network loop-back). The data sent back and forth is represented by a packet, and a number of packets have been defined.</text:p>
      <text:h text:style-name="Heading_20_3" text:outline-level="3">Protocol Basics</text:h>
      <text:p text:style-name="P93">The client connects to the server using a particular communication implementation; currently a device driver interface is supplied (<text:span text:style-name="T12">DeviceDriverVettingClient</text:span>). Once connected, the client registers and if necessary configures the connection – such as setting of the timeout. The client then continues to obtain vetting details and respond. When the client wishes to terminate the service it de-registers and closes the connection.</text:p>
      <text:h text:style-name="Heading_20_3" text:outline-level="3">Packet Basics</text:h>
      <text:p text:style-name="P93">All packets are binary in format and contain a header and an optional payload. For ease of programming the packet may be accessed using C data structures. The structures are packed to avoid word-alignment issues resulting in gaps in the structure. This means that the 'block of memory' can be transmitted over simple serial communication mechanisms with relative ease, whilst still retaining a reasonable performance for programmatic access (the main cost being the in the fact that the structures may not be word-aligned – but the structures are designed to minimise such alignment issues).</text:p>
      <text:p text:style-name="P93">It must be noted that data is represented using native byte-ordering, to enforce a particular byte-ordering scheme would resulting in an unnecessary performance overhead.</text:p>
      <text:p text:style-name="P50">Each packet contains two data structures: a header and a payload. The header is a fixed structure with varying contents, the payload has both varying structure and contents depending upon the type of the packet.</text:p>
      <text:h text:style-name="Heading_20_4" text:outline-level="4">Header Structure</text:h>
      <text:p text:style-name="P50">All packets will be start with a header containing the following structure.</text:p>
      <table:table table:name="Table26" table:style-name="Table26">
        <table:table-column table:style-name="Table26.A" table:number-columns-repeated="2"/>
        <table:table-column table:style-name="Table26.C"/>
        <table:table-header-rows>
          <table:table-row>
            <table:table-cell table:style-name="Table26.A1" office:value-type="string">
              <text:p text:style-name="P169">Type</text:p>
              <text:p text:style-name="P170">uint32</text:p>
            </table:table-cell>
            <table:table-cell table:style-name="Table26.A1" office:value-type="string">
              <text:p text:style-name="P169">Version</text:p>
              <text:p text:style-name="P171">uint32</text:p>
            </table:table-cell>
            <table:table-cell table:style-name="Table26.C1" office:value-type="string">
              <text:p text:style-name="P169">Payload-length</text:p>
              <text:p text:style-name="P171">uint32</text:p>
            </table:table-cell>
          </table:table-row>
        </table:table-header-rows>
      </table:table>
      <text:p text:style-name="P46">The 'Type' <text:s/>identifies both the packet meaning payload structure, and will be one of the following values.</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2">Type Value</text:p>
            </table:table-cell>
            <table:table-cell table:style-name="Table15.B1" office:value-type="string">
              <text:p text:style-name="Table_20_Heading">Packet Type</text:p>
            </table:table-cell>
            <table:table-cell table:style-name="Table15.C1" office:value-type="string">
              <text:p text:style-name="Table_20_Heading">Programmatic Mnemonic</text:p>
            </table:table-cell>
          </table:table-row>
        </table:table-header-rows>
        <table:table-row table:style-name="Table15.1">
          <table:table-cell table:style-name="Table15.A2" office:value-type="string">
            <text:p text:style-name="P173">0x00000000</text:p>
          </table:table-cell>
          <table:table-cell table:style-name="Table15.A2" office:value-type="string">
            <text:p text:style-name="Table_20_Contents">OK</text:p>
          </table:table-cell>
          <table:table-cell table:style-name="Table15.C2" office:value-type="string">
            <text:p text:style-name="Table_20_Contents">TALPA_PKT_OK</text:p>
          </table:table-cell>
        </table:table-row>
        <table:table-row table:style-name="Table15.1">
          <table:table-cell table:style-name="Table15.A2" office:value-type="string">
            <text:p text:style-name="P173">0x00000001</text:p>
          </table:table-cell>
          <table:table-cell table:style-name="Table15.B3" office:value-type="string">
            <text:p text:style-name="Table_20_Contents">FAIL</text:p>
          </table:table-cell>
          <table:table-cell table:style-name="Table15.C3" office:value-type="string">
            <text:p text:style-name="Table_20_Contents">TALPA_PKT_FAIL</text:p>
          </table:table-cell>
        </table:table-row>
        <table:table-row table:style-name="Table15.1">
          <table:table-cell table:style-name="Table15.A2" office:value-type="string">
            <text:p text:style-name="P173">0x00000010</text:p>
          </table:table-cell>
          <table:table-cell table:style-name="Table15.A2" office:value-type="string">
            <text:p text:style-name="Table_20_Contents">Register</text:p>
          </table:table-cell>
          <table:table-cell table:style-name="Table15.C2" office:value-type="string">
            <text:p text:style-name="Table_20_Contents">TALPA_PKT_REG</text:p>
          </table:table-cell>
        </table:table-row>
        <table:table-row table:style-name="Table15.1">
          <table:table-cell table:style-name="Table15.A2" office:value-type="string">
            <text:p text:style-name="P173">0x00000020</text:p>
          </table:table-cell>
          <table:table-cell table:style-name="Table15.A2" office:value-type="string">
            <text:p text:style-name="Table_20_Contents">Deregister</text:p>
          </table:table-cell>
          <table:table-cell table:style-name="Table15.C2" office:value-type="string">
            <text:p text:style-name="Table_20_Contents">TALPA_PKT_DEREG</text:p>
          </table:table-cell>
        </table:table-row>
        <table:table-row table:style-name="Table15.1">
          <table:table-cell table:style-name="Table15.A2" office:value-type="string">
            <text:p text:style-name="P173">0x00000040</text:p>
          </table:table-cell>
          <table:table-cell table:style-name="Table15.A2" office:value-type="string">
            <text:p text:style-name="Table_20_Contents">Set-Vetting-Timeout</text:p>
          </table:table-cell>
          <table:table-cell table:style-name="Table15.C2" office:value-type="string">
            <text:p text:style-name="Table_20_Contents">TALPA_PKT_SETVETTIMEOUT</text:p>
          </table:table-cell>
        </table:table-row>
        <table:table-row table:style-name="Table15.1">
          <table:table-cell table:style-name="Table15.A2" office:value-type="string">
            <text:p text:style-name="P173">0x00000100</text:p>
          </table:table-cell>
          <table:table-cell table:style-name="Table15.A2" office:value-type="string">
            <text:p text:style-name="Table_20_Contents">Obtain-Vetting-Details</text:p>
          </table:table-cell>
          <table:table-cell table:style-name="Table15.C2" office:value-type="string">
            <text:p text:style-name="Table_20_Contents">TALPA_PKT_OBTAINVETDET</text:p>
          </table:table-cell>
        </table:table-row>
        <table:table-row table:style-name="Table15.1">
          <table:table-cell table:style-name="Table15.A2" office:value-type="string">
            <text:p text:style-name="P173">0x00001000</text:p>
          </table:table-cell>
          <table:table-cell table:style-name="Table15.A2" office:value-type="string">
            <text:p text:style-name="Table_20_Contents">File-Details</text:p>
          </table:table-cell>
          <table:table-cell table:style-name="Table15.C2" office:value-type="string">
            <text:p text:style-name="Table_20_Contents">TALPA_PKT_FILEDETAIL</text:p>
          </table:table-cell>
        </table:table-row>
        <table:table-row table:style-name="Table15.1">
          <table:table-cell table:style-name="Table15.A2" office:value-type="string">
            <text:p text:style-name="P173">0x00002000</text:p>
          </table:table-cell>
          <table:table-cell table:style-name="Table15.A2" office:value-type="string">
            <text:p text:style-name="Table_20_Contents">Filesystem-Details</text:p>
          </table:table-cell>
          <table:table-cell table:style-name="Table15.C2" office:value-type="string">
            <text:p text:style-name="Table_20_Contents">TALPA_PKT_FILESYSTEMDETAIL</text:p>
          </table:table-cell>
        </table:table-row>
        <table:table-row table:style-name="Table15.1">
          <table:table-cell table:style-name="Table15.A2" office:value-type="string">
            <text:p text:style-name="P173">0x00004000</text:p>
          </table:table-cell>
          <table:table-cell table:style-name="Table15.A2" office:value-type="string">
            <text:p text:style-name="Table_20_Contents">Ext-Only-Details</text:p>
          </table:table-cell>
          <table:table-cell table:style-name="Table15.C2" office:value-type="string">
            <text:p text:style-name="Table_20_Contents">TALPA_PKT_EXTVETDETAILONLY</text:p>
          </table:table-cell>
        </table:table-row>
        <table:table-row table:style-name="Table15.1">
          <table:table-cell table:style-name="Table15.A2" office:value-type="string">
            <text:p text:style-name="P173">0x00005000</text:p>
          </table:table-cell>
          <table:table-cell table:style-name="Table15.A2" office:value-type="string">
            <text:p text:style-name="Table_20_Contents">Ext-File-Details</text:p>
          </table:table-cell>
          <table:table-cell table:style-name="Table15.C2" office:value-type="string">
            <text:p text:style-name="Table_20_Contents">TALPA_PKT_EXTFILEDETAIL</text:p>
          </table:table-cell>
        </table:table-row>
        <table:table-row table:style-name="Table15.1">
          <table:table-cell table:style-name="Table15.A2" office:value-type="string">
            <text:p text:style-name="P173">0x00006000</text:p>
          </table:table-cell>
          <table:table-cell table:style-name="Table15.A2" office:value-type="string">
            <text:p text:style-name="Table_20_Contents">Ext-Filesystem-Details</text:p>
          </table:table-cell>
          <table:table-cell table:style-name="Table15.C2" office:value-type="string">
            <text:p text:style-name="Table_20_Contents">TALPA_PKT_EXTFILESYSTEMDETAIL</text:p>
          </table:table-cell>
        </table:table-row>
        <table:table-row table:style-name="Table15.1">
          <table:table-cell table:style-name="Table15.A2" office:value-type="string">
            <text:p text:style-name="P173">0x00010000</text:p>
          </table:table-cell>
          <table:table-cell table:style-name="Table15.A2" office:value-type="string">
            <text:p text:style-name="Table_20_Contents">Vetting-Response</text:p>
          </table:table-cell>
          <table:table-cell table:style-name="Table15.C2" office:value-type="string">
            <text:p text:style-name="Table_20_Contents">TALPA_PKT_VETRESPONSE</text:p>
          </table:table-cell>
        </table:table-row>
        <table:table-row table:style-name="Table15.1">
          <table:table-cell table:style-name="Table15.A2" office:value-type="string">
            <text:p text:style-name="P173">0x00100000</text:p>
          </table:table-cell>
          <table:table-cell table:style-name="Table15.A2" office:value-type="string">
            <text:p text:style-name="Table_20_Contents">Stream-Data</text:p>
          </table:table-cell>
          <table:table-cell table:style-name="Table15.C2" office:value-type="string">
            <text:p text:style-name="Table_20_Contents">TALPA_PKT_STREAMDATA</text:p>
          </table:table-cell>
        </table:table-row>
        <table:table-row table:style-name="Table15.1">
          <table:table-cell table:style-name="Table15.A2" office:value-type="string">
            <text:p text:style-name="P173">0x00100001</text:p>
          </table:table-cell>
          <table:table-cell table:style-name="Table15.A2" office:value-type="string">
            <text:p text:style-name="Table_20_Contents">Stream-Length</text:p>
          </table:table-cell>
          <table:table-cell table:style-name="Table15.C2" office:value-type="string">
            <text:p text:style-name="Table_20_Contents">TALPA_PKT_STREAMLENGTH</text:p>
          </table:table-cell>
        </table:table-row>
        <table:table-row table:style-name="Table15.1">
          <table:table-cell table:style-name="Table15.A2" office:value-type="string">
            <text:p text:style-name="P173">0x00100002</text:p>
          </table:table-cell>
          <table:table-cell table:style-name="Table15.A2" office:value-type="string">
            <text:p text:style-name="Table_20_Contents">Stream-Seek</text:p>
          </table:table-cell>
          <table:table-cell table:style-name="Table15.C2" office:value-type="string">
            <text:p text:style-name="Table_20_Contents">TALPA_PKT_STREAMSEEK</text:p>
          </table:table-cell>
        </table:table-row>
        <table:table-row table:style-name="Table15.1">
          <table:table-cell table:style-name="Table15.A2" office:value-type="string">
            <text:p text:style-name="P173">0x00100004</text:p>
          </table:table-cell>
          <table:table-cell table:style-name="Table15.A2" office:value-type="string">
            <text:p text:style-name="Table_20_Contents">Stream-Read</text:p>
          </table:table-cell>
          <table:table-cell table:style-name="Table15.C2" office:value-type="string">
            <text:p text:style-name="Table_20_Contents">TALPA_PKT_STREAMREAD</text:p>
          </table:table-cell>
        </table:table-row>
        <table:table-row table:style-name="Table15.1">
          <table:table-cell table:style-name="Table15.A2" office:value-type="string">
            <text:p text:style-name="P173">0x00100008</text:p>
          </table:table-cell>
          <table:table-cell table:style-name="Table15.A2" office:value-type="string">
            <text:p text:style-name="Table_20_Contents">Stream-Write</text:p>
          </table:table-cell>
          <table:table-cell table:style-name="Table15.C2" office:value-type="string">
            <text:p text:style-name="Table_20_Contents">TALPA_PKT_STREAMWRITE</text:p>
          </table:table-cell>
        </table:table-row>
        <table:table-row table:style-name="Table15.1">
          <table:table-cell table:style-name="Table15.A2" office:value-type="string">
            <text:p text:style-name="P173">0x00100014</text:p>
          </table:table-cell>
          <table:table-cell table:style-name="Table15.A2" office:value-type="string">
            <text:p text:style-name="Table_20_Contents">Stream-Read-At</text:p>
          </table:table-cell>
          <table:table-cell table:style-name="Table15.C2" office:value-type="string">
            <text:p text:style-name="Table_20_Contents">TALPA_PKT_STREAMREADAT</text:p>
          </table:table-cell>
        </table:table-row>
        <table:table-row>
          <table:table-cell table:style-name="Table15.A2" office:value-type="string">
            <text:p text:style-name="P173">0x00100018</text:p>
          </table:table-cell>
          <table:table-cell table:style-name="Table15.A2" office:value-type="string">
            <text:p text:style-name="Table_20_Contents">Stream-Write-At</text:p>
          </table:table-cell>
          <table:table-cell table:style-name="Table15.C2" office:value-type="string">
            <text:p text:style-name="Table_20_Contents">TALPA_PKT_STREAMWRITEAT</text:p>
          </table:table-cell>
        </table:table-row>
        <table:table-row>
          <table:table-cell table:style-name="Table15.A2" office:value-type="string">
            <text:p text:style-name="P173">0x00100020</text:p>
          </table:table-cell>
          <table:table-cell table:style-name="Table15.A2" office:value-type="string">
            <text:p text:style-name="Table_20_Contents">Stream-Unlink-File</text:p>
          </table:table-cell>
          <table:table-cell table:style-name="Table15.C2" office:value-type="string">
            <text:p text:style-name="Table_20_Contents">TALPA_PKT_STREAMUNLINKFILE</text:p>
          </table:table-cell>
        </table:table-row>
        <table:table-row>
          <table:table-cell table:style-name="Table15.A2" office:value-type="string">
            <text:p text:style-name="P173">0x00100040</text:p>
          </table:table-cell>
          <table:table-cell table:style-name="Table15.A2" office:value-type="string">
            <text:p text:style-name="Table_20_Contents">Stream-Truncate</text:p>
          </table:table-cell>
          <table:table-cell table:style-name="Table15.C2" office:value-type="string">
            <text:p text:style-name="Table_20_Contents">TALPA_PKT_STREAMTRUNCATE</text:p>
          </table:table-cell>
        </table:table-row>
      </table:table>
      <text:p text:style-name="P93">The 'Version' will be 0x00000002 for the current release of TALPA. Any change to ANY of the packets will result in a version number increase so that clients can support multi-versions of the protocol if necessary.</text:p>
      <text:p text:style-name="P93">The 'Payload-length' is the length of the payload in bytes. This may be zero if the header conveys all of the required information.</text:p>
      <text:h text:style-name="P174" text:outline-level="3">OK</text:h>
      <text:p text:style-name="P93">The <text:span text:style-name="T12">OK</text:span> packet signifies that the previous operation was successful.</text:p>
      <text:p text:style-name="P175">Payload</text:p>
      <text:p text:style-name="P93">This packet does <text:s/>not have a payload, and therefore the 'Payload-length' will be set to 0.</text:p>
      <text:h text:style-name="P168" text:outline-level="3">FAIL</text:h>
      <text:p text:style-name="P93">The <text:span text:style-name="T12">FAIL</text:span> packet signifies that the previous operation was not successful.</text:p>
      <text:p text:style-name="P175">Payload</text:p>
      <table:table table:name="Table18" table:style-name="Table18">
        <table:table-column table:style-name="Table18.A"/>
        <table:table-header-rows>
          <table:table-row>
            <table:table-cell table:style-name="Table18.A1" office:value-type="string">
              <text:p text:style-name="P176">Error-code</text:p>
              <text:p text:style-name="P177">int32</text:p>
            </table:table-cell>
          </table:table-row>
        </table:table-header-rows>
      </table:table>
      <text:p text:style-name="P178">Error-code<text:tab/>- Contains the error code of the failure. The error codes <text:s/>are based on errno.</text:p>
      <text:h text:style-name="P157" text:outline-level="3">Register</text:h>
      <text:p text:style-name="P52">The <text:span text:style-name="T12">Register </text:span>packet informs TALPA that the client wishes to receive vetting details and is willing to provide responses. The server will reply to a <text:span text:style-name="T12">Register</text:span> packet with either an <text:span text:style-name="T12">OK </text:span>packet if the client successfully registered or a <text:span text:style-name="T12">FAIL </text:span>packet if registration was not possible.</text:p>
      <text:p text:style-name="P175">Payload</text:p>
      <table:table table:name="Table19" table:style-name="Table19">
        <table:table-column table:style-name="Table19.A"/>
        <table:table-header-rows>
          <table:table-row>
            <table:table-cell table:style-name="Table19.A1" office:value-type="string">
              <text:p text:style-name="P176">Group</text:p>
              <text:p text:style-name="P179">uint32</text:p>
            </table:table-cell>
          </table:table-row>
        </table:table-header-rows>
      </table:table>
      <text:p text:style-name="P180">Group<text:tab/>- An integer between 0 and 7 defining the vetting group that the client belongs to. Group 0 is the default group and will receive vetting details for all operations not routed to another group.</text:p>
      <text:h text:style-name="P157" text:outline-level="3">De-register</text:h>
      <text:p text:style-name="P52">The <text:span text:style-name="T12">De-register </text:span>packet informs TALPA that the client no-longer wishes to receive vetting details. The server will reply with either an <text:span text:style-name="T12">OK </text:span>packet if the client successfully de-registered or a <text:span text:style-name="T12">FAIL </text:span>packet if de-registration encountered an error.</text:p>
      <text:p text:style-name="P175">Payload</text:p>
      <text:p text:style-name="P93">This packet does not have a payload, and therefore the 'Payload-length' will be set to 0.</text:p>
      <text:h text:style-name="P157" text:outline-level="3">Set-Wait-Timeout</text:h>
      <text:p text:style-name="P48">This packet informs the <text:span text:style-name="T12">VettingController</text:span> of the maximum amount of time that the VettingController should wait for data to become available before responding to the client. The server will reply to a with either an <text:span text:style-name="T12">OK </text:span>packet if the timeout was accepted or a <text:span text:style-name="T12">FAIL </text:span>packet if an error was encountered.</text:p>
      <text:p text:style-name="P175">Payload</text:p>
      <table:table table:name="Table21" table:style-name="Table21">
        <table:table-column table:style-name="Table21.A"/>
        <table:table-header-rows>
          <table:table-row>
            <table:table-cell table:style-name="Table21.A1" office:value-type="string">
              <text:p text:style-name="P176">Timeout-ms</text:p>
              <text:p text:style-name="P179">uint32</text:p>
            </table:table-cell>
          </table:table-row>
        </table:table-header-rows>
      </table:table>
      <text:p text:style-name="P178">Timeout-ms<text:tab/>- The maximum time in milliseconds that the <text:span text:style-name="T12">VettingController </text:span>should wait for data to become available before responding to the client. Setting a timeout of 0 means that the VettingController will never timeout and will always wait for data to become available.</text:p>
      <text:h text:style-name="P181" text:outline-level="3">Obtain-Vetting-Details </text:h>
      <text:p text:style-name="P48"><text:span text:style-name="T7">The </text:span><text:span text:style-name="T22">Obtain-Vetting-Details </text:span><text:span text:style-name="T7">packet informs TALPA that the client wishes to receive vetting details. The server will reply with either a </text:span><text:span text:style-name="T22">Vetting-Details </text:span><text:span text:style-name="T26">or </text:span><text:span text:style-name="T22">Ext-Vetting-Details </text:span><text:span text:style-name="T7">packet or a </text:span><text:span text:style-name="T22">FAIL </text:span><text:span text:style-name="T7">packet if an error was encountered. If the client has specified a timeout, and Obtain-Vetting-Details exceeds this time, a </text:span><text:span text:style-name="T22">FAIL </text:span><text:span text:style-name="T7">packet is generated with EAGAIN set as the error-code. If Obtain-Vetting-Details is sent after a response requesting extended details then the response packet will be Ext-Details-Only (detailed below).</text:span></text:p>
      <text:p text:style-name="P175">Payload</text:p>
      <text:p text:style-name="P50">This packet does not have a payload, and therefore the 'Payload-length' will be set to 0.</text:p>
      <text:p text:style-name="P175">Usage</text:p>
      <text:p text:style-name="Text_20_body"><draw:frame draw:style-name="fr9" draw:name="Graphic40" text:anchor-type="paragraph" svg:x="4.226cm" svg:y="0.25cm" svg:width="8.548cm" svg:height="5.456cm" draw:z-index="8"><draw:image xlink:href="Pictures/200000E300002A5600002933BED96EB5.svm" xlink:type="simple" xlink:show="embed" xlink:actuate="onLoad"/></draw:frame><draw:frame draw:style-name="fr10" draw:name="Graphic34" text:anchor-type="paragraph" svg:x="4.711cm" svg:y="5.823cm" svg:width="7.578cm" svg:height="7.287cm" draw:z-index="9"><draw:image xlink:href="Pictures/2000012300002ADB000029336D2C4274.svm" xlink:type="simple" xlink:show="embed" xlink:actuate="onLoad"/></draw:frame><draw:frame draw:style-name="fr10" draw:name="Graphic39" text:anchor-type="paragraph" svg:x="4.075cm" svg:y="13.185cm" svg:width="8.477cm" svg:height="5.456cm" draw:z-index="7"><draw:image xlink:href="Pictures/200000BE000023130000240D7C108FEA.svm" xlink:type="simple" xlink:show="embed" xlink:actuate="onLoad"/></draw:frame></text:p>
      <text:h text:style-name="P181" text:outline-level="3">File/FileSystem Vetting-Details / Ext-Vetting-Details</text:h>
      <text:p text:style-name="P48">The Vetting-Details and Ext-Vetting-Details packets provide information about a new vetting. The client is expected to perform whatever processing is required and then if required, respond with a decision.</text:p>
      <text:p text:style-name="P175">Payload</text:p>
      <text:p text:style-name="P182">The payload for this packet is the most complex with regard to the amount of information transmitted and the potential varying nature of the payload contents. Each packet starts with the following basic payload elements.</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76">Vetting-ID</text:p>
              <text:p text:style-name="P179">uint32</text:p>
            </table:table-cell>
            <table:table-cell table:style-name="Table32.A1" office:value-type="string">
              <text:p text:style-name="P176">Response-reqd</text:p>
              <text:p text:style-name="P177">uint32</text:p>
            </table:table-cell>
            <table:table-cell table:style-name="Table32.C1" office:value-type="string">
              <text:p text:style-name="P176">ExtOffset</text:p>
              <text:p text:style-name="P177">uint32_t</text:p>
            </table:table-cell>
          </table:table-row>
        </table:table-header-rows>
      </table:table>
      <text:p text:style-name="P178">Vetting-ID<text:tab/>- The identifier for the vetting details.</text:p>
      <text:p text:style-name="P178">Response-reqd<text:tab/>- This identifies whether or not the client has to respond with the result of the vetting. The value will be one of</text:p>
      <text:p text:style-name="P178">ExtOffset<text:tab/>- Offset from the beginning of the payload where Extended Vetting Details start.</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72">Resp.Req Value</text:p>
            </table:table-cell>
            <table:table-cell table:style-name="Table20.A1" office:value-type="string">
              <text:p text:style-name="Table_20_Heading">Programmatic Mnemonic</text:p>
            </table:table-cell>
            <table:table-cell table:style-name="Table20.C1" office:value-type="string">
              <text:p text:style-name="Table_20_Heading">Meaning</text:p>
            </table:table-cell>
          </table:table-row>
        </table:table-header-rows>
        <table:table-row>
          <table:table-cell table:style-name="Table20.A2" office:value-type="string">
            <text:p text:style-name="P173">0x00000000</text:p>
          </table:table-cell>
          <table:table-cell table:style-name="Table20.B2" office:value-type="string">
            <text:p text:style-name="P52">TALPA_DONTRESPOND</text:p>
          </table:table-cell>
          <table:table-cell table:style-name="Table20.C2" office:value-type="string">
            <text:p text:style-name="P52">Vetting should be performed and <text:s/>no response should be sent to TALPA.</text:p>
          </table:table-cell>
        </table:table-row>
        <table:table-row>
          <table:table-cell table:style-name="Table20.A2" office:value-type="string">
            <text:p text:style-name="P173">0x00000001</text:p>
          </table:table-cell>
          <table:table-cell table:style-name="Table20.B2" office:value-type="string">
            <text:p text:style-name="P52">TALPA_RESPOND</text:p>
          </table:table-cell>
          <table:table-cell table:style-name="Table20.C3" office:value-type="string">
            <text:p text:style-name="P52">Vetting should be performed and <text:s/>a response must be sent to TALPA.</text:p>
          </table:table-cell>
        </table:table-row>
      </table:table>
      <text:p text:style-name="P183">Process-ID<text:tab/>- The process id of the thread attempting the operation.</text:p>
      <text:p text:style-name="P183">Thread-ID<text:tab/>- The thread id of the thread attempting the operation.</text:p>
      <text:p text:style-name="P182">The basic payload elements are then followed by the personality of the thread that is attempting the operation.</text:p>
      <table:table table:name="Table33" table:style-name="Table33">
        <table:table-column table:style-name="Table33.A" table:number-columns-repeated="2"/>
        <table:table-column table:style-name="Table33.C"/>
        <table:table-column table:style-name="Table33.D"/>
        <table:table-column table:style-name="Table33.E"/>
        <table:table-header-rows>
          <table:table-row>
            <table:table-cell table:style-name="Table33.A1" office:value-type="string">
              <text:p text:style-name="P176">Uid</text:p>
              <text:p text:style-name="P177">uid_t</text:p>
            </table:table-cell>
            <table:table-cell table:style-name="Table33.A1" office:value-type="string">
              <text:p text:style-name="P176">Gid</text:p>
              <text:p text:style-name="P177">gid_t</text:p>
            </table:table-cell>
            <table:table-cell table:style-name="Table33.A1" office:value-type="string">
              <text:p text:style-name="P176">Euid</text:p>
              <text:p text:style-name="P177">uid_t</text:p>
            </table:table-cell>
            <table:table-cell table:style-name="Table33.A1" office:value-type="string">
              <text:p text:style-name="P176">Egid</text:p>
              <text:p text:style-name="P177">gid_t</text:p>
            </table:table-cell>
            <table:table-cell table:style-name="Table33.E1" office:value-type="string">
              <text:p text:style-name="P176">Fsuid</text:p>
              <text:p text:style-name="P177">uid_t</text:p>
            </table:table-cell>
          </table:table-row>
        </table:table-header-rows>
      </table:table>
      <text:p text:style-name="P178">Uid<text:tab/>- <text:span text:style-name="T27">The real user id of the thread attempting the operation.</text:span></text:p>
      <text:p text:style-name="P183">Gid<text:tab/>- The real group id of the thread attempting the operation.</text:p>
      <text:p text:style-name="P183">Euid<text:tab/>- The effective user id of the thread attempting the operation.</text:p>
      <text:p text:style-name="P183">Egid<text:tab/>- The effective group id of the thread attempting the operation.</text:p>
      <text:p text:style-name="P183">Fsuid<text:tab/>- The filesystem user id of the thread attempting the operation. [Linux ONLY – else 0]</text:p>
      <text:p text:style-name="P182">Following is the process/thread data.</text:p>
      <table:table table:name="Table17" table:style-name="Table17">
        <table:table-column table:style-name="Table17.A"/>
        <table:table-column table:style-name="Table17.B"/>
        <table:table-header-rows>
          <table:table-row>
            <table:table-cell table:style-name="Table17.A1" office:value-type="string">
              <text:p text:style-name="P176">Process-ID</text:p>
              <text:p text:style-name="P177">pid_t</text:p>
            </table:table-cell>
            <table:table-cell table:style-name="Table17.B1" office:value-type="string">
              <text:p text:style-name="P176">Thread-ID</text:p>
              <text:p text:style-name="P177">tid_t</text:p>
            </table:table-cell>
          </table:table-row>
        </table:table-header-rows>
      </table:table>
      <text:p text:style-name="P183">Process-ID<text:tab/>- The process id of the thread attempting the operation.</text:p>
      <text:p text:style-name="P183">Thread-ID<text:tab/>- The thread id of the thread attempting the operation.</text:p>
      <text:p text:style-name="P184">Following is the length of the process root directory.</text:p>
      <table:table table:name="Table24" table:style-name="Table24">
        <table:table-column table:style-name="Table24.A"/>
        <table:table-header-rows>
          <table:table-row>
            <table:table-cell table:style-name="Table24.A1" office:value-type="string">
              <text:p text:style-name="P176">RootDirLen</text:p>
              <text:p text:style-name="P177">uint32_t</text:p>
            </table:table-cell>
          </table:table-row>
        </table:table-header-rows>
      </table:table>
      <text:p text:style-name="P183">RootDirLen<text:tab/>- If the process is <text:span text:style-name="T12">“chrooted”</text:span> contains the length of the root directory part of the filename</text:p>
      <text:p text:style-name="P183"/>
      <text:p text:style-name="P185">Depending on the packet type, either file or filesystem details fragment can follow.</text:p>
      <text:p text:style-name="P175">File Details</text:p>
      <text:p text:style-name="P182"/>
      <table:table table:name="Table37" table:style-name="Table37">
        <table:table-column table:style-name="Table37.A"/>
        <table:table-column table:style-name="Table37.B" table:number-columns-repeated="2"/>
        <table:table-column table:style-name="Table37.D"/>
        <table:table-header-rows>
          <table:table-row>
            <table:table-cell table:style-name="Table37.A1" office:value-type="string">
              <text:p text:style-name="P176">Operation</text:p>
              <text:p text:style-name="P179">uint32</text:p>
            </table:table-cell>
            <table:table-cell table:style-name="Table37.A1" office:value-type="string">
              <text:p text:style-name="P176">Flags</text:p>
              <text:p text:style-name="P179">uint32</text:p>
            </table:table-cell>
            <table:table-cell table:style-name="Table37.A1" office:value-type="string">
              <text:p text:style-name="P176">Mode</text:p>
              <text:p text:style-name="P179">uint32</text:p>
            </table:table-cell>
            <table:table-cell table:style-name="Table37.D1" office:value-type="string">
              <text:p text:style-name="P186">Filename</text:p>
              <text:p text:style-name="P187">c-string</text:p>
            </table:table-cell>
          </table:table-row>
        </table:table-header-rows>
      </table:table>
      <text:p text:style-name="P188">Operation<text:tab/>- Defines the operation that has been attempted on the file. This may be one of</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P172">Operation Value</text:p>
            </table:table-cell>
            <table:table-cell table:style-name="Table38.A1" office:value-type="string">
              <text:p text:style-name="Table_20_Heading">Programmatic Mnemonic</text:p>
            </table:table-cell>
            <table:table-cell table:style-name="Table38.C1" office:value-type="string">
              <text:p text:style-name="Table_20_Heading">Meaning</text:p>
            </table:table-cell>
          </table:table-row>
        </table:table-header-rows>
        <table:table-row>
          <table:table-cell table:style-name="Table38.A2" office:value-type="string">
            <text:p text:style-name="P173">0x00000000</text:p>
          </table:table-cell>
          <table:table-cell table:style-name="Table38.B2" office:value-type="string">
            <text:p text:style-name="P52">TALPA_OPEN</text:p>
          </table:table-cell>
          <table:table-cell table:style-name="Table38.C2" office:value-type="string">
            <text:p text:style-name="P52">The file will be opened.</text:p>
          </table:table-cell>
        </table:table-row>
        <table:table-row>
          <table:table-cell table:style-name="Table38.A2" office:value-type="string">
            <text:p text:style-name="P173">0x00000001</text:p>
          </table:table-cell>
          <table:table-cell table:style-name="Table38.B2" office:value-type="string">
            <text:p text:style-name="P52">TALPA_CLOSE</text:p>
          </table:table-cell>
          <table:table-cell table:style-name="Table38.C3" office:value-type="string">
            <text:p text:style-name="P52">The file will be closed.</text:p>
          </table:table-cell>
        </table:table-row>
        <table:table-row>
          <table:table-cell table:style-name="Table38.A2" office:value-type="string">
            <text:p text:style-name="P173">0x00000002</text:p>
          </table:table-cell>
          <table:table-cell table:style-name="Table38.B2" office:value-type="string">
            <text:p text:style-name="P52">TALPA_EXEC</text:p>
          </table:table-cell>
          <table:table-cell table:style-name="Table38.C3" office:value-type="string">
            <text:p text:style-name="P52">The file will be executed.</text:p>
          </table:table-cell>
        </table:table-row>
      </table:table>
      <text:p text:style-name="P178">Flags<text:tab/><text:tab/>- The flags passed to open(2).</text:p>
      <text:p text:style-name="P183">Mode<text:tab/><text:tab/>- The mode pass to open(2).</text:p>
      <text:p text:style-name="P189"/>
      <text:p text:style-name="P189">FileSystem Details</text:p>
      <text:p text:style-name="P182"/>
      <table:table table:name="Table39" table:style-name="Table39">
        <table:table-column table:style-name="Table39.A" table:number-columns-repeated="2"/>
        <table:table-column table:style-name="Table39.C"/>
        <table:table-column table:style-name="Table39.D"/>
        <table:table-column table:style-name="Table39.E"/>
        <table:table-column table:style-name="Table39.C"/>
        <table:table-column table:style-name="Table39.G"/>
        <table:table-header-rows>
          <table:table-row>
            <table:table-cell table:style-name="Table39.A1" office:value-type="string">
              <text:p text:style-name="P176">Operation</text:p>
              <text:p text:style-name="P179">uint32</text:p>
            </table:table-cell>
            <table:table-cell table:style-name="Table39.A1" office:value-type="string">
              <text:p text:style-name="P176">FSType-offset</text:p>
              <text:p text:style-name="P179">uint32</text:p>
            </table:table-cell>
            <table:table-cell table:style-name="Table39.A1" office:value-type="string">
              <text:p text:style-name="P176">Device-offset</text:p>
              <text:p text:style-name="P179">uint32</text:p>
            </table:table-cell>
            <table:table-cell table:style-name="Table39.A1" office:value-type="string">
              <text:p text:style-name="P186">Mountpoint-offset</text:p>
              <text:p text:style-name="P187">uint32</text:p>
            </table:table-cell>
            <table:table-cell table:style-name="Table39.A1" office:value-type="string">
              <text:p text:style-name="P186">FSType</text:p>
              <text:p text:style-name="P187">c-string</text:p>
            </table:table-cell>
            <table:table-cell table:style-name="Table39.A1" office:value-type="string">
              <text:p text:style-name="P186">Device</text:p>
              <text:p text:style-name="P177">c-string</text:p>
            </table:table-cell>
            <table:table-cell table:style-name="Table39.G1" office:value-type="string">
              <text:p text:style-name="P176">Mountpoint</text:p>
              <text:p text:style-name="P177">c-string</text:p>
            </table:table-cell>
          </table:table-row>
        </table:table-header-rows>
      </table:table>
      <text:p text:style-name="P190"/>
      <text:p text:style-name="P48"><text:tab/>Operation<text:tab/>- Defines the operation that has been attempted on the file. This may be one of</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72">Operation Value</text:p>
            </table:table-cell>
            <table:table-cell table:style-name="Table22.A1" office:value-type="string">
              <text:p text:style-name="Table_20_Heading">Programmatic Mnemonic</text:p>
            </table:table-cell>
            <table:table-cell table:style-name="Table22.C1" office:value-type="string">
              <text:p text:style-name="Table_20_Heading">Meaning</text:p>
            </table:table-cell>
          </table:table-row>
        </table:table-header-rows>
        <table:table-row>
          <table:table-cell table:style-name="Table22.A2" office:value-type="string">
            <text:p text:style-name="P173">0x00000003</text:p>
          </table:table-cell>
          <table:table-cell table:style-name="Table22.B2" office:value-type="string">
            <text:p text:style-name="P52">TALPA_MOUNT</text:p>
          </table:table-cell>
          <table:table-cell table:style-name="Table22.C2" office:value-type="string">
            <text:p text:style-name="P52">The device will be mounted.</text:p>
          </table:table-cell>
        </table:table-row>
        <table:table-row>
          <table:table-cell table:style-name="Table22.A2" office:value-type="string">
            <text:p text:style-name="P173">0x00000004</text:p>
          </table:table-cell>
          <table:table-cell table:style-name="Table22.B2" office:value-type="string">
            <text:p text:style-name="P52">TALPA_UMOUNT</text:p>
          </table:table-cell>
          <table:table-cell table:style-name="Table22.C3" office:value-type="string">
            <text:p text:style-name="P52">The mount point will be un-mounted.</text:p>
          </table:table-cell>
        </table:table-row>
      </table:table>
      <text:p text:style-name="P178">Fstype-offset<text:tab/>- The offset from the start of the payload to the first byte of the Fs-type element.</text:p>
      <text:p text:style-name="P178">Device-offset<text:tab/>- The offset from the start of the payload to the first byte of the Device-path element.</text:p>
      <text:p text:style-name="P178">Mountpt-offset<text:tab/>- The offset from the start of the payload to the first byte of the Mount-point element.</text:p>
      <text:p text:style-name="P178">Fs-type<text:tab/><text:tab/>- A string containing the name of the filesystem type.</text:p>
      <text:p text:style-name="P178">Device-path<text:tab/>- A string defining the pathname of the device that is to be mounted.</text:p>
      <text:p text:style-name="P178">Mount-point<text:tab/>- A string defining the directory onto which the filesystem should be mounted.</text:p>
      <text:p text:style-name="P178"/>
      <text:p text:style-name="P52">Finally, if no response is required then the extended vetting details will be appended to the packet. The payload will therefore contain the following additional elements.</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P176">Control-TTY</text:p>
              <text:p text:style-name="P177">c-string</text:p>
            </table:table-cell>
            <table:table-cell table:style-name="Table36.A1" office:value-type="string">
              <text:p text:style-name="P176">Env-length</text:p>
              <text:p text:style-name="P177">uint32</text:p>
            </table:table-cell>
            <table:table-cell table:style-name="Table36.C1" office:value-type="string">
              <text:p text:style-name="P176">Process-env</text:p>
              <text:p text:style-name="P177">&lt;Env-length&gt; * bytes</text:p>
            </table:table-cell>
          </table:table-row>
        </table:table-header-rows>
      </table:table>
      <text:p text:style-name="P178">Env-length<text:tab/>- The length in bytes of the Process-env element.</text:p>
      <text:p text:style-name="P178">Process-env<text:tab/>- A BLOB containing the process environment suitable for use as an envp argument to exec(2).</text:p>
      <text:p text:style-name="P178">Control-TTY<text:tab/>- A NUL-terminated string identifying the controlling terminal. If there is no terminal then the string will be empty and will consist of a single NUL byte.</text:p>
      <text:p text:style-name="P175"/>
      <text:p text:style-name="P191">Usage</text:p>
      <text:p text:style-name="P182">As described under Obtain-Vetting-Details above, and the Vetting-Response below. </text:p>
      <text:p text:style-name="P182">No response will be required for the following operations:</text:p>
      <text:list text:style-name="L15">
        <text:list-item>
          <text:p text:style-name="P192">Close</text:p>
        </text:list-item>
        <text:list-item>
          <text:p text:style-name="P192">umount</text:p>
        </text:list-item>
      </text:list>
      <text:p text:style-name="P182">Normally the majority of operations will use a Vetting-Details packet due to the cost of obtaining the information in the extended details. Whenever a response is not required, the Ext-Vetting-Details packet will be sent instead of the Vetting-Details packet. This is because TALPA returns immediately to the calling process without waiting for a response from vetting. </text:p>
      <text:h text:style-name="P181" text:outline-level="3">Vetting-Response</text:h>
      <text:p text:style-name="P52">The <text:span text:style-name="T12">Vetting-Response</text:span> is sent by the client to indicate the result of vetting. The server will not respond to a Vetting-Response (response to a response?!).</text:p>
      <text:p text:style-name="P175">Payload</text:p>
      <table:table table:name="Table23" table:style-name="Table23">
        <table:table-column table:style-name="Table23.A"/>
        <table:table-column table:style-name="Table23.B"/>
        <table:table-header-rows>
          <table:table-row>
            <table:table-cell table:style-name="Table23.A1" office:value-type="string">
              <text:p text:style-name="P176">Vetting-ID</text:p>
              <text:p text:style-name="P179">uint32</text:p>
            </table:table-cell>
            <table:table-cell table:style-name="Table23.B1" office:value-type="string">
              <text:p text:style-name="P176">Response</text:p>
              <text:p text:style-name="P177">uint32</text:p>
            </table:table-cell>
          </table:table-row>
        </table:table-header-rows>
      </table:table>
      <text:p text:style-name="P178">Vetting-ID<text:tab/>- The identifier for the vetting obtained from the original <text:span text:style-name="T12">Vetting-Details</text:span> packet.</text:p>
      <text:p text:style-name="P178">Response<text:tab/>- The verdict of vetting. The response value will be one of the following</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72">Response Value</text:p>
            </table:table-cell>
            <table:table-cell table:style-name="Table31.A1" office:value-type="string">
              <text:p text:style-name="Table_20_Heading">Programmatic Mnemonic</text:p>
            </table:table-cell>
            <table:table-cell table:style-name="Table31.C1" office:value-type="string">
              <text:p text:style-name="Table_20_Heading">Meaning</text:p>
            </table:table-cell>
          </table:table-row>
        </table:table-header-rows>
        <table:table-row>
          <table:table-cell table:style-name="Table31.A2" office:value-type="string">
            <text:p text:style-name="P173">0x00000000</text:p>
          </table:table-cell>
          <table:table-cell table:style-name="Table31.B2" office:value-type="string">
            <text:p text:style-name="P52">TALPA_ALLOW</text:p>
          </table:table-cell>
          <table:table-cell table:style-name="Table31.C2" office:value-type="string">
            <text:p text:style-name="P52">The operation passed vetting and should be allowed.</text:p>
          </table:table-cell>
        </table:table-row>
        <table:table-row>
          <table:table-cell table:style-name="Table31.A2" office:value-type="string">
            <text:p text:style-name="P173">0x00000001</text:p>
          </table:table-cell>
          <table:table-cell table:style-name="Table31.B2" office:value-type="string">
            <text:p text:style-name="P52">TALPA_DENY</text:p>
          </table:table-cell>
          <table:table-cell table:style-name="Table31.C3" office:value-type="string">
            <text:p text:style-name="P52">The operation failed vetting and should be denied.</text:p>
          </table:table-cell>
        </table:table-row>
        <table:table-row>
          <table:table-cell table:style-name="Table31.A2" office:value-type="string">
            <text:p text:style-name="P173">0x00000002</text:p>
          </table:table-cell>
          <table:table-cell table:style-name="Table31.B2" office:value-type="string">
            <text:p text:style-name="P52">TALPA_TIMEOUT</text:p>
          </table:table-cell>
          <table:table-cell table:style-name="Table31.C3" office:value-type="string">
            <text:p text:style-name="P52">The vetting process timed-out whilst waiting on a resource and vetting could not be completed. The operation therefore should be denied.</text:p>
          </table:table-cell>
        </table:table-row>
        <table:table-row>
          <table:table-cell table:style-name="Table31.A2" office:value-type="string">
            <text:p text:style-name="P173">0x00000003</text:p>
          </table:table-cell>
          <table:table-cell table:style-name="Table31.B2" office:value-type="string">
            <text:p text:style-name="P52">TALPA_ERROR</text:p>
          </table:table-cell>
          <table:table-cell table:style-name="Table31.C3" office:value-type="string">
            <text:p text:style-name="P52">An error occurred during vetting and the operation therefore should be reported as such.</text:p>
          </table:table-cell>
        </table:table-row>
        <table:table-row>
          <table:table-cell table:style-name="Table31.A2" office:value-type="string">
            <text:p text:style-name="P173">0x00000004</text:p>
          </table:table-cell>
          <table:table-cell table:style-name="Table31.B2" office:value-type="string">
            <text:p text:style-name="P52">TALPA_REQEXTDETAIL</text:p>
          </table:table-cell>
          <table:table-cell table:style-name="Table31.C3" office:value-type="string">
            <text:p text:style-name="P52">Extended details are required.</text:p>
          </table:table-cell>
        </table:table-row>
      </table:table>
      <text:p text:style-name="P52">If the response-type is TALPA-ERROR the payload will contain one additional element.</text:p>
      <table:table table:name="Table27" table:style-name="Table27">
        <table:table-column table:style-name="Table27.A"/>
        <table:table-header-rows>
          <table:table-row>
            <table:table-cell table:style-name="Table27.A1" office:value-type="string">
              <text:p text:style-name="P176">Error-code</text:p>
              <text:p text:style-name="P177">int32</text:p>
            </table:table-cell>
          </table:table-row>
        </table:table-header-rows>
      </table:table>
      <text:p text:style-name="P183">Error-code<text:tab/>- A numerical value based on errno indicating the nature of the error</text:p>
      <text:p text:style-name="P175"><draw:frame draw:style-name="fr9" draw:name="Graphic36" text:anchor-type="paragraph" svg:x="4.283cm" svg:y="0.799cm" svg:width="8.548cm" svg:height="4.501cm" draw:z-index="6"><draw:image xlink:href="Pictures/200000E300002A5600002933BED96EB5.svm" xlink:type="simple" xlink:show="embed" xlink:actuate="onLoad"/></draw:frame>Usage</text:p>
      <text:p text:style-name="P48"/>
      <text:h text:style-name="P193" text:outline-level="3">Ext-Details-Only</text:h>
      <text:p text:style-name="P50">The Ext-Details-Only packet provides the client with extended information about the operation that is being vetted.</text:p>
      <text:p text:style-name="P175">Payload</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76">Control-TTY</text:p>
              <text:p text:style-name="P177">c-string</text:p>
            </table:table-cell>
            <table:table-cell table:style-name="Table28.A1" office:value-type="string">
              <text:p text:style-name="P176">Env-length</text:p>
              <text:p text:style-name="P177">uint32</text:p>
            </table:table-cell>
            <table:table-cell table:style-name="Table28.C1" office:value-type="string">
              <text:p text:style-name="P176">Process-env</text:p>
              <text:p text:style-name="P177">&lt;Env-length&gt; * bytes</text:p>
            </table:table-cell>
          </table:table-row>
        </table:table-header-rows>
      </table:table>
      <text:p text:style-name="P178">Env-length<text:tab/>- The length in bytes of the Process-env element.</text:p>
      <text:p text:style-name="P178">Process-env<text:tab/>- A BLOB containing the process environment suitable for use as an envp argument to exec(2).</text:p>
      <text:p text:style-name="P178">Control-TTY<text:tab/>- A NUL-terminated string identifying the controlling terminal. If there is no terminal then the string will be empty and will consist of a single NUL byte.</text:p>
      <text:p text:style-name="P175">Usage</text:p>
      <text:p text:style-name="P182">Described under Obtain-Vetting-Details above.</text:p>
      <text:p text:style-name="P48"/>
      <text:h text:style-name="Heading_20_3" text:outline-level="3">StreamData</text:h>
      <text:list text:style-name="L16">
        <text:list-item>
          <text:list>
            <text:list-item>
              <text:list>
                <text:list-header>
                  <text:p text:style-name="P194">The <text:span text:style-name="T12">StreamData</text:span> packet is sent to the client as a response to all of the stream packets except <text:span text:style-name="T12">StreamSeek</text:span>. </text:p>
                </text:list-header>
              </text:list>
            </text:list-item>
          </text:list>
        </text:list-item>
      </text:list>
      <text:p text:style-name="P175">Payload</text:p>
      <table:table table:name="Table25" table:style-name="Table25">
        <table:table-column table:style-name="Table25.A"/>
        <table:table-column table:style-name="Table25.B"/>
        <table:table-header-rows>
          <table:table-row>
            <table:table-cell table:style-name="Table25.A1" office:value-type="string">
              <text:p text:style-name="P176">Size</text:p>
              <text:p text:style-name="P177">uint64</text:p>
            </table:table-cell>
            <table:table-cell table:style-name="Table25.B1" office:value-type="string">
              <text:p text:style-name="P177">&lt;optional data&gt;</text:p>
              <text:p text:style-name="P177">uint8</text:p>
            </table:table-cell>
          </table:table-row>
        </table:table-header-rows>
      </table:table>
      <text:p text:style-name="P178">Size<text:tab/><text:tab/>- The size in bytes of the optional data following. </text:p>
      <text:p text:style-name="P175">Usage</text:p>
      <text:p text:style-name="P48"><text:span text:style-name="T27">Reported </text:span><text:span text:style-name="T28">Size </text:span><text:span text:style-name="T27">can be zero with no data following, or can be a number also with no data following. The later happens when </text:span><text:span text:style-name="T28">StreamData</text:span><text:span text:style-name="T27"> is received as a response to </text:span><text:span text:style-name="T28">StreamLength</text:span><text:span text:style-name="T27"> packet. Actual data available can be determined by looking at the </text:span><text:span text:style-name="T28">payloadSize</text:span><text:span text:style-name="T27"> from the packet header and comparing it with </text:span><text:span text:style-name="T28">Size</text:span><text:span text:style-name="T27">.</text:span> </text:p>
      <text:p text:style-name="P48"/>
      <text:h text:style-name="P195" text:outline-level="3">StreamLength</text:h>
      <text:list text:style-name="L17">
        <text:list-item>
          <text:list>
            <text:list-item>
              <text:list>
                <text:list-header>
                  <text:p text:style-name="P196">Used to obtain the length of the file provided via I/O API.</text:p>
                  <text:p text:style-name="P196">Carries no payload.</text:p>
                  <text:p text:style-name="P196">Client will receive a <text:span text:style-name="T12">StreamData</text:span> packet with the stream size information as a response.</text:p>
                  <text:p text:style-name="P196"/>
                </text:list-header>
              </text:list>
            </text:list-item>
          </text:list>
        </text:list-item>
      </text:list>
      <text:h text:style-name="Heading_20_3" text:outline-level="3">StreamSeek</text:h>
      <text:list text:style-name="L17" text:continue-numbering="true">
        <text:list-item>
          <text:list text:continue-numbering="true">
            <text:list-item>
              <text:list text:continue-numbering="true">
                <text:list-header>
                  <text:p text:style-name="P196">Mimics the standard lseek(2) system call and is therefore used to modify the current file position.</text:p>
                </text:list-header>
              </text:list>
            </text:list-item>
          </text:list>
        </text:list-item>
      </text:list>
      <text:p text:style-name="P175">Payload</text:p>
      <table:table table:name="Table34" table:style-name="Table34">
        <table:table-column table:style-name="Table34.A"/>
        <table:table-column table:style-name="Table34.B"/>
        <table:table-header-rows>
          <table:table-row>
            <table:table-cell table:style-name="Table34.A1" office:value-type="string">
              <text:p text:style-name="P176">Offset</text:p>
              <text:p text:style-name="P177">int64</text:p>
            </table:table-cell>
            <table:table-cell table:style-name="Table34.B1" office:value-type="string">
              <text:p text:style-name="P177">Mode</text:p>
              <text:p text:style-name="P177">uint32</text:p>
            </table:table-cell>
          </table:table-row>
        </table:table-header-rows>
      </table:table>
      <text:p text:style-name="P178">Offset<text:tab/><text:tab/>- Signed integer representing the amount of movement to be made</text:p>
      <text:p text:style-name="P178">Mode<text:tab/><text:tab/>- On of: SEEK_CUR, SEEK_SET or SEEK_END to choose how to apply the <text:span text:style-name="T12">Offset</text:span> </text:p>
      <text:p text:style-name="P175">Usage</text:p>
      <text:list text:style-name="L17" text:continue-numbering="true">
        <text:list-item>
          <text:list text:continue-numbering="true">
            <text:list-item>
              <text:list text:continue-numbering="true">
                <text:list-header>
                  <text:p text:style-name="P196">Client will receive an OK packet if the seek was successful, or a FAIL packet with the appropriate error code if it failed. </text:p>
                  <text:p text:style-name="P196"/>
                </text:list-header>
              </text:list>
            </text:list-item>
          </text:list>
        </text:list-item>
      </text:list>
      <text:h text:style-name="Heading_20_3" text:outline-level="3">StreamRead</text:h>
      <text:list text:style-name="L17" text:continue-numbering="true">
        <text:list-item>
          <text:list text:continue-numbering="true">
            <text:list-item>
              <text:list text:continue-numbering="true">
                <text:list-header>
                  <text:p text:style-name="P196">Request reading of data from the stream. </text:p>
                </text:list-header>
              </text:list>
            </text:list-item>
          </text:list>
        </text:list-item>
      </text:list>
      <text:p text:style-name="P175">Payload</text:p>
      <table:table table:name="Table35" table:style-name="Table35">
        <table:table-column table:style-name="Table35.A"/>
        <table:table-header-rows>
          <table:table-row>
            <table:table-cell table:style-name="Table35.A1" office:value-type="string">
              <text:p text:style-name="P176">Size</text:p>
              <text:p text:style-name="P177">uint32</text:p>
            </table:table-cell>
          </table:table-row>
        </table:table-header-rows>
      </table:table>
      <text:p text:style-name="P178">Size<text:tab/><text:tab/>- Number of bytes to read</text:p>
      <text:p text:style-name="P175">Usage</text:p>
      <text:list text:style-name="L17" text:continue-numbering="true">
        <text:list-item>
          <text:list text:continue-numbering="true">
            <text:list-item>
              <text:list text:continue-numbering="true">
                <text:list-header>
                  <text:p text:style-name="P196">Client will receive an <text:span text:style-name="T12">StreamData</text:span> packet with the at most <text:span text:style-name="T12">Size</text:span> bytes of data or a FAIL packet with an appropriate error code.</text:p>
                  <text:p text:style-name="P196"/>
                </text:list-header>
              </text:list>
            </text:list-item>
          </text:list>
        </text:list-item>
      </text:list>
      <text:h text:style-name="Heading_20_3" text:outline-level="3">StreamWrite</text:h>
      <text:list text:style-name="L17" text:continue-numbering="true">
        <text:list-item>
          <text:list text:continue-numbering="true">
            <text:list-item>
              <text:list text:continue-numbering="true">
                <text:list-header>
                  <text:p text:style-name="P196">Request reading of data from the stream. </text:p>
                </text:list-header>
              </text:list>
            </text:list-item>
          </text:list>
        </text:list-item>
      </text:list>
      <text:p text:style-name="P175">Payload</text:p>
      <table:table table:name="Table40" table:style-name="Table40">
        <table:table-column table:style-name="Table40.A"/>
        <table:table-column table:style-name="Table40.B"/>
        <table:table-header-rows>
          <table:table-row>
            <table:table-cell table:style-name="Table40.A1" office:value-type="string">
              <text:p text:style-name="P176">Size</text:p>
              <text:p text:style-name="P177">uint32</text:p>
            </table:table-cell>
            <table:table-cell table:style-name="Table40.B1" office:value-type="string">
              <text:p text:style-name="P176">&lt;data&gt;</text:p>
              <text:p text:style-name="P176">uint8</text:p>
            </table:table-cell>
          </table:table-row>
        </table:table-header-rows>
      </table:table>
      <text:p text:style-name="P178">Size<text:tab/><text:tab/>- Number of bytes to write</text:p>
      <text:p text:style-name="P175">Usage</text:p>
      <text:list text:style-name="L17" text:continue-numbering="true">
        <text:list-item>
          <text:list text:continue-numbering="true">
            <text:list-item>
              <text:list text:continue-numbering="true">
                <text:list-header>
                  <text:p text:style-name="P196">Client will receive an <text:span text:style-name="T12">StreamData</text:span> packet with the number of bytes actually written or a FAIL packet with an appropriate error code.</text:p>
                  <text:p text:style-name="P196"/>
                </text:list-header>
              </text:list>
            </text:list-item>
          </text:list>
        </text:list-item>
      </text:list>
      <text:h text:style-name="Heading_20_3" text:outline-level="3">StreamReadAt/StreamWriteAt</text:h>
      <text:list text:style-name="L17" text:continue-numbering="true">
        <text:list-item>
          <text:list text:continue-numbering="true">
            <text:list-item>
              <text:list text:continue-numbering="true">
                <text:list-header>
                  <text:p text:style-name="P196">Combines the functionality of <text:span text:style-name="T12">StreamSeek</text:span> and <text:span text:style-name="T12">StreamRead</text:span> or <text:span text:style-name="T12">StreamWrite</text:span> packet.</text:p>
                </text:list-header>
              </text:list>
            </text:list-item>
          </text:list>
        </text:list-item>
      </text:list>
      <text:p text:style-name="P175">Payloa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P176">Size</text:p>
              <text:p text:style-name="P176">uint32</text:p>
            </table:table-cell>
            <table:table-cell table:style-name="Table41.A1" office:value-type="string">
              <text:p text:style-name="P176">Offset</text:p>
              <text:p text:style-name="P177">int64</text:p>
            </table:table-cell>
            <table:table-cell table:style-name="Table41.A1" office:value-type="string">
              <text:p text:style-name="P177">Mode</text:p>
              <text:p text:style-name="P177">uint32</text:p>
            </table:table-cell>
            <table:table-cell table:style-name="Table41.D1" office:value-type="string">
              <text:p text:style-name="P177">&lt;optional data&gt;</text:p>
              <text:p text:style-name="P177">uint8</text:p>
            </table:table-cell>
          </table:table-row>
        </table:table-header-rows>
      </table:table>
      <text:p text:style-name="P178">Size<text:tab/><text:tab/>- Number of bytes to read or to write</text:p>
      <text:p text:style-name="P178">Offset<text:tab/><text:tab/>- Signed integer representing the amount of movement to be made</text:p>
      <text:p text:style-name="P178">Mode<text:tab/><text:tab/>- On of: SEEK_CUR, SEEK_SET or SEEK_END to choose how to apply the <text:span text:style-name="T12">Offset</text:span> </text:p>
      <text:p text:style-name="P175">Usage</text:p>
      <text:list text:style-name="L17" text:continue-numbering="true">
        <text:list-item>
          <text:list text:continue-numbering="true">
            <text:list-item>
              <text:list text:continue-numbering="true">
                <text:list-header>
                  <text:p text:style-name="P196">First the seek will be carried out, and if it fails, the client will receive a FAIL packet with an appropriate error code. Secondly, the actual read or write will be carried out and the return packet will be sent accordingly.</text:p>
                  <text:p text:style-name="P196"/>
                </text:list-header>
              </text:list>
            </text:list-item>
          </text:list>
        </text:list-item>
      </text:list>
      <text:h text:style-name="Heading_20_3" text:outline-level="3">StreamUnlinkFile</text:h>
      <text:list text:style-name="L17" text:continue-numbering="true">
        <text:list-item>
          <text:list text:continue-numbering="true">
            <text:list-item>
              <text:list text:continue-numbering="true">
                <text:list-header>
                  <text:p text:style-name="P196">Request the unlinking of the file associated with the stream. </text:p>
                  <text:p text:style-name="P196">Carries no payload.</text:p>
                </text:list-header>
              </text:list>
            </text:list-item>
          </text:list>
        </text:list-item>
      </text:list>
      <text:p text:style-name="P175">Usage</text:p>
      <text:list text:style-name="L17" text:continue-numbering="true">
        <text:list-item>
          <text:list text:continue-numbering="true">
            <text:list-item>
              <text:list text:continue-numbering="true">
                <text:list-header>
                  <text:p text:style-name="P196">Client will receive an OK packet with or a FAIL packet with an appropriate error code.</text:p>
                  <text:p text:style-name="P196"/>
                </text:list-header>
              </text:list>
            </text:list-item>
          </text:list>
        </text:list-item>
      </text:list>
      <text:h text:style-name="Heading_20_3" text:outline-level="3">StreamTruncate</text:h>
      <text:list text:style-name="L17" text:continue-numbering="true">
        <text:list-item>
          <text:list text:continue-numbering="true">
            <text:list-item>
              <text:list text:continue-numbering="true">
                <text:list-header>
                  <text:p text:style-name="P197"><text:span text:style-name="T27">Request truncation of the file associated with the strea</text:span>m.</text:p>
                </text:list-header>
              </text:list>
            </text:list-item>
          </text:list>
        </text:list-item>
      </text:list>
      <text:p text:style-name="P175">Payload</text:p>
      <table:table table:name="Table42" table:style-name="Table42">
        <table:table-column table:style-name="Table42.A"/>
        <table:table-header-rows>
          <table:table-row>
            <table:table-cell table:style-name="Table42.A1" office:value-type="string">
              <text:p text:style-name="P176">Length</text:p>
              <text:p text:style-name="P177">uint64</text:p>
            </table:table-cell>
          </table:table-row>
        </table:table-header-rows>
      </table:table>
      <text:p text:style-name="P178">Length<text:tab/><text:tab/>- Number of bytes to truncate to</text:p>
      <text:p text:style-name="P175">Usage</text:p>
      <text:list text:style-name="L17" text:continue-numbering="true">
        <text:list-item>
          <text:list text:continue-numbering="true">
            <text:list-item>
              <text:list text:continue-numbering="true">
                <text:list-header>
                  <text:p text:style-name="P196">Client will receive an OK packet with or a FAIL packet with an appropriate error code.</text:p>
                </text:list-header>
              </text:list>
            </text:list-item>
          </text:list>
        </text:list-item>
      </text:list>
      <text:h text:style-name="P167" text:outline-level="2">TALPA Vetting Client (Device file)</text:h>
      <text:h text:style-name="P157" text:outline-level="3">General</text:h>
      <text:p text:style-name="P50">The current release of TALPA provides userspace clients with a device driver interface to the <text:span text:style-name="T12">VettingController</text:span>. Communications over this device are performed in accordance with the protocol defined above. This section is limited to describing the specifics of the device driver interface (DeviceDriverVettingClient) itself, and should be read in conjunction with the rest of the Interface specification.</text:p>
      <text:h text:style-name="Heading_20_3" text:outline-level="3">Protocol Notes</text:h>
      <text:h text:style-name="Heading_20_4" text:outline-level="4">OK &amp; FAIL</text:h>
      <text:p text:style-name="P93">The functionality provided by these messages is instead replaced by use of the return code from the read, write and ioctl operations as defined by read(2), write(2) and ioctl(2). Typically, the operations will return</text:p>
      <text:list text:style-name="L18">
        <text:list-item>
          <text:p text:style-name="P198">OK: &gt;= 0</text:p>
        </text:list-item>
        <text:list-item>
          <text:p text:style-name="P198">FAIL: -1, and errno will be appropriately set</text:p>
        </text:list-item>
      </text:list>
      <text:p text:style-name="P93">This provides increased performance.</text:p>
      <text:h text:style-name="Heading_20_4" text:outline-level="4">Obtain-Vetting-Details</text:h>
      <text:p text:style-name="P93">This message is not to be sent. The act of performing the read() automatically provides this functionality. This provides increased performance.</text:p>
      <text:h text:style-name="Heading_20_4" text:outline-level="4">Register/De-register/Set-Vetting-Timeout</text:h>
      <text:p text:style-name="P93">These messages can also be performed via ioctl. The data passed to ioctl conforms to the protocol packet structures defined above. The response of OK or FAIL is available from the return code, as described above.</text:p>
      <text:list text:style-name="L19">
        <text:list-item>
          <text:list>
            <text:list-item>
              <text:list>
                <text:list-item>
                  <text:list>
                    <text:list-item>
                      <text:h text:style-name="P199" text:outline-level="4">Writing the stream packets</text:h>
                      <text:p text:style-name="P200">OK and FAIL packets which should be returned after requesting the stream operations will in fact return the appropriate return code directly to the write(2) system call.</text:p>
                    </text:list-item>
                  </text:list>
                </text:list-item>
              </text:list>
            </text:list-item>
          </text:list>
        </text:list-item>
      </text:list>
      <text:h text:style-name="Heading_20_3" text:outline-level="3">Open()</text:h>
      <text:p text:style-name="P50">The open operation conforms to the behaviour specified in open(2). The file descriptor returned should be used for all subsequent operations. The mode must include O_RDWR.</text:p>
      <text:h text:style-name="P157" text:outline-level="3">Write()</text:h>
      <text:p text:style-name="P50">Write behaves normally and conforms to the behaviour specified in write(2). The data passed to the write() operation should be the protocol packet. The write() should be called only once per packet – passing the entire packet in one call. Multiple calls to write to output a complete a packet should not be performed and are not supported.</text:p>
      <text:h text:style-name="Heading_20_3" text:outline-level="3">Read()</text:h>
      <text:p text:style-name="P93">Reads behave normally and conform to the behaviour specified in read(2). The client may make multiple calls to read to obtain the entire packet. This allows the client to allocate enough memory if necessary to read the payload.</text:p>
      <text:p text:style-name="P50">The function will return with EAGAIN if the client uses blocking i/o and a vetting timeout &gt; 0 has been set, and no vetting details become available during the specified time.</text:p>
      <text:h text:style-name="Heading_20_3" text:outline-level="3">Ioctl()</text:h>
      <text:p text:style-name="Text_20_body">Used for register, deregister and setting the timeout for timed-blocking operations. The method conforms to the behaviour specified in ioctl(2).</text:p>
      <text:h text:style-name="Heading_20_3" text:outline-level="3">Close()</text:h>
      <text:p text:style-name="P50">If the client was registered when the close is invoked the client is automatically de-registered. Should a multi-thread application terminate without cleaning up, the close() will be performed on each open file descriptor.</text:p>
      <text:h text:style-name="P201" text:outline-level="2">TALPA Process Exclusion (Device file)</text:h>
      <text:p text:style-name="P202">TALPA thread exclusion is controlled by the ProcessExclusionProcessor. The TALPA filter-interface component talpa-pedevice provides device-driver based interface access to the filter. The interface and its semantics are defined below.</text:p>
      <text:h text:style-name="P203" text:outline-level="3">Open</text:h>
      <text:p text:style-name="P204">A standard open(2) system call. This will register the current process with the process exclusion processor. The device major/minor numbers may be obtained from the TALPA configuration as detailed below. Once the open successfully completes the thread may use ioctl(2) system calls to request process exclusion participation.</text:p>
      <text:h text:style-name="Heading_20_3" text:outline-level="3">Close</text:h>
      <text:p text:style-name="Text_20_body">A standard close(2) system call passing in the file descriptor returned by invoking open(2) on the TALPA process exclusion device. The process will be de-registered with the exclusion processor. It does not matter if the process is currently considered active and excluded from vetting.</text:p>
      <text:h text:style-name="Heading_20_3" text:outline-level="3">IOCTL: Active</text:h>
      <text:p text:style-name="Text_20_body">This standard ioctl(2) is invoked by:</text:p>
      <text:p text:style-name="P205">ioctl(fd, TLPPEIOC_ACTIVE);</text:p>
      <text:p text:style-name="Text_20_body">The file descriptor passed in must have previously been returned from a successful open(2) as described above. The process invoking the ioctl() method will be excluded from vetting. It is intended that an active-idle pairing protects only the filesystem operations that are sensitive to, and therefore should be excluded from vetting.</text:p>
      <text:h text:style-name="Heading_20_3" text:outline-level="3">IOCTL: idle</text:h>
      <text:p text:style-name="Text_20_body">This standard ioctl(2) is invoked by:</text:p>
      <text:p text:style-name="P206">ioctl(fd, TLPPEIOC_IDLE);</text:p>
      <text:p text:style-name="P46">The file descriptor passed in must have previously been returned from a successful open(2) as described above. The process invoking the ioctl() method will be vetted as normal.</text:p>
      <text:h text:style-name="P154" text:outline-level="1">Extending TALPA</text:h>
      <text:h text:style-name="P207" text:outline-level="2">Interceptor</text:h>
      <text:p text:style-name="P208">[---- Existing code modified: NONE ----]</text:p>
      <text:p text:style-name="P52">Integration of a new interceptor is relatively easy. The following simple steps should be followed:</text:p>
      <text:list text:style-name="L20">
        <text:list-item>
          <text:p text:style-name="P209">Create the interceptor source that provides both <text:span text:style-name="T12">Interceptor</text:span> and <text:span text:style-name="T12">ConfigurationEntity</text:span> interfaces.</text:p>
        </text:list-item>
        <text:list-item>
          <text:p text:style-name="P209">Create a kernel module. Initialisation of the kernel module should</text:p>
        </text:list-item>
      </text:list>
      <text:list text:style-name="L21">
        <text:list-item>
          <text:p text:style-name="P210">Create a new <text:span text:style-name="T12">Interceptor</text:span> object.</text:p>
        </text:list-item>
        <text:list-item>
          <text:p text:style-name="P210">Obtain from the core a reference to an <text:span text:style-name="T12">InterceptProcessor.</text:span></text:p>
        </text:list-item>
        <text:list-item>
          <text:p text:style-name="P210">Set the new Interceptor to target the <text:span text:style-name="T12">InterceptProcessor.</text:span></text:p>
        </text:list-item>
        <text:list-item>
          <text:p text:style-name="P210">Obtain from the core a reference to the <text:span text:style-name="T12">Configurator.</text:span></text:p>
        </text:list-item>
        <text:list-item>
          <text:p text:style-name="P211"><text:span text:style-name="T11">Add the new Interceptor to the </text:span>Configurator.</text:p>
        </text:list-item>
      </text:list>
      <text:p text:style-name="P212">No other files or components need to be amended.</text:p>
      <text:h text:style-name="P156" text:outline-level="2">Intercept filters</text:h>
      <text:p text:style-name="P213">[---- Existing code modified: 1 file ----]</text:p>
      <text:p text:style-name="P2">Intercept filters are generally added to the core components, and thus the addition of a new intercept filter is a little more involved that either a new vetting client or interceptor. However, the code changes are minimal and are confined to the core component kernel module code itself (basically 1 source file).</text:p>
      <text:p text:style-name="Text_20_body">The following simple steps should be followed:</text:p>
      <text:list text:style-name="L20">
        <text:list-item text:start-value="1">
          <text:p text:style-name="P209">Create the intercept filter source that provides both <text:span text:style-name="T12">InterceptFilter</text:span> and <text:span text:style-name="T12">ConfigurationEntity</text:span> interfaces.</text:p>
        </text:list-item>
        <text:list-item>
          <text:p text:style-name="P209"><text:span text:style-name="T15">Amend </text:span>the core component kernel module. The initialisation of the kernel module should include</text:p>
        </text:list-item>
        <text:list-item>
          <text:p text:style-name="P214">Creation of the new <text:span text:style-name="T12">InterceptFilter</text:span> object.</text:p>
        </text:list-item>
      </text:list>
      <text:list text:style-name="L21">
        <text:list-item text:start-value="1">
          <text:p text:style-name="P210">Adding the new filter to the <text:span text:style-name="T12">InterceptProcessor</text:span><text:span text:style-name="T11">, so that is it evaluated at an appropriate point.</text:span></text:p>
        </text:list-item>
        <text:list-item>
          <text:p text:style-name="P211"><text:span text:style-name="T11">Adding the new filter to the </text:span>Configurator.</text:p>
        </text:list-item>
      </text:list>
      <text:p text:style-name="P215">No other files or components need to be amended.</text:p>
      <text:h text:style-name="P207" text:outline-level="2">Vetting clients</text:h>
      <text:h text:style-name="P157" text:outline-level="3">Interface presentation</text:h>
      <text:p text:style-name="P208">[---- Existing code modified: NONE ----]</text:p>
      <text:p text:style-name="P48">Currently there is only one client, <text:span text:style-name="T12">DeviceDriverVettingClient</text:span>. TALPA has been designed to be extensible and any number of interfaces could be implemented from sockets and message queues to shared memory, indeed one possible future enhancement is to produce a <text:span text:style-name="T12">Dazuko2CompatibilityClient</text:span>.</text:p>
      <text:p text:style-name="P48">As described above any number of different vetting client interface modules may be used concurrently.</text:p>
      <text:p text:style-name="P48">Just like adding a new <text:span text:style-name="T12">Interceptor</text:span><text:span text:style-name="T11">, a</text:span>dding a new vetting client interface is relatively easy. As the vetting client is based on the Adapter pattern<text:span text:style-name="T14"><text:bibliography-mark text:identifier="GAMMA" text:bibliography-type="book" text:address="One Jacob Way, Reading, Massachusetts 01867" text:author="Erich Gamma, Richard Helm, Ralph Johnson and John Vlissides" text:pages="395" text:publisher="Addison-Wesley Publishing Company" text:title="Design Patterns: Elements of Reusable Object-Oriented Software" text:year="1995" text:isbn="0-201-63361-2">[GAMMA]</text:bibliography-mark></text:span>, it is a straightforward case of adapting the <text:span text:style-name="T12">VettingServer</text:span> interface into another form.</text:p>
      <text:p text:style-name="P48">The following simple steps should be followed:</text:p>
      <text:list text:style-name="L20">
        <text:list-item text:start-value="1">
          <text:p text:style-name="P209">Create the client source that provides a <text:span text:style-name="T12">ConfigurationEntity</text:span> interface.</text:p>
        </text:list-item>
        <text:list-item>
          <text:p text:style-name="P209">Create a kernel module. Initialisation of the kernel module should</text:p>
        </text:list-item>
      </text:list>
      <text:list text:style-name="L21">
        <text:list-item text:start-value="1">
          <text:p text:style-name="P210">Create the new <text:span text:style-name="T11">vetting client interface </text:span>object.</text:p>
        </text:list-item>
        <text:list-item>
          <text:p text:style-name="P210">Obtain from the core a reference to a <text:span text:style-name="T12">VettingController.</text:span></text:p>
        </text:list-item>
        <text:list-item>
          <text:p text:style-name="P210">Set the new vetting client interface to target the <text:span text:style-name="T12">VettingController.</text:span></text:p>
        </text:list-item>
        <text:list-item>
          <text:p text:style-name="P210">Obtain from the core a reference to the <text:span text:style-name="T12">Configurator.</text:span></text:p>
        </text:list-item>
        <text:list-item>
          <text:p text:style-name="P211"><text:span text:style-name="T11">Add the new vetting client interface to the </text:span>Configurator.</text:p>
        </text:list-item>
      </text:list>
      <text:p text:style-name="P49">No other files or components need to be amended.</text:p>
      <text:h text:style-name="P154" text:outline-level="1">Future Possibilities</text:h>
      <text:h text:style-name="P207" text:outline-level="2">General</text:h>
      <text:p text:style-name="P52">Please take heed that what is presented here is merely a list of possible ideas and may have had little or no exploration. They are recorded here in order to provide prosperity and longevity.</text:p>
      <text:p text:style-name="P52">NOTE: The inclusion of ideas here should in no way be taken a a reflection of future direction, functionality or performance.</text:p>
      <text:h text:style-name="P207" text:outline-level="2">Architecture</text:h>
      <text:p text:style-name="P216">Synopsis</text:p>
      <text:p text:style-name="P217">All intercept filters (&amp; other core components) could be packaged as individual kernel modules.</text:p>
      <text:p text:style-name="P218">Description</text:p>
      <text:p text:style-name="P219">Extending the filter and configuration systems to individually loaded modules would result in a totally extensible system. </text:p>
      <text:p text:style-name="P218">Immediate thoughts</text:p>
      <text:list text:style-name="L22">
        <text:list-item>
          <text:p text:style-name="P220">This has particularly interesting possibilities regarding modularity, and source code stability – particularly with regard to the core component kernel module object.</text:p>
        </text:list-item>
        <text:list-item>
          <text:p text:style-name="P220">Performance would remain unaffected, as symbols would be resolved at time of load. Dynamically the code would operate as though it was in a single package but without the code dependencies.</text:p>
        </text:list-item>
      </text:list>
      <text:h text:style-name="P66" text:outline-level="2">Performance</text:h>
      <text:h text:style-name="Heading_20_3" text:outline-level="3">Vetting client/controller</text:h>
      <text:p text:style-name="P221">Synopsis</text:p>
      <text:p text:style-name="P222">Use of new read() from client to infer the result of the last read() was allowed.</text:p>
      <text:p text:style-name="P223">Description</text:p>
      <text:p text:style-name="P219">A performance enhancement may be possible where a daemon performs no actions between a write() of a successful vetting response and the next read() for another vetting request. If the assumption is that 99.99% of vetting results in ALLOW an extra call and the time associated with it may be saved.</text:p>
      <text:p text:style-name="P218">Immediate thoughts</text:p>
      <text:list text:style-name="L22">
        <text:list-item text:start-value="1">
          <text:p text:style-name="P220">Possible performance issue in round-trip times between vetting completing after a read and the next read occurring – it may be that some user-mode daemons perform actions which degrade performance or indeed result in no reply at all – this may be switchable in code or the daemon may optionally provide a write() for the case of no following read().</text:p>
        </text:list-item>
        <text:list-item>
          <text:p text:style-name="P220">Would need to store the last pending request so that the inferred reply could be made without further lookup.</text:p>
        </text:list-item>
      </text:list>
      <text:h text:style-name="P39" text:outline-level="1">Known limitations</text:h>
      <text:h text:style-name="Heading_20_2" text:outline-level="2">Overview</text:h>
      <text:p text:style-name="Text_20_body">The section describes any known issues with the design or the architectural components.</text:p>
      <text:h text:style-name="Heading_20_2" text:outline-level="2">Intercept components</text:h>
      <text:p text:style-name="P224">Synopsis</text:p>
      <text:p text:style-name="P222">Use of in-kernel NFS server will bypass scanning for remote clients.</text:p>
      <text:p text:style-name="P225">Module</text:p>
      <text:p text:style-name="P226">talpa-syscall</text:p>
      <text:p text:style-name="P227">Operating systems</text:p>
      <text:p text:style-name="P226">All Linux 2.4 kernels</text:p>
      <text:p text:style-name="P223">Description</text:p>
      <text:p text:style-name="P228">The design of the in-kernel NFS server (knfsd) is such that it does not use the standard system calls. This means that operations such as open and close by remote machines will not be intercepted. This leaves a medium-level security risk – relying on client protection only.</text:p>
      <text:p text:style-name="P223">Resolution/work-around</text:p>
      <text:p text:style-name="P229">Do not use the in-kernel NFS server – use a user-mode daemon used as rpc.nfsd instead. The knfsd is normally used for performance reasons. The decision to continue using knfsd would be at the expense of security, and would therefore pose a security risk. Alternatively another hooking mechanism could be employed which does not suffer these limitations. Use another hook mechanism such as RSBAC (talpa-rsbac) or Kernel Hooks (talpa-khooks).</text:p>
      <text:p text:style-name="P223">Future outlook</text:p>
      <text:p text:style-name="P230">This issue will continue to exist and will not be resolved.</text:p>
      <text:p text:style-name="P224">Synopsis</text:p>
      <text:p text:style-name="P222">Symlink accesses are reported as full paths.</text:p>
      <text:p text:style-name="P225">Module</text:p>
      <text:p text:style-name="P226">talpa-linux</text:p>
      <text:p text:style-name="P227">Operating systems</text:p>
      <text:p text:style-name="P226">All Linux kernels</text:p>
      <text:p text:style-name="P223">Description</text:p>
      <text:p text:style-name="P228">There is no way to resolve the original symlink from an open file. Therefore, the real path is always reported.</text:p>
      <text:p text:style-name="P223">Resolution/work-around</text:p>
      <text:p text:style-name="P230">No workaround.</text:p>
      <text:p text:style-name="P218">Future outlook</text:p>
      <text:p text:style-name="P231">This is unlikely to change.</text:p>
      <text:p text:style-name="P224">Synopsis</text:p>
      <text:p text:style-name="P222">The following sequence of operations is known to happen: creat-1, link1-2, unlink-1, write-1, close-1. <text:s/>Interception of the close operation is not able to produce the new filename.</text:p>
      <text:p text:style-name="P225">Module</text:p>
      <text:p text:style-name="P226">talpa-linux, talpa-core</text:p>
      <text:p text:style-name="P227">Operating systems</text:p>
      <text:p text:style-name="P226">All Linux kernels</text:p>
      <text:p text:style-name="P223">Description</text:p>
      <text:p text:style-name="P228">There is no way to determine where the file might be linked to without employing a complicated state keeping infrastructure and intercepting the link/unlink system calls. I/O API will provide the correct file for scanning, but the filename will not be correct. Therefore we can not alert the user about a possible threat being written into the file.</text:p>
      <text:p text:style-name="P223">Resolution/work-around</text:p>
      <text:p text:style-name="P230">This is not a security issue since the threat will be detected on the next access to the newly created file. Therefore no resolution is necessary..</text:p>
      <text:p text:style-name="P218">Future outlook</text:p>
      <text:p text:style-name="P231">This is unlikely to change.</text:p>
      <text:h text:style-name="P96" text:outline-level="2">Filter interface components</text:h>
      <text:p text:style-name="P232">None.</text:p>
      <text:h text:style-name="Heading_20_2" text:outline-level="2">Core components</text:h>
      <text:p text:style-name="P232">None.</text:p>
      <text:h text:style-name="P39" text:outline-level="1">Licensing</text:h>
      <text:h text:style-name="Heading_20_2" text:outline-level="2">Introduction</text:h>
      <text:p text:style-name="P43">This section describes the licenses under which TALPA is distributed. It provides a single point of reference for licensing questions, and includes copies of the actual licences used (section 7.2) and the full term terms of the licences (sections 7.3-7.5) as well.</text:p>
      <text:h text:style-name="Heading_20_2" text:outline-level="2">Licenses</text:h>
      <text:h text:style-name="Heading_20_3" text:outline-level="3">Summary</text:h>
      <text:p text:style-name="Text_20_body">The following table provides a summary of the licences used across the TALPA project and their scope.</text:p>
      <table:table table:name="Table2" table:style-name="Table2">
        <table:table-column table:style-name="Table2.A"/>
        <table:table-column table:style-name="Table2.B"/>
        <table:table-header-rows>
          <table:table-row>
            <table:table-cell table:style-name="Table2.A1" office:value-type="string">
              <text:p text:style-name="P233">Scope</text:p>
            </table:table-cell>
            <table:table-cell table:style-name="Table2.B1" office:value-type="string">
              <text:p text:style-name="P233">License</text:p>
            </table:table-cell>
          </table:table-row>
        </table:table-header-rows>
        <table:table-row>
          <table:table-cell table:style-name="Table2.A2" office:value-type="string">
            <text:p text:style-name="P234">Kernel module source code</text:p>
          </table:table-cell>
          <table:table-cell table:style-name="Table2.B2" office:value-type="string">
            <text:p text:style-name="P234">GNU General Public Licence v2</text:p>
          </table:table-cell>
        </table:table-row>
        <table:table-row>
          <table:table-cell table:style-name="Table2.A2" office:value-type="string">
            <text:p text:style-name="P234">TALPA vetting client interface</text:p>
          </table:table-cell>
          <table:table-cell table:style-name="Table2.B2" office:value-type="string">
            <text:p text:style-name="P234">New BSD Licence</text:p>
          </table:table-cell>
        </table:table-row>
        <table:table-row>
          <table:table-cell table:style-name="Table2.A2" office:value-type="string">
            <text:p text:style-name="P234">Example code</text:p>
          </table:table-cell>
          <table:table-cell table:style-name="Table2.B2" office:value-type="string">
            <text:p text:style-name="P234">New BSD Licence</text:p>
          </table:table-cell>
        </table:table-row>
        <table:table-row>
          <table:table-cell table:style-name="Table2.A2" office:value-type="string">
            <text:p text:style-name="P234">Documentation and UML models</text:p>
          </table:table-cell>
          <table:table-cell table:style-name="Table2.B2" office:value-type="string">
            <text:p text:style-name="P234">GNU Free Documentation Licence v1.2</text:p>
          </table:table-cell>
        </table:table-row>
      </table:table>
      <text:p text:style-name="P2"/>
      <text:h text:style-name="Heading_20_3" text:outline-level="3">Kernel module source</text:h>
      <text:p text:style-name="Text_20_body"/>
      <text:p text:style-name="P235"><text:span text:style-name="T1">©</text:span> Copyright 2004-2007 Sophos PLC.</text:p>
      <text:p text:style-name="P236">This program is free software; you can redistribute it and/or modify it under the terms of the GNU General Public License Version 2 as published by the Free Software Foundation.</text:p>
      <text:p text:style-name="P236">This program is distributed in the hope that it will be useful, but WITHOUT ANY WARRANTY; without even the implied warranty of MERCHANTABILITY or FITNESS FOR A PARTICULAR PURPOSE. <text:s/>See the GNU General Public License for more details.</text:p>
      <text:p text:style-name="P237">You should have received a copy of the GNU General Public License along with this program; if not, write to the Free Software Foundation, Inc., 59 Temple Place, Suite 330, Boston, MA <text:s/>02111-1307 USA</text:p>
      <text:p text:style-name="P238"/>
      <text:h text:style-name="P239" text:outline-level="3">TALPA vetting client interface</text:h>
      <text:p text:style-name="P2"/>
      <text:p text:style-name="P235"><text:span text:style-name="T1">©</text:span> Copyright 2004-2007 Sophos PLC.</text:p>
      <text:p text:style-name="P236">All rights reserved.</text:p>
      <text:p text:style-name="P236"/>
      <text:p text:style-name="P240">Redistribution and use in source and binary forms, with or without modification, are permitted provided that the following conditions are met:</text:p>
      <text:p text:style-name="P241">* Redistributions of source code must retain the above copyright notice, this list of conditions and the following disclaimer.</text:p>
      <text:p text:style-name="P241">* Redistributions in binary form must reproduce the above copyright notice, this list of conditions and the following disclaimer in the documentation and/or other materials provided with the distribution.</text:p>
      <text:p text:style-name="P241">* Neither the name of the Sophos nor the names of its contributors may be used to endorse or promote products derived from this software without specific prior written permission.</text:p>
      <text:p text:style-name="P242">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3"/>
      <text:h text:style-name="P243" text:outline-level="3">Example code</text:h>
      <text:p text:style-name="P33"/>
      <text:p text:style-name="P234"><text:span text:style-name="T1">©</text:span> Copyright 2004-2007 Sophos PLC.</text:p>
      <text:p text:style-name="P236">All rights reserved.</text:p>
      <text:p text:style-name="P236"/>
      <text:p text:style-name="P240">Redistribution and use in source and binary forms, with or without modification, are permitted provided that the following conditions are met:</text:p>
      <text:p text:style-name="P241">* Redistributions of source code must retain the above copyright notice, this list of conditions and the following disclaimer.</text:p>
      <text:p text:style-name="P241">* Redistributions in binary form must reproduce the above copyright notice, this list of conditions and the following disclaimer in the documentation and/or other materials provided with the distribution.</text:p>
      <text:p text:style-name="P241">* Neither the name of the Sophos nor the names of its contributors may be used to endorse or promote products derived from this software without specific prior written permission.</text:p>
      <text:p text:style-name="P242">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44"/>
      <text:h text:style-name="Heading_20_3" text:outline-level="3">Documentation and design Files</text:h>
      <text:p text:style-name="Text_20_body"/>
      <text:p text:style-name="P245"><text:span text:style-name="T1">©</text:span> Copyright 2004-2007 Sophos PLC.</text:p>
      <text:p text:style-name="P240">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240">A copy of the license is included in the section entitled "GNU Free Documentation License".</text:p>
      <text:h text:style-name="P246" text:outline-level="2">GNU General Public Licence</text:h>
      <text:p text:style-name="P247"/>
      <text:p text:style-name="P247">GNU GENERAL PUBLIC LICENSE</text:p>
      <text:p text:style-name="P247">Version 2, June 1991</text:p>
      <text:p text:style-name="P248"/>
      <text:p text:style-name="P248">Copyright (C) 1989, 1991 Free Software Foundation, Inc.<text:line-break/>59 Temple Place - Suite 330, Boston, MA <text:s/>02111-1307, USA</text:p>
      <text:p text:style-name="P248">Everyone is permitted to copy and distribute verbatim copies of this license document, but changing it is not allowed.</text:p>
      <text:p text:style-name="P248"/>
      <text:p text:style-name="P248">Preamble</text:p>
      <text:p text:style-name="P248">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P248">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48">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248">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248">We protect your rights with two steps: (1) copyright the software, and (2) offer you this license which gives you legal permission to copy, distribute and/or modify the software.</text:p>
      <text:p text:style-name="P248">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248">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248">The precise terms and conditions for copying, distribution and modification follow.</text:p>
      <text:p text:style-name="P248">TERMS AND CONDITIONS FOR COPYING, DISTRIBUTION AND MODIFICATION</text:p>
      <text:p text:style-name="P248">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24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48">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48">You may charge a fee for the physical act of transferring a copy, and you may at your option offer warranty protection in exchange for a fee.</text:p>
      <text:p text:style-name="P248">2. You may modify your copy or copies of the Program or any portion of it, thus forming a work based on the Program, and copy and distribute such modifications or work under the terms of Section 1 above, provided that you also meet all of these conditions:</text:p>
      <text:p text:style-name="P248">* a) You must cause the modified files to carry prominent notices stating that you changed the files and the date of any change.</text:p>
      <text:p text:style-name="P248">* b) You must cause any work that you distribute or publish, that in whole or in part contains or is derived from the Program or any part thereof, to be licensed as a whole at no charge to all third parties under the terms of this License.</text:p>
      <text:p text:style-name="P248">* 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24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48">Thus, it is not the intent of this section to claim rights or contest your rights to work written entirely by you; rather, the intent is to exercise the right to control the distribution of derivative or collective works based on the Program.</text:p>
      <text:p text:style-name="P248">In addition, mere aggregation of another work not based on the Program with the Program (or with a work based on the Program) on a volume of a storage or distribution medium does not bring the other work under the scope of this License.</text:p>
      <text:p text:style-name="P248">3. You may copy and distribute the Program (or a work based on it, under Section 2) in object code or executable form under the terms of Sections 1 and 2 above provided that you also do one of the following:</text:p>
      <text:p text:style-name="P248">* a) Accompany it with the complete corresponding machine-readable source code, which must be distributed under the terms of Sections 1 and 2 above on a medium customarily used for software interchange; or,</text:p>
      <text:p text:style-name="P248">* 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248">* 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24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48">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248">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248">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248">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248">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48">If any portion of this section is held invalid or unenforceable under any particular circumstance, the balance of the section is intended to apply and the section as a whole is intended to apply in other circumstances.</text:p>
      <text:p text:style-name="P24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48">This section is intended to make thoroughly clear what is believed to be a consequence of the rest of this License.</text:p>
      <text:p text:style-name="P248">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248">9. The Free Software Foundation may publish revised and/or new versions of the General Public License from time to time. Such new versions will be similar in spirit to the present version, but may differ in detail to address new problems or concerns.</text:p>
      <text:p text:style-name="P24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248">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248">NO WARRANTY</text:p>
      <text:p text:style-name="P248">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248">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48">END OF TERMS AND CONDITIONS</text:p>
      <text:h text:style-name="P249" text:outline-level="2">GNU Free Documentation Licence</text:h>
      <text:p text:style-name="P247"/>
      <text:p text:style-name="Text_20_body">GNU Free Documentation License</text:p>
      <text:p text:style-name="Text_20_body">Version 1.2, November 2002</text:p>
      <text:p text:style-name="Text_20_body"/>
      <text:p text:style-name="P248">Copyright (C) 2000,2001,2002 <text:s/>Free Software Foundation, Inc.<text:line-break/>59 Temple Place, Suite 330, Boston, MA <text:s/>02111-1307 <text:s/>USA</text:p>
      <text:p text:style-name="P248">Everyone is permitted to copy and distribute verbatim copies of this license document, but changing it is not allowed.</text:p>
      <text:p text:style-name="P248"/>
      <text:p text:style-name="P248">0. PREAMBLE</text:p>
      <text:p text:style-name="P24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48">This License is a kind of "copyleft", which means that derivative works of the document must themselves be free in the same sense. <text:s/>It complements the GNU General Public License, which is a copyleft license designed for free software.</text:p>
      <text:p text:style-name="P248">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48">1. APPLICABILITY AND DEFINITIONS</text:p>
      <text:p text:style-name="P248">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48">A "Modified Version" of the Document means any work containing the Document or a portion of it, either copied verbatim, or with modifications and/or translated into another language.</text:p>
      <text:p text:style-name="P24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48">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48">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4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48">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48">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48">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48">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48">2. VERBATIM COPYING</text:p>
      <text:p text:style-name="P24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48">You may also lend copies, under the same conditions stated above, and you may publicly display copies.</text:p>
      <text:p text:style-name="P248">3. COPYING IN QUANTITY</text:p>
      <text:p text:style-name="P24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48">If the required texts for either cover are too voluminous to fit legibly, you should put the first ones listed (as many as fit reasonably) on the actual cover, and continue the rest onto adjacent pages.</text:p>
      <text:p text:style-name="P24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48">It is requested, but not required, that you contact the authors of the Document well before redistributing any large number of copies, to give them a chance to provide you with an updated version of the Document.</text:p>
      <text:p text:style-name="P248">4. MODIFICATIONS</text:p>
      <text:p text:style-name="P24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48">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24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48">C. State on the Title page the name of the publisher of the Modified Version, as the publisher.</text:p>
      <text:p text:style-name="P248">D. Preserve all the copyright notices of the Document.</text:p>
      <text:p text:style-name="P248">E. Add an appropriate copyright notice for your modifications adjacent to the other copyright notices.</text:p>
      <text:p text:style-name="P248">F. Include, immediately after the copyright notices, a license notice giving the public permission to use the Modified Version under the terms of this License, in the form shown in the Addendum below.</text:p>
      <text:p text:style-name="P248">G. Preserve in that license notice the full lists of Invariant Sections and required Cover Texts given in the Document's license notice.</text:p>
      <text:p text:style-name="P248">H. Include an unaltered copy of this License.</text:p>
      <text:p text:style-name="P248">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48">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48">K. For any section Entitled "Acknowledgements" or "Dedications", Preserve the Title of the section, and preserve in the section all the substance and tone of each of the contributor acknowledgements and/or dedications given therein.</text:p>
      <text:p text:style-name="P248">L. Preserve all the Invariant Sections of the Document, unaltered in their text and in their titles. <text:s/>Section numbers or the equivalent are not considered part of the section titles.</text:p>
      <text:p text:style-name="P248">M. Delete any section Entitled "Endorsements". <text:s/>Such a section may not be included in the Modified Version.</text:p>
      <text:p text:style-name="P248">N. Do not retitle any existing section to be Entitled "Endorsements" or to conflict in title with any Invariant Section.</text:p>
      <text:p text:style-name="P248">O. Preserve any Warranty Disclaimers.</text:p>
      <text:p text:style-name="P248">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4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48">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48">The author(s) and publisher(s) of the Document do not by this License give permission to use their names for publicity for or to assert or imply endorsement of any Modified Version.</text:p>
      <text:p text:style-name="P248">5. COMBINING DOCUMENTS</text:p>
      <text:p text:style-name="P24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48">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48">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48">6. COLLECTIONS OF DOCUMENTS</text:p>
      <text:p text:style-name="P24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48">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48">7. AGGREGATION WITH INDEPENDENT WORKS</text:p>
      <text:p text:style-name="P24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4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48">8. TRANSLATION</text:p>
      <text:p text:style-name="P24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48">If a section in the Document is Entitled "Acknowledgements", "Dedications", or "History", the requirement (section 4) to Preserve its Title (section 1) will typically require changing the actual title.</text:p>
      <text:p text:style-name="P248">9. TERMINATION</text:p>
      <text:p text:style-name="P248">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48">10. FUTURE REVISIONS OF THIS LICENSE</text:p>
      <text:p text:style-name="P248">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4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h text:style-name="P249" text:outline-level="2">New BSD Licence</text:h>
      <text:p text:style-name="P247"/>
      <text:p text:style-name="P250">Copyright (c) &lt;YEAR&gt;, &lt;OWNER&gt;</text:p>
      <text:p text:style-name="P250">All rights reserved.</text:p>
      <text:p text:style-name="P250"/>
      <text:p text:style-name="P250">Redistribution and use in source and binary forms, with or without modification, are permitted provided that the following conditions are met:</text:p>
      <text:p text:style-name="P236">* Redistributions of source code must retain the above copyright notice, this list of conditions and the following disclaimer.</text:p>
      <text:p text:style-name="P236">* Redistributions in binary form must reproduce the above copyright notice, this list of conditions and the following disclaimer in the documentation and/or other materials provided with the distribution.</text:p>
      <text:p text:style-name="P236">* Neither the name of the &lt;ORGANIZATION&gt; nor the names of its contributors may be used to endorse or promote products derived from this software without specific prior written permission.</text:p>
      <text:p text:style-name="P250">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Heading_20_-_20_Not_20_Numbered">Bibliography</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 </text:index-entry-span>
            <text:index-entry-bibliography text:bibliography-data-field="note"/>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51">[BOVET]<text:tab/>Daniel P. Bovet and Marco Cesati, <text:span text:style-name="Emphasis">Understanding the Linux Kernel</text:span>, O'Reilly &amp; Associates, Inc., 2003. 0-596-00213-0, </text:p>
          <text:p text:style-name="P251">[FOWLER]<text:tab/>Martin Fowler, <text:span text:style-name="Emphasis">Analysis Patterns: Reusable Object Models</text:span>, Addison-Wesley Publishing Company, 1997. 0-201-89542-0, </text:p>
          <text:p text:style-name="P251">[GAMMA]<text:tab/>Erich Gamma, Richard Helm, Ralph Johnson and John Vlissides, <text:span text:style-name="Emphasis">Design Patterns: Elements of Reusable Object-Oriented Software</text:span>, Addison-Wesley Publishing Company, 1995. 0-201-63361-2, </text:p>
          <text:p text:style-name="P251">[JACOBSON]<text:tab/>Ivar Jacobson, Martin Griss, Patrik Jonsson, <text:span text:style-name="Emphasis">Software Reuse: Architecture, Process and Organization for Business Success</text:span>, Addi, 1997. 0-201-92476-5, </text:p>
          <text:p text:style-name="P251">[RUBINI]<text:tab/>Alessandro Rubini &amp; Johnathan Corbet, <text:span text:style-name="Emphasis">Linux Device Drivers</text:span>, O'Reilly &amp; Associates, Inc., 2001. 0-596-00008-1, </text:p>
          <text:p text:style-name="P251">[UMLR]<text:tab/>Grady Booch, James Rumbaugh, Ivar Jacobson, <text:span text:style-name="Emphasis">The Unified Modeling Language Reference Manual</text:span>, Addison-Wesley Publishing Company, 1999. 0-201-30998-X, </text:p>
          <text:p text:style-name="P251">[UMLU]<text:tab/>Grady Booch, James Rumbaugh, Ivar Jacobson, <text:span text:style-name="Emphasis">The Unified Modeling Language User Guide</text:span>, Addison-Wesley Publishing Company, 1999. 0-201-57168-4, </text:p>
          <text:p text:style-name="P251">[WARMER]<text:tab/>Jos Warmer, Anneke Kleppe, <text:span text:style-name="Emphasis">The Object Constraint Language: Precise Modeling with UML</text:span>, Addison-Wesley Publishing Company, 1999. 0-201-37940-6, </text:p>
        </text:index-body>
      </text:bibliography>
      <text:p text:style-name="Text_20_body"/>
      <text:p text:style-name="P252"><text:bibliography-mark text:identifier="BOVET" text:bibliography-type="book" text:address="1005 Gravenstein Highway North, Sebastopol, CA 954" text:author="Daniel P. Bovet and Marco Cesati" text:edition="First" text:pages="765" text:publisher="O'Reilly &amp; Associates, Inc." text:title="Understanding the Linux Kernel" text:year="2003" text:isbn="0-596-00213-0">[BOVET]</text:bibliography-mark><text:bibliography-mark text:identifier="RUBINI" text:bibliography-type="book" text:address="1005 Gravenstein Highway North, Sebastopol, CA 954" text:author="Alessandro Rubini &amp; Johnathan Corbet" text:edition="Second" text:pages="564" text:publisher="O'Reilly &amp; Associates, Inc." text:title="Linux Device Drivers" text:year="2001" text:isbn="0-596-00008-1">[RUBINI]</text:bibliography-ma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Arial4" svg:font-family="Arial"/>
    <style:font-face style:name="StarSymbol1" svg:font-family="StarSymbol"/>
    <style:font-face style:name="Tahoma1" svg:font-family="Tahoma"/>
    <style:font-face style:name="Times New Roman1" svg:font-family="'Times New Roman'"/>
    <style:font-face style:name="Courier New1" svg:font-family="'Courier New'"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Bold Italic" style:font-family-generic="swiss" style:font-pitch="variable"/>
    <style:font-face style:name="Arial1" svg:font-family="Arial" style:font-adornments="Regular" style:font-family-generic="swiss" style:font-pitch="variable"/>
    <style:font-face style:name="Arial Bold" svg:font-family="'Arial Bold'" style:font-family-generic="swiss" style:font-pitch="variable"/>
    <style:font-face style:name="Arial Bold Italic" svg:font-family="'Arial Bold Italic'" style:font-family-generic="swiss" style:font-pitch="variable"/>
    <style:font-face style:name="AvantGarde" svg:font-family="AvantGarde" style:font-adornments="Demi" style:font-family-generic="swiss" style:font-pitch="variable"/>
    <style:font-face style:name="Helvetica" svg:font-family="Helvetica"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fo:language="en" fo:country="US" style:font-name-asian="Lucida Sans Unicode" style:font-size-asian="12pt" style:language-asian="zxx" style:country-asian="none" style:font-name-complex="Tahoma" style:font-size-complex="12pt"/>
    </style:style>
    <style:style style:name="Text_20_body" style:display-name="Text body" style:family="paragraph" style:parent-style-name="Standard" style:class="text">
      <style:paragraph-properties fo:margin-top="0cm" fo:margin-bottom="0.212cm" fo:text-align="start" style:justify-single-word="false" fo:hyphenation-ladder-count="no-limit" fo:background-color="transparent">
        <style:background-image/>
      </style:paragraph-properties>
      <style:text-properties style:use-window-font-color="true" style:font-name="Times New Roman" fo:font-size="10pt" fo:language="en" fo:country="GB" style:font-name-asian="Times New Roman" style:font-name-complex="Times New Roman" style:font-size-complex="10pt" fo:hyphenate="false" fo:hyphenation-remain-char-count="2" fo:hyphenation-push-char-count="2"/>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Heading" style:family="paragraph" style:parent-style-name="Standard" style:next-style-name="Text_20_body" style:class="text">
      <style:paragraph-properties fo:margin-top="0.423cm" fo:margin-bottom="0.499cm" fo:hyphenation-ladder-count="no-limit" fo:keep-with-next="always"/>
      <style:text-properties style:use-window-font-color="true" style:font-name="Arial" fo:font-size="14pt" style:font-name-asian="Times New Roman" style:font-size-asian="14pt" style:font-name-complex="Times New Roman" style:font-size-complex="14pt" fo:hyphenate="false" fo:hyphenation-remain-char-count="2" fo:hyphenation-push-char-count="2"/>
    </style:style>
    <style:style style:name="Heading_20_1" style:display-name="Heading 1" style:family="paragraph" style:parent-style-name="Heading" style:next-style-name="Text_20_body" style:class="text" style:default-outline-level="1">
      <style:paragraph-properties fo:break-before="page" fo:background-color="transparent" text:number-lines="false" text:line-number="0">
        <style:tab-stops/>
        <style:background-image/>
      </style:paragraph-properties>
      <style:text-properties style:font-name="AvantGarde" fo:font-size="20pt" fo:language="en" fo:country="GB" fo:font-weight="bold" style:font-name-asian="Lucida Sans Unicode" style:font-size-asian="24pt" style:font-weight-asian="bold" style:font-name-complex="Helvetica" style:font-size-complex="20pt" style:font-weight-complex="bold"/>
    </style:style>
    <style:style style:name="Heading_20_2" style:display-name="Heading 2" style:family="paragraph" style:parent-style-name="Heading" style:next-style-name="Text_20_body" style:class="text" style:default-outline-level="2">
      <style:paragraph-properties fo:margin-top="0cm" fo:margin-bottom="0.25cm" fo:keep-with-next="auto" text:number-lines="true" text:line-number="1">
        <style:tab-stops/>
      </style:paragraph-properties>
      <style:text-properties style:font-name="AvantGarde" fo:font-size="16pt" fo:language="en" fo:country="GB" fo:font-weight="bold" style:font-name-asian="Times New Roman" style:font-size-asian="18pt" style:font-weight-asian="bold" style:font-name-complex="Helvetica"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fo:orphans="2" fo:background-color="transparent" fo:keep-with-next="always">
        <style:background-image/>
      </style:paragraph-properties>
      <style:text-properties style:font-name="AvantGarde" fo:font-size="12pt" fo:language="en" fo:country="GB" fo:font-weight="bold" style:font-name-asian="Times New Roman" style:font-size-asian="12pt" style:font-weight-asian="bold" style:font-name-complex="Helvetica" style:font-size-complex="12pt" style:font-weight-complex="bold"/>
    </style:style>
    <style:style style:name="Heading_20_4" style:display-name="Heading 4" style:family="paragraph" style:parent-style-name="Heading" style:next-style-name="Text_20_body" style:class="text" style:default-outline-level="4">
      <style:paragraph-properties fo:margin-top="0cm" fo:margin-bottom="0cm" fo:keep-with-next="auto"/>
      <style:text-properties style:font-name="AvantGarde" fo:font-size="10pt" fo:font-style="italic" fo:font-weight="bold" style:font-name-asian="Times New Roman" style:font-size-asian="12pt" style:font-weight-asian="bold" style:font-name-complex="Helvetica" style:font-size-complex="10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101cm" fo:margin-bottom="0cm"/>
      <style:text-properties style:font-name="AvantGarde" fo:font-size="70%" fo:font-style="italic" fo:font-weight="bold" style:font-size-asian="85%" style:font-weight-asian="bold" style:font-name-complex="Helvetica" style:font-size-complex="85%" style:font-weight-complex="bold"/>
    </style:style>
    <style:style style:name="Heading_20_6" style:display-name="Heading 6" style:family="paragraph" style:parent-style-name="Heading" style:next-style-name="Text_20_body" style:class="text" style:master-page-name="">
      <style:paragraph-properties fo:margin-left="1.499cm" fo:margin-right="0cm" fo:margin-top="0.019cm" fo:margin-bottom="0cm" fo:text-indent="-1.499cm" style:auto-text-indent="false"/>
      <style:text-properties fo:font-size="7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499cm" fo:margin-right="0cm" fo:text-indent="-1.499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cm"/>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8.498cm" style:type="center"/>
          <style:tab-stop style:position="16.999cm" style:type="right"/>
        </style:tab-stops>
      </style:paragraph-properties>
      <style:text-properties style:use-window-font-color="true" style:font-name="Times New Roman" style:font-name-asian="Times New Roman" style:font-name-complex="Times New Roman"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text-properties style:font-name="Arial1" fo:font-size="8pt" style:font-name-complex="Arial1"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2" fo:font-size="8pt" fo:font-style="italic" fo:font-weight="bold" style:font-style-asian="italic" style:font-weight-asian="bold" style:font-name-complex="Arial2" style:font-size-complex="8pt" style:font-style-complex="italic" style:font-weight-complex="bold"/>
    </style:style>
    <style:style style:name="Caption" style:family="paragraph" style:parent-style-name="Standard" style:class="extra">
      <style:paragraph-properties fo:margin-top="0.212cm" fo:margin-bottom="0.212cm" fo:text-align="center" style:justify-single-word="false" fo:hyphenation-ladder-count="no-limit"/>
      <style:text-properties style:use-window-font-color="true" style:font-name="Times New Roman" fo:font-size="10pt" fo:font-style="italic" style:font-name-asian="Times New Roman" style:font-size-asian="10pt" style:font-style-asian="italic" style:font-name-complex="Tahoma1" style:font-size-complex="10pt" style:font-style-complex="italic" fo:hyphenate="fals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top="0cm" fo:margin-bottom="0cm"/>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fo:hyphenation-ladder-count="no-limit"/>
      <style:text-properties style:use-window-font-color="true" style:font-name="Times New Roman" style:font-name-asian="Times New Roman" style:font-name-complex="Tahoma1"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Contents_20_3" style:display-name="Contents 3" style:family="paragraph" style:parent-style-name="Index" style:class="index">
      <style:paragraph-properties fo:margin-left="0.3cm" fo:margin-right="0cm" fo:text-indent="0cm" style:auto-text-indent="false">
        <style:tab-stops>
          <style:tab-stop style:position="16cm" style:leader-style="solid" style:leader-text="-"/>
        </style:tab-stops>
      </style:paragraph-properties>
      <style:text-properties fo:language="en" fo:country="GB"/>
    </style:style>
    <style:style style:name="Contents_20_4" style:display-name="Contents 4" style:family="paragraph" style:parent-style-name="Index" style:class="index">
      <style:paragraph-properties fo:margin-left="1cm" fo:margin-right="0cm" fo:text-indent="0cm" style:auto-text-indent="false">
        <style:tab-stops>
          <style:tab-stop style:position="16cm" style:type="right"/>
        </style:tab-stops>
      </style:paragraph-properties>
      <style:text-properties fo:language="en" fo:country="GB"/>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499cm" fo:margin-right="0cm" fo:margin-top="0cm" fo:margin-bottom="0.3cm" fo:text-indent="-2.499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eature_20_Group" style:display-name="Feature Group" style:family="paragraph" style:parent-style-name="Text_20_body" style:next-style-name="Text_20_body" style:class="text">
      <style:paragraph-properties fo:margin-top="0.499cm" fo:margin-bottom="0.21cm"/>
      <style:text-properties style:font-name="Arial3" fo:font-size="16pt" fo:language="en" fo:country="GB" fo:font-weight="bold" style:font-name-complex="Arial1"/>
    </style:style>
    <style:style style:name="Feature_20_Item" style:display-name="Feature Item" style:family="paragraph" style:parent-style-name="Text_20_body" style:class="text">
      <style:paragraph-properties fo:margin-left="1.199cm" fo:margin-right="0cm" fo:text-indent="0cm" style:auto-text-indent="false"/>
      <style:text-properties style:font-name="Arial1" fo:font-size="10pt"/>
    </style:style>
    <style:style style:name="Heading_20_-_20_Not_20_Numbered" style:display-name="Heading - Not Numbered" style:family="paragraph" style:parent-style-name="Heading_20_1" style:next-style-name="Text_20_body">
      <style:text-properties fo:font-size="20pt" style:font-size-complex="20pt"/>
    </style:style>
    <style:style style:name="Future_20_Feature_20_Item" style:display-name="Future Feature Item" style:family="paragraph" style:parent-style-name="Feature_20_Item">
      <style:text-properties fo:color="#c0c0c0"/>
    </style:style>
    <style:style style:name="UMLDiagram" style:family="paragraph" style:parent-style-name="Caption">
      <style:paragraph-properties fo:margin-top="0.21cm" fo:margin-bottom="0.51cm"/>
    </style:style>
    <style:style style:name="Normal" style:family="paragraph" style:parent-style-name="Standard">
      <style:text-properties fo:font-size="10pt" style:font-size-asian="10pt" style:font-size-complex="10pt"/>
    </style:style>
    <style:style style:name="heading_20_9" style:display-name="heading 9" style:family="paragraph" style:parent-style-name="Normal" style:next-style-name="Normal">
      <style:paragraph-properties fo:margin-top="0.423cm" fo:margin-bottom="0.106cm"/>
      <style:text-properties fo:color="#000080" style:font-name="Arial Bold Italic" fo:font-size="9pt" fo:font-style="italic" fo:font-weight="bold" style:font-name-asian="Arial Bold Italic" style:font-size-asian="9pt" style:font-style-asian="italic" style:font-weight-asian="bold" style:font-name-complex="Arial Bold Italic" style:font-size-complex="9pt" style:font-style-complex="italic" style:font-weight-complex="bold"/>
    </style:style>
    <style:style style:name="heading_20_3" style:display-name="heading 3" style:family="paragraph" style:parent-style-name="Normal" style:next-style-name="Normal">
      <style:paragraph-properties fo:margin-top="0.423cm" fo:margin-bottom="0.106cm" fo:keep-with-next="always"/>
      <style:text-properties fo:color="#000080" style:font-name="Arial Bold" fo:font-size="12pt" fo:font-weight="bold" style:font-name-asian="Arial Bold" style:font-size-asian="12pt" style:font-weight-asian="bold" style:font-name-complex="Arial Bold" style:font-size-complex="12pt" style:font-weight-complex="bold"/>
    </style:style>
    <style:style style:name="Text_20_Body_20_Unfinished" style:display-name="Text Body Unfinished" style:family="paragraph" style:parent-style-name="Text_20_body" style:class="text">
      <style:paragraph-properties fo:background-color="#ffcc99">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Index_20_Link">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RTF_5f_Num_20_3_20_1" style:display-name="RTF_Num 3 1" style:family="text">
      <style:text-properties fo:color="#000080" style:font-name="Wingdings"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min-label-width="1.499cm" text:min-label-distance="0.499cm"/>
      </text:outline-level-style>
      <text:outline-level-style text:level="2" text:style-name="Numbering_20_Symbols" style:num-format="1" text:display-levels="2">
        <style:list-level-properties text:min-label-width="1.499cm" text:min-label-distance="0.499cm"/>
      </text:outline-level-style>
      <text:outline-level-style text:level="3" text:style-name="Numbering_20_Symbols" style:num-format="1" text:display-levels="3">
        <style:list-level-properties text:min-label-width="1.499cm" text:min-label-distance="0.499cm"/>
      </text:outline-level-style>
      <text:outline-level-style text:level="4" text:style-name="Numbering_20_Symbols" style:num-format="1" text:display-levels="4">
        <style:list-level-properties text:min-label-width="1.499cm" text:min-label-distance="0.499cm"/>
      </text:outline-level-style>
      <text:outline-level-style text:level="5" style:num-format="1" text:display-levels="5">
        <style:list-level-properties text:min-label-width="1.499cm" text:min-label-distance="0.499cm"/>
      </text:outline-level-style>
      <text:outline-level-style text:level="6" text:style-name="Numbering_20_Symbols" style:num-format="1">
        <style:list-level-properties text:min-label-width="1.499cm" text:min-label-distance="0.499cm"/>
      </text:outline-level-style>
      <text:outline-level-style text:level="7" text:style-name="Numbering_20_Symbols" style:num-format="1">
        <style:list-level-properties text:min-label-width="1.499cm" text:min-label-distance="0.499cm"/>
      </text:outline-level-style>
      <text:outline-level-style text:level="8" text:style-name="Numbering_20_Symbols" style:num-format="1">
        <style:list-level-properties text:min-label-width="1.499cm" text:min-label-distance="0.499cm"/>
      </text:outline-level-style>
      <text:outline-level-style text:level="9" text:style-name="Numbering_20_Symbols" style:num-format="1">
        <style:list-level-properties text:min-label-width="1.499cm" text:min-label-distance="0.499cm"/>
      </text:outline-level-style>
      <text:outline-level-style text:level="10" text:style-name="Numbering_20_Symbols" style:num-format="1">
        <style:list-level-properties text:min-label-width="1.499cm" text:min-label-distance="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Wingdings"/>
      </text:list-level-style-bullet>
      <text:list-level-style-bullet text:level="2" text:style-name="RTF_5f_Num_20_3_20_1" style:num-suffix="." text:bullet-char="">
        <style:list-level-properties text:space-before="0.635cm" text:min-label-width="0.635cm"/>
        <style:text-properties style:font-name="Wingdings"/>
      </text:list-level-style-bullet>
      <text:list-level-style-bullet text:level="3" text:style-name="RTF_5f_Num_20_3_20_1" style:num-suffix="." text:bullet-char="">
        <style:list-level-properties text:space-before="1.27cm" text:min-label-width="0.635cm"/>
        <style:text-properties style:font-name="Wingdings"/>
      </text:list-level-style-bullet>
      <text:list-level-style-bullet text:level="4" text:style-name="RTF_5f_Num_20_3_20_1" style:num-suffix="." text:bullet-char="">
        <style:list-level-properties text:space-before="1.905cm" text:min-label-width="0.635cm"/>
        <style:text-properties style:font-name="Wingdings"/>
      </text:list-level-style-bullet>
      <text:list-level-style-bullet text:level="5" text:style-name="RTF_5f_Num_20_3_20_1" style:num-suffix="." text:bullet-char="">
        <style:list-level-properties text:space-before="2.54cm" text:min-label-width="0.635cm"/>
        <style:text-properties style:font-name="Wingdings"/>
      </text:list-level-style-bullet>
      <text:list-level-style-bullet text:level="6" text:style-name="RTF_5f_Num_20_3_20_1" style:num-suffix="." text:bullet-char="">
        <style:list-level-properties text:space-before="3.175cm" text:min-label-width="0.635cm"/>
        <style:text-properties style:font-name="Wingdings"/>
      </text:list-level-style-bullet>
      <text:list-level-style-bullet text:level="7" text:style-name="RTF_5f_Num_20_3_20_1" style:num-suffix="." text:bullet-char="">
        <style:list-level-properties text:space-before="3.81cm" text:min-label-width="0.635cm"/>
        <style:text-properties style:font-name="Wingdings"/>
      </text:list-level-style-bullet>
      <text:list-level-style-bullet text:level="8" text:style-name="RTF_5f_Num_20_3_20_1" style:num-suffix="." text:bullet-char="">
        <style:list-level-properties text:space-before="4.445cm" text:min-label-width="0.635cm"/>
        <style:text-properties style:font-name="Wingdings"/>
      </text:list-level-style-bullet>
      <text:list-level-style-bullet text:level="9" text:style-name="RTF_5f_Num_20_3_20_1" style:num-suffix="." text:bullet-char="">
        <style:list-level-properties text:space-before="5.08cm" text:min-label-width="0.635cm"/>
        <style:text-properties style:font-name="Wingdings"/>
      </text:list-level-style-bullet>
      <text:list-level-style-bullet text:level="10" text:style-name="RTF_5f_Num_20_3_20_1" style:num-suffix="." text:bullet-char="">
        <style:list-level-properties text:space-before="5.715cm" text:min-label-width="0.635cm"/>
        <style:text-properties style:font-name="Wingding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7cm" style:type="right"/>
        </style:tab-stops>
      </style:paragraph-properties>
      <style:text-properties style:font-name="Arial" fo:font-size="10pt" style:font-size-asian="10pt" style:font-size-complex="10pt"/>
    </style:style>
    <style:style style:name="P2" style:family="paragraph" style:parent-style-name="Footer" style:master-page-name="">
      <style:paragraph-properties fo:text-align="end" style:justify-single-word="false" fo:padding="0.049cm" fo:border-left="none" fo:border-right="none" fo:border-top="0.002cm solid #000000" fo:border-bottom="none"/>
    </style:style>
    <style:style style:name="P3" style:family="paragraph" style:parent-style-name="Header">
      <style:paragraph-properties fo:padding="0.049cm" fo:border-left="none" fo:border-right="none" fo:border-top="none" fo:border-bottom="0.141cm solid #000000"/>
      <style:text-properties fo:font-size="10pt" style:font-size-asian="10pt" style:font-size-complex="10pt"/>
    </style:style>
    <style:style style:name="P4" style:family="paragraph" style:parent-style-name="Footer" style:master-page-name="">
      <style:paragraph-properties fo:text-align="center" style:justify-single-word="false" fo:background-color="transparent" fo:padding="0.049cm" fo:border-left="none" fo:border-right="none" fo:border-top="0.141cm solid #000000" fo:border-bottom="none">
        <style:background-image/>
      </style:paragraph-properties>
      <style:text-properties style:font-name="Arial" fo:font-size="8pt" fo:language="en" fo:country="GB" style:font-name-asian="Times New Roman" style:font-size-asian="8pt" style:font-name-complex="Times New Roman" style:font-size-complex="8pt"/>
    </style:style>
    <style:style style:name="P5" style:family="paragraph" style:parent-style-name="Footer">
      <style:paragraph-properties>
        <style:tab-stops>
          <style:tab-stop style:position="8.498cm" style:type="center"/>
          <style:tab-stop style:position="16.999cm" style:type="right"/>
        </style:tab-stops>
      </style:paragraph-properties>
      <style:text-properties fo:font-size="12pt" fo:language="en" fo:country="US" style:font-name-asian="Lucida Sans Unicode" style:font-size-asian="12pt" style:language-asian="zxx" style:country-asian="none" style:font-name-complex="Tahoma" style:font-size-complex="12pt"/>
    </style:style>
    <style:style style:name="T1" style:family="text">
      <style:text-properties fo:font-style="italic" style:font-style-asian="italic" style:font-style-complex="italic"/>
    </style:style>
    <style:style style:name="T2" style:family="text">
      <style:text-properties style:font-name="Arial" fo:font-size="8pt" fo:language="en" fo:country="GB" style:font-name-asian="Times New Roman" style:font-size-asian="8pt" style:font-name-complex="Times New Roman" style:font-size-complex="8pt"/>
    </style:style>
    <style:style style:name="T3" style:family="text">
      <style:text-properties fo:font-size="8pt" style:font-size-asian="8pt" style:font-size-complex="8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79cm" fo:margin-left="0cm" fo:margin-right="0cm" fo:margin-top="0.48cm" style:dynamic-spacing="tru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TALPA</text:title> <text:subject>Filesystem Interceptor</text:subject>: <text:span text:style-name="T1">Specification</text:span><text:tab/><text:chapter text:display="name" text:outline-level="1">Licensing</text:chapter> <text:s/><text:chapter text:display="number" text:outline-level="1">9</text:chapter></text:p>
      </style:header>
      <style:footer>
        <text:p text:style-name="P2"><text:span text:style-name="T2">© Copyright 2004-2007 Sophos PLC.<text:tab/><text:tab/></text:span><text:span text:style-name="T3"><text:page-number text:select-page="current">103</text:page-number></text:span><text:span text:style-name="T3">-</text:span><text:span text:style-name="T3"><text:page-count>104</text:page-count></text:span></text:p>
      </style:footer>
    </style:master-page>
    <style:master-page style:name="First_20_Page" style:display-name="First Page" style:page-layout-name="pm2" style:next-style-name="Standard">
      <style:header>
        <text:p text:style-name="P3"/>
      </style:header>
      <style:footer>
        <text:p text:style-name="P4">© Copyright 2004-2007 Sophos PLC.</text:p>
      </style:footer>
    </style:master-page>
    <style:master-page style:name="HTML" style:page-layout-name="pm3">
      <style:footer>
        <text:p text:style-name="P5"/>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ALPA</dc:title>
    <dc:description>(c) 2004 Sophos PLC .</dc:description>
    <dc:subject>Filesystem Interceptor</dc:subject>
    <meta:creation-date>2004-04-15T10:44:58</meta:creation-date>
    <dc:date>2007-08-21T18:54:41</dc:date>
    <meta:printed-by>Tvrtko Ursulin</meta:printed-by>
    <meta:print-date>2004-11-11T12:12:16</meta:print-date>
    <dc:language>en-US</dc:language>
    <meta:editing-cycles>384</meta:editing-cycles>
    <meta:editing-duration>P23DT4H24M29S</meta:editing-duration>
    <meta:user-defined meta:name="Info 1"/>
    <meta:user-defined meta:name="Info 2"/>
    <meta:user-defined meta:name="Info 3"/>
    <meta:user-defined meta:name="Info 4"/>
    <meta:document-statistic meta:table-count="45" meta:image-count="51" meta:object-count="0" meta:page-count="104" meta:paragraph-count="1918" meta:word-count="25502" meta:character-count="161274"/>
  </office:meta>
</office:document-meta>
</file>